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80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7H43M36.112S">
            <text:p>17:43:36.11</text:p>
          </table:table-cell>
          <table:table-cell office:value-type="string">
            <text:p>TC0001_PlannerA 1-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7H43M36.146S">
            <text:p>17:43:36.15</text:p>
          </table:table-cell>
          <table:table-cell office:value-type="string">
            <text:p>TC0001_PlannerA 1-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7H43M36.118S">
            <text:p>17:43:36.12</text:p>
          </table:table-cell>
          <table:table-cell office:value-type="string">
            <text:p>TC0001_PlannerA 1-1</text:p>
          </table:table-cell>
          <table:table-cell office:value-type="string">
            <text:p>/channels/login.do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7H43M36.181S">
            <text:p>17:43:36.18</text:p>
          </table:table-cell>
          <table:table-cell office:value-type="string">
            <text:p>TC0001_PlannerA 1-3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7H43M36.185S">
            <text:p>17:43:36.19</text:p>
          </table:table-cell>
          <table:table-cell office:value-type="string">
            <text:p>TC0002_PlannerB 2-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7H43M36.152S">
            <text:p>17:43:36.15</text:p>
          </table:table-cell>
          <table:table-cell office:value-type="string">
            <text:p>TC0001_PlannerA 1-2</text:p>
          </table:table-cell>
          <table:table-cell office:value-type="string">
            <text:p>/channels/login.do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7H43M36.217S">
            <text:p>17:43:36.22</text:p>
          </table:table-cell>
          <table:table-cell office:value-type="string">
            <text:p>TC0001_PlannerA 1-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7H43M36.219S">
            <text:p>17:43:36.22</text:p>
          </table:table-cell>
          <table:table-cell office:value-type="string">
            <text:p>TC0002_PlannerB 2-2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7H43M36.245S">
            <text:p>17:43:36.25</text:p>
          </table:table-cell>
          <table:table-cell office:value-type="string">
            <text:p>TC0003_PlannerC 3-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7H43M36.253S">
            <text:p>17:43:36.25</text:p>
          </table:table-cell>
          <table:table-cell office:value-type="string">
            <text:p>TC0001_PlannerA 1-5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7H43M36.259S">
            <text:p>17:43:36.26</text:p>
          </table:table-cell>
          <table:table-cell office:value-type="string">
            <text:p>TC0002_PlannerB 2-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7H43M36.173S">
            <text:p>17:43:36.17</text:p>
          </table:table-cell>
          <table:table-cell office:value-type="string">
            <text:p>TC0001_PlannerA 1-1</text:p>
          </table:table-cell>
          <table:table-cell office:value-type="string">
            <text:p>/channels/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7H43M36.279S">
            <text:p>17:43:36.28</text:p>
          </table:table-cell>
          <table:table-cell office:value-type="string">
            <text:p>TC0003_PlannerC 3-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7H43M36.289S">
            <text:p>17:43:36.29</text:p>
          </table:table-cell>
          <table:table-cell office:value-type="string">
            <text:p>TC0001_PlannerA 1-6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7H43M36.29S">
            <text:p>17:43:36.29</text:p>
          </table:table-cell>
          <table:table-cell office:value-type="string">
            <text:p>TC0002_PlannerB 2-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7H43M36.205S">
            <text:p>17:43:36.21</text:p>
          </table:table-cell>
          <table:table-cell office:value-type="string">
            <text:p>TC0001_PlannerA 1-2</text:p>
          </table:table-cell>
          <table:table-cell office:value-type="string">
            <text:p>/channels/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7H43M36.315S">
            <text:p>17:43:36.32</text:p>
          </table:table-cell>
          <table:table-cell office:value-type="string">
            <text:p>TC0003_PlannerC 3-3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7H43M36.324S">
            <text:p>17:43:36.32</text:p>
          </table:table-cell>
          <table:table-cell office:value-type="string">
            <text:p>TC0001_PlannerA 1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7H43M36.326S">
            <text:p>17:43:36.33</text:p>
          </table:table-cell>
          <table:table-cell office:value-type="string">
            <text:p>TC0002_PlannerB 2-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7H43M36.19S">
            <text:p>17:43:36.19</text:p>
          </table:table-cell>
          <table:table-cell office:value-type="string">
            <text:p>TC0002_PlannerB 2-1</text:p>
          </table:table-cell>
          <table:table-cell office:value-type="string">
            <text:p>/channels/login.do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7H43M36.35S">
            <text:p>17:43:36.35</text:p>
          </table:table-cell>
          <table:table-cell office:value-type="string">
            <text:p>TC0003_PlannerC 3-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7H43M36.359S">
            <text:p>17:43:36.36</text:p>
          </table:table-cell>
          <table:table-cell office:value-type="string">
            <text:p>TC0001_PlannerA 1-8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7H43M36.227S">
            <text:p>17:43:36.23</text:p>
          </table:table-cell>
          <table:table-cell office:value-type="string">
            <text:p>TC0001_PlannerA 1-4</text:p>
          </table:table-cell>
          <table:table-cell office:value-type="string">
            <text:p>/channels/login.do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7H43M36.361S">
            <text:p>17:43:36.36</text:p>
          </table:table-cell>
          <table:table-cell office:value-type="string">
            <text:p>TC0002_PlannerB 2-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7H43M36.187S">
            <text:p>17:43:36.19</text:p>
          </table:table-cell>
          <table:table-cell office:value-type="string">
            <text:p>TC0001_PlannerA 1-3</text:p>
          </table:table-cell>
          <table:table-cell office:value-type="string">
            <text:p>/channels/login.do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7H43M36.385S">
            <text:p>17:43:36.39</text:p>
          </table:table-cell>
          <table:table-cell office:value-type="string">
            <text:p>TC0003_PlannerC 3-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7H43M36.393S">
            <text:p>17:43:36.39</text:p>
          </table:table-cell>
          <table:table-cell office:value-type="string">
            <text:p>TC0001_PlannerA 1-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7H43M36.399S">
            <text:p>17:43:36.40</text:p>
          </table:table-cell>
          <table:table-cell office:value-type="string">
            <text:p>TC0002_PlannerB 2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7H43M36.227S">
            <text:p>17:43:36.23</text:p>
          </table:table-cell>
          <table:table-cell office:value-type="string">
            <text:p>TC0002_PlannerB 2-2</text:p>
          </table:table-cell>
          <table:table-cell office:value-type="string">
            <text:p>/channels/login.do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7H43M36.427S">
            <text:p>17:43:36.43</text:p>
          </table:table-cell>
          <table:table-cell office:value-type="string">
            <text:p>TC0003_PlannerC 3-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7H43M36.429S">
            <text:p>17:43:36.43</text:p>
          </table:table-cell>
          <table:table-cell office:value-type="string">
            <text:p>TC0001_PlannerA 1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7H43M36.432S">
            <text:p>17:43:36.43</text:p>
          </table:table-cell>
          <table:table-cell office:value-type="string">
            <text:p>TC0002_PlannerB 2-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7H43M36.455S">
            <text:p>17:43:36.46</text:p>
          </table:table-cell>
          <table:table-cell office:value-type="string">
            <text:p>TC0003_PlannerC 3-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7H43M36.464S">
            <text:p>17:43:36.46</text:p>
          </table:table-cell>
          <table:table-cell office:value-type="string">
            <text:p>TC0001_PlannerA 1-1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7H43M36.467S">
            <text:p>17:43:36.47</text:p>
          </table:table-cell>
          <table:table-cell office:value-type="string">
            <text:p>TC0002_PlannerB 2-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7H43M36.49S">
            <text:p>17:43:36.49</text:p>
          </table:table-cell>
          <table:table-cell office:value-type="string">
            <text:p>TC0003_PlannerC 3-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7H43M36.499S">
            <text:p>17:43:36.50</text:p>
          </table:table-cell>
          <table:table-cell office:value-type="string">
            <text:p>TC0001_PlannerA 1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7H43M36.502S">
            <text:p>17:43:36.50</text:p>
          </table:table-cell>
          <table:table-cell office:value-type="string">
            <text:p>TC0002_PlannerB 2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7H43M36.525S">
            <text:p>17:43:36.53</text:p>
          </table:table-cell>
          <table:table-cell office:value-type="string">
            <text:p>TC0003_PlannerC 3-9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7H43M36.33S">
            <text:p>17:43:36.33</text:p>
          </table:table-cell>
          <table:table-cell office:value-type="string">
            <text:p>TC0002_PlannerB 2-1</text:p>
          </table:table-cell>
          <table:table-cell office:value-type="string">
            <text:p>/channels/;jsessionid=1ulf4k4c0axy31vb3lvtfuz2hs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7H43M36.534S">
            <text:p>17:43:36.53</text:p>
          </table:table-cell>
          <table:table-cell office:value-type="string">
            <text:p>TC0001_PlannerA 1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7H43M36.537S">
            <text:p>17:43:36.54</text:p>
          </table:table-cell>
          <table:table-cell office:value-type="string">
            <text:p>TC0002_PlannerB 2-1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7H43M36.329S">
            <text:p>17:43:36.33</text:p>
          </table:table-cell>
          <table:table-cell office:value-type="string">
            <text:p>TC0002_PlannerB 2-5</text:p>
          </table:table-cell>
          <table:table-cell office:value-type="string">
            <text:p>/channels/login.do</text:p>
          </table:table-cell>
          <table:table-cell office:value-type="float" office:value="219">
            <text:p>21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7H43M36.562S">
            <text:p>17:43:36.56</text:p>
          </table:table-cell>
          <table:table-cell office:value-type="string">
            <text:p>TC0003_PlannerC 3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7H43M36.57S">
            <text:p>17:43:36.57</text:p>
          </table:table-cell>
          <table:table-cell office:value-type="string">
            <text:p>TC0001_PlannerA 1-1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7H43M36.573S">
            <text:p>17:43:36.57</text:p>
          </table:table-cell>
          <table:table-cell office:value-type="string">
            <text:p>TC0002_PlannerB 2-1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7H43M36.316S">
            <text:p>17:43:36.32</text:p>
          </table:table-cell>
          <table:table-cell office:value-type="string">
            <text:p>TC0001_PlannerA 1-2</text:p>
          </table:table-cell>
          <table:table-cell office:value-type="string">
            <text:p>/channels/home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7H43M36.321S">
            <text:p>17:43:36.32</text:p>
          </table:table-cell>
          <table:table-cell office:value-type="string">
            <text:p>TC0003_PlannerC 3-3</text:p>
          </table:table-cell>
          <table:table-cell office:value-type="string">
            <text:p>/channels/login.do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7H43M36.598S">
            <text:p>17:43:36.60</text:p>
          </table:table-cell>
          <table:table-cell office:value-type="string">
            <text:p>TC0003_PlannerC 3-1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7H43M36.603S">
            <text:p>17:43:36.60</text:p>
          </table:table-cell>
          <table:table-cell office:value-type="string">
            <text:p>TC0001_PlannerA 1-1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7H43M36.329S">
            <text:p>17:43:36.33</text:p>
          </table:table-cell>
          <table:table-cell office:value-type="string">
            <text:p>TC0001_PlannerA 1-7</text:p>
          </table:table-cell>
          <table:table-cell office:value-type="string">
            <text:p>/channels/login.do</text:p>
          </table:table-cell>
          <table:table-cell office:value-type="float" office:value="279">
            <text:p>27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7H43M36.608S">
            <text:p>17:43:36.61</text:p>
          </table:table-cell>
          <table:table-cell office:value-type="string">
            <text:p>TC0002_PlannerB 2-13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7H43M36.632S">
            <text:p>17:43:36.63</text:p>
          </table:table-cell>
          <table:table-cell office:value-type="string">
            <text:p>TC0003_PlannerC 3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7H43M36.638S">
            <text:p>17:43:36.64</text:p>
          </table:table-cell>
          <table:table-cell office:value-type="string">
            <text:p>TC0001_PlannerA 1-1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7H43M36.644S">
            <text:p>17:43:36.64</text:p>
          </table:table-cell>
          <table:table-cell office:value-type="string">
            <text:p>TC0002_PlannerB 2-1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7H43M36.295S">
            <text:p>17:43:36.30</text:p>
          </table:table-cell>
          <table:table-cell office:value-type="string">
            <text:p>TC0002_PlannerB 2-4</text:p>
          </table:table-cell>
          <table:table-cell office:value-type="string">
            <text:p>/channels/login.do</text:p>
          </table:table-cell>
          <table:table-cell office:value-type="float" office:value="354">
            <text:p>35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7H43M36.668S">
            <text:p>17:43:36.67</text:p>
          </table:table-cell>
          <table:table-cell office:value-type="string">
            <text:p>TC0003_PlannerC 3-13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7H43M36.675S">
            <text:p>17:43:36.68</text:p>
          </table:table-cell>
          <table:table-cell office:value-type="string">
            <text:p>TC0002_PlannerB 2-1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7H43M36.673S">
            <text:p>17:43:36.67</text:p>
          </table:table-cell>
          <table:table-cell office:value-type="string">
            <text:p>TC0001_PlannerA 1-17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7H43M36.295S">
            <text:p>17:43:36.30</text:p>
          </table:table-cell>
          <table:table-cell office:value-type="string">
            <text:p>TC0001_PlannerA 1-6</text:p>
          </table:table-cell>
          <table:table-cell office:value-type="string">
            <text:p>/channels/login.do</text:p>
          </table:table-cell>
          <table:table-cell office:value-type="float" office:value="403">
            <text:p>40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7H43M36.702S">
            <text:p>17:43:36.70</text:p>
          </table:table-cell>
          <table:table-cell office:value-type="string">
            <text:p>TC0003_PlannerC 3-1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7H43M36.284S">
            <text:p>17:43:36.28</text:p>
          </table:table-cell>
          <table:table-cell office:value-type="string">
            <text:p>TC0003_PlannerC 3-2</text:p>
          </table:table-cell>
          <table:table-cell office:value-type="string">
            <text:p>/channels/login.do</text:p>
          </table:table-cell>
          <table:table-cell office:value-type="float" office:value="427">
            <text:p>42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7H43M36.708S">
            <text:p>17:43:36.71</text:p>
          </table:table-cell>
          <table:table-cell office:value-type="string">
            <text:p>TC0001_PlannerA 1-1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7H43M36.709S">
            <text:p>17:43:36.71</text:p>
          </table:table-cell>
          <table:table-cell office:value-type="string">
            <text:p>TC0002_PlannerB 2-16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7H43M36.737S">
            <text:p>17:43:36.74</text:p>
          </table:table-cell>
          <table:table-cell office:value-type="string">
            <text:p>TC0003_PlannerC 3-15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7H43M36.743S">
            <text:p>17:43:36.74</text:p>
          </table:table-cell>
          <table:table-cell office:value-type="string">
            <text:p>TC0001_PlannerA 1-1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7H43M36.745S">
            <text:p>17:43:36.75</text:p>
          </table:table-cell>
          <table:table-cell office:value-type="string">
            <text:p>TC0002_PlannerB 2-1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7H43M36.772S">
            <text:p>17:43:36.77</text:p>
          </table:table-cell>
          <table:table-cell office:value-type="string">
            <text:p>TC0003_PlannerC 3-1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7H43M36.778S">
            <text:p>17:43:36.78</text:p>
          </table:table-cell>
          <table:table-cell office:value-type="string">
            <text:p>TC0001_PlannerA 1-2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7H43M36.779S">
            <text:p>17:43:36.78</text:p>
          </table:table-cell>
          <table:table-cell office:value-type="string">
            <text:p>TC0002_PlannerB 2-18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7H43M36.26S">
            <text:p>17:43:36.26</text:p>
          </table:table-cell>
          <table:table-cell office:value-type="string">
            <text:p>TC0001_PlannerA 1-5</text:p>
          </table:table-cell>
          <table:table-cell office:value-type="string">
            <text:p>/channels/login.do</text:p>
          </table:table-cell>
          <table:table-cell office:value-type="float" office:value="544">
            <text:p>544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7H43M36.807S">
            <text:p>17:43:36.81</text:p>
          </table:table-cell>
          <table:table-cell office:value-type="string">
            <text:p>TC0003_PlannerC 3-1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7H43M36.814S">
            <text:p>17:43:36.81</text:p>
          </table:table-cell>
          <table:table-cell office:value-type="string">
            <text:p>TC0001_PlannerA 1-21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7H43M36.815S">
            <text:p>17:43:36.82</text:p>
          </table:table-cell>
          <table:table-cell office:value-type="string">
            <text:p>TC0002_PlannerB 2-19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7H43M36.264S">
            <text:p>17:43:36.26</text:p>
          </table:table-cell>
          <table:table-cell office:value-type="string">
            <text:p>TC0001_PlannerA 1-1</text:p>
          </table:table-cell>
          <table:table-cell office:value-type="string">
            <text:p>/channels/home</text:p>
          </table:table-cell>
          <table:table-cell office:value-type="float" office:value="557">
            <text:p>557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7H43M36.844S">
            <text:p>17:43:36.84</text:p>
          </table:table-cell>
          <table:table-cell office:value-type="string">
            <text:p>TC0003_PlannerC 3-18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7H43M36.849S">
            <text:p>17:43:36.85</text:p>
          </table:table-cell>
          <table:table-cell office:value-type="string">
            <text:p>TC0002_PlannerB 2-2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7H43M36.25S">
            <text:p>17:43:36.25</text:p>
          </table:table-cell>
          <table:table-cell office:value-type="string">
            <text:p>TC0003_PlannerC 3-1</text:p>
          </table:table-cell>
          <table:table-cell office:value-type="string">
            <text:p>/channels/login.do</text:p>
          </table:table-cell>
          <table:table-cell office:value-type="float" office:value="603">
            <text:p>603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7H43M36.85S">
            <text:p>17:43:36.85</text:p>
          </table:table-cell>
          <table:table-cell office:value-type="string">
            <text:p>TC0001_PlannerA 1-22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7H43M36.263S">
            <text:p>17:43:36.26</text:p>
          </table:table-cell>
          <table:table-cell office:value-type="string">
            <text:p>TC0002_PlannerB 2-3</text:p>
          </table:table-cell>
          <table:table-cell office:value-type="string">
            <text:p>/channels/login.do</text:p>
          </table:table-cell>
          <table:table-cell office:value-type="float" office:value="602">
            <text:p>602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7H43M36.879S">
            <text:p>17:43:36.88</text:p>
          </table:table-cell>
          <table:table-cell office:value-type="string">
            <text:p>TC0003_PlannerC 3-19</text:p>
          </table:table-cell>
          <table:table-cell office:value-type="string">
            <text:p>/channels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7H43M36.885S">
            <text:p>17:43:36.89</text:p>
          </table:table-cell>
          <table:table-cell office:value-type="string">
            <text:p>TC0001_PlannerA 1-23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7H43M36.884S">
            <text:p>17:43:36.88</text:p>
          </table:table-cell>
          <table:table-cell office:value-type="string">
            <text:p>TC0002_PlannerB 2-21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7H43M36.714S">
            <text:p>17:43:36.71</text:p>
          </table:table-cell>
          <table:table-cell office:value-type="string">
            <text:p>TC0001_PlannerA 1-18</text:p>
          </table:table-cell>
          <table:table-cell office:value-type="string">
            <text:p>/channels/login.do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7H43M36.913S">
            <text:p>17:43:36.91</text:p>
          </table:table-cell>
          <table:table-cell office:value-type="string">
            <text:p>TC0003_PlannerC 3-20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7H43M36.92S">
            <text:p>17:43:36.92</text:p>
          </table:table-cell>
          <table:table-cell office:value-type="string">
            <text:p>TC0001_PlannerA 1-2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7H43M36.92S">
            <text:p>17:43:36.92</text:p>
          </table:table-cell>
          <table:table-cell office:value-type="string">
            <text:p>TC0002_PlannerB 2-22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7H43M36.716S">
            <text:p>17:43:36.72</text:p>
          </table:table-cell>
          <table:table-cell office:value-type="string">
            <text:p>TC0002_PlannerB 2-16</text:p>
          </table:table-cell>
          <table:table-cell office:value-type="string">
            <text:p>/channels/login.do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7H43M36.948S">
            <text:p>17:43:36.95</text:p>
          </table:table-cell>
          <table:table-cell office:value-type="string">
            <text:p>TC0003_PlannerC 3-2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7H43M36.955S">
            <text:p>17:43:36.96</text:p>
          </table:table-cell>
          <table:table-cell office:value-type="string">
            <text:p>TC0002_PlannerB 2-2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7H43M36.956S">
            <text:p>17:43:36.96</text:p>
          </table:table-cell>
          <table:table-cell office:value-type="string">
            <text:p>TC0001_PlannerA 1-2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7H43M36.984S">
            <text:p>17:43:36.98</text:p>
          </table:table-cell>
          <table:table-cell office:value-type="string">
            <text:p>TC0003_PlannerC 3-22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7H43M36.99S">
            <text:p>17:43:36.99</text:p>
          </table:table-cell>
          <table:table-cell office:value-type="string">
            <text:p>TC0002_PlannerB 2-24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7H43M36.991S">
            <text:p>17:43:36.99</text:p>
          </table:table-cell>
          <table:table-cell office:value-type="string">
            <text:p>TC0001_PlannerA 1-2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7H43M36.708S">
            <text:p>17:43:36.71</text:p>
          </table:table-cell>
          <table:table-cell office:value-type="string">
            <text:p>TC0003_PlannerC 3-14</text:p>
          </table:table-cell>
          <table:table-cell office:value-type="string">
            <text:p>/channels/login.do</text:p>
          </table:table-cell>
          <table:table-cell office:value-type="float" office:value="294">
            <text:p>29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7H43M36.712S">
            <text:p>17:43:36.71</text:p>
          </table:table-cell>
          <table:table-cell office:value-type="string">
            <text:p>TC0003_PlannerC 3-2</text:p>
          </table:table-cell>
          <table:table-cell office:value-type="string">
            <text:p>/channels/;jsessionid=1197tgiio6kkp17th1n7oib6uq</text:p>
          </table:table-cell>
          <table:table-cell office:value-type="float" office:value="297">
            <text:p>29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7H43M36.68S">
            <text:p>17:43:36.68</text:p>
          </table:table-cell>
          <table:table-cell office:value-type="string">
            <text:p>TC0001_PlannerA 1-17</text:p>
          </table:table-cell>
          <table:table-cell office:value-type="string">
            <text:p>/channels/login.do</text:p>
          </table:table-cell>
          <table:table-cell office:value-type="float" office:value="346">
            <text:p>34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7H43M37.021S">
            <text:p>17:43:37.02</text:p>
          </table:table-cell>
          <table:table-cell office:value-type="string">
            <text:p>TC0003_PlannerC 3-23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7H43M37.026S">
            <text:p>17:43:37.03</text:p>
          </table:table-cell>
          <table:table-cell office:value-type="string">
            <text:p>TC0001_PlannerA 1-2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7H43M37.028S">
            <text:p>17:43:37.03</text:p>
          </table:table-cell>
          <table:table-cell office:value-type="string">
            <text:p>TC0002_PlannerB 2-25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7H43M37.055S">
            <text:p>17:43:37.06</text:p>
          </table:table-cell>
          <table:table-cell office:value-type="string">
            <text:p>TC0003_PlannerC 3-24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7H43M36.679S">
            <text:p>17:43:36.68</text:p>
          </table:table-cell>
          <table:table-cell office:value-type="string">
            <text:p>TC0002_PlannerB 2-15</text:p>
          </table:table-cell>
          <table:table-cell office:value-type="string">
            <text:p>/channels/login.do</text:p>
          </table:table-cell>
          <table:table-cell office:value-type="float" office:value="384">
            <text:p>38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7H43M37.063S">
            <text:p>17:43:37.06</text:p>
          </table:table-cell>
          <table:table-cell office:value-type="string">
            <text:p>TC0002_PlannerB 2-2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7H43M36.699S">
            <text:p>17:43:36.70</text:p>
          </table:table-cell>
          <table:table-cell office:value-type="string">
            <text:p>TC0001_PlannerA 1-6</text:p>
          </table:table-cell>
          <table:table-cell office:value-type="string">
            <text:p>/channels/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7H43M37.072S">
            <text:p>17:43:37.07</text:p>
          </table:table-cell>
          <table:table-cell office:value-type="string">
            <text:p>TC0001_PlannerA 1-2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7H43M37.093S">
            <text:p>17:43:37.09</text:p>
          </table:table-cell>
          <table:table-cell office:value-type="string">
            <text:p>TC0003_PlannerC 3-25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7H43M37.099S">
            <text:p>17:43:37.10</text:p>
          </table:table-cell>
          <table:table-cell office:value-type="string">
            <text:p>TC0002_PlannerB 2-2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7H43M37.108S">
            <text:p>17:43:37.11</text:p>
          </table:table-cell>
          <table:table-cell office:value-type="string">
            <text:p>TC0001_PlannerA 1-29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7H43M36.675S">
            <text:p>17:43:36.68</text:p>
          </table:table-cell>
          <table:table-cell office:value-type="string">
            <text:p>TC0003_PlannerC 3-13</text:p>
          </table:table-cell>
          <table:table-cell office:value-type="string">
            <text:p>/channels/login.do</text:p>
          </table:table-cell>
          <table:table-cell office:value-type="float" office:value="449">
            <text:p>44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7H43M37.125S">
            <text:p>17:43:37.13</text:p>
          </table:table-cell>
          <table:table-cell office:value-type="string">
            <text:p>TC0003_PlannerC 3-2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7H43M37.134S">
            <text:p>17:43:37.13</text:p>
          </table:table-cell>
          <table:table-cell office:value-type="string">
            <text:p>TC0002_PlannerB 2-2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7H43M37.149S">
            <text:p>17:43:37.15</text:p>
          </table:table-cell>
          <table:table-cell office:value-type="string">
            <text:p>TC0001_PlannerA 1-3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7H43M37.159S">
            <text:p>17:43:37.16</text:p>
          </table:table-cell>
          <table:table-cell office:value-type="string">
            <text:p>TC0003_PlannerC 3-2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7H43M37.169S">
            <text:p>17:43:37.17</text:p>
          </table:table-cell>
          <table:table-cell office:value-type="string">
            <text:p>TC0002_PlannerB 2-2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7H43M37.194S">
            <text:p>17:43:37.19</text:p>
          </table:table-cell>
          <table:table-cell office:value-type="string">
            <text:p>TC0003_PlannerC 3-2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7H43M37.076S">
            <text:p>17:43:37.08</text:p>
          </table:table-cell>
          <table:table-cell office:value-type="string">
            <text:p>TC0001_PlannerA 1-28</text:p>
          </table:table-cell>
          <table:table-cell office:value-type="string">
            <text:p>/channels/login.do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7H43M37.204S">
            <text:p>17:43:37.20</text:p>
          </table:table-cell>
          <table:table-cell office:value-type="string">
            <text:p>TC0002_PlannerB 2-3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7H43M36.647S">
            <text:p>17:43:36.65</text:p>
          </table:table-cell>
          <table:table-cell office:value-type="string">
            <text:p>TC0002_PlannerB 2-14</text:p>
          </table:table-cell>
          <table:table-cell office:value-type="string">
            <text:p>/channels/login.do</text:p>
          </table:table-cell>
          <table:table-cell office:value-type="float" office:value="586">
            <text:p>58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7H43M37.23S">
            <text:p>17:43:37.23</text:p>
          </table:table-cell>
          <table:table-cell office:value-type="string">
            <text:p>TC0003_PlannerC 3-2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7H43M36.649S">
            <text:p>17:43:36.65</text:p>
          </table:table-cell>
          <table:table-cell office:value-type="string">
            <text:p>TC0002_PlannerB 2-4</text:p>
          </table:table-cell>
          <table:table-cell office:value-type="string">
            <text:p>/channels/;jsessionid=1ulf4k4c0axy31vb3lvtfuz2hs</text:p>
          </table:table-cell>
          <table:table-cell office:value-type="float" office:value="612">
            <text:p>612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7H43M36.644S">
            <text:p>17:43:36.64</text:p>
          </table:table-cell>
          <table:table-cell office:value-type="string">
            <text:p>TC0001_PlannerA 1-16</text:p>
          </table:table-cell>
          <table:table-cell office:value-type="string">
            <text:p>/channels/login.do</text:p>
          </table:table-cell>
          <table:table-cell office:value-type="float" office:value="626">
            <text:p>62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7H43M37.272S">
            <text:p>17:43:37.27</text:p>
          </table:table-cell>
          <table:table-cell office:value-type="string">
            <text:p>TC0003_PlannerC 3-3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7H43M36.636S">
            <text:p>17:43:36.64</text:p>
          </table:table-cell>
          <table:table-cell office:value-type="string">
            <text:p>TC0003_PlannerC 3-12</text:p>
          </table:table-cell>
          <table:table-cell office:value-type="string">
            <text:p>/channels/login.do</text:p>
          </table:table-cell>
          <table:table-cell office:value-type="float" office:value="679">
            <text:p>67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7H43M36.615S">
            <text:p>17:43:36.62</text:p>
          </table:table-cell>
          <table:table-cell office:value-type="string">
            <text:p>TC0002_PlannerB 2-13</text:p>
          </table:table-cell>
          <table:table-cell office:value-type="string">
            <text:p>/channels/login.do</text:p>
          </table:table-cell>
          <table:table-cell office:value-type="float" office:value="713">
            <text:p>71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7H43M36.603S">
            <text:p>17:43:36.60</text:p>
          </table:table-cell>
          <table:table-cell office:value-type="string">
            <text:p>TC0003_PlannerC 3-11</text:p>
          </table:table-cell>
          <table:table-cell office:value-type="string">
            <text:p>/channels/login.do</text:p>
          </table:table-cell>
          <table:table-cell office:value-type="float" office:value="771">
            <text:p>771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7H43M36.609S">
            <text:p>17:43:36.61</text:p>
          </table:table-cell>
          <table:table-cell office:value-type="string">
            <text:p>TC0001_PlannerA 1-7</text:p>
          </table:table-cell>
          <table:table-cell office:value-type="string">
            <text:p>/channels/</text:p>
          </table:table-cell>
          <table:table-cell office:value-type="float" office:value="824">
            <text:p>82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7H43M36.599S">
            <text:p>17:43:36.60</text:p>
          </table:table-cell>
          <table:table-cell office:value-type="string">
            <text:p>TC0003_PlannerC 3-3</text:p>
          </table:table-cell>
          <table:table-cell office:value-type="string">
            <text:p>/channels/;jsessionid=1197tgiio6kkp17th1n7oib6uq</text:p>
          </table:table-cell>
          <table:table-cell office:value-type="float" office:value="846">
            <text:p>84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7H43M36.574S">
            <text:p>17:43:36.57</text:p>
          </table:table-cell>
          <table:table-cell office:value-type="string">
            <text:p>TC0001_PlannerA 1-14</text:p>
          </table:table-cell>
          <table:table-cell office:value-type="string">
            <text:p>/channels/login.do</text:p>
          </table:table-cell>
          <table:table-cell office:value-type="float" office:value="905">
            <text:p>90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7H43M36.607S">
            <text:p>17:43:36.61</text:p>
          </table:table-cell>
          <table:table-cell office:value-type="string">
            <text:p>TC0001_PlannerA 1-15</text:p>
          </table:table-cell>
          <table:table-cell office:value-type="string">
            <text:p>/channels/login.do</text:p>
          </table:table-cell>
          <table:table-cell office:value-type="float" office:value="887">
            <text:p>88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7H43M36.549S">
            <text:p>17:43:36.55</text:p>
          </table:table-cell>
          <table:table-cell office:value-type="string">
            <text:p>TC0002_PlannerB 2-5</text:p>
          </table:table-cell>
          <table:table-cell office:value-type="string">
            <text:p>/channels/;jsessionid=1ulf4k4c0axy31vb3lvtfuz2hs</text:p>
          </table:table-cell>
          <table:table-cell office:value-type="float" office:value="1025">
            <text:p>1025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7H43M36.577S">
            <text:p>17:43:36.58</text:p>
          </table:table-cell>
          <table:table-cell office:value-type="string">
            <text:p>TC0002_PlannerB 2-12</text:p>
          </table:table-cell>
          <table:table-cell office:value-type="string">
            <text:p>/channels/login.do</text:p>
          </table:table-cell>
          <table:table-cell office:value-type="float" office:value="1027">
            <text:p>102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7H43M36.54S">
            <text:p>17:43:36.54</text:p>
          </table:table-cell>
          <table:table-cell office:value-type="string">
            <text:p>TC0002_PlannerB 2-11</text:p>
          </table:table-cell>
          <table:table-cell office:value-type="string">
            <text:p>/channels/login.do</text:p>
          </table:table-cell>
          <table:table-cell office:value-type="float" office:value="1107">
            <text:p>110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7H43M36.567S">
            <text:p>17:43:36.57</text:p>
          </table:table-cell>
          <table:table-cell office:value-type="string">
            <text:p>TC0003_PlannerC 3-10</text:p>
          </table:table-cell>
          <table:table-cell office:value-type="string">
            <text:p>/channels/login.do</text:p>
          </table:table-cell>
          <table:table-cell office:value-type="float" office:value="1097">
            <text:p>109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7H43M36.534S">
            <text:p>17:43:36.53</text:p>
          </table:table-cell>
          <table:table-cell office:value-type="string">
            <text:p>TC0002_PlannerB 2-1</text:p>
          </table:table-cell>
          <table:table-cell office:value-type="string">
            <text:p>/channels/home</text:p>
          </table:table-cell>
          <table:table-cell office:value-type="float" office:value="1145">
            <text:p>1145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7H43M36.533S">
            <text:p>17:43:36.53</text:p>
          </table:table-cell>
          <table:table-cell office:value-type="string">
            <text:p>TC0003_PlannerC 3-9</text:p>
          </table:table-cell>
          <table:table-cell office:value-type="string">
            <text:p>/channels/login.do</text:p>
          </table:table-cell>
          <table:table-cell office:value-type="float" office:value="1180">
            <text:p>118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7H43M36.539S">
            <text:p>17:43:36.54</text:p>
          </table:table-cell>
          <table:table-cell office:value-type="string">
            <text:p>TC0001_PlannerA 1-13</text:p>
          </table:table-cell>
          <table:table-cell office:value-type="string">
            <text:p>/channels/login.do</text:p>
          </table:table-cell>
          <table:table-cell office:value-type="float" office:value="1187">
            <text:p>118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7H43M36.507S">
            <text:p>17:43:36.51</text:p>
          </table:table-cell>
          <table:table-cell office:value-type="string">
            <text:p>TC0002_PlannerB 2-10</text:p>
          </table:table-cell>
          <table:table-cell office:value-type="string">
            <text:p>/channels/login.do</text:p>
          </table:table-cell>
          <table:table-cell office:value-type="float" office:value="1254">
            <text:p>125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7H43M36.504S">
            <text:p>17:43:36.50</text:p>
          </table:table-cell>
          <table:table-cell office:value-type="string">
            <text:p>TC0001_PlannerA 1-12</text:p>
          </table:table-cell>
          <table:table-cell office:value-type="string">
            <text:p>/channels/login.do</text:p>
          </table:table-cell>
          <table:table-cell office:value-type="float" office:value="1297">
            <text:p>129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7H43M36.496S">
            <text:p>17:43:36.50</text:p>
          </table:table-cell>
          <table:table-cell office:value-type="string">
            <text:p>TC0003_PlannerC 3-8</text:p>
          </table:table-cell>
          <table:table-cell office:value-type="string">
            <text:p>/channels/login.do</text:p>
          </table:table-cell>
          <table:table-cell office:value-type="float" office:value="1402">
            <text:p>140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7H43M36.472S">
            <text:p>17:43:36.47</text:p>
          </table:table-cell>
          <table:table-cell office:value-type="string">
            <text:p>TC0002_PlannerB 2-9</text:p>
          </table:table-cell>
          <table:table-cell office:value-type="string">
            <text:p>/channels/login.do</text:p>
          </table:table-cell>
          <table:table-cell office:value-type="float" office:value="1473">
            <text:p>147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7H43M36.47S">
            <text:p>17:43:36.47</text:p>
          </table:table-cell>
          <table:table-cell office:value-type="string">
            <text:p>TC0001_PlannerA 1-11</text:p>
          </table:table-cell>
          <table:table-cell office:value-type="string">
            <text:p>/channels/login.do</text:p>
          </table:table-cell>
          <table:table-cell office:value-type="float" office:value="1489">
            <text:p>148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7H43M36.46S">
            <text:p>17:43:36.46</text:p>
          </table:table-cell>
          <table:table-cell office:value-type="string">
            <text:p>TC0003_PlannerC 3-7</text:p>
          </table:table-cell>
          <table:table-cell office:value-type="string">
            <text:p>/channels/login.do</text:p>
          </table:table-cell>
          <table:table-cell office:value-type="float" office:value="1512">
            <text:p>151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7H43M36.433S">
            <text:p>17:43:36.43</text:p>
          </table:table-cell>
          <table:table-cell office:value-type="string">
            <text:p>TC0001_PlannerA 1-10</text:p>
          </table:table-cell>
          <table:table-cell office:value-type="string">
            <text:p>/channels/login.do</text:p>
          </table:table-cell>
          <table:table-cell office:value-type="float" office:value="1554">
            <text:p>155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7H43M36.436S">
            <text:p>17:43:36.44</text:p>
          </table:table-cell>
          <table:table-cell office:value-type="string">
            <text:p>TC0002_PlannerB 2-8</text:p>
          </table:table-cell>
          <table:table-cell office:value-type="string">
            <text:p>/channels/login.do</text:p>
          </table:table-cell>
          <table:table-cell office:value-type="float" office:value="1638">
            <text:p>163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7H43M36.432S">
            <text:p>17:43:36.43</text:p>
          </table:table-cell>
          <table:table-cell office:value-type="string">
            <text:p>TC0003_PlannerC 3-6</text:p>
          </table:table-cell>
          <table:table-cell office:value-type="string">
            <text:p>/channels/login.do</text:p>
          </table:table-cell>
          <table:table-cell office:value-type="float" office:value="1643">
            <text:p>164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7H43M36.402S">
            <text:p>17:43:36.40</text:p>
          </table:table-cell>
          <table:table-cell office:value-type="string">
            <text:p>TC0002_PlannerB 2-7</text:p>
          </table:table-cell>
          <table:table-cell office:value-type="string">
            <text:p>/channels/login.do</text:p>
          </table:table-cell>
          <table:table-cell office:value-type="float" office:value="1703">
            <text:p>170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7H43M36.417S">
            <text:p>17:43:36.42</text:p>
          </table:table-cell>
          <table:table-cell office:value-type="string">
            <text:p>TC0002_PlannerB 2-2</text:p>
          </table:table-cell>
          <table:table-cell office:value-type="string">
            <text:p>/channels/;jsessionid=1ulf4k4c0axy31vb3lvtfuz2hs</text:p>
          </table:table-cell>
          <table:table-cell office:value-type="float" office:value="1700">
            <text:p>1700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7H43M36.399S">
            <text:p>17:43:36.40</text:p>
          </table:table-cell>
          <table:table-cell office:value-type="string">
            <text:p>TC0001_PlannerA 1-9</text:p>
          </table:table-cell>
          <table:table-cell office:value-type="string">
            <text:p>/channels/login.do</text:p>
          </table:table-cell>
          <table:table-cell office:value-type="float" office:value="1753">
            <text:p>175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7H43M36.365S">
            <text:p>17:43:36.37</text:p>
          </table:table-cell>
          <table:table-cell office:value-type="string">
            <text:p>TC0001_PlannerA 1-8</text:p>
          </table:table-cell>
          <table:table-cell office:value-type="string">
            <text:p>/channels/login.do</text:p>
          </table:table-cell>
          <table:table-cell office:value-type="float" office:value="1829">
            <text:p>182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7H43M36.38S">
            <text:p>17:43:36.38</text:p>
          </table:table-cell>
          <table:table-cell office:value-type="string">
            <text:p>TC0001_PlannerA 1-3</text:p>
          </table:table-cell>
          <table:table-cell office:value-type="string">
            <text:p>/channels/</text:p>
          </table:table-cell>
          <table:table-cell office:value-type="float" office:value="1846">
            <text:p>1846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7H43M36.389S">
            <text:p>17:43:36.39</text:p>
          </table:table-cell>
          <table:table-cell office:value-type="string">
            <text:p>TC0003_PlannerC 3-5</text:p>
          </table:table-cell>
          <table:table-cell office:value-type="string">
            <text:p>/channels/login.do</text:p>
          </table:table-cell>
          <table:table-cell office:value-type="float" office:value="1860">
            <text:p>186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7H43M36.366S">
            <text:p>17:43:36.37</text:p>
          </table:table-cell>
          <table:table-cell office:value-type="string">
            <text:p>TC0001_PlannerA 1-4</text:p>
          </table:table-cell>
          <table:table-cell office:value-type="string">
            <text:p>/channels/</text:p>
          </table:table-cell>
          <table:table-cell office:value-type="float" office:value="1951">
            <text:p>1951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7H43M36.366S">
            <text:p>17:43:36.37</text:p>
          </table:table-cell>
          <table:table-cell office:value-type="string">
            <text:p>TC0002_PlannerB 2-6</text:p>
          </table:table-cell>
          <table:table-cell office:value-type="string">
            <text:p>/channels/login.do</text:p>
          </table:table-cell>
          <table:table-cell office:value-type="float" office:value="1963">
            <text:p>196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7H43M37.372S">
            <text:p>17:43:37.37</text:p>
          </table:table-cell>
          <table:table-cell office:value-type="string">
            <text:p>TC0003_PlannerC 3-11</text:p>
          </table:table-cell>
          <table:table-cell office:value-type="string">
            <text:p>/channels/;jsessionid=1197tgiio6kkp17th1n7oib6uq</text:p>
          </table:table-cell>
          <table:table-cell office:value-type="float" office:value="1041">
            <text:p>104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7H43M36.355S">
            <text:p>17:43:36.36</text:p>
          </table:table-cell>
          <table:table-cell office:value-type="string">
            <text:p>TC0003_PlannerC 3-4</text:p>
          </table:table-cell>
          <table:table-cell office:value-type="string">
            <text:p>/channels/login.do</text:p>
          </table:table-cell>
          <table:table-cell office:value-type="float" office:value="2345">
            <text:p>234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7H43M38.176S">
            <text:p>17:43:38.18</text:p>
          </table:table-cell>
          <table:table-cell office:value-type="string">
            <text:p>TC0001_PlannerA 1-8</text:p>
          </table:table-cell>
          <table:table-cell office:value-type="string">
            <text:p>/channels/</text:p>
          </table:table-cell>
          <table:table-cell office:value-type="float" office:value="528">
            <text:p>528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7H43M38.21S">
            <text:p>17:43:38.21</text:p>
          </table:table-cell>
          <table:table-cell office:value-type="string">
            <text:p>TC0001_PlannerA 1-3</text:p>
          </table:table-cell>
          <table:table-cell office:value-type="string">
            <text:p>/channels/home</text:p>
          </table:table-cell>
          <table:table-cell office:value-type="float" office:value="500">
            <text:p>500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7H43M38.1S">
            <text:p>17:43:38.10</text:p>
          </table:table-cell>
          <table:table-cell office:value-type="string">
            <text:p>TC0002_PlannerB 2-2</text:p>
          </table:table-cell>
          <table:table-cell office:value-type="string">
            <text:p>/channels/home</text:p>
          </table:table-cell>
          <table:table-cell office:value-type="float" office:value="622">
            <text:p>622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7H43M38.059S">
            <text:p>17:43:38.06</text:p>
          </table:table-cell>
          <table:table-cell office:value-type="string">
            <text:p>TC0002_PlannerB 2-8</text:p>
          </table:table-cell>
          <table:table-cell office:value-type="string">
            <text:p>/channels/;jsessionid=1ulf4k4c0axy31vb3lvtfuz2hs</text:p>
          </table:table-cell>
          <table:table-cell office:value-type="float" office:value="680">
            <text:p>68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7H43M38.058S">
            <text:p>17:43:38.06</text:p>
          </table:table-cell>
          <table:table-cell office:value-type="string">
            <text:p>TC0003_PlannerC 3-6</text:p>
          </table:table-cell>
          <table:table-cell office:value-type="string">
            <text:p>/channels/;jsessionid=1197tgiio6kkp17th1n7oib6uq</text:p>
          </table:table-cell>
          <table:table-cell office:value-type="float" office:value="695">
            <text:p>695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7H43M38.136S">
            <text:p>17:43:38.14</text:p>
          </table:table-cell>
          <table:table-cell office:value-type="string">
            <text:p>TC0001_PlannerA 1-9</text:p>
          </table:table-cell>
          <table:table-cell office:value-type="string">
            <text:p>/channels/</text:p>
          </table:table-cell>
          <table:table-cell office:value-type="float" office:value="628">
            <text:p>628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7H43M37.974S">
            <text:p>17:43:37.97</text:p>
          </table:table-cell>
          <table:table-cell office:value-type="string">
            <text:p>TC0001_PlannerA 1-10</text:p>
          </table:table-cell>
          <table:table-cell office:value-type="string">
            <text:p>/channels/</text:p>
          </table:table-cell>
          <table:table-cell office:value-type="float" office:value="818">
            <text:p>818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7H43M38.09S">
            <text:p>17:43:38.09</text:p>
          </table:table-cell>
          <table:table-cell office:value-type="string">
            <text:p>TC0002_PlannerB 2-7</text:p>
          </table:table-cell>
          <table:table-cell office:value-type="string">
            <text:p>/channels/;jsessionid=1ulf4k4c0axy31vb3lvtfuz2hs</text:p>
          </table:table-cell>
          <table:table-cell office:value-type="float" office:value="708">
            <text:p>708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7H43M37.96S">
            <text:p>17:43:37.96</text:p>
          </table:table-cell>
          <table:table-cell office:value-type="string">
            <text:p>TC0003_PlannerC 3-7</text:p>
          </table:table-cell>
          <table:table-cell office:value-type="string">
            <text:p>/channels/;jsessionid=1197tgiio6kkp17th1n7oib6uq</text:p>
          </table:table-cell>
          <table:table-cell office:value-type="float" office:value="851">
            <text:p>85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7H43M37.946S">
            <text:p>17:43:37.95</text:p>
          </table:table-cell>
          <table:table-cell office:value-type="string">
            <text:p>TC0001_PlannerA 1-11</text:p>
          </table:table-cell>
          <table:table-cell office:value-type="string">
            <text:p>/channels/</text:p>
          </table:table-cell>
          <table:table-cell office:value-type="float" office:value="877">
            <text:p>87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7H43M37.932S">
            <text:p>17:43:37.93</text:p>
          </table:table-cell>
          <table:table-cell office:value-type="string">
            <text:p>TC0002_PlannerB 2-9</text:p>
          </table:table-cell>
          <table:table-cell office:value-type="string">
            <text:p>/channels/;jsessionid=1ulf4k4c0axy31vb3lvtfuz2hs</text:p>
          </table:table-cell>
          <table:table-cell office:value-type="float" office:value="903">
            <text:p>90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7H43M37.885S">
            <text:p>17:43:37.89</text:p>
          </table:table-cell>
          <table:table-cell office:value-type="string">
            <text:p>TC0003_PlannerC 3-8</text:p>
          </table:table-cell>
          <table:table-cell office:value-type="string">
            <text:p>/channels/;jsessionid=1197tgiio6kkp17th1n7oib6uq</text:p>
          </table:table-cell>
          <table:table-cell office:value-type="float" office:value="961">
            <text:p>96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7H43M37.79S">
            <text:p>17:43:37.79</text:p>
          </table:table-cell>
          <table:table-cell office:value-type="string">
            <text:p>TC0001_PlannerA 1-12</text:p>
          </table:table-cell>
          <table:table-cell office:value-type="string">
            <text:p>/channels/</text:p>
          </table:table-cell>
          <table:table-cell office:value-type="float" office:value="1070">
            <text:p>107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7H43M37.749S">
            <text:p>17:43:37.75</text:p>
          </table:table-cell>
          <table:table-cell office:value-type="string">
            <text:p>TC0002_PlannerB 2-10</text:p>
          </table:table-cell>
          <table:table-cell office:value-type="string">
            <text:p>/channels/;jsessionid=1ulf4k4c0axy31vb3lvtfuz2hs</text:p>
          </table:table-cell>
          <table:table-cell office:value-type="float" office:value="1123">
            <text:p>112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7H43M37.714S">
            <text:p>17:43:37.71</text:p>
          </table:table-cell>
          <table:table-cell office:value-type="string">
            <text:p>TC0001_PlannerA 1-13</text:p>
          </table:table-cell>
          <table:table-cell office:value-type="string">
            <text:p>/channels/</text:p>
          </table:table-cell>
          <table:table-cell office:value-type="float" office:value="1168">
            <text:p>1168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7H43M37.701S">
            <text:p>17:43:37.70</text:p>
          </table:table-cell>
          <table:table-cell office:value-type="string">
            <text:p>TC0003_PlannerC 3-9</text:p>
          </table:table-cell>
          <table:table-cell office:value-type="string">
            <text:p>/channels/;jsessionid=1197tgiio6kkp17th1n7oib6uq</text:p>
          </table:table-cell>
          <table:table-cell office:value-type="float" office:value="1194">
            <text:p>119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7H43M37.654S">
            <text:p>17:43:37.65</text:p>
          </table:table-cell>
          <table:table-cell office:value-type="string">
            <text:p>TC0003_PlannerC 3-10</text:p>
          </table:table-cell>
          <table:table-cell office:value-type="string">
            <text:p>/channels/;jsessionid=1197tgiio6kkp17th1n7oib6uq</text:p>
          </table:table-cell>
          <table:table-cell office:value-type="float" office:value="1254">
            <text:p>125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7H43M37.641S">
            <text:p>17:43:37.64</text:p>
          </table:table-cell>
          <table:table-cell office:value-type="string">
            <text:p>TC0002_PlannerB 2-11</text:p>
          </table:table-cell>
          <table:table-cell office:value-type="string">
            <text:p>/channels/;jsessionid=1ulf4k4c0axy31vb3lvtfuz2hs</text:p>
          </table:table-cell>
          <table:table-cell office:value-type="float" office:value="1281">
            <text:p>128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7H43M37.593S">
            <text:p>17:43:37.59</text:p>
          </table:table-cell>
          <table:table-cell office:value-type="string">
            <text:p>TC0002_PlannerB 2-12</text:p>
          </table:table-cell>
          <table:table-cell office:value-type="string">
            <text:p>/channels/;jsessionid=1ulf4k4c0axy31vb3lvtfuz2hs</text:p>
          </table:table-cell>
          <table:table-cell office:value-type="float" office:value="1338">
            <text:p>1338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7H43M37.575S">
            <text:p>17:43:37.58</text:p>
          </table:table-cell>
          <table:table-cell office:value-type="string">
            <text:p>TC0002_PlannerB 2-5</text:p>
          </table:table-cell>
          <table:table-cell office:value-type="string">
            <text:p>/channels/home</text:p>
          </table:table-cell>
          <table:table-cell office:value-type="float" office:value="1376">
            <text:p>137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7H43M37.492S">
            <text:p>17:43:37.49</text:p>
          </table:table-cell>
          <table:table-cell office:value-type="string">
            <text:p>TC0001_PlannerA 1-15</text:p>
          </table:table-cell>
          <table:table-cell office:value-type="string">
            <text:p>/channels/</text:p>
          </table:table-cell>
          <table:table-cell office:value-type="float" office:value="1474">
            <text:p>147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7H43M37.478S">
            <text:p>17:43:37.48</text:p>
          </table:table-cell>
          <table:table-cell office:value-type="string">
            <text:p>TC0001_PlannerA 1-14</text:p>
          </table:table-cell>
          <table:table-cell office:value-type="string">
            <text:p>/channels/</text:p>
          </table:table-cell>
          <table:table-cell office:value-type="float" office:value="1499">
            <text:p>149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7H43M37.444S">
            <text:p>17:43:37.44</text:p>
          </table:table-cell>
          <table:table-cell office:value-type="string">
            <text:p>TC0003_PlannerC 3-3</text:p>
          </table:table-cell>
          <table:table-cell office:value-type="string">
            <text:p>/channels/home</text:p>
          </table:table-cell>
          <table:table-cell office:value-type="float" office:value="1545">
            <text:p>154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7H43M37.33S">
            <text:p>17:43:37.33</text:p>
          </table:table-cell>
          <table:table-cell office:value-type="string">
            <text:p>TC0002_PlannerB 2-13</text:p>
          </table:table-cell>
          <table:table-cell office:value-type="string">
            <text:p>/channels/;jsessionid=1ulf4k4c0axy31vb3lvtfuz2hs</text:p>
          </table:table-cell>
          <table:table-cell office:value-type="float" office:value="1674">
            <text:p>167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7H43M37.234S">
            <text:p>17:43:37.23</text:p>
          </table:table-cell>
          <table:table-cell office:value-type="string">
            <text:p>TC0002_PlannerB 2-14</text:p>
          </table:table-cell>
          <table:table-cell office:value-type="string">
            <text:p>/channels/;jsessionid=1ulf4k4c0axy31vb3lvtfuz2hs</text:p>
          </table:table-cell>
          <table:table-cell office:value-type="float" office:value="1823">
            <text:p>182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7H43M37.317S">
            <text:p>17:43:37.32</text:p>
          </table:table-cell>
          <table:table-cell office:value-type="string">
            <text:p>TC0003_PlannerC 3-12</text:p>
          </table:table-cell>
          <table:table-cell office:value-type="string">
            <text:p>/channels/;jsessionid=1197tgiio6kkp17th1n7oib6uq</text:p>
          </table:table-cell>
          <table:table-cell office:value-type="float" office:value="1791">
            <text:p>179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7H43M37.431S">
            <text:p>17:43:37.43</text:p>
          </table:table-cell>
          <table:table-cell office:value-type="string">
            <text:p>TC0001_PlannerA 1-7</text:p>
          </table:table-cell>
          <table:table-cell office:value-type="string">
            <text:p>/channels/home</text:p>
          </table:table-cell>
          <table:table-cell office:value-type="float" office:value="1686">
            <text:p>168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7H43M37.276S">
            <text:p>17:43:37.28</text:p>
          </table:table-cell>
          <table:table-cell office:value-type="string">
            <text:p>TC0003_PlannerC 3-30</text:p>
          </table:table-cell>
          <table:table-cell office:value-type="string">
            <text:p>/channels/login.do</text:p>
          </table:table-cell>
          <table:table-cell office:value-type="float" office:value="1857">
            <text:p>185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7H43M37.272S">
            <text:p>17:43:37.27</text:p>
          </table:table-cell>
          <table:table-cell office:value-type="string">
            <text:p>TC0001_PlannerA 1-16</text:p>
          </table:table-cell>
          <table:table-cell office:value-type="string">
            <text:p>/channels/</text:p>
          </table:table-cell>
          <table:table-cell office:value-type="float" office:value="1873">
            <text:p>187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7H43M37.265S">
            <text:p>17:43:37.27</text:p>
          </table:table-cell>
          <table:table-cell office:value-type="string">
            <text:p>TC0002_PlannerB 2-4</text:p>
          </table:table-cell>
          <table:table-cell office:value-type="string">
            <text:p>/channels/home</text:p>
          </table:table-cell>
          <table:table-cell office:value-type="float" office:value="1891">
            <text:p>1891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7H43M37.236S">
            <text:p>17:43:37.24</text:p>
          </table:table-cell>
          <table:table-cell office:value-type="string">
            <text:p>TC0003_PlannerC 3-29</text:p>
          </table:table-cell>
          <table:table-cell office:value-type="string">
            <text:p>/channels/login.do</text:p>
          </table:table-cell>
          <table:table-cell office:value-type="float" office:value="1979">
            <text:p>197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7H43M38.232S">
            <text:p>17:43:38.23</text:p>
          </table:table-cell>
          <table:table-cell office:value-type="string">
            <text:p>TC0003_PlannerC 3-5</text:p>
          </table:table-cell>
          <table:table-cell office:value-type="string">
            <text:p>/channels/;jsessionid=1197tgiio6kkp17th1n7oib6uq</text:p>
          </table:table-cell>
          <table:table-cell office:value-type="float" office:value="975">
            <text:p>975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7H43M37.209S">
            <text:p>17:43:37.21</text:p>
          </table:table-cell>
          <table:table-cell office:value-type="string">
            <text:p>TC0002_PlannerB 2-30</text:p>
          </table:table-cell>
          <table:table-cell office:value-type="string">
            <text:p>/channels/login.do</text:p>
          </table:table-cell>
          <table:table-cell office:value-type="float" office:value="2063">
            <text:p>206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7H43M37.208S">
            <text:p>17:43:37.21</text:p>
          </table:table-cell>
          <table:table-cell office:value-type="string">
            <text:p>TC0001_PlannerA 1-28</text:p>
          </table:table-cell>
          <table:table-cell office:value-type="string">
            <text:p>/channels/</text:p>
          </table:table-cell>
          <table:table-cell office:value-type="float" office:value="2080">
            <text:p>208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7H43M37.199S">
            <text:p>17:43:37.20</text:p>
          </table:table-cell>
          <table:table-cell office:value-type="string">
            <text:p>TC0003_PlannerC 3-28</text:p>
          </table:table-cell>
          <table:table-cell office:value-type="string">
            <text:p>/channels/login.do</text:p>
          </table:table-cell>
          <table:table-cell office:value-type="float" office:value="2098">
            <text:p>209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7H43M37.175S">
            <text:p>17:43:37.18</text:p>
          </table:table-cell>
          <table:table-cell office:value-type="string">
            <text:p>TC0002_PlannerB 2-29</text:p>
          </table:table-cell>
          <table:table-cell office:value-type="string">
            <text:p>/channels/login.do</text:p>
          </table:table-cell>
          <table:table-cell office:value-type="float" office:value="2157">
            <text:p>215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7H43M37.164S">
            <text:p>17:43:37.16</text:p>
          </table:table-cell>
          <table:table-cell office:value-type="string">
            <text:p>TC0003_PlannerC 3-27</text:p>
          </table:table-cell>
          <table:table-cell office:value-type="string">
            <text:p>/channels/login.do</text:p>
          </table:table-cell>
          <table:table-cell office:value-type="float" office:value="2181">
            <text:p>2181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7H43M37.156S">
            <text:p>17:43:37.16</text:p>
          </table:table-cell>
          <table:table-cell office:value-type="string">
            <text:p>TC0001_PlannerA 1-30</text:p>
          </table:table-cell>
          <table:table-cell office:value-type="string">
            <text:p>/channels/login.do</text:p>
          </table:table-cell>
          <table:table-cell office:value-type="float" office:value="2224">
            <text:p>222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7H43M37.139S">
            <text:p>17:43:37.14</text:p>
          </table:table-cell>
          <table:table-cell office:value-type="string">
            <text:p>TC0002_PlannerB 2-28</text:p>
          </table:table-cell>
          <table:table-cell office:value-type="string">
            <text:p>/channels/login.do</text:p>
          </table:table-cell>
          <table:table-cell office:value-type="float" office:value="2278">
            <text:p>227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7H43M37.13S">
            <text:p>17:43:37.13</text:p>
          </table:table-cell>
          <table:table-cell office:value-type="string">
            <text:p>TC0003_PlannerC 3-26</text:p>
          </table:table-cell>
          <table:table-cell office:value-type="string">
            <text:p>/channels/login.do</text:p>
          </table:table-cell>
          <table:table-cell office:value-type="float" office:value="2322">
            <text:p>232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7H43M37.113S">
            <text:p>17:43:37.11</text:p>
          </table:table-cell>
          <table:table-cell office:value-type="string">
            <text:p>TC0001_PlannerA 1-29</text:p>
          </table:table-cell>
          <table:table-cell office:value-type="string">
            <text:p>/channels/login.do</text:p>
          </table:table-cell>
          <table:table-cell office:value-type="float" office:value="2387">
            <text:p>238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7H43M37.125S">
            <text:p>17:43:37.13</text:p>
          </table:table-cell>
          <table:table-cell office:value-type="string">
            <text:p>TC0003_PlannerC 3-13</text:p>
          </table:table-cell>
          <table:table-cell office:value-type="string">
            <text:p>/channels/;jsessionid=1197tgiio6kkp17th1n7oib6uq</text:p>
          </table:table-cell>
          <table:table-cell office:value-type="float" office:value="2386">
            <text:p>238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7H43M37.104S">
            <text:p>17:43:37.10</text:p>
          </table:table-cell>
          <table:table-cell office:value-type="string">
            <text:p>TC0002_PlannerB 2-27</text:p>
          </table:table-cell>
          <table:table-cell office:value-type="string">
            <text:p>/channels/login.do</text:p>
          </table:table-cell>
          <table:table-cell office:value-type="float" office:value="2445">
            <text:p>244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7H43M37.099S">
            <text:p>17:43:37.10</text:p>
          </table:table-cell>
          <table:table-cell office:value-type="string">
            <text:p>TC0003_PlannerC 3-25</text:p>
          </table:table-cell>
          <table:table-cell office:value-type="string">
            <text:p>/channels/login.do</text:p>
          </table:table-cell>
          <table:table-cell office:value-type="float" office:value="2496">
            <text:p>249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7H43M37.074S">
            <text:p>17:43:37.07</text:p>
          </table:table-cell>
          <table:table-cell office:value-type="string">
            <text:p>TC0001_PlannerA 1-6</text:p>
          </table:table-cell>
          <table:table-cell office:value-type="string">
            <text:p>/channels/home</text:p>
          </table:table-cell>
          <table:table-cell office:value-type="float" office:value="2535">
            <text:p>253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7H43M37.068S">
            <text:p>17:43:37.07</text:p>
          </table:table-cell>
          <table:table-cell office:value-type="string">
            <text:p>TC0002_PlannerB 2-26</text:p>
          </table:table-cell>
          <table:table-cell office:value-type="string">
            <text:p>/channels/login.do</text:p>
          </table:table-cell>
          <table:table-cell office:value-type="float" office:value="2580">
            <text:p>258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7H43M37.064S">
            <text:p>17:43:37.06</text:p>
          </table:table-cell>
          <table:table-cell office:value-type="string">
            <text:p>TC0002_PlannerB 2-15</text:p>
          </table:table-cell>
          <table:table-cell office:value-type="string">
            <text:p>/channels/;jsessionid=1ulf4k4c0axy31vb3lvtfuz2hs</text:p>
          </table:table-cell>
          <table:table-cell office:value-type="float" office:value="2648">
            <text:p>2648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7H43M37.062S">
            <text:p>17:43:37.06</text:p>
          </table:table-cell>
          <table:table-cell office:value-type="string">
            <text:p>TC0003_PlannerC 3-24</text:p>
          </table:table-cell>
          <table:table-cell office:value-type="string">
            <text:p>/channels/login.do</text:p>
          </table:table-cell>
          <table:table-cell office:value-type="float" office:value="2663">
            <text:p>266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7H43M37.033S">
            <text:p>17:43:37.03</text:p>
          </table:table-cell>
          <table:table-cell office:value-type="string">
            <text:p>TC0002_PlannerB 2-25</text:p>
          </table:table-cell>
          <table:table-cell office:value-type="string">
            <text:p>/channels/login.do</text:p>
          </table:table-cell>
          <table:table-cell office:value-type="float" office:value="2729">
            <text:p>272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7H43M37.032S">
            <text:p>17:43:37.03</text:p>
          </table:table-cell>
          <table:table-cell office:value-type="string">
            <text:p>TC0001_PlannerA 1-27</text:p>
          </table:table-cell>
          <table:table-cell office:value-type="string">
            <text:p>/channels/login.do</text:p>
          </table:table-cell>
          <table:table-cell office:value-type="float" office:value="2768">
            <text:p>276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7H43M37.027S">
            <text:p>17:43:37.03</text:p>
          </table:table-cell>
          <table:table-cell office:value-type="string">
            <text:p>TC0001_PlannerA 1-17</text:p>
          </table:table-cell>
          <table:table-cell office:value-type="string">
            <text:p>/channels/</text:p>
          </table:table-cell>
          <table:table-cell office:value-type="float" office:value="2821">
            <text:p>282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7H43M37.028S">
            <text:p>17:43:37.03</text:p>
          </table:table-cell>
          <table:table-cell office:value-type="string">
            <text:p>TC0003_PlannerC 3-23</text:p>
          </table:table-cell>
          <table:table-cell office:value-type="string">
            <text:p>/channels/login.do</text:p>
          </table:table-cell>
          <table:table-cell office:value-type="float" office:value="2834">
            <text:p>283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7H43M36.997S">
            <text:p>17:43:37.00</text:p>
          </table:table-cell>
          <table:table-cell office:value-type="string">
            <text:p>TC0001_PlannerA 1-26</text:p>
          </table:table-cell>
          <table:table-cell office:value-type="string">
            <text:p>/channels/login.do</text:p>
          </table:table-cell>
          <table:table-cell office:value-type="float" office:value="2899">
            <text:p>289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7H43M37.01S">
            <text:p>17:43:37.01</text:p>
          </table:table-cell>
          <table:table-cell office:value-type="string">
            <text:p>TC0003_PlannerC 3-2</text:p>
          </table:table-cell>
          <table:table-cell office:value-type="string">
            <text:p>/channels/home</text:p>
          </table:table-cell>
          <table:table-cell office:value-type="float" office:value="2969">
            <text:p>296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7H43M37.003S">
            <text:p>17:43:37.00</text:p>
          </table:table-cell>
          <table:table-cell office:value-type="string">
            <text:p>TC0003_PlannerC 3-14</text:p>
          </table:table-cell>
          <table:table-cell office:value-type="string">
            <text:p>/channels/;jsessionid=1197tgiio6kkp17th1n7oib6uq</text:p>
          </table:table-cell>
          <table:table-cell office:value-type="float" office:value="2987">
            <text:p>298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7H43M36.99S">
            <text:p>17:43:36.99</text:p>
          </table:table-cell>
          <table:table-cell office:value-type="string">
            <text:p>TC0003_PlannerC 3-22</text:p>
          </table:table-cell>
          <table:table-cell office:value-type="string">
            <text:p>/channels/login.do</text:p>
          </table:table-cell>
          <table:table-cell office:value-type="float" office:value="3081">
            <text:p>3081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7H43M36.997S">
            <text:p>17:43:37.00</text:p>
          </table:table-cell>
          <table:table-cell office:value-type="string">
            <text:p>TC0002_PlannerB 2-24</text:p>
          </table:table-cell>
          <table:table-cell office:value-type="string">
            <text:p>/channels/login.do</text:p>
          </table:table-cell>
          <table:table-cell office:value-type="float" office:value="3089">
            <text:p>308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7H43M36.961S">
            <text:p>17:43:36.96</text:p>
          </table:table-cell>
          <table:table-cell office:value-type="string">
            <text:p>TC0001_PlannerA 1-25</text:p>
          </table:table-cell>
          <table:table-cell office:value-type="string">
            <text:p>/channels/login.do</text:p>
          </table:table-cell>
          <table:table-cell office:value-type="float" office:value="3182">
            <text:p>318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7H43M36.96S">
            <text:p>17:43:36.96</text:p>
          </table:table-cell>
          <table:table-cell office:value-type="string">
            <text:p>TC0002_PlannerB 2-23</text:p>
          </table:table-cell>
          <table:table-cell office:value-type="string">
            <text:p>/channels/login.do</text:p>
          </table:table-cell>
          <table:table-cell office:value-type="float" office:value="3193">
            <text:p>319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7H43M36.954S">
            <text:p>17:43:36.95</text:p>
          </table:table-cell>
          <table:table-cell office:value-type="string">
            <text:p>TC0003_PlannerC 3-21</text:p>
          </table:table-cell>
          <table:table-cell office:value-type="string">
            <text:p>/channels/login.do</text:p>
          </table:table-cell>
          <table:table-cell office:value-type="float" office:value="3266">
            <text:p>326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7H43M36.934S">
            <text:p>17:43:36.93</text:p>
          </table:table-cell>
          <table:table-cell office:value-type="string">
            <text:p>TC0002_PlannerB 2-16</text:p>
          </table:table-cell>
          <table:table-cell office:value-type="string">
            <text:p>/channels/;jsessionid=1ulf4k4c0axy31vb3lvtfuz2hs</text:p>
          </table:table-cell>
          <table:table-cell office:value-type="float" office:value="3300">
            <text:p>330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7H43M36.926S">
            <text:p>17:43:36.93</text:p>
          </table:table-cell>
          <table:table-cell office:value-type="string">
            <text:p>TC0001_PlannerA 1-24</text:p>
          </table:table-cell>
          <table:table-cell office:value-type="string">
            <text:p>/channels/login.do</text:p>
          </table:table-cell>
          <table:table-cell office:value-type="float" office:value="3372">
            <text:p>337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7H43M36.926S">
            <text:p>17:43:36.93</text:p>
          </table:table-cell>
          <table:table-cell office:value-type="string">
            <text:p>TC0002_PlannerB 2-22</text:p>
          </table:table-cell>
          <table:table-cell office:value-type="string">
            <text:p>/channels/login.do</text:p>
          </table:table-cell>
          <table:table-cell office:value-type="float" office:value="3387">
            <text:p>338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7H43M36.92S">
            <text:p>17:43:36.92</text:p>
          </table:table-cell>
          <table:table-cell office:value-type="string">
            <text:p>TC0003_PlannerC 3-20</text:p>
          </table:table-cell>
          <table:table-cell office:value-type="string">
            <text:p>/channels/login.do</text:p>
          </table:table-cell>
          <table:table-cell office:value-type="float" office:value="3437">
            <text:p>343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7H43M36.894S">
            <text:p>17:43:36.89</text:p>
          </table:table-cell>
          <table:table-cell office:value-type="string">
            <text:p>TC0001_PlannerA 1-23</text:p>
          </table:table-cell>
          <table:table-cell office:value-type="string">
            <text:p>/channels/login.do</text:p>
          </table:table-cell>
          <table:table-cell office:value-type="float" office:value="3475">
            <text:p>347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7H43M36.892S">
            <text:p>17:43:36.89</text:p>
          </table:table-cell>
          <table:table-cell office:value-type="string">
            <text:p>TC0003_PlannerC 3-19</text:p>
          </table:table-cell>
          <table:table-cell office:value-type="string">
            <text:p>/channels/login.do</text:p>
          </table:table-cell>
          <table:table-cell office:value-type="float" office:value="3563">
            <text:p>356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7H43M36.893S">
            <text:p>17:43:36.89</text:p>
          </table:table-cell>
          <table:table-cell office:value-type="string">
            <text:p>TC0001_PlannerA 1-18</text:p>
          </table:table-cell>
          <table:table-cell office:value-type="string">
            <text:p>/channels/</text:p>
          </table:table-cell>
          <table:table-cell office:value-type="float" office:value="3575">
            <text:p>3575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7H43M36.867S">
            <text:p>17:43:36.87</text:p>
          </table:table-cell>
          <table:table-cell office:value-type="string">
            <text:p>TC0002_PlannerB 2-3</text:p>
          </table:table-cell>
          <table:table-cell office:value-type="string">
            <text:p>/channels/;jsessionid=1ulf4k4c0axy31vb3lvtfuz2hs</text:p>
          </table:table-cell>
          <table:table-cell office:value-type="float" office:value="3656">
            <text:p>3656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7H43M36.855S">
            <text:p>17:43:36.86</text:p>
          </table:table-cell>
          <table:table-cell office:value-type="string">
            <text:p>TC0001_PlannerA 1-22</text:p>
          </table:table-cell>
          <table:table-cell office:value-type="string">
            <text:p>/channels/login.do</text:p>
          </table:table-cell>
          <table:table-cell office:value-type="float" office:value="3685">
            <text:p>368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7H43M36.851S">
            <text:p>17:43:36.85</text:p>
          </table:table-cell>
          <table:table-cell office:value-type="string">
            <text:p>TC0003_PlannerC 3-18</text:p>
          </table:table-cell>
          <table:table-cell office:value-type="string">
            <text:p>/channels/login.do</text:p>
          </table:table-cell>
          <table:table-cell office:value-type="float" office:value="3746">
            <text:p>374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7H43M36.893S">
            <text:p>17:43:36.89</text:p>
          </table:table-cell>
          <table:table-cell office:value-type="string">
            <text:p>TC0002_PlannerB 2-21</text:p>
          </table:table-cell>
          <table:table-cell office:value-type="string">
            <text:p>/channels/login.do</text:p>
          </table:table-cell>
          <table:table-cell office:value-type="float" office:value="3714">
            <text:p>371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7H43M36.853S">
            <text:p>17:43:36.85</text:p>
          </table:table-cell>
          <table:table-cell office:value-type="string">
            <text:p>TC0002_PlannerB 2-20</text:p>
          </table:table-cell>
          <table:table-cell office:value-type="string">
            <text:p>/channels/login.do</text:p>
          </table:table-cell>
          <table:table-cell office:value-type="float" office:value="3826">
            <text:p>382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7H43M36.854S">
            <text:p>17:43:36.85</text:p>
          </table:table-cell>
          <table:table-cell office:value-type="string">
            <text:p>TC0003_PlannerC 3-1</text:p>
          </table:table-cell>
          <table:table-cell office:value-type="string">
            <text:p>/channels/;jsessionid=1197tgiio6kkp17th1n7oib6uq</text:p>
          </table:table-cell>
          <table:table-cell office:value-type="float" office:value="3837">
            <text:p>3837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7H43M36.822S">
            <text:p>17:43:36.82</text:p>
          </table:table-cell>
          <table:table-cell office:value-type="string">
            <text:p>TC0001_PlannerA 1-21</text:p>
          </table:table-cell>
          <table:table-cell office:value-type="string">
            <text:p>/channels/login.do</text:p>
          </table:table-cell>
          <table:table-cell office:value-type="float" office:value="3885">
            <text:p>388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7H43M36.822S">
            <text:p>17:43:36.82</text:p>
          </table:table-cell>
          <table:table-cell office:value-type="string">
            <text:p>TC0002_PlannerB 2-19</text:p>
          </table:table-cell>
          <table:table-cell office:value-type="string">
            <text:p>/channels/login.do</text:p>
          </table:table-cell>
          <table:table-cell office:value-type="float" office:value="3896">
            <text:p>389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7H43M36.812S">
            <text:p>17:43:36.81</text:p>
          </table:table-cell>
          <table:table-cell office:value-type="string">
            <text:p>TC0003_PlannerC 3-17</text:p>
          </table:table-cell>
          <table:table-cell office:value-type="string">
            <text:p>/channels/login.do</text:p>
          </table:table-cell>
          <table:table-cell office:value-type="float" office:value="3916">
            <text:p>391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7H43M36.75S">
            <text:p>17:43:36.75</text:p>
          </table:table-cell>
          <table:table-cell office:value-type="string">
            <text:p>TC0002_PlannerB 2-17</text:p>
          </table:table-cell>
          <table:table-cell office:value-type="string">
            <text:p>/channels/login.do</text:p>
          </table:table-cell>
          <table:table-cell office:value-type="float" office:value="4105">
            <text:p>410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7H43M36.784S">
            <text:p>17:43:36.78</text:p>
          </table:table-cell>
          <table:table-cell office:value-type="string">
            <text:p>TC0001_PlannerA 1-20</text:p>
          </table:table-cell>
          <table:table-cell office:value-type="string">
            <text:p>/channels/login.do</text:p>
          </table:table-cell>
          <table:table-cell office:value-type="float" office:value="4090">
            <text:p>409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7H43M36.805S">
            <text:p>17:43:36.81</text:p>
          </table:table-cell>
          <table:table-cell office:value-type="string">
            <text:p>TC0001_PlannerA 1-5</text:p>
          </table:table-cell>
          <table:table-cell office:value-type="string">
            <text:p>/channels/</text:p>
          </table:table-cell>
          <table:table-cell office:value-type="float" office:value="4080">
            <text:p>4080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7H43M36.778S">
            <text:p>17:43:36.78</text:p>
          </table:table-cell>
          <table:table-cell office:value-type="string">
            <text:p>TC0003_PlannerC 3-16</text:p>
          </table:table-cell>
          <table:table-cell office:value-type="string">
            <text:p>/channels/login.do</text:p>
          </table:table-cell>
          <table:table-cell office:value-type="float" office:value="4130">
            <text:p>413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7H43M36.785S">
            <text:p>17:43:36.79</text:p>
          </table:table-cell>
          <table:table-cell office:value-type="string">
            <text:p>TC0002_PlannerB 2-18</text:p>
          </table:table-cell>
          <table:table-cell office:value-type="string">
            <text:p>/channels/login.do</text:p>
          </table:table-cell>
          <table:table-cell office:value-type="float" office:value="4136">
            <text:p>413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7H43M36.748S">
            <text:p>17:43:36.75</text:p>
          </table:table-cell>
          <table:table-cell office:value-type="string">
            <text:p>TC0001_PlannerA 1-19</text:p>
          </table:table-cell>
          <table:table-cell office:value-type="string">
            <text:p>/channels/login.do</text:p>
          </table:table-cell>
          <table:table-cell office:value-type="float" office:value="4212">
            <text:p>421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7H43M38.839S">
            <text:p>17:43:38.84</text:p>
          </table:table-cell>
          <table:table-cell office:value-type="string">
            <text:p>TC0003_PlannerC 3-8</text:p>
          </table:table-cell>
          <table:table-cell office:value-type="string">
            <text:p>/channels/home</text:p>
          </table:table-cell>
          <table:table-cell office:value-type="float" office:value="2142">
            <text:p>214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7H43M40.853S">
            <text:p>17:43:40.85</text:p>
          </table:table-cell>
          <table:table-cell office:value-type="string">
            <text:p>TC0003_PlannerC 3-16</text:p>
          </table:table-cell>
          <table:table-cell office:value-type="string">
            <text:p>/channels/;jsessionid=1197tgiio6kkp17th1n7oib6uq</text:p>
          </table:table-cell>
          <table:table-cell office:value-type="float" office:value="345">
            <text:p>345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7H43M40.866S">
            <text:p>17:43:40.87</text:p>
          </table:table-cell>
          <table:table-cell office:value-type="string">
            <text:p>TC0002_PlannerB 2-18</text:p>
          </table:table-cell>
          <table:table-cell office:value-type="string">
            <text:p>/channels/;jsessionid=1ulf4k4c0axy31vb3lvtfuz2hs</text:p>
          </table:table-cell>
          <table:table-cell office:value-type="float" office:value="343">
            <text:p>34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7H43M40.829S">
            <text:p>17:43:40.83</text:p>
          </table:table-cell>
          <table:table-cell office:value-type="string">
            <text:p>TC0001_PlannerA 1-5</text:p>
          </table:table-cell>
          <table:table-cell office:value-type="string">
            <text:p>/channels/home</text:p>
          </table:table-cell>
          <table:table-cell office:value-type="float" office:value="390">
            <text:p>390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7H43M40.8S">
            <text:p>17:43:40.80</text:p>
          </table:table-cell>
          <table:table-cell office:value-type="string">
            <text:p>TC0002_PlannerB 2-17</text:p>
          </table:table-cell>
          <table:table-cell office:value-type="string">
            <text:p>/channels/;jsessionid=1ulf4k4c0axy31vb3lvtfuz2hs</text:p>
          </table:table-cell>
          <table:table-cell office:value-type="float" office:value="431">
            <text:p>43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7H43M40.674S">
            <text:p>17:43:40.67</text:p>
          </table:table-cell>
          <table:table-cell office:value-type="string">
            <text:p>TC0003_PlannerC 3-17</text:p>
          </table:table-cell>
          <table:table-cell office:value-type="string">
            <text:p>/channels/;jsessionid=1197tgiio6kkp17th1n7oib6uq</text:p>
          </table:table-cell>
          <table:table-cell office:value-type="float" office:value="570">
            <text:p>57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7H43M40.819S">
            <text:p>17:43:40.82</text:p>
          </table:table-cell>
          <table:table-cell office:value-type="string">
            <text:p>TC0001_PlannerA 1-20</text:p>
          </table:table-cell>
          <table:table-cell office:value-type="string">
            <text:p>/channels/</text:p>
          </table:table-cell>
          <table:table-cell office:value-type="float" office:value="444">
            <text:p>44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7H43M40.663S">
            <text:p>17:43:40.66</text:p>
          </table:table-cell>
          <table:table-cell office:value-type="string">
            <text:p>TC0002_PlannerB 2-19</text:p>
          </table:table-cell>
          <table:table-cell office:value-type="string">
            <text:p>/channels/;jsessionid=1ulf4k4c0axy31vb3lvtfuz2hs</text:p>
          </table:table-cell>
          <table:table-cell office:value-type="float" office:value="617">
            <text:p>61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7H43M40.652S">
            <text:p>17:43:40.65</text:p>
          </table:table-cell>
          <table:table-cell office:value-type="string">
            <text:p>TC0001_PlannerA 1-21</text:p>
          </table:table-cell>
          <table:table-cell office:value-type="string">
            <text:p>/channels/</text:p>
          </table:table-cell>
          <table:table-cell office:value-type="float" office:value="639">
            <text:p>63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7H43M40.639S">
            <text:p>17:43:40.64</text:p>
          </table:table-cell>
          <table:table-cell office:value-type="string">
            <text:p>TC0003_PlannerC 3-1</text:p>
          </table:table-cell>
          <table:table-cell office:value-type="string">
            <text:p>/channels/home</text:p>
          </table:table-cell>
          <table:table-cell office:value-type="float" office:value="665">
            <text:p>665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7H43M40.627S">
            <text:p>17:43:40.63</text:p>
          </table:table-cell>
          <table:table-cell office:value-type="string">
            <text:p>TC0002_PlannerB 2-20</text:p>
          </table:table-cell>
          <table:table-cell office:value-type="string">
            <text:p>/channels/;jsessionid=1ulf4k4c0axy31vb3lvtfuz2hs</text:p>
          </table:table-cell>
          <table:table-cell office:value-type="float" office:value="690">
            <text:p>69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7H43M40.555S">
            <text:p>17:43:40.56</text:p>
          </table:table-cell>
          <table:table-cell office:value-type="string">
            <text:p>TC0002_PlannerB 2-21</text:p>
          </table:table-cell>
          <table:table-cell office:value-type="string">
            <text:p>/channels/;jsessionid=1ulf4k4c0axy31vb3lvtfuz2hs</text:p>
          </table:table-cell>
          <table:table-cell office:value-type="float" office:value="774">
            <text:p>77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7H43M40.544S">
            <text:p>17:43:40.54</text:p>
          </table:table-cell>
          <table:table-cell office:value-type="string">
            <text:p>TC0003_PlannerC 3-18</text:p>
          </table:table-cell>
          <table:table-cell office:value-type="string">
            <text:p>/channels/;jsessionid=1197tgiio6kkp17th1n7oib6uq</text:p>
          </table:table-cell>
          <table:table-cell office:value-type="float" office:value="797">
            <text:p>79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7H43M40.487S">
            <text:p>17:43:40.49</text:p>
          </table:table-cell>
          <table:table-cell office:value-type="string">
            <text:p>TC0001_PlannerA 1-22</text:p>
          </table:table-cell>
          <table:table-cell office:value-type="string">
            <text:p>/channels/</text:p>
          </table:table-cell>
          <table:table-cell office:value-type="float" office:value="868">
            <text:p>868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7H43M40.471S">
            <text:p>17:43:40.47</text:p>
          </table:table-cell>
          <table:table-cell office:value-type="string">
            <text:p>TC0002_PlannerB 2-3</text:p>
          </table:table-cell>
          <table:table-cell office:value-type="string">
            <text:p>/channels/home</text:p>
          </table:table-cell>
          <table:table-cell office:value-type="float" office:value="904">
            <text:p>904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7H43M40.416S">
            <text:p>17:43:40.42</text:p>
          </table:table-cell>
          <table:table-cell office:value-type="string">
            <text:p>TC0001_PlannerA 1-18</text:p>
          </table:table-cell>
          <table:table-cell office:value-type="string">
            <text:p>/channels/home</text:p>
          </table:table-cell>
          <table:table-cell office:value-type="float" office:value="964">
            <text:p>96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7H43M40.403S">
            <text:p>17:43:40.40</text:p>
          </table:table-cell>
          <table:table-cell office:value-type="string">
            <text:p>TC0003_PlannerC 3-19</text:p>
          </table:table-cell>
          <table:table-cell office:value-type="string">
            <text:p>/channels/;jsessionid=1197tgiio6kkp17th1n7oib6uq</text:p>
          </table:table-cell>
          <table:table-cell office:value-type="float" office:value="986">
            <text:p>98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7H43M40.317S">
            <text:p>17:43:40.32</text:p>
          </table:table-cell>
          <table:table-cell office:value-type="string">
            <text:p>TC0001_PlannerA 1-23</text:p>
          </table:table-cell>
          <table:table-cell office:value-type="string">
            <text:p>/channels/</text:p>
          </table:table-cell>
          <table:table-cell office:value-type="float" office:value="1086">
            <text:p>108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7H43M40.304S">
            <text:p>17:43:40.30</text:p>
          </table:table-cell>
          <table:table-cell office:value-type="string">
            <text:p>TC0003_PlannerC 3-20</text:p>
          </table:table-cell>
          <table:table-cell office:value-type="string">
            <text:p>/channels/;jsessionid=1197tgiio6kkp17th1n7oib6uq</text:p>
          </table:table-cell>
          <table:table-cell office:value-type="float" office:value="1127">
            <text:p>112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7H43M40.266S">
            <text:p>17:43:40.27</text:p>
          </table:table-cell>
          <table:table-cell office:value-type="string">
            <text:p>TC0002_PlannerB 2-22</text:p>
          </table:table-cell>
          <table:table-cell office:value-type="string">
            <text:p>/channels/;jsessionid=1ulf4k4c0axy31vb3lvtfuz2hs</text:p>
          </table:table-cell>
          <table:table-cell office:value-type="float" office:value="1172">
            <text:p>1172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7H43M40.251S">
            <text:p>17:43:40.25</text:p>
          </table:table-cell>
          <table:table-cell office:value-type="string">
            <text:p>TC0001_PlannerA 1-24</text:p>
          </table:table-cell>
          <table:table-cell office:value-type="string">
            <text:p>/channels/</text:p>
          </table:table-cell>
          <table:table-cell office:value-type="float" office:value="1197">
            <text:p>119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7H43M38.399S">
            <text:p>17:43:38.40</text:p>
          </table:table-cell>
          <table:table-cell office:value-type="string">
            <text:p>TC0003_PlannerC 3-11</text:p>
          </table:table-cell>
          <table:table-cell office:value-type="string">
            <text:p>/channels/home</text:p>
          </table:table-cell>
          <table:table-cell office:value-type="float" office:value="3149">
            <text:p>314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7H43M40.187S">
            <text:p>17:43:40.19</text:p>
          </table:table-cell>
          <table:table-cell office:value-type="string">
            <text:p>TC0002_PlannerB 2-16</text:p>
          </table:table-cell>
          <table:table-cell office:value-type="string">
            <text:p>/channels/home</text:p>
          </table:table-cell>
          <table:table-cell office:value-type="float" office:value="1423">
            <text:p>142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7H43M40.174S">
            <text:p>17:43:40.17</text:p>
          </table:table-cell>
          <table:table-cell office:value-type="string">
            <text:p>TC0003_PlannerC 3-21</text:p>
          </table:table-cell>
          <table:table-cell office:value-type="string">
            <text:p>/channels/;jsessionid=1197tgiio6kkp17th1n7oib6uq</text:p>
          </table:table-cell>
          <table:table-cell office:value-type="float" office:value="1733">
            <text:p>173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7H43M39.297S">
            <text:p>17:43:39.30</text:p>
          </table:table-cell>
          <table:table-cell office:value-type="string">
            <text:p>TC0002_PlannerB 2-29</text:p>
          </table:table-cell>
          <table:table-cell office:value-type="string">
            <text:p>/channels/;jsessionid=1ulf4k4c0axy31vb3lvtfuz2hs</text:p>
          </table:table-cell>
          <table:table-cell office:value-type="float" office:value="2651">
            <text:p>265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7H43M39.417S">
            <text:p>17:43:39.42</text:p>
          </table:table-cell>
          <table:table-cell office:value-type="string">
            <text:p>TC0003_PlannerC 3-26</text:p>
          </table:table-cell>
          <table:table-cell office:value-type="string">
            <text:p>/channels/;jsessionid=1197tgiio6kkp17th1n7oib6uq</text:p>
          </table:table-cell>
          <table:table-cell office:value-type="float" office:value="2575">
            <text:p>2575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7H43M40.097S">
            <text:p>17:43:40.10</text:p>
          </table:table-cell>
          <table:table-cell office:value-type="string">
            <text:p>TC0001_PlannerA 1-25</text:p>
          </table:table-cell>
          <table:table-cell office:value-type="string">
            <text:p>/channels/</text:p>
          </table:table-cell>
          <table:table-cell office:value-type="float" office:value="2103">
            <text:p>210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7H43M40.042S">
            <text:p>17:43:40.04</text:p>
          </table:table-cell>
          <table:table-cell office:value-type="string">
            <text:p>TC0002_PlannerB 2-24</text:p>
          </table:table-cell>
          <table:table-cell office:value-type="string">
            <text:p>/channels/;jsessionid=1ulf4k4c0axy31vb3lvtfuz2hs</text:p>
          </table:table-cell>
          <table:table-cell office:value-type="float" office:value="2170">
            <text:p>217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7H43M40.028S">
            <text:p>17:43:40.03</text:p>
          </table:table-cell>
          <table:table-cell office:value-type="string">
            <text:p>TC0003_PlannerC 3-22</text:p>
          </table:table-cell>
          <table:table-cell office:value-type="string">
            <text:p>/channels/;jsessionid=1197tgiio6kkp17th1n7oib6uq</text:p>
          </table:table-cell>
          <table:table-cell office:value-type="float" office:value="2199">
            <text:p>219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7H43M39.947S">
            <text:p>17:43:39.95</text:p>
          </table:table-cell>
          <table:table-cell office:value-type="string">
            <text:p>TC0003_PlannerC 3-14</text:p>
          </table:table-cell>
          <table:table-cell office:value-type="string">
            <text:p>/channels/home</text:p>
          </table:table-cell>
          <table:table-cell office:value-type="float" office:value="2292">
            <text:p>229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7H43M39.855S">
            <text:p>17:43:39.86</text:p>
          </table:table-cell>
          <table:table-cell office:value-type="string">
            <text:p>TC0001_PlannerA 1-26</text:p>
          </table:table-cell>
          <table:table-cell office:value-type="string">
            <text:p>/channels/</text:p>
          </table:table-cell>
          <table:table-cell office:value-type="float" office:value="2398">
            <text:p>2398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7H43M39.82S">
            <text:p>17:43:39.82</text:p>
          </table:table-cell>
          <table:table-cell office:value-type="string">
            <text:p>TC0003_PlannerC 3-23</text:p>
          </table:table-cell>
          <table:table-cell office:value-type="string">
            <text:p>/channels/;jsessionid=1197tgiio6kkp17th1n7oib6uq</text:p>
          </table:table-cell>
          <table:table-cell office:value-type="float" office:value="2446">
            <text:p>244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7H43M39.807S">
            <text:p>17:43:39.81</text:p>
          </table:table-cell>
          <table:table-cell office:value-type="string">
            <text:p>TC0001_PlannerA 1-17</text:p>
          </table:table-cell>
          <table:table-cell office:value-type="string">
            <text:p>/channels/home</text:p>
          </table:table-cell>
          <table:table-cell office:value-type="float" office:value="2470">
            <text:p>247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7H43M39.762S">
            <text:p>17:43:39.76</text:p>
          </table:table-cell>
          <table:table-cell office:value-type="string">
            <text:p>TC0001_PlannerA 1-27</text:p>
          </table:table-cell>
          <table:table-cell office:value-type="string">
            <text:p>/channels/</text:p>
          </table:table-cell>
          <table:table-cell office:value-type="float" office:value="2534">
            <text:p>253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7H43M39.724S">
            <text:p>17:43:39.72</text:p>
          </table:table-cell>
          <table:table-cell office:value-type="string">
            <text:p>TC0002_PlannerB 2-25</text:p>
          </table:table-cell>
          <table:table-cell office:value-type="string">
            <text:p>/channels/;jsessionid=1ulf4k4c0axy31vb3lvtfuz2hs</text:p>
          </table:table-cell>
          <table:table-cell office:value-type="float" office:value="2582">
            <text:p>2582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7H43M39.687S">
            <text:p>17:43:39.69</text:p>
          </table:table-cell>
          <table:table-cell office:value-type="string">
            <text:p>TC0003_PlannerC 3-24</text:p>
          </table:table-cell>
          <table:table-cell office:value-type="string">
            <text:p>/channels/;jsessionid=1197tgiio6kkp17th1n7oib6uq</text:p>
          </table:table-cell>
          <table:table-cell office:value-type="float" office:value="2629">
            <text:p>262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7H43M39.677S">
            <text:p>17:43:39.68</text:p>
          </table:table-cell>
          <table:table-cell office:value-type="string">
            <text:p>TC0002_PlannerB 2-15</text:p>
          </table:table-cell>
          <table:table-cell office:value-type="string">
            <text:p>/channels/home</text:p>
          </table:table-cell>
          <table:table-cell office:value-type="float" office:value="2656">
            <text:p>265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7H43M39.613S">
            <text:p>17:43:39.61</text:p>
          </table:table-cell>
          <table:table-cell office:value-type="string">
            <text:p>TC0002_PlannerB 2-26</text:p>
          </table:table-cell>
          <table:table-cell office:value-type="string">
            <text:p>/channels/;jsessionid=1ulf4k4c0axy31vb3lvtfuz2hs</text:p>
          </table:table-cell>
          <table:table-cell office:value-type="float" office:value="2731">
            <text:p>273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7H43M39.561S">
            <text:p>17:43:39.56</text:p>
          </table:table-cell>
          <table:table-cell office:value-type="string">
            <text:p>TC0003_PlannerC 3-25</text:p>
          </table:table-cell>
          <table:table-cell office:value-type="string">
            <text:p>/channels/;jsessionid=1197tgiio6kkp17th1n7oib6uq</text:p>
          </table:table-cell>
          <table:table-cell office:value-type="float" office:value="2795">
            <text:p>2795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7H43M39.514S">
            <text:p>17:43:39.51</text:p>
          </table:table-cell>
          <table:table-cell office:value-type="string">
            <text:p>TC0002_PlannerB 2-27</text:p>
          </table:table-cell>
          <table:table-cell office:value-type="string">
            <text:p>/channels/;jsessionid=1ulf4k4c0axy31vb3lvtfuz2hs</text:p>
          </table:table-cell>
          <table:table-cell office:value-type="float" office:value="2850">
            <text:p>285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7H43M39.478S">
            <text:p>17:43:39.48</text:p>
          </table:table-cell>
          <table:table-cell office:value-type="string">
            <text:p>TC0003_PlannerC 3-13</text:p>
          </table:table-cell>
          <table:table-cell office:value-type="string">
            <text:p>/channels/home</text:p>
          </table:table-cell>
          <table:table-cell office:value-type="float" office:value="2900">
            <text:p>290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7H43M39.467S">
            <text:p>17:43:39.47</text:p>
          </table:table-cell>
          <table:table-cell office:value-type="string">
            <text:p>TC0001_PlannerA 1-29</text:p>
          </table:table-cell>
          <table:table-cell office:value-type="string">
            <text:p>/channels/</text:p>
          </table:table-cell>
          <table:table-cell office:value-type="float" office:value="2922">
            <text:p>2922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7H43M39.382S">
            <text:p>17:43:39.38</text:p>
          </table:table-cell>
          <table:table-cell office:value-type="string">
            <text:p>TC0002_PlannerB 2-28</text:p>
          </table:table-cell>
          <table:table-cell office:value-type="string">
            <text:p>/channels/;jsessionid=1ulf4k4c0axy31vb3lvtfuz2hs</text:p>
          </table:table-cell>
          <table:table-cell office:value-type="float" office:value="3019">
            <text:p>301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7H43M39.346S">
            <text:p>17:43:39.35</text:p>
          </table:table-cell>
          <table:table-cell office:value-type="string">
            <text:p>TC0001_PlannerA 1-30</text:p>
          </table:table-cell>
          <table:table-cell office:value-type="string">
            <text:p>/channels/</text:p>
          </table:table-cell>
          <table:table-cell office:value-type="float" office:value="3066">
            <text:p>306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7H43M39.31S">
            <text:p>17:43:39.31</text:p>
          </table:table-cell>
          <table:table-cell office:value-type="string">
            <text:p>TC0003_PlannerC 3-27</text:p>
          </table:table-cell>
          <table:table-cell office:value-type="string">
            <text:p>/channels/;jsessionid=1197tgiio6kkp17th1n7oib6uq</text:p>
          </table:table-cell>
          <table:table-cell office:value-type="float" office:value="3114">
            <text:p>311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7H43M39.263S">
            <text:p>17:43:39.26</text:p>
          </table:table-cell>
          <table:table-cell office:value-type="string">
            <text:p>TC0003_PlannerC 3-28</text:p>
          </table:table-cell>
          <table:table-cell office:value-type="string">
            <text:p>/channels/;jsessionid=1197tgiio6kkp17th1n7oib6uq</text:p>
          </table:table-cell>
          <table:table-cell office:value-type="float" office:value="3172">
            <text:p>3172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7H43M39.239S">
            <text:p>17:43:39.24</text:p>
          </table:table-cell>
          <table:table-cell office:value-type="string">
            <text:p>TC0002_PlannerB 2-30</text:p>
          </table:table-cell>
          <table:table-cell office:value-type="string">
            <text:p>/channels/;jsessionid=1ulf4k4c0axy31vb3lvtfuz2hs</text:p>
          </table:table-cell>
          <table:table-cell office:value-type="float" office:value="3207">
            <text:p>320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7H43M39.189S">
            <text:p>17:43:39.19</text:p>
          </table:table-cell>
          <table:table-cell office:value-type="string">
            <text:p>TC0003_PlannerC 3-5</text:p>
          </table:table-cell>
          <table:table-cell office:value-type="string">
            <text:p>/channels/home</text:p>
          </table:table-cell>
          <table:table-cell office:value-type="float" office:value="3268">
            <text:p>326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7H43M39.181S">
            <text:p>17:43:39.18</text:p>
          </table:table-cell>
          <table:table-cell office:value-type="string">
            <text:p>TC0003_PlannerC 3-29</text:p>
          </table:table-cell>
          <table:table-cell office:value-type="string">
            <text:p>/channels/;jsessionid=1197tgiio6kkp17th1n7oib6uq</text:p>
          </table:table-cell>
          <table:table-cell office:value-type="float" office:value="3288">
            <text:p>3288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7H43M39.253S">
            <text:p>17:43:39.25</text:p>
          </table:table-cell>
          <table:table-cell office:value-type="string">
            <text:p>TC0001_PlannerA 1-28</text:p>
          </table:table-cell>
          <table:table-cell office:value-type="string">
            <text:p>/channels/home</text:p>
          </table:table-cell>
          <table:table-cell office:value-type="float" office:value="3227">
            <text:p>322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7H43M39.114S">
            <text:p>17:43:39.11</text:p>
          </table:table-cell>
          <table:table-cell office:value-type="string">
            <text:p>TC0001_PlannerA 1-16</text:p>
          </table:table-cell>
          <table:table-cell office:value-type="string">
            <text:p>/channels/home</text:p>
          </table:table-cell>
          <table:table-cell office:value-type="float" office:value="3383">
            <text:p>338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7H43M39.077S">
            <text:p>17:43:39.08</text:p>
          </table:table-cell>
          <table:table-cell office:value-type="string">
            <text:p>TC0003_PlannerC 3-12</text:p>
          </table:table-cell>
          <table:table-cell office:value-type="string">
            <text:p>/channels/home</text:p>
          </table:table-cell>
          <table:table-cell office:value-type="float" office:value="3432">
            <text:p>343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7H43M39.103S">
            <text:p>17:43:39.10</text:p>
          </table:table-cell>
          <table:table-cell office:value-type="string">
            <text:p>TC0003_PlannerC 3-30</text:p>
          </table:table-cell>
          <table:table-cell office:value-type="string">
            <text:p>/channels/;jsessionid=1197tgiio6kkp17th1n7oib6uq</text:p>
          </table:table-cell>
          <table:table-cell office:value-type="float" office:value="3420">
            <text:p>342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7H43M39.026S">
            <text:p>17:43:39.03</text:p>
          </table:table-cell>
          <table:table-cell office:value-type="string">
            <text:p>TC0002_PlannerB 2-14</text:p>
          </table:table-cell>
          <table:table-cell office:value-type="string">
            <text:p>/channels/home</text:p>
          </table:table-cell>
          <table:table-cell office:value-type="float" office:value="3510">
            <text:p>351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7H43M38.974S">
            <text:p>17:43:38.97</text:p>
          </table:table-cell>
          <table:table-cell office:value-type="string">
            <text:p>TC0002_PlannerB 2-13</text:p>
          </table:table-cell>
          <table:table-cell office:value-type="string">
            <text:p>/channels/home</text:p>
          </table:table-cell>
          <table:table-cell office:value-type="float" office:value="3575">
            <text:p>357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7H43M38.95S">
            <text:p>17:43:38.95</text:p>
          </table:table-cell>
          <table:table-cell office:value-type="string">
            <text:p>TC0001_PlannerA 1-14</text:p>
          </table:table-cell>
          <table:table-cell office:value-type="string">
            <text:p>/channels/home</text:p>
          </table:table-cell>
          <table:table-cell office:value-type="float" office:value="3610">
            <text:p>361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7H43M38.937S">
            <text:p>17:43:38.94</text:p>
          </table:table-cell>
          <table:table-cell office:value-type="string">
            <text:p>TC0001_PlannerA 1-15</text:p>
          </table:table-cell>
          <table:table-cell office:value-type="string">
            <text:p>/channels/home</text:p>
          </table:table-cell>
          <table:table-cell office:value-type="float" office:value="3636">
            <text:p>363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7H43M38.918S">
            <text:p>17:43:38.92</text:p>
          </table:table-cell>
          <table:table-cell office:value-type="string">
            <text:p>TC0002_PlannerB 2-12</text:p>
          </table:table-cell>
          <table:table-cell office:value-type="string">
            <text:p>/channels/home</text:p>
          </table:table-cell>
          <table:table-cell office:value-type="float" office:value="3672">
            <text:p>367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7H43M38.908S">
            <text:p>17:43:38.91</text:p>
          </table:table-cell>
          <table:table-cell office:value-type="string">
            <text:p>TC0002_PlannerB 2-11</text:p>
          </table:table-cell>
          <table:table-cell office:value-type="string">
            <text:p>/channels/home</text:p>
          </table:table-cell>
          <table:table-cell office:value-type="float" office:value="3696">
            <text:p>369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7H43M38.898S">
            <text:p>17:43:38.90</text:p>
          </table:table-cell>
          <table:table-cell office:value-type="string">
            <text:p>TC0003_PlannerC 3-10</text:p>
          </table:table-cell>
          <table:table-cell office:value-type="string">
            <text:p>/channels/home</text:p>
          </table:table-cell>
          <table:table-cell office:value-type="float" office:value="3725">
            <text:p>372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7H43M38.886S">
            <text:p>17:43:38.89</text:p>
          </table:table-cell>
          <table:table-cell office:value-type="string">
            <text:p>TC0003_PlannerC 3-9</text:p>
          </table:table-cell>
          <table:table-cell office:value-type="string">
            <text:p>/channels/home</text:p>
          </table:table-cell>
          <table:table-cell office:value-type="float" office:value="3752">
            <text:p>375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7H43M38.874S">
            <text:p>17:43:38.87</text:p>
          </table:table-cell>
          <table:table-cell office:value-type="string">
            <text:p>TC0001_PlannerA 1-13</text:p>
          </table:table-cell>
          <table:table-cell office:value-type="string">
            <text:p>/channels/home</text:p>
          </table:table-cell>
          <table:table-cell office:value-type="float" office:value="3775">
            <text:p>377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7H43M38.863S">
            <text:p>17:43:38.86</text:p>
          </table:table-cell>
          <table:table-cell office:value-type="string">
            <text:p>TC0002_PlannerB 2-10</text:p>
          </table:table-cell>
          <table:table-cell office:value-type="string">
            <text:p>/channels/home</text:p>
          </table:table-cell>
          <table:table-cell office:value-type="float" office:value="3799">
            <text:p>379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7H43M38.851S">
            <text:p>17:43:38.85</text:p>
          </table:table-cell>
          <table:table-cell office:value-type="string">
            <text:p>TC0001_PlannerA 1-12</text:p>
          </table:table-cell>
          <table:table-cell office:value-type="string">
            <text:p>/channels/home</text:p>
          </table:table-cell>
          <table:table-cell office:value-type="float" office:value="3829">
            <text:p>382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7H43M38.827S">
            <text:p>17:43:38.83</text:p>
          </table:table-cell>
          <table:table-cell office:value-type="string">
            <text:p>TC0002_PlannerB 2-9</text:p>
          </table:table-cell>
          <table:table-cell office:value-type="string">
            <text:p>/channels/home</text:p>
          </table:table-cell>
          <table:table-cell office:value-type="float" office:value="3860">
            <text:p>386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7H43M38.815S">
            <text:p>17:43:38.82</text:p>
          </table:table-cell>
          <table:table-cell office:value-type="string">
            <text:p>TC0001_PlannerA 1-11</text:p>
          </table:table-cell>
          <table:table-cell office:value-type="string">
            <text:p>/channels/home</text:p>
          </table:table-cell>
          <table:table-cell office:value-type="float" office:value="3886">
            <text:p>388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7H43M38.803S">
            <text:p>17:43:38.80</text:p>
          </table:table-cell>
          <table:table-cell office:value-type="string">
            <text:p>TC0003_PlannerC 3-7</text:p>
          </table:table-cell>
          <table:table-cell office:value-type="string">
            <text:p>/channels/home</text:p>
          </table:table-cell>
          <table:table-cell office:value-type="float" office:value="3927">
            <text:p>392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7H43M38.794S">
            <text:p>17:43:38.79</text:p>
          </table:table-cell>
          <table:table-cell office:value-type="string">
            <text:p>TC0002_PlannerB 2-7</text:p>
          </table:table-cell>
          <table:table-cell office:value-type="string">
            <text:p>/channels/home</text:p>
          </table:table-cell>
          <table:table-cell office:value-type="float" office:value="3943">
            <text:p>394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7H43M38.785S">
            <text:p>17:43:38.79</text:p>
          </table:table-cell>
          <table:table-cell office:value-type="string">
            <text:p>TC0001_PlannerA 1-10</text:p>
          </table:table-cell>
          <table:table-cell office:value-type="string">
            <text:p>/channels/home</text:p>
          </table:table-cell>
          <table:table-cell office:value-type="float" office:value="3960">
            <text:p>396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7H43M38.76S">
            <text:p>17:43:38.76</text:p>
          </table:table-cell>
          <table:table-cell office:value-type="string">
            <text:p>TC0001_PlannerA 1-9</text:p>
          </table:table-cell>
          <table:table-cell office:value-type="string">
            <text:p>/channels/home</text:p>
          </table:table-cell>
          <table:table-cell office:value-type="float" office:value="3996">
            <text:p>399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7H43M40.905S">
            <text:p>17:43:40.91</text:p>
          </table:table-cell>
          <table:table-cell office:value-type="string">
            <text:p>TC0001_PlannerA 1-19</text:p>
          </table:table-cell>
          <table:table-cell office:value-type="string">
            <text:p>/channels/</text:p>
          </table:table-cell>
          <table:table-cell office:value-type="float" office:value="1830">
            <text:p>183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7H43M38.75S">
            <text:p>17:43:38.75</text:p>
          </table:table-cell>
          <table:table-cell office:value-type="string">
            <text:p>TC0003_PlannerC 3-6</text:p>
          </table:table-cell>
          <table:table-cell office:value-type="string">
            <text:p>/channels/home</text:p>
          </table:table-cell>
          <table:table-cell office:value-type="float" office:value="4033">
            <text:p>403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7H43M38.736S">
            <text:p>17:43:38.74</text:p>
          </table:table-cell>
          <table:table-cell office:value-type="string">
            <text:p>TC0002_PlannerB 2-8</text:p>
          </table:table-cell>
          <table:table-cell office:value-type="string">
            <text:p>/channels/home</text:p>
          </table:table-cell>
          <table:table-cell office:value-type="float" office:value="4057">
            <text:p>405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7H43M38.7S">
            <text:p>17:43:38.70</text:p>
          </table:table-cell>
          <table:table-cell office:value-type="string">
            <text:p>TC0001_PlannerA 1-8</text:p>
          </table:table-cell>
          <table:table-cell office:value-type="string">
            <text:p>/channels/home</text:p>
          </table:table-cell>
          <table:table-cell office:value-type="float" office:value="4104">
            <text:p>410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7H43M38.683S">
            <text:p>17:43:38.68</text:p>
          </table:table-cell>
          <table:table-cell office:value-type="string">
            <text:p>TC0003_PlannerC 3-4</text:p>
          </table:table-cell>
          <table:table-cell office:value-type="string">
            <text:p>/channels/;jsessionid=1197tgiio6kkp17th1n7oib6uq</text:p>
          </table:table-cell>
          <table:table-cell office:value-type="float" office:value="4142">
            <text:p>4142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7H43M38.312S">
            <text:p>17:43:38.31</text:p>
          </table:table-cell>
          <table:table-cell office:value-type="string">
            <text:p>TC0002_PlannerB 2-6</text:p>
          </table:table-cell>
          <table:table-cell office:value-type="string">
            <text:p>/channels/;jsessionid=1ulf4k4c0axy31vb3lvtfuz2hs</text:p>
          </table:table-cell>
          <table:table-cell office:value-type="float" office:value="4526">
            <text:p>452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7H43M38.301S">
            <text:p>17:43:38.30</text:p>
          </table:table-cell>
          <table:table-cell office:value-type="string">
            <text:p>TC0001_PlannerA 1-4</text:p>
          </table:table-cell>
          <table:table-cell office:value-type="string">
            <text:p>/channels/home</text:p>
          </table:table-cell>
          <table:table-cell office:value-type="float" office:value="4549">
            <text:p>4549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7H43M36.742S">
            <text:p>17:43:36.74</text:p>
          </table:table-cell>
          <table:table-cell office:value-type="string">
            <text:p>TC0003_PlannerC 3-15</text:p>
          </table:table-cell>
          <table:table-cell office:value-type="string">
            <text:p>/channels/login.do</text:p>
          </table:table-cell>
          <table:table-cell office:value-type="float" office:value="6170">
            <text:p>617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7H43M40.107S">
            <text:p>17:43:40.11</text:p>
          </table:table-cell>
          <table:table-cell office:value-type="string">
            <text:p>TC0002_PlannerB 2-23</text:p>
          </table:table-cell>
          <table:table-cell office:value-type="string">
            <text:p>/channels/;jsessionid=1ulf4k4c0axy31vb3lvtfuz2hs</text:p>
          </table:table-cell>
          <table:table-cell office:value-type="float" office:value="2784">
            <text:p>278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7H43M41.431S">
            <text:p>17:43:41.43</text:p>
          </table:table-cell>
          <table:table-cell office:value-type="string">
            <text:p>TC0002_PlannerB 2-22</text:p>
          </table:table-cell>
          <table:table-cell office:value-type="string">
            <text:p>/channels/home</text:p>
          </table:table-cell>
          <table:table-cell office:value-type="float" office:value="1613">
            <text:p>161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7H43M38.718S">
            <text:p>17:43:38.72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4452">
            <text:p>4452</text:p>
          </table:table-cell>
          <table:table-cell office:value-type="string">
            <text:p>Warning</text:p>
          </table:table-cell>
          <table:table-cell office:value-type="float" office:value="12588">
            <text:p>12588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7H43M43.127S">
            <text:p>17:43:43.13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7H43M41.211S">
            <text:p>17:43:41.21</text:p>
          </table:table-cell>
          <table:table-cell office:value-type="string">
            <text:p>TC0002_PlannerB 2-18</text:p>
          </table:table-cell>
          <table:table-cell office:value-type="string">
            <text:p>/channels/home</text:p>
          </table:table-cell>
          <table:table-cell office:value-type="float" office:value="1949">
            <text:p>194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7H43M43.136S">
            <text:p>17:43:43.14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7H43M43.149S">
            <text:p>17:43:43.15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7H43M43.162S">
            <text:p>17:43:43.16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7H43M43.173S">
            <text:p>17:43:43.17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7H43M43.188S">
            <text:p>17:43:43.19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7H43M43.2S">
            <text:p>17:43:43.20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7H43M43.212S">
            <text:p>17:43:43.21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7H43M43.225S">
            <text:p>17:43:43.23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7H43M43.236S">
            <text:p>17:43:43.24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7H43M43.245S">
            <text:p>17:43:43.25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7H43M43.257S">
            <text:p>17:43:43.26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7H43M43.269S">
            <text:p>17:43:43.27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7H43M43.281S">
            <text:p>17:43:43.28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7H43M41.388S">
            <text:p>17:43:41.39</text:p>
          </table:table-cell>
          <table:table-cell office:value-type="string">
            <text:p>TC0003_PlannerC 3-19</text:p>
          </table:table-cell>
          <table:table-cell office:value-type="string">
            <text:p>/channels/home</text:p>
          </table:table-cell>
          <table:table-cell office:value-type="float" office:value="1939">
            <text:p>193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7H43M43.293S">
            <text:p>17:43:43.29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7H43M41.353S">
            <text:p>17:43:41.35</text:p>
          </table:table-cell>
          <table:table-cell office:value-type="string">
            <text:p>TC0001_PlannerA 1-22</text:p>
          </table:table-cell>
          <table:table-cell office:value-type="string">
            <text:p>/channels/home</text:p>
          </table:table-cell>
          <table:table-cell office:value-type="float" office:value="1986">
            <text:p>198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7H43M43.304S">
            <text:p>17:43:43.30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7H43M43.317S">
            <text:p>17:43:43.32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7H43M41.339S">
            <text:p>17:43:41.34</text:p>
          </table:table-cell>
          <table:table-cell office:value-type="string">
            <text:p>TC0003_PlannerC 3-18</text:p>
          </table:table-cell>
          <table:table-cell office:value-type="string">
            <text:p>/channels/home</text:p>
          </table:table-cell>
          <table:table-cell office:value-type="float" office:value="2013">
            <text:p>201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7H43M41.328S">
            <text:p>17:43:41.33</text:p>
          </table:table-cell>
          <table:table-cell office:value-type="string">
            <text:p>TC0002_PlannerB 2-21</text:p>
          </table:table-cell>
          <table:table-cell office:value-type="string">
            <text:p>/channels/home</text:p>
          </table:table-cell>
          <table:table-cell office:value-type="float" office:value="2033">
            <text:p>203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7H43M43.325S">
            <text:p>17:43:43.33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7H43M41.316S">
            <text:p>17:43:41.32</text:p>
          </table:table-cell>
          <table:table-cell office:value-type="string">
            <text:p>TC0002_PlannerB 2-20</text:p>
          </table:table-cell>
          <table:table-cell office:value-type="string">
            <text:p>/channels/home</text:p>
          </table:table-cell>
          <table:table-cell office:value-type="float" office:value="2060">
            <text:p>206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7H43M43.34S">
            <text:p>17:43:43.34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7H43M41.292S">
            <text:p>17:43:41.29</text:p>
          </table:table-cell>
          <table:table-cell office:value-type="string">
            <text:p>TC0001_PlannerA 1-21</text:p>
          </table:table-cell>
          <table:table-cell office:value-type="string">
            <text:p>/channels/home</text:p>
          </table:table-cell>
          <table:table-cell office:value-type="float" office:value="2096">
            <text:p>209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7H43M43.354S">
            <text:p>17:43:43.35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7H43M41.28S">
            <text:p>17:43:41.28</text:p>
          </table:table-cell>
          <table:table-cell office:value-type="string">
            <text:p>TC0002_PlannerB 2-19</text:p>
          </table:table-cell>
          <table:table-cell office:value-type="string">
            <text:p>/channels/home</text:p>
          </table:table-cell>
          <table:table-cell office:value-type="float" office:value="2122">
            <text:p>212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7H43M43.368S">
            <text:p>17:43:43.37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7H43M41.263S">
            <text:p>17:43:41.26</text:p>
          </table:table-cell>
          <table:table-cell office:value-type="string">
            <text:p>TC0001_PlannerA 1-20</text:p>
          </table:table-cell>
          <table:table-cell office:value-type="string">
            <text:p>/channels/home</text:p>
          </table:table-cell>
          <table:table-cell office:value-type="float" office:value="2154">
            <text:p>215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7H43M43.383S">
            <text:p>17:43:43.38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7H43M41.244S">
            <text:p>17:43:41.24</text:p>
          </table:table-cell>
          <table:table-cell office:value-type="string">
            <text:p>TC0003_PlannerC 3-17</text:p>
          </table:table-cell>
          <table:table-cell office:value-type="string">
            <text:p>/channels/home</text:p>
          </table:table-cell>
          <table:table-cell office:value-type="float" office:value="2183">
            <text:p>218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7H43M43.395S">
            <text:p>17:43:43.40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7H43M41.232S">
            <text:p>17:43:41.23</text:p>
          </table:table-cell>
          <table:table-cell office:value-type="string">
            <text:p>TC0002_PlannerB 2-17</text:p>
          </table:table-cell>
          <table:table-cell office:value-type="string">
            <text:p>/channels/home</text:p>
          </table:table-cell>
          <table:table-cell office:value-type="float" office:value="2214">
            <text:p>221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7H43M43.407S">
            <text:p>17:43:43.41</text:p>
          </table:table-cell>
          <table:table-cell office:value-type="string">
            <text:p>TC0002_PlannerB 2-2</text:p>
          </table:table-cell>
          <table:table-cell office:value-type="string">
            <text:p>/channels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7H43M43.426S">
            <text:p>17:43:43.43</text:p>
          </table:table-cell>
          <table:table-cell office:value-type="string">
            <text:p>TC0002_PlannerB 2-2</text:p>
          </table:table-cell>
          <table:table-cell office:value-type="string">
            <text:p>/channels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7H43M41.401S">
            <text:p>17:43:41.40</text:p>
          </table:table-cell>
          <table:table-cell office:value-type="string">
            <text:p>TC0001_PlannerA 1-23</text:p>
          </table:table-cell>
          <table:table-cell office:value-type="string">
            <text:p>/channels/home</text:p>
          </table:table-cell>
          <table:table-cell office:value-type="float" office:value="2063">
            <text:p>206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7H43M43.435S">
            <text:p>17:43:43.44</text:p>
          </table:table-cell>
          <table:table-cell office:value-type="string">
            <text:p>TC0002_PlannerB 2-2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7H43M41.429S">
            <text:p>17:43:41.43</text:p>
          </table:table-cell>
          <table:table-cell office:value-type="string">
            <text:p>TC0003_PlannerC 3-20</text:p>
          </table:table-cell>
          <table:table-cell office:value-type="string">
            <text:p>/channels/home</text:p>
          </table:table-cell>
          <table:table-cell office:value-type="float" office:value="2057">
            <text:p>205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7H43M41.199S">
            <text:p>17:43:41.20</text:p>
          </table:table-cell>
          <table:table-cell office:value-type="string">
            <text:p>TC0003_PlannerC 3-16</text:p>
          </table:table-cell>
          <table:table-cell office:value-type="string">
            <text:p>/channels/home</text:p>
          </table:table-cell>
          <table:table-cell office:value-type="float" office:value="2342">
            <text:p>234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7H43M42.793S">
            <text:p>17:43:42.79</text:p>
          </table:table-cell>
          <table:table-cell office:value-type="string">
            <text:p>TC0002_PlannerB 2-6</text:p>
          </table:table-cell>
          <table:table-cell office:value-type="string">
            <text:p>/channels/home</text:p>
          </table:table-cell>
          <table:table-cell office:value-type="float" office:value="926">
            <text:p>92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7H43M42.78S">
            <text:p>17:43:42.78</text:p>
          </table:table-cell>
          <table:table-cell office:value-type="string">
            <text:p>TC0003_PlannerC 3-4</text:p>
          </table:table-cell>
          <table:table-cell office:value-type="string">
            <text:p>/channels/home</text:p>
          </table:table-cell>
          <table:table-cell office:value-type="float" office:value="954">
            <text:p>95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7H43M42.728S">
            <text:p>17:43:42.73</text:p>
          </table:table-cell>
          <table:table-cell office:value-type="string">
            <text:p>TC0001_PlannerA 1-19</text:p>
          </table:table-cell>
          <table:table-cell office:value-type="string">
            <text:p>/channels/home</text:p>
          </table:table-cell>
          <table:table-cell office:value-type="float" office:value="1049">
            <text:p>104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7H43M42.874S">
            <text:p>17:43:42.87</text:p>
          </table:table-cell>
          <table:table-cell office:value-type="string">
            <text:p>TC0002_PlannerB 2-23</text:p>
          </table:table-cell>
          <table:table-cell office:value-type="string">
            <text:p>/channels/home</text:p>
          </table:table-cell>
          <table:table-cell office:value-type="float" office:value="920">
            <text:p>92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7H43M42.848S">
            <text:p>17:43:42.85</text:p>
          </table:table-cell>
          <table:table-cell office:value-type="string">
            <text:p>TC0003_PlannerC 3-15</text:p>
          </table:table-cell>
          <table:table-cell office:value-type="string">
            <text:p>/channels/;jsessionid=1197tgiio6kkp17th1n7oib6uq</text:p>
          </table:table-cell>
          <table:table-cell office:value-type="float" office:value="1003">
            <text:p>100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7H43M42.493S">
            <text:p>17:43:42.49</text:p>
          </table:table-cell>
          <table:table-cell office:value-type="string">
            <text:p>TC0003_PlannerC 3-30</text:p>
          </table:table-cell>
          <table:table-cell office:value-type="string">
            <text:p>/channels/home</text:p>
          </table:table-cell>
          <table:table-cell office:value-type="float" office:value="1464">
            <text:p>146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7H43M42.409S">
            <text:p>17:43:42.41</text:p>
          </table:table-cell>
          <table:table-cell office:value-type="string">
            <text:p>TC0003_PlannerC 3-28</text:p>
          </table:table-cell>
          <table:table-cell office:value-type="string">
            <text:p>/channels/home</text:p>
          </table:table-cell>
          <table:table-cell office:value-type="float" office:value="1683">
            <text:p>168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7H43M42.443S">
            <text:p>17:43:42.44</text:p>
          </table:table-cell>
          <table:table-cell office:value-type="string">
            <text:p>TC0003_PlannerC 3-29</text:p>
          </table:table-cell>
          <table:table-cell office:value-type="string">
            <text:p>/channels/home</text:p>
          </table:table-cell>
          <table:table-cell office:value-type="float" office:value="1660">
            <text:p>166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7H43M42.419S">
            <text:p>17:43:42.42</text:p>
          </table:table-cell>
          <table:table-cell office:value-type="string">
            <text:p>TC0002_PlannerB 2-30</text:p>
          </table:table-cell>
          <table:table-cell office:value-type="string">
            <text:p>/channels/home</text:p>
          </table:table-cell>
          <table:table-cell office:value-type="float" office:value="1709">
            <text:p>170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7H43M42.361S">
            <text:p>17:43:42.36</text:p>
          </table:table-cell>
          <table:table-cell office:value-type="string">
            <text:p>TC0001_PlannerA 1-29</text:p>
          </table:table-cell>
          <table:table-cell office:value-type="string">
            <text:p>/channels/home</text:p>
          </table:table-cell>
          <table:table-cell office:value-type="float" office:value="1841">
            <text:p>1841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7H43M42.374S">
            <text:p>17:43:42.37</text:p>
          </table:table-cell>
          <table:table-cell office:value-type="string">
            <text:p>TC0002_PlannerB 2-28</text:p>
          </table:table-cell>
          <table:table-cell office:value-type="string">
            <text:p>/channels/home</text:p>
          </table:table-cell>
          <table:table-cell office:value-type="float" office:value="1864">
            <text:p>186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7H43M42.337S">
            <text:p>17:43:42.34</text:p>
          </table:table-cell>
          <table:table-cell office:value-type="string">
            <text:p>TC0002_PlannerB 2-27</text:p>
          </table:table-cell>
          <table:table-cell office:value-type="string">
            <text:p>/channels/home</text:p>
          </table:table-cell>
          <table:table-cell office:value-type="float" office:value="1948">
            <text:p>194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7H43M42.397S">
            <text:p>17:43:42.40</text:p>
          </table:table-cell>
          <table:table-cell office:value-type="string">
            <text:p>TC0003_PlannerC 3-27</text:p>
          </table:table-cell>
          <table:table-cell office:value-type="string">
            <text:p>/channels/home</text:p>
          </table:table-cell>
          <table:table-cell office:value-type="float" office:value="1890">
            <text:p>189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7H43M42.198S">
            <text:p>17:43:42.20</text:p>
          </table:table-cell>
          <table:table-cell office:value-type="string">
            <text:p>TC0002_PlannerB 2-24</text:p>
          </table:table-cell>
          <table:table-cell office:value-type="string">
            <text:p>/channels/home</text:p>
          </table:table-cell>
          <table:table-cell office:value-type="float" office:value="2155">
            <text:p>215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7H43M42.21S">
            <text:p>17:43:42.21</text:p>
          </table:table-cell>
          <table:table-cell office:value-type="string">
            <text:p>TC0003_PlannerC 3-22</text:p>
          </table:table-cell>
          <table:table-cell office:value-type="string">
            <text:p>/channels/home</text:p>
          </table:table-cell>
          <table:table-cell office:value-type="float" office:value="2163">
            <text:p>216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7H43M42.329S">
            <text:p>17:43:42.33</text:p>
          </table:table-cell>
          <table:table-cell office:value-type="string">
            <text:p>TC0003_PlannerC 3-25</text:p>
          </table:table-cell>
          <table:table-cell office:value-type="string">
            <text:p>/channels/home</text:p>
          </table:table-cell>
          <table:table-cell office:value-type="float" office:value="2142">
            <text:p>214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7H43M42.386S">
            <text:p>17:43:42.39</text:p>
          </table:table-cell>
          <table:table-cell office:value-type="string">
            <text:p>TC0001_PlannerA 1-30</text:p>
          </table:table-cell>
          <table:table-cell office:value-type="string">
            <text:p>/channels/home</text:p>
          </table:table-cell>
          <table:table-cell office:value-type="float" office:value="2092">
            <text:p>209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7H43M42.318S">
            <text:p>17:43:42.32</text:p>
          </table:table-cell>
          <table:table-cell office:value-type="string">
            <text:p>TC0002_PlannerB 2-26</text:p>
          </table:table-cell>
          <table:table-cell office:value-type="string">
            <text:p>/channels/home</text:p>
          </table:table-cell>
          <table:table-cell office:value-type="float" office:value="2180">
            <text:p>218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7H43M42.294S">
            <text:p>17:43:42.29</text:p>
          </table:table-cell>
          <table:table-cell office:value-type="string">
            <text:p>TC0003_PlannerC 3-24</text:p>
          </table:table-cell>
          <table:table-cell office:value-type="string">
            <text:p>/channels/home</text:p>
          </table:table-cell>
          <table:table-cell office:value-type="float" office:value="2210">
            <text:p>221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7H43M42.284S">
            <text:p>17:43:42.28</text:p>
          </table:table-cell>
          <table:table-cell office:value-type="string">
            <text:p>TC0002_PlannerB 2-25</text:p>
          </table:table-cell>
          <table:table-cell office:value-type="string">
            <text:p>/channels/home</text:p>
          </table:table-cell>
          <table:table-cell office:value-type="float" office:value="2232">
            <text:p>223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7H43M42.274S">
            <text:p>17:43:42.27</text:p>
          </table:table-cell>
          <table:table-cell office:value-type="string">
            <text:p>TC0001_PlannerA 1-27</text:p>
          </table:table-cell>
          <table:table-cell office:value-type="string">
            <text:p>/channels/home</text:p>
          </table:table-cell>
          <table:table-cell office:value-type="float" office:value="2255">
            <text:p>225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7H43M42.245S">
            <text:p>17:43:42.25</text:p>
          </table:table-cell>
          <table:table-cell office:value-type="string">
            <text:p>TC0003_PlannerC 3-23</text:p>
          </table:table-cell>
          <table:table-cell office:value-type="string">
            <text:p>/channels/home</text:p>
          </table:table-cell>
          <table:table-cell office:value-type="float" office:value="2295">
            <text:p>229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7H43M42.233S">
            <text:p>17:43:42.23</text:p>
          </table:table-cell>
          <table:table-cell office:value-type="string">
            <text:p>TC0001_PlannerA 1-26</text:p>
          </table:table-cell>
          <table:table-cell office:value-type="string">
            <text:p>/channels/home</text:p>
          </table:table-cell>
          <table:table-cell office:value-type="float" office:value="2321">
            <text:p>2321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7H43M42.189S">
            <text:p>17:43:42.19</text:p>
          </table:table-cell>
          <table:table-cell office:value-type="string">
            <text:p>TC0001_PlannerA 1-25</text:p>
          </table:table-cell>
          <table:table-cell office:value-type="string">
            <text:p>/channels/home</text:p>
          </table:table-cell>
          <table:table-cell office:value-type="float" office:value="2395">
            <text:p>239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7H43M41.971S">
            <text:p>17:43:41.97</text:p>
          </table:table-cell>
          <table:table-cell office:value-type="string">
            <text:p>TC0003_PlannerC 3-26</text:p>
          </table:table-cell>
          <table:table-cell office:value-type="string">
            <text:p>/channels/home</text:p>
          </table:table-cell>
          <table:table-cell office:value-type="float" office:value="2633">
            <text:p>263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7H43M41.926S">
            <text:p>17:43:41.93</text:p>
          </table:table-cell>
          <table:table-cell office:value-type="string">
            <text:p>TC0002_PlannerB 2-29</text:p>
          </table:table-cell>
          <table:table-cell office:value-type="string">
            <text:p>/channels/home</text:p>
          </table:table-cell>
          <table:table-cell office:value-type="float" office:value="2764">
            <text:p>276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7H43M41.898S">
            <text:p>17:43:41.90</text:p>
          </table:table-cell>
          <table:table-cell office:value-type="string">
            <text:p>TC0003_PlannerC 3-21</text:p>
          </table:table-cell>
          <table:table-cell office:value-type="string">
            <text:p>/channels/home</text:p>
          </table:table-cell>
          <table:table-cell office:value-type="float" office:value="2803">
            <text:p>280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7H43M41.441S">
            <text:p>17:43:41.44</text:p>
          </table:table-cell>
          <table:table-cell office:value-type="string">
            <text:p>TC0001_PlannerA 1-24</text:p>
          </table:table-cell>
          <table:table-cell office:value-type="string">
            <text:p>/channels/home</text:p>
          </table:table-cell>
          <table:table-cell office:value-type="float" office:value="3332">
            <text:p>333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7H43M43.84S">
            <text:p>17:43:43.84</text:p>
          </table:table-cell>
          <table:table-cell office:value-type="string">
            <text:p>TC0003_PlannerC 3-15</text:p>
          </table:table-cell>
          <table:table-cell office:value-type="string">
            <text:p>/channels/home</text:p>
          </table:table-cell>
          <table:table-cell office:value-type="float" office:value="1204">
            <text:p>120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7H43M37.667S">
            <text:p>17:43:37.67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8484">
            <text:p>8484</text:p>
          </table:table-cell>
          <table:table-cell office:value-type="string">
            <text:p>Success</text:p>
          </table:table-cell>
          <table:table-cell office:value-type="float" office:value="217984">
            <text:p>217984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7H43M43.519S">
            <text:p>17:43:43.52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583">
            <text:p>2583</text:p>
          </table:table-cell>
          <table:table-cell office:value-type="string">
            <text:p>Success</text:p>
          </table:table-cell>
          <table:table-cell office:value-type="float" office:value="217998">
            <text:p>217998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7H43M38.926S">
            <text:p>17:43:38.93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7278">
            <text:p>7278</text:p>
          </table:table-cell>
          <table:table-cell office:value-type="string">
            <text:p>Success</text:p>
          </table:table-cell>
          <table:table-cell office:value-type="float" office:value="217998">
            <text:p>217998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7H43M42.804S">
            <text:p>17:43:42.80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629">
            <text:p>3629</text:p>
          </table:table-cell>
          <table:table-cell office:value-type="string">
            <text:p>Success</text:p>
          </table:table-cell>
          <table:table-cell office:value-type="float" office:value="217984">
            <text:p>217984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7H43M36.59S">
            <text:p>17:43:36.59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9923">
            <text:p>9923</text:p>
          </table:table-cell>
          <table:table-cell office:value-type="string">
            <text:p>Success</text:p>
          </table:table-cell>
          <table:table-cell office:value-type="float" office:value="218726">
            <text:p>218726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7H43M42.704S">
            <text:p>17:43:42.70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807">
            <text:p>3807</text:p>
          </table:table-cell>
          <table:table-cell office:value-type="string">
            <text:p>Success</text:p>
          </table:table-cell>
          <table:table-cell office:value-type="float" office:value="218000">
            <text:p>218000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7H43M38.962S">
            <text:p>17:43:38.96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7736">
            <text:p>7736</text:p>
          </table:table-cell>
          <table:table-cell office:value-type="string">
            <text:p>Success</text:p>
          </table:table-cell>
          <table:table-cell office:value-type="float" office:value="217998">
            <text:p>217998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7H43M43.303S">
            <text:p>17:43:43.30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3352">
            <text:p>3352</text:p>
          </table:table-cell>
          <table:table-cell office:value-type="string">
            <text:p>Success</text:p>
          </table:table-cell>
          <table:table-cell office:value-type="float" office:value="218005">
            <text:p>218005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7H43M36.824S">
            <text:p>17:43:36.82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9968">
            <text:p>9968</text:p>
          </table:table-cell>
          <table:table-cell office:value-type="string">
            <text:p>Success</text:p>
          </table:table-cell>
          <table:table-cell office:value-type="float" office:value="217987">
            <text:p>217987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7H43M42.752S">
            <text:p>17:43:42.75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3994">
            <text:p>3994</text:p>
          </table:table-cell>
          <table:table-cell office:value-type="string">
            <text:p>Success</text:p>
          </table:table-cell>
          <table:table-cell office:value-type="float" office:value="218003">
            <text:p>218003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7H43M39.937S">
            <text:p>17:43:39.94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6838">
            <text:p>6838</text:p>
          </table:table-cell>
          <table:table-cell office:value-type="string">
            <text:p>Success</text:p>
          </table:table-cell>
          <table:table-cell office:value-type="float" office:value="217999">
            <text:p>217999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7H43M43.137S">
            <text:p>17:43:43.14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3761">
            <text:p>3761</text:p>
          </table:table-cell>
          <table:table-cell office:value-type="string">
            <text:p>Success</text:p>
          </table:table-cell>
          <table:table-cell office:value-type="float" office:value="218006">
            <text:p>218006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7H43M44.183S">
            <text:p>17:43:44.18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2712">
            <text:p>2712</text:p>
          </table:table-cell>
          <table:table-cell office:value-type="string">
            <text:p>Success</text:p>
          </table:table-cell>
          <table:table-cell office:value-type="float" office:value="218003">
            <text:p>218003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7H43M44.265S">
            <text:p>17:43:44.27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2627">
            <text:p>2627</text:p>
          </table:table-cell>
          <table:table-cell office:value-type="string">
            <text:p>Success</text:p>
          </table:table-cell>
          <table:table-cell office:value-type="float" office:value="218001">
            <text:p>218001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7H43M43.938S">
            <text:p>17:43:43.94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2955">
            <text:p>2955</text:p>
          </table:table-cell>
          <table:table-cell office:value-type="string">
            <text:p>Success</text:p>
          </table:table-cell>
          <table:table-cell office:value-type="float" office:value="218008">
            <text:p>218008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7H43M41.508S">
            <text:p>17:43:41.51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5420">
            <text:p>5420</text:p>
          </table:table-cell>
          <table:table-cell office:value-type="string">
            <text:p>Success</text:p>
          </table:table-cell>
          <table:table-cell office:value-type="float" office:value="217999">
            <text:p>217999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7H43M38.707S">
            <text:p>17:43:38.71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8325">
            <text:p>8325</text:p>
          </table:table-cell>
          <table:table-cell office:value-type="string">
            <text:p>Success</text:p>
          </table:table-cell>
          <table:table-cell office:value-type="float" office:value="217992">
            <text:p>217992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7H43M44.524S">
            <text:p>17:43:44.52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2512">
            <text:p>2512</text:p>
          </table:table-cell>
          <table:table-cell office:value-type="string">
            <text:p>Success</text:p>
          </table:table-cell>
          <table:table-cell office:value-type="float" office:value="218048">
            <text:p>218048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7H43M44.501S">
            <text:p>17:43:44.50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2546">
            <text:p>2546</text:p>
          </table:table-cell>
          <table:table-cell office:value-type="string">
            <text:p>Success</text:p>
          </table:table-cell>
          <table:table-cell office:value-type="float" office:value="218055">
            <text:p>218055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7H43M42.222S">
            <text:p>17:43:42.2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4978">
            <text:p>4978</text:p>
          </table:table-cell>
          <table:table-cell office:value-type="string">
            <text:p>Success</text:p>
          </table:table-cell>
          <table:table-cell office:value-type="float" office:value="218047">
            <text:p>218047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7H43M44.267S">
            <text:p>17:43:44.27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2928">
            <text:p>2928</text:p>
          </table:table-cell>
          <table:table-cell office:value-type="string">
            <text:p>Success</text:p>
          </table:table-cell>
          <table:table-cell office:value-type="float" office:value="218056">
            <text:p>218056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7H43M39.125S">
            <text:p>17:43:39.13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8127">
            <text:p>8127</text:p>
          </table:table-cell>
          <table:table-cell office:value-type="string">
            <text:p>Success</text:p>
          </table:table-cell>
          <table:table-cell office:value-type="float" office:value="218000">
            <text:p>218000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7H43M39.574S">
            <text:p>17:43:39.57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7685">
            <text:p>7685</text:p>
          </table:table-cell>
          <table:table-cell office:value-type="string">
            <text:p>Success</text:p>
          </table:table-cell>
          <table:table-cell office:value-type="float" office:value="217999">
            <text:p>217999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7H43M41.378S">
            <text:p>17:43:41.38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5881">
            <text:p>5881</text:p>
          </table:table-cell>
          <table:table-cell office:value-type="string">
            <text:p>Success</text:p>
          </table:table-cell>
          <table:table-cell office:value-type="float" office:value="218054">
            <text:p>218054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7H43M43.352S">
            <text:p>17:43:43.35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928">
            <text:p>3928</text:p>
          </table:table-cell>
          <table:table-cell office:value-type="string">
            <text:p>Success</text:p>
          </table:table-cell>
          <table:table-cell office:value-type="float" office:value="218129">
            <text:p>218129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7H43M42.621S">
            <text:p>17:43:42.62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4713">
            <text:p>4713</text:p>
          </table:table-cell>
          <table:table-cell office:value-type="string">
            <text:p>Success</text:p>
          </table:table-cell>
          <table:table-cell office:value-type="float" office:value="218048">
            <text:p>218048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7H43M39.089S">
            <text:p>17:43:39.09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8329">
            <text:p>8329</text:p>
          </table:table-cell>
          <table:table-cell office:value-type="string">
            <text:p>Success</text:p>
          </table:table-cell>
          <table:table-cell office:value-type="float" office:value="218001">
            <text:p>218001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7H43M44.737S">
            <text:p>17:43:44.74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2626">
            <text:p>2626</text:p>
          </table:table-cell>
          <table:table-cell office:value-type="string">
            <text:p>Success</text:p>
          </table:table-cell>
          <table:table-cell office:value-type="float" office:value="218005">
            <text:p>218005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7H43M43.423S">
            <text:p>17:43:43.42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4015">
            <text:p>4015</text:p>
          </table:table-cell>
          <table:table-cell office:value-type="string">
            <text:p>Success</text:p>
          </table:table-cell>
          <table:table-cell office:value-type="float" office:value="218050">
            <text:p>218050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7H43M43.464S">
            <text:p>17:43:43.46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4057">
            <text:p>4057</text:p>
          </table:table-cell>
          <table:table-cell office:value-type="string">
            <text:p>Success</text:p>
          </table:table-cell>
          <table:table-cell office:value-type="float" office:value="218011">
            <text:p>218011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7H43M43.759S">
            <text:p>17:43:43.76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785">
            <text:p>3785</text:p>
          </table:table-cell>
          <table:table-cell office:value-type="string">
            <text:p>Success</text:p>
          </table:table-cell>
          <table:table-cell office:value-type="float" office:value="218056">
            <text:p>218056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7H43M42.43S">
            <text:p>17:43:42.43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5136">
            <text:p>5136</text:p>
          </table:table-cell>
          <table:table-cell office:value-type="string">
            <text:p>Success</text:p>
          </table:table-cell>
          <table:table-cell office:value-type="float" office:value="218014">
            <text:p>218014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7H43M45.034S">
            <text:p>17:43:45.03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511">
            <text:p>2511</text:p>
          </table:table-cell>
          <table:table-cell office:value-type="string">
            <text:p>Success</text:p>
          </table:table-cell>
          <table:table-cell office:value-type="float" office:value="218098">
            <text:p>218098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7H43M44.453S">
            <text:p>17:43:44.45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3888">
            <text:p>3888</text:p>
          </table:table-cell>
          <table:table-cell office:value-type="string">
            <text:p>Success</text:p>
          </table:table-cell>
          <table:table-cell office:value-type="float" office:value="218057">
            <text:p>218057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7H43M42.505S">
            <text:p>17:43:42.51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5959">
            <text:p>5959</text:p>
          </table:table-cell>
          <table:table-cell office:value-type="string">
            <text:p>Success</text:p>
          </table:table-cell>
          <table:table-cell office:value-type="float" office:value="218016">
            <text:p>218016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7H43M41.602S">
            <text:p>17:43:41.60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6941">
            <text:p>6941</text:p>
          </table:table-cell>
          <table:table-cell office:value-type="string">
            <text:p>Success</text:p>
          </table:table-cell>
          <table:table-cell office:value-type="float" office:value="218096">
            <text:p>218096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7H43M42.763S">
            <text:p>17:43:42.76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5867">
            <text:p>5867</text:p>
          </table:table-cell>
          <table:table-cell office:value-type="string">
            <text:p>Success</text:p>
          </table:table-cell>
          <table:table-cell office:value-type="float" office:value="218006">
            <text:p>218006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7H43M44.475S">
            <text:p>17:43:44.48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4135">
            <text:p>4135</text:p>
          </table:table-cell>
          <table:table-cell office:value-type="string">
            <text:p>Success</text:p>
          </table:table-cell>
          <table:table-cell office:value-type="float" office:value="218012">
            <text:p>218012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7H43M42.64S">
            <text:p>17:43:42.64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6031">
            <text:p>6031</text:p>
          </table:table-cell>
          <table:table-cell office:value-type="string">
            <text:p>Success</text:p>
          </table:table-cell>
          <table:table-cell office:value-type="float" office:value="218054">
            <text:p>218054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7H43M42.715S">
            <text:p>17:43:42.7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5967">
            <text:p>5967</text:p>
          </table:table-cell>
          <table:table-cell office:value-type="string">
            <text:p>Success</text:p>
          </table:table-cell>
          <table:table-cell office:value-type="float" office:value="218008">
            <text:p>218008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7H43M42.608S">
            <text:p>17:43:42.61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6076">
            <text:p>6076</text:p>
          </table:table-cell>
          <table:table-cell office:value-type="string">
            <text:p>Success</text:p>
          </table:table-cell>
          <table:table-cell office:value-type="float" office:value="218140">
            <text:p>218140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7H43M42.554S">
            <text:p>17:43:42.55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6140">
            <text:p>6140</text:p>
          </table:table-cell>
          <table:table-cell office:value-type="string">
            <text:p>Success</text:p>
          </table:table-cell>
          <table:table-cell office:value-type="float" office:value="218012">
            <text:p>218012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7H43M41.374S">
            <text:p>17:43:41.37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7342">
            <text:p>7342</text:p>
          </table:table-cell>
          <table:table-cell office:value-type="string">
            <text:p>Success</text:p>
          </table:table-cell>
          <table:table-cell office:value-type="float" office:value="218006">
            <text:p>218006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7H43M42.741S">
            <text:p>17:43:42.74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6004">
            <text:p>6004</text:p>
          </table:table-cell>
          <table:table-cell office:value-type="string">
            <text:p>Success</text:p>
          </table:table-cell>
          <table:table-cell office:value-type="float" office:value="218016">
            <text:p>218016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7H43M43.338S">
            <text:p>17:43:43.34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5406">
            <text:p>5406</text:p>
          </table:table-cell>
          <table:table-cell office:value-type="string">
            <text:p>Success</text:p>
          </table:table-cell>
          <table:table-cell office:value-type="float" office:value="218017">
            <text:p>218017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7H43M42.465S">
            <text:p>17:43:42.4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6308">
            <text:p>6308</text:p>
          </table:table-cell>
          <table:table-cell office:value-type="string">
            <text:p>Success</text:p>
          </table:table-cell>
          <table:table-cell office:value-type="float" office:value="218015">
            <text:p>218015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7H43M43.441S">
            <text:p>17:43:43.44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5333">
            <text:p>5333</text:p>
          </table:table-cell>
          <table:table-cell office:value-type="string">
            <text:p>Success</text:p>
          </table:table-cell>
          <table:table-cell office:value-type="float" office:value="218012">
            <text:p>218012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7H43M44.655S">
            <text:p>17:43:44.66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4110">
            <text:p>4110</text:p>
          </table:table-cell>
          <table:table-cell office:value-type="string">
            <text:p>Success</text:p>
          </table:table-cell>
          <table:table-cell office:value-type="float" office:value="218101">
            <text:p>218101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7H43M42.567S">
            <text:p>17:43:42.57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6267">
            <text:p>6267</text:p>
          </table:table-cell>
          <table:table-cell office:value-type="string">
            <text:p>Success</text:p>
          </table:table-cell>
          <table:table-cell office:value-type="float" office:value="218056">
            <text:p>218056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7H43M43.363S">
            <text:p>17:43:43.36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5488">
            <text:p>5488</text:p>
          </table:table-cell>
          <table:table-cell office:value-type="string">
            <text:p>Success</text:p>
          </table:table-cell>
          <table:table-cell office:value-type="float" office:value="218144">
            <text:p>218144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7H43M43.377S">
            <text:p>17:43:43.3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5513">
            <text:p>5513</text:p>
          </table:table-cell>
          <table:table-cell office:value-type="string">
            <text:p>Success</text:p>
          </table:table-cell>
          <table:table-cell office:value-type="float" office:value="218137">
            <text:p>218137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7H43M40.949S">
            <text:p>17:43:40.95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7970">
            <text:p>7970</text:p>
          </table:table-cell>
          <table:table-cell office:value-type="string">
            <text:p>Success</text:p>
          </table:table-cell>
          <table:table-cell office:value-type="float" office:value="218025">
            <text:p>218025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7H43M44.667S">
            <text:p>17:43:44.67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4228">
            <text:p>4228</text:p>
          </table:table-cell>
          <table:table-cell office:value-type="string">
            <text:p>Success</text:p>
          </table:table-cell>
          <table:table-cell office:value-type="float" office:value="218052">
            <text:p>218052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7H43M44.085S">
            <text:p>17:43:44.09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4937">
            <text:p>4937</text:p>
          </table:table-cell>
          <table:table-cell office:value-type="string">
            <text:p>Success</text:p>
          </table:table-cell>
          <table:table-cell office:value-type="float" office:value="218136">
            <text:p>218136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7H43M43.778S">
            <text:p>17:43:43.78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5251">
            <text:p>5251</text:p>
          </table:table-cell>
          <table:table-cell office:value-type="string">
            <text:p>Success</text:p>
          </table:table-cell>
          <table:table-cell office:value-type="float" office:value="218028">
            <text:p>218028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7H43M42.478S">
            <text:p>17:43:42.48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6582">
            <text:p>6582</text:p>
          </table:table-cell>
          <table:table-cell office:value-type="string">
            <text:p>Success</text:p>
          </table:table-cell>
          <table:table-cell office:value-type="float" office:value="218066">
            <text:p>218066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7H43M44.488S">
            <text:p>17:43:44.49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4545">
            <text:p>4545</text:p>
          </table:table-cell>
          <table:table-cell office:value-type="string">
            <text:p>Success</text:p>
          </table:table-cell>
          <table:table-cell office:value-type="float" office:value="218020">
            <text:p>218020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7H43M42.257S">
            <text:p>17:43:42.26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6816">
            <text:p>6816</text:p>
          </table:table-cell>
          <table:table-cell office:value-type="string">
            <text:p>Success</text:p>
          </table:table-cell>
          <table:table-cell office:value-type="float" office:value="218016">
            <text:p>218016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7H43M43.316S">
            <text:p>17:43:43.32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5799">
            <text:p>5799</text:p>
          </table:table-cell>
          <table:table-cell office:value-type="string">
            <text:p>Success</text:p>
          </table:table-cell>
          <table:table-cell office:value-type="float" office:value="218019">
            <text:p>218019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7H43M42.647S">
            <text:p>17:43:42.65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6523">
            <text:p>6523</text:p>
          </table:table-cell>
          <table:table-cell office:value-type="string">
            <text:p>Success</text:p>
          </table:table-cell>
          <table:table-cell office:value-type="float" office:value="218140">
            <text:p>218140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7H43M44.219S">
            <text:p>17:43:44.22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4931">
            <text:p>4931</text:p>
          </table:table-cell>
          <table:table-cell office:value-type="string">
            <text:p>Success</text:p>
          </table:table-cell>
          <table:table-cell office:value-type="float" office:value="218029">
            <text:p>218029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7H43M44.333S">
            <text:p>17:43:44.33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4820">
            <text:p>4820</text:p>
          </table:table-cell>
          <table:table-cell office:value-type="string">
            <text:p>Success</text:p>
          </table:table-cell>
          <table:table-cell office:value-type="float" office:value="218032">
            <text:p>218032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7H43M43.029S">
            <text:p>17:43:43.03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6161">
            <text:p>6161</text:p>
          </table:table-cell>
          <table:table-cell office:value-type="string">
            <text:p>Success</text:p>
          </table:table-cell>
          <table:table-cell office:value-type="float" office:value="218021">
            <text:p>218021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7H43M43.701S">
            <text:p>17:43:43.70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5497">
            <text:p>5497</text:p>
          </table:table-cell>
          <table:table-cell office:value-type="string">
            <text:p>Success</text:p>
          </table:table-cell>
          <table:table-cell office:value-type="float" office:value="218102">
            <text:p>218102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7H43M44.108S">
            <text:p>17:43:44.11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5119">
            <text:p>5119</text:p>
          </table:table-cell>
          <table:table-cell office:value-type="string">
            <text:p>Success</text:p>
          </table:table-cell>
          <table:table-cell office:value-type="float" office:value="218103">
            <text:p>218103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7H43M44.57S">
            <text:p>17:43:44.57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4653">
            <text:p>4653</text:p>
          </table:table-cell>
          <table:table-cell office:value-type="string">
            <text:p>Success</text:p>
          </table:table-cell>
          <table:table-cell office:value-type="float" office:value="218063">
            <text:p>218063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7H43M42.543S">
            <text:p>17:43:42.54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6713">
            <text:p>6713</text:p>
          </table:table-cell>
          <table:table-cell office:value-type="string">
            <text:p>Success</text:p>
          </table:table-cell>
          <table:table-cell office:value-type="float" office:value="218102">
            <text:p>218102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7H43M43.717S">
            <text:p>17:43:43.72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5523">
            <text:p>5523</text:p>
          </table:table-cell>
          <table:table-cell office:value-type="string">
            <text:p>Success</text:p>
          </table:table-cell>
          <table:table-cell office:value-type="float" office:value="218142">
            <text:p>218142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7H43M42.584S">
            <text:p>17:43:42.58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6699">
            <text:p>6699</text:p>
          </table:table-cell>
          <table:table-cell office:value-type="string">
            <text:p>Success</text:p>
          </table:table-cell>
          <table:table-cell office:value-type="float" office:value="218030">
            <text:p>218030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7H43M42.529S">
            <text:p>17:43:42.53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6760">
            <text:p>6760</text:p>
          </table:table-cell>
          <table:table-cell office:value-type="string">
            <text:p>Success</text:p>
          </table:table-cell>
          <table:table-cell office:value-type="float" office:value="218105">
            <text:p>218105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7H43M41.22S">
            <text:p>17:43:41.22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8077">
            <text:p>8077</text:p>
          </table:table-cell>
          <table:table-cell office:value-type="string">
            <text:p>Success</text:p>
          </table:table-cell>
          <table:table-cell office:value-type="float" office:value="218056">
            <text:p>218056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7H43M42.69S">
            <text:p>17:43:42.69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6652">
            <text:p>6652</text:p>
          </table:table-cell>
          <table:table-cell office:value-type="string">
            <text:p>Success</text:p>
          </table:table-cell>
          <table:table-cell office:value-type="float" office:value="218141">
            <text:p>218141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7H43M44.352S">
            <text:p>17:43:44.35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4983">
            <text:p>4983</text:p>
          </table:table-cell>
          <table:table-cell office:value-type="string">
            <text:p>Success</text:p>
          </table:table-cell>
          <table:table-cell office:value-type="float" office:value="218147">
            <text:p>218147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7H43M44.469S">
            <text:p>17:43:44.47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4859">
            <text:p>4859</text:p>
          </table:table-cell>
          <table:table-cell office:value-type="string">
            <text:p>Success</text:p>
          </table:table-cell>
          <table:table-cell office:value-type="float" office:value="218152">
            <text:p>218152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7H43M42.454S">
            <text:p>17:43:42.45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6928">
            <text:p>6928</text:p>
          </table:table-cell>
          <table:table-cell office:value-type="string">
            <text:p>Success</text:p>
          </table:table-cell>
          <table:table-cell office:value-type="float" office:value="218070">
            <text:p>218070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7H43M43.394S">
            <text:p>17:43:43.39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5982">
            <text:p>5982</text:p>
          </table:table-cell>
          <table:table-cell office:value-type="string">
            <text:p>Success</text:p>
          </table:table-cell>
          <table:table-cell office:value-type="float" office:value="218150">
            <text:p>218150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7H43M44.512S">
            <text:p>17:43:44.51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4861">
            <text:p>4861</text:p>
          </table:table-cell>
          <table:table-cell office:value-type="string">
            <text:p>Success</text:p>
          </table:table-cell>
          <table:table-cell office:value-type="float" office:value="218071">
            <text:p>218071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7H43M42.35S">
            <text:p>17:43:42.35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7053">
            <text:p>7053</text:p>
          </table:table-cell>
          <table:table-cell office:value-type="string">
            <text:p>Success</text:p>
          </table:table-cell>
          <table:table-cell office:value-type="float" office:value="218093">
            <text:p>218093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7H43M44.554S">
            <text:p>17:43:44.55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4821">
            <text:p>4821</text:p>
          </table:table-cell>
          <table:table-cell office:value-type="string">
            <text:p>Success</text:p>
          </table:table-cell>
          <table:table-cell office:value-type="float" office:value="218152">
            <text:p>218152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7H43M42.661S">
            <text:p>17:43:42.66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6756">
            <text:p>6756</text:p>
          </table:table-cell>
          <table:table-cell office:value-type="string">
            <text:p>Success</text:p>
          </table:table-cell>
          <table:table-cell office:value-type="float" office:value="218070">
            <text:p>218070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7H43M42.597S">
            <text:p>17:43:42.60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6825">
            <text:p>6825</text:p>
          </table:table-cell>
          <table:table-cell office:value-type="string">
            <text:p>Success</text:p>
          </table:table-cell>
          <table:table-cell office:value-type="float" office:value="218073">
            <text:p>218073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7H43M43.404S">
            <text:p>17:43:43.40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6001">
            <text:p>6001</text:p>
          </table:table-cell>
          <table:table-cell office:value-type="string">
            <text:p>Success</text:p>
          </table:table-cell>
          <table:table-cell office:value-type="float" office:value="218146">
            <text:p>218146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7H43M42.305S">
            <text:p>17:43:42.31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7119">
            <text:p>7119</text:p>
          </table:table-cell>
          <table:table-cell office:value-type="string">
            <text:p>Success</text:p>
          </table:table-cell>
          <table:table-cell office:value-type="float" office:value="218147">
            <text:p>218147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7H43M44.073S">
            <text:p>17:43:44.07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5334">
            <text:p>5334</text:p>
          </table:table-cell>
          <table:table-cell office:value-type="string">
            <text:p>Success</text:p>
          </table:table-cell>
          <table:table-cell office:value-type="float" office:value="218068">
            <text:p>218068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7H43M44.448S">
            <text:p>17:43:44.45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4957">
            <text:p>4957</text:p>
          </table:table-cell>
          <table:table-cell office:value-type="string">
            <text:p>Success</text:p>
          </table:table-cell>
          <table:table-cell office:value-type="float" office:value="218053">
            <text:p>218053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7H43M42.518S">
            <text:p>17:43:42.52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6915">
            <text:p>6915</text:p>
          </table:table-cell>
          <table:table-cell office:value-type="string">
            <text:p>Success</text:p>
          </table:table-cell>
          <table:table-cell office:value-type="float" office:value="218013">
            <text:p>218013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7H43M42.696S">
            <text:p>17:43:42.70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6737">
            <text:p>6737</text:p>
          </table:table-cell>
          <table:table-cell office:value-type="string">
            <text:p>Success</text:p>
          </table:table-cell>
          <table:table-cell office:value-type="float" office:value="218114">
            <text:p>218114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7H43M43.329S">
            <text:p>17:43:43.33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6092">
            <text:p>6092</text:p>
          </table:table-cell>
          <table:table-cell office:value-type="string">
            <text:p>Success</text:p>
          </table:table-cell>
          <table:table-cell office:value-type="float" office:value="218152">
            <text:p>218152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7H43M41.302S">
            <text:p>17:43:41.30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8158">
            <text:p>8158</text:p>
          </table:table-cell>
          <table:table-cell office:value-type="string">
            <text:p>Success</text:p>
          </table:table-cell>
          <table:table-cell office:value-type="float" office:value="217997">
            <text:p>217997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7H43M46.136S">
            <text:p>17:43:46.14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4938">
            <text:p>4938</text:p>
          </table:table-cell>
          <table:table-cell office:value-type="string">
            <text:p>Success</text:p>
          </table:table-cell>
          <table:table-cell office:value-type="float" office:value="73258">
            <text:p>73258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7H43M49.117S">
            <text:p>17:43:49.12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2064">
            <text:p>2064</text:p>
          </table:table-cell>
          <table:table-cell office:value-type="string">
            <text:p>Success</text:p>
          </table:table-cell>
          <table:table-cell office:value-type="float" office:value="73262">
            <text:p>73262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7H43M49.348S">
            <text:p>17:43:49.35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846">
            <text:p>1846</text:p>
          </table:table-cell>
          <table:table-cell office:value-type="string">
            <text:p>Success</text:p>
          </table:table-cell>
          <table:table-cell office:value-type="float" office:value="73267">
            <text:p>73267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7H43M47.168S">
            <text:p>17:43:47.17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4265">
            <text:p>4265</text:p>
          </table:table-cell>
          <table:table-cell office:value-type="string">
            <text:p>Success</text:p>
          </table:table-cell>
          <table:table-cell office:value-type="float" office:value="73277">
            <text:p>73277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7H43M49.371S">
            <text:p>17:43:49.37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2384">
            <text:p>2384</text:p>
          </table:table-cell>
          <table:table-cell office:value-type="string">
            <text:p>Success</text:p>
          </table:table-cell>
          <table:table-cell office:value-type="float" office:value="73271">
            <text:p>73271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7H43M48.852S">
            <text:p>17:43:48.85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033">
            <text:p>3033</text:p>
          </table:table-cell>
          <table:table-cell office:value-type="string">
            <text:p>Success</text:p>
          </table:table-cell>
          <table:table-cell office:value-type="float" office:value="73287">
            <text:p>73287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7H43M47.484S">
            <text:p>17:43:47.48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4638">
            <text:p>4638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7H43M47.245S">
            <text:p>17:43:47.25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4885">
            <text:p>4885</text:p>
          </table:table-cell>
          <table:table-cell office:value-type="string">
            <text:p>Success</text:p>
          </table:table-cell>
          <table:table-cell office:value-type="float" office:value="73291">
            <text:p>73291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7H43M48.408S">
            <text:p>17:43:48.41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723">
            <text:p>3723</text:p>
          </table:table-cell>
          <table:table-cell office:value-type="string">
            <text:p>Success</text:p>
          </table:table-cell>
          <table:table-cell office:value-type="float" office:value="73281">
            <text:p>73281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7H43M47.198S">
            <text:p>17:43:47.20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4947">
            <text:p>4947</text:p>
          </table:table-cell>
          <table:table-cell office:value-type="string">
            <text:p>Success</text:p>
          </table:table-cell>
          <table:table-cell office:value-type="float" office:value="73296">
            <text:p>73296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7H43M46.677S">
            <text:p>17:43:46.68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5477">
            <text:p>5477</text:p>
          </table:table-cell>
          <table:table-cell office:value-type="string">
            <text:p>Success</text:p>
          </table:table-cell>
          <table:table-cell office:value-type="float" office:value="73289">
            <text:p>73289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7H43M49.114S">
            <text:p>17:43:49.11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3035">
            <text:p>3035</text:p>
          </table:table-cell>
          <table:table-cell office:value-type="string">
            <text:p>Success</text:p>
          </table:table-cell>
          <table:table-cell office:value-type="float" office:value="73287">
            <text:p>73287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7H43M51.179S">
            <text:p>17:43:51.18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957">
            <text:p>95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7H43M51.174S">
            <text:p>17:43:51.17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970">
            <text:p>970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7H43M52.124S">
            <text:p>17:43:52.12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723">
            <text:p>723</text:p>
          </table:table-cell>
          <table:table-cell office:value-type="string">
            <text:p>Success</text:p>
          </table:table-cell>
          <table:table-cell office:value-type="float" office:value="35262">
            <text:p>35262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7H43M48.654S">
            <text:p>17:43:48.65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4242">
            <text:p>4242</text:p>
          </table:table-cell>
          <table:table-cell office:value-type="string">
            <text:p>Success</text:p>
          </table:table-cell>
          <table:table-cell office:value-type="float" office:value="73323">
            <text:p>73323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7H43M49.38S">
            <text:p>17:43:49.38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3538">
            <text:p>3538</text:p>
          </table:table-cell>
          <table:table-cell office:value-type="string">
            <text:p>Success</text:p>
          </table:table-cell>
          <table:table-cell office:value-type="float" office:value="73325">
            <text:p>73325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7H43M49.19S">
            <text:p>17:43:49.19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3728">
            <text:p>3728</text:p>
          </table:table-cell>
          <table:table-cell office:value-type="string">
            <text:p>Success</text:p>
          </table:table-cell>
          <table:table-cell office:value-type="float" office:value="73297">
            <text:p>73297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7H43M46.865S">
            <text:p>17:43:46.87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6065">
            <text:p>6065</text:p>
          </table:table-cell>
          <table:table-cell office:value-type="string">
            <text:p>Success</text:p>
          </table:table-cell>
          <table:table-cell office:value-type="float" office:value="73287">
            <text:p>73287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7H43M51.861S">
            <text:p>17:43:51.86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064">
            <text:p>1064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7H43M47.282S">
            <text:p>17:43:47.28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5690">
            <text:p>5690</text:p>
          </table:table-cell>
          <table:table-cell office:value-type="string">
            <text:p>Success</text:p>
          </table:table-cell>
          <table:table-cell office:value-type="float" office:value="73325">
            <text:p>73325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7H43M49.198S">
            <text:p>17:43:49.20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923">
            <text:p>3923</text:p>
          </table:table-cell>
          <table:table-cell office:value-type="string">
            <text:p>Success</text:p>
          </table:table-cell>
          <table:table-cell office:value-type="float" office:value="73325">
            <text:p>73325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7H43M52.935S">
            <text:p>17:43:52.94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7H43M52.887S">
            <text:p>17:43:52.89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81">
            <text:p>281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7H43M46.868S">
            <text:p>17:43:46.87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6363">
            <text:p>6363</text:p>
          </table:table-cell>
          <table:table-cell office:value-type="string">
            <text:p>Success</text:p>
          </table:table-cell>
          <table:table-cell office:value-type="float" office:value="73287">
            <text:p>73287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7H43M49.377S">
            <text:p>17:43:49.38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3847">
            <text:p>3847</text:p>
          </table:table-cell>
          <table:table-cell office:value-type="string">
            <text:p>Success</text:p>
          </table:table-cell>
          <table:table-cell office:value-type="float" office:value="73286">
            <text:p>73286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7H43M51.048S">
            <text:p>17:43:51.05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184">
            <text:p>2184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7H43M49.114S">
            <text:p>17:43:49.11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4133">
            <text:p>4133</text:p>
          </table:table-cell>
          <table:table-cell office:value-type="string">
            <text:p>Success</text:p>
          </table:table-cell>
          <table:table-cell office:value-type="float" office:value="73321">
            <text:p>73321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7H43M47.025S">
            <text:p>17:43:47.03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6233">
            <text:p>6233</text:p>
          </table:table-cell>
          <table:table-cell office:value-type="string">
            <text:p>Success</text:p>
          </table:table-cell>
          <table:table-cell office:value-type="float" office:value="73345">
            <text:p>73345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7H43M49.16S">
            <text:p>17:43:49.16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4096">
            <text:p>4096</text:p>
          </table:table-cell>
          <table:table-cell office:value-type="string">
            <text:p>Success</text:p>
          </table:table-cell>
          <table:table-cell office:value-type="float" office:value="73292">
            <text:p>73292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7H43M46.065S">
            <text:p>17:43:46.07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7214">
            <text:p>7214</text:p>
          </table:table-cell>
          <table:table-cell office:value-type="string">
            <text:p>Success</text:p>
          </table:table-cell>
          <table:table-cell office:value-type="float" office:value="73343">
            <text:p>73343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7H43M48.616S">
            <text:p>17:43:48.62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649">
            <text:p>4649</text:p>
          </table:table-cell>
          <table:table-cell office:value-type="string">
            <text:p>Success</text:p>
          </table:table-cell>
          <table:table-cell office:value-type="float" office:value="73349">
            <text:p>73349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7H43M46.865S">
            <text:p>17:43:46.87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6538">
            <text:p>6538</text:p>
          </table:table-cell>
          <table:table-cell office:value-type="string">
            <text:p>Success</text:p>
          </table:table-cell>
          <table:table-cell office:value-type="float" office:value="73325">
            <text:p>73325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7H43M49.36S">
            <text:p>17:43:49.36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4041">
            <text:p>4041</text:p>
          </table:table-cell>
          <table:table-cell office:value-type="string">
            <text:p>Success</text:p>
          </table:table-cell>
          <table:table-cell office:value-type="float" office:value="73291">
            <text:p>73291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7H43M53.36S">
            <text:p>17:43:53.36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7H43M52.094S">
            <text:p>17:43:52.09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543">
            <text:p>1543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7H43M49.374S">
            <text:p>17:43:49.37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4325">
            <text:p>4325</text:p>
          </table:table-cell>
          <table:table-cell office:value-type="string">
            <text:p>Success</text:p>
          </table:table-cell>
          <table:table-cell office:value-type="float" office:value="73296">
            <text:p>73296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7H43M46.87S">
            <text:p>17:43:46.87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6836">
            <text:p>6836</text:p>
          </table:table-cell>
          <table:table-cell office:value-type="string">
            <text:p>Success</text:p>
          </table:table-cell>
          <table:table-cell office:value-type="float" office:value="73321">
            <text:p>73321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7H43M46.618S">
            <text:p>17:43:46.62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7092">
            <text:p>7092</text:p>
          </table:table-cell>
          <table:table-cell office:value-type="string">
            <text:p>Success</text:p>
          </table:table-cell>
          <table:table-cell office:value-type="float" office:value="73321">
            <text:p>73321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7H43M48.984S">
            <text:p>17:43:48.98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4747">
            <text:p>4747</text:p>
          </table:table-cell>
          <table:table-cell office:value-type="string">
            <text:p>Success</text:p>
          </table:table-cell>
          <table:table-cell office:value-type="float" office:value="73277">
            <text:p>73277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7H43M49.195S">
            <text:p>17:43:49.20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4549">
            <text:p>4549</text:p>
          </table:table-cell>
          <table:table-cell office:value-type="string">
            <text:p>Success</text:p>
          </table:table-cell>
          <table:table-cell office:value-type="float" office:value="73321">
            <text:p>73321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7H43M46.086S">
            <text:p>17:43:46.09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7683">
            <text:p>7683</text:p>
          </table:table-cell>
          <table:table-cell office:value-type="string">
            <text:p>Success</text:p>
          </table:table-cell>
          <table:table-cell office:value-type="float" office:value="73277">
            <text:p>73277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7H43M49.393S">
            <text:p>17:43:49.39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4357">
            <text:p>4357</text:p>
          </table:table-cell>
          <table:table-cell office:value-type="string">
            <text:p>Success</text:p>
          </table:table-cell>
          <table:table-cell office:value-type="float" office:value="73327">
            <text:p>73327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7H43M48.69S">
            <text:p>17:43:48.69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5068">
            <text:p>5068</text:p>
          </table:table-cell>
          <table:table-cell office:value-type="string">
            <text:p>Success</text:p>
          </table:table-cell>
          <table:table-cell office:value-type="float" office:value="73301">
            <text:p>73301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7H43M52.117S">
            <text:p>17:43:52.12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616">
            <text:p>1616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7H43M48.576S">
            <text:p>17:43:48.58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5193">
            <text:p>5193</text:p>
          </table:table-cell>
          <table:table-cell office:value-type="string">
            <text:p>Success</text:p>
          </table:table-cell>
          <table:table-cell office:value-type="float" office:value="73325">
            <text:p>73325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7H43M53.213S">
            <text:p>17:43:53.21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518">
            <text:p>518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7H43M47.015S">
            <text:p>17:43:47.02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8010">
            <text:p>8010</text:p>
          </table:table-cell>
          <table:table-cell office:value-type="string">
            <text:p>Success</text:p>
          </table:table-cell>
          <table:table-cell office:value-type="float" office:value="73287">
            <text:p>73287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7H43M49.015S">
            <text:p>17:43:49.02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6006">
            <text:p>6006</text:p>
          </table:table-cell>
          <table:table-cell office:value-type="string">
            <text:p>Success</text:p>
          </table:table-cell>
          <table:table-cell office:value-type="float" office:value="73345">
            <text:p>73345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7H43M49.346S">
            <text:p>17:43:49.35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5739">
            <text:p>5739</text:p>
          </table:table-cell>
          <table:table-cell office:value-type="string">
            <text:p>Success</text:p>
          </table:table-cell>
          <table:table-cell office:value-type="float" office:value="73301">
            <text:p>73301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7H43M51.407S">
            <text:p>17:43:51.41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655">
            <text:p>3655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7H43M53.654S">
            <text:p>17:43:53.65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384">
            <text:p>1384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7H43M47.178S">
            <text:p>17:43:47.18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7914">
            <text:p>7914</text:p>
          </table:table-cell>
          <table:table-cell office:value-type="string">
            <text:p>Success</text:p>
          </table:table-cell>
          <table:table-cell office:value-type="float" office:value="73329">
            <text:p>73329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7H43M49.225S">
            <text:p>17:43:49.23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5862">
            <text:p>5862</text:p>
          </table:table-cell>
          <table:table-cell office:value-type="string">
            <text:p>Success</text:p>
          </table:table-cell>
          <table:table-cell office:value-type="float" office:value="73292">
            <text:p>73292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7H43M52.891S">
            <text:p>17:43:52.89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182">
            <text:p>2182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7H43M53.187S">
            <text:p>17:43:53.19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888">
            <text:p>1888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7H43M46.867S">
            <text:p>17:43:46.87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8258">
            <text:p>8258</text:p>
          </table:table-cell>
          <table:table-cell office:value-type="string">
            <text:p>Success</text:p>
          </table:table-cell>
          <table:table-cell office:value-type="float" office:value="73321">
            <text:p>73321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7H43M53.707S">
            <text:p>17:43:53.71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364">
            <text:p>1364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7H43M49.232S">
            <text:p>17:43:49.23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5890">
            <text:p>5890</text:p>
          </table:table-cell>
          <table:table-cell office:value-type="string">
            <text:p>Success</text:p>
          </table:table-cell>
          <table:table-cell office:value-type="float" office:value="73291">
            <text:p>73291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7H43M53.655S">
            <text:p>17:43:53.66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420">
            <text:p>1420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7H43M52.863S">
            <text:p>17:43:52.86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236">
            <text:p>2236</text:p>
          </table:table-cell>
          <table:table-cell office:value-type="string">
            <text:p>Success</text:p>
          </table:table-cell>
          <table:table-cell office:value-type="float" office:value="35262">
            <text:p>35262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7H43M51.732S">
            <text:p>17:43:51.73</text:p>
          </table:table-cell>
          <table:table-cell office:value-type="string">
            <text:p>TC0003_PlannerC 3-2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380">
            <text:p>3380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7H43M47.334S">
            <text:p>17:43:47.33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7823">
            <text:p>7823</text:p>
          </table:table-cell>
          <table:table-cell office:value-type="string">
            <text:p>Success</text:p>
          </table:table-cell>
          <table:table-cell office:value-type="float" office:value="73329">
            <text:p>73329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7H43M53.698S">
            <text:p>17:43:53.70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427">
            <text:p>142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7H43M47.524S">
            <text:p>17:43:47.52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7672">
            <text:p>7672</text:p>
          </table:table-cell>
          <table:table-cell office:value-type="string">
            <text:p>Success</text:p>
          </table:table-cell>
          <table:table-cell office:value-type="float" office:value="73296">
            <text:p>73296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7H43M48.991S">
            <text:p>17:43:48.99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6207">
            <text:p>6207</text:p>
          </table:table-cell>
          <table:table-cell office:value-type="string">
            <text:p>Success</text:p>
          </table:table-cell>
          <table:table-cell office:value-type="float" office:value="73297">
            <text:p>73297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7H43M47.402S">
            <text:p>17:43:47.40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7812">
            <text:p>7812</text:p>
          </table:table-cell>
          <table:table-cell office:value-type="string">
            <text:p>Success</text:p>
          </table:table-cell>
          <table:table-cell office:value-type="float" office:value="73329">
            <text:p>73329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7H43M53.154S">
            <text:p>17:43:53.15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032">
            <text:p>2032</text:p>
          </table:table-cell>
          <table:table-cell office:value-type="string">
            <text:p>Success</text:p>
          </table:table-cell>
          <table:table-cell office:value-type="float" office:value="40378">
            <text:p>40378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7H43M48.735S">
            <text:p>17:43:48.74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6813">
            <text:p>6813</text:p>
          </table:table-cell>
          <table:table-cell office:value-type="string">
            <text:p>Success</text:p>
          </table:table-cell>
          <table:table-cell office:value-type="float" office:value="73325">
            <text:p>73325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7H43M49.005S">
            <text:p>17:43:49.01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6559">
            <text:p>6559</text:p>
          </table:table-cell>
          <table:table-cell office:value-type="string">
            <text:p>Success</text:p>
          </table:table-cell>
          <table:table-cell office:value-type="float" office:value="73321">
            <text:p>73321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7H43M55.037S">
            <text:p>17:43:55.04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76">
            <text:p>476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7H43M46.94S">
            <text:p>17:43:46.94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8648">
            <text:p>8648</text:p>
          </table:table-cell>
          <table:table-cell office:value-type="string">
            <text:p>Success</text:p>
          </table:table-cell>
          <table:table-cell office:value-type="float" office:value="73396">
            <text:p>73396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7H43M52.102S">
            <text:p>17:43:52.10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454">
            <text:p>3454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7H43M49.201S">
            <text:p>17:43:49.20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6391">
            <text:p>6391</text:p>
          </table:table-cell>
          <table:table-cell office:value-type="string">
            <text:p>Success</text:p>
          </table:table-cell>
          <table:table-cell office:value-type="float" office:value="73321">
            <text:p>73321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7H43M47.164S">
            <text:p>17:43:47.16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8445">
            <text:p>8445</text:p>
          </table:table-cell>
          <table:table-cell office:value-type="string">
            <text:p>Success</text:p>
          </table:table-cell>
          <table:table-cell office:value-type="float" office:value="73394">
            <text:p>73394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7H43M47.512S">
            <text:p>17:43:47.51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8103">
            <text:p>8103</text:p>
          </table:table-cell>
          <table:table-cell office:value-type="string">
            <text:p>Success</text:p>
          </table:table-cell>
          <table:table-cell office:value-type="float" office:value="73325">
            <text:p>73325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7H43M48.707S">
            <text:p>17:43:48.71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6905">
            <text:p>6905</text:p>
          </table:table-cell>
          <table:table-cell office:value-type="string">
            <text:p>Success</text:p>
          </table:table-cell>
          <table:table-cell office:value-type="float" office:value="73325">
            <text:p>73325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7H43M48.87S">
            <text:p>17:43:48.87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6756">
            <text:p>6756</text:p>
          </table:table-cell>
          <table:table-cell office:value-type="string">
            <text:p>Success</text:p>
          </table:table-cell>
          <table:table-cell office:value-type="float" office:value="73297">
            <text:p>73297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7H43M48.482S">
            <text:p>17:43:48.48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7146">
            <text:p>7146</text:p>
          </table:table-cell>
          <table:table-cell office:value-type="string">
            <text:p>Success</text:p>
          </table:table-cell>
          <table:table-cell office:value-type="float" office:value="73329">
            <text:p>73329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7H43M49.075S">
            <text:p>17:43:49.08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6551">
            <text:p>6551</text:p>
          </table:table-cell>
          <table:table-cell office:value-type="string">
            <text:p>Success</text:p>
          </table:table-cell>
          <table:table-cell office:value-type="float" office:value="73321">
            <text:p>73321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7H43M49.366S">
            <text:p>17:43:49.37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6261">
            <text:p>6261</text:p>
          </table:table-cell>
          <table:table-cell office:value-type="string">
            <text:p>Success</text:p>
          </table:table-cell>
          <table:table-cell office:value-type="float" office:value="73325">
            <text:p>73325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7H43M48.813S">
            <text:p>17:43:48.81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6817">
            <text:p>6817</text:p>
          </table:table-cell>
          <table:table-cell office:value-type="string">
            <text:p>Success</text:p>
          </table:table-cell>
          <table:table-cell office:value-type="float" office:value="73325">
            <text:p>73325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7H43M48.856S">
            <text:p>17:43:48.86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6788">
            <text:p>6788</text:p>
          </table:table-cell>
          <table:table-cell office:value-type="string">
            <text:p>Success</text:p>
          </table:table-cell>
          <table:table-cell office:value-type="float" office:value="73394">
            <text:p>73394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7H43M53.362S">
            <text:p>17:43:53.36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252">
            <text:p>2252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7H43M49.335S">
            <text:p>17:43:49.34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6320">
            <text:p>6320</text:p>
          </table:table-cell>
          <table:table-cell office:value-type="string">
            <text:p>Success</text:p>
          </table:table-cell>
          <table:table-cell office:value-type="float" office:value="73398">
            <text:p>73398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7H43M46.695S">
            <text:p>17:43:46.70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8973">
            <text:p>8973</text:p>
          </table:table-cell>
          <table:table-cell office:value-type="string">
            <text:p>Success</text:p>
          </table:table-cell>
          <table:table-cell office:value-type="float" office:value="73287">
            <text:p>73287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7H43M52.125S">
            <text:p>17:43:52.13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514">
            <text:p>3514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7H43M55.148S">
            <text:p>17:43:55.15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465">
            <text:p>465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7H43M49.346S">
            <text:p>17:43:49.35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6318">
            <text:p>6318</text:p>
          </table:table-cell>
          <table:table-cell office:value-type="string">
            <text:p>Success</text:p>
          </table:table-cell>
          <table:table-cell office:value-type="float" office:value="73325">
            <text:p>73325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7H43M55.071S">
            <text:p>17:43:55.07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006">
            <text:p>1006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7H43M52.887S">
            <text:p>17:43:52.89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258">
            <text:p>3258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7H43M55.574S">
            <text:p>17:43:55.57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612">
            <text:p>612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7H43M55.552S">
            <text:p>17:43:55.55</text:p>
          </table:table-cell>
          <table:table-cell office:value-type="string">
            <text:p>TC0003_PlannerC 3-2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699">
            <text:p>699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7H43M52.129S">
            <text:p>17:43:52.13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4160">
            <text:p>4160</text:p>
          </table:table-cell>
          <table:table-cell office:value-type="string">
            <text:p>Success</text:p>
          </table:table-cell>
          <table:table-cell office:value-type="float" office:value="40374">
            <text:p>40374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7H43M55.558S">
            <text:p>17:43:55.56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710">
            <text:p>710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7H43M55.574S">
            <text:p>17:43:55.57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698">
            <text:p>698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7H43M52.842S">
            <text:p>17:43:52.84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3453">
            <text:p>3453</text:p>
          </table:table-cell>
          <table:table-cell office:value-type="string">
            <text:p>Success</text:p>
          </table:table-cell>
          <table:table-cell office:value-type="float" office:value="40375">
            <text:p>40375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7H43M52.919S">
            <text:p>17:43:52.92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379">
            <text:p>3379</text:p>
          </table:table-cell>
          <table:table-cell office:value-type="string">
            <text:p>Success</text:p>
          </table:table-cell>
          <table:table-cell office:value-type="float" office:value="40508">
            <text:p>40508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7H43M54.971S">
            <text:p>17:43:54.97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320">
            <text:p>1320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7H43M53.083S">
            <text:p>17:43:53.08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224">
            <text:p>3224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7H43M46.396S">
            <text:p>17:43:46.40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9968">
            <text:p>9968</text:p>
          </table:table-cell>
          <table:table-cell office:value-type="string">
            <text:p>Success</text:p>
          </table:table-cell>
          <table:table-cell office:value-type="float" office:value="73401">
            <text:p>73401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7H43M53.209S">
            <text:p>17:43:53.21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116">
            <text:p>3116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7H43M48.628S">
            <text:p>17:43:48.6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7748">
            <text:p>7748</text:p>
          </table:table-cell>
          <table:table-cell office:value-type="string">
            <text:p>Success</text:p>
          </table:table-cell>
          <table:table-cell office:value-type="float" office:value="73394">
            <text:p>73394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7H43M53.224S">
            <text:p>17:43:53.22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137">
            <text:p>313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7H43M49.377S">
            <text:p>17:43:49.38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7027">
            <text:p>7027</text:p>
          </table:table-cell>
          <table:table-cell office:value-type="string">
            <text:p>Success</text:p>
          </table:table-cell>
          <table:table-cell office:value-type="float" office:value="73354">
            <text:p>73354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7H43M49.234S">
            <text:p>17:43:49.2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7170">
            <text:p>7170</text:p>
          </table:table-cell>
          <table:table-cell office:value-type="string">
            <text:p>Success</text:p>
          </table:table-cell>
          <table:table-cell office:value-type="float" office:value="73356">
            <text:p>73356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7H43M46.469S">
            <text:p>17:43:46.47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9951">
            <text:p>9951</text:p>
          </table:table-cell>
          <table:table-cell office:value-type="string">
            <text:p>Success</text:p>
          </table:table-cell>
          <table:table-cell office:value-type="float" office:value="73345">
            <text:p>73345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7H43M56.269S">
            <text:p>17:43:56.27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81">
            <text:p>281</text:p>
          </table:table-cell>
          <table:table-cell office:value-type="string">
            <text:p>Success</text:p>
          </table:table-cell>
          <table:table-cell office:value-type="float" office:value="179213">
            <text:p>179213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7H43M56.254S">
            <text:p>17:43:56.25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340">
            <text:p>340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7H43M53.218S">
            <text:p>17:43:53.22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555">
            <text:p>3555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7H43M49.002S">
            <text:p>17:43:49.00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7878">
            <text:p>7878</text:p>
          </table:table-cell>
          <table:table-cell office:value-type="string">
            <text:p>Success</text:p>
          </table:table-cell>
          <table:table-cell office:value-type="float" office:value="73399">
            <text:p>73399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7H43M49.3S">
            <text:p>17:43:49.30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7596">
            <text:p>7596</text:p>
          </table:table-cell>
          <table:table-cell office:value-type="string">
            <text:p>Success</text:p>
          </table:table-cell>
          <table:table-cell office:value-type="float" office:value="73325">
            <text:p>73325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7H43M47.341S">
            <text:p>17:43:47.34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9572">
            <text:p>9572</text:p>
          </table:table-cell>
          <table:table-cell office:value-type="string">
            <text:p>Success</text:p>
          </table:table-cell>
          <table:table-cell office:value-type="float" office:value="73403">
            <text:p>73403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7H43M46.408S">
            <text:p>17:43:46.4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0516">
            <text:p>10516</text:p>
          </table:table-cell>
          <table:table-cell office:value-type="string">
            <text:p>Success</text:p>
          </table:table-cell>
          <table:table-cell office:value-type="float" office:value="73401">
            <text:p>73401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7H43M49.301S">
            <text:p>17:43:49.30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7614">
            <text:p>7614</text:p>
          </table:table-cell>
          <table:table-cell office:value-type="string">
            <text:p>Success</text:p>
          </table:table-cell>
          <table:table-cell office:value-type="float" office:value="73398">
            <text:p>73398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7H43M48.74S">
            <text:p>17:43:48.74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8177">
            <text:p>8177</text:p>
          </table:table-cell>
          <table:table-cell office:value-type="string">
            <text:p>Success</text:p>
          </table:table-cell>
          <table:table-cell office:value-type="float" office:value="73398">
            <text:p>73398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7H43M49.372S">
            <text:p>17:43:49.37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7553">
            <text:p>7553</text:p>
          </table:table-cell>
          <table:table-cell office:value-type="string">
            <text:p>Success</text:p>
          </table:table-cell>
          <table:table-cell office:value-type="float" office:value="73398">
            <text:p>73398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7H43M56.181S">
            <text:p>17:43:56.18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685">
            <text:p>685</text:p>
          </table:table-cell>
          <table:table-cell office:value-type="string">
            <text:p>Success</text:p>
          </table:table-cell>
          <table:table-cell office:value-type="float" office:value="40535">
            <text:p>40535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7H43M53.218S">
            <text:p>17:43:53.22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675">
            <text:p>3675</text:p>
          </table:table-cell>
          <table:table-cell office:value-type="string">
            <text:p>Success</text:p>
          </table:table-cell>
          <table:table-cell office:value-type="float" office:value="35262">
            <text:p>35262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7H43M49.141S">
            <text:p>17:43:49.14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7792">
            <text:p>7792</text:p>
          </table:table-cell>
          <table:table-cell office:value-type="string">
            <text:p>Success</text:p>
          </table:table-cell>
          <table:table-cell office:value-type="float" office:value="73394">
            <text:p>73394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7H43M55.067S">
            <text:p>17:43:55.07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817">
            <text:p>181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7H43M48.628S">
            <text:p>17:43:48.63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8317">
            <text:p>8317</text:p>
          </table:table-cell>
          <table:table-cell office:value-type="string">
            <text:p>Success</text:p>
          </table:table-cell>
          <table:table-cell office:value-type="float" office:value="73394">
            <text:p>73394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7H43M47.148S">
            <text:p>17:43:47.15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9802">
            <text:p>9802</text:p>
          </table:table-cell>
          <table:table-cell office:value-type="string">
            <text:p>Success</text:p>
          </table:table-cell>
          <table:table-cell office:value-type="float" office:value="73394">
            <text:p>73394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7H43M49.325S">
            <text:p>17:43:49.33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7627">
            <text:p>7627</text:p>
          </table:table-cell>
          <table:table-cell office:value-type="string">
            <text:p>Success</text:p>
          </table:table-cell>
          <table:table-cell office:value-type="float" office:value="73403">
            <text:p>73403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7H43M48.639S">
            <text:p>17:43:48.64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8317">
            <text:p>8317</text:p>
          </table:table-cell>
          <table:table-cell office:value-type="string">
            <text:p>Success</text:p>
          </table:table-cell>
          <table:table-cell office:value-type="float" office:value="73399">
            <text:p>73399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7H43M48.779S">
            <text:p>17:43:48.78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8215">
            <text:p>8215</text:p>
          </table:table-cell>
          <table:table-cell office:value-type="string">
            <text:p>Success</text:p>
          </table:table-cell>
          <table:table-cell office:value-type="float" office:value="73399">
            <text:p>73399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7H43M55.035S">
            <text:p>17:43:55.04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941">
            <text:p>19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7H43M56.967S">
            <text:p>17:43:56.97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7H43M53.709S">
            <text:p>17:43:53.71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585">
            <text:p>3585</text:p>
          </table:table-cell>
          <table:table-cell office:value-type="string">
            <text:p>Success</text:p>
          </table:table-cell>
          <table:table-cell office:value-type="float" office:value="40512">
            <text:p>40512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7H43M55.602S">
            <text:p>17:43:55.60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816">
            <text:p>1816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7H43M55.571S">
            <text:p>17:43:55.57</text:p>
          </table:table-cell>
          <table:table-cell office:value-type="string">
            <text:p>TC0003_PlannerC 3-2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872">
            <text:p>1872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7H43M56.89S">
            <text:p>17:43:56.89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547">
            <text:p>54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7H43M53.654S">
            <text:p>17:43:53.65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809">
            <text:p>3809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7H43M56.892S">
            <text:p>17:43:56.89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562">
            <text:p>562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7H43M53.702S">
            <text:p>17:43:53.70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793">
            <text:p>3793</text:p>
          </table:table-cell>
          <table:table-cell office:value-type="string">
            <text:p>Success</text:p>
          </table:table-cell>
          <table:table-cell office:value-type="float" office:value="35262">
            <text:p>35262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7H43M53.695S">
            <text:p>17:43:53.70</text:p>
          </table:table-cell>
          <table:table-cell office:value-type="string">
            <text:p>TC0003_PlannerC 3-2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802">
            <text:p>3802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7H43M53.186S">
            <text:p>17:43:53.19</text:p>
          </table:table-cell>
          <table:table-cell office:value-type="string">
            <text:p>TC0003_PlannerC 3-3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333">
            <text:p>4333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7H43M55.036S">
            <text:p>17:43:55.04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479">
            <text:p>2479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7H43M55.502S">
            <text:p>17:43:55.50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015">
            <text:p>2015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7H43M53.163S">
            <text:p>17:43:53.16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4384">
            <text:p>4384</text:p>
          </table:table-cell>
          <table:table-cell office:value-type="string">
            <text:p>Success</text:p>
          </table:table-cell>
          <table:table-cell office:value-type="float" office:value="40516">
            <text:p>40516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7H43M53.199S">
            <text:p>17:43:53.20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4370">
            <text:p>4370</text:p>
          </table:table-cell>
          <table:table-cell office:value-type="string">
            <text:p>Success</text:p>
          </table:table-cell>
          <table:table-cell office:value-type="float" office:value="40504">
            <text:p>40504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7H43M48.585S">
            <text:p>17:43:48.59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9029">
            <text:p>9029</text:p>
          </table:table-cell>
          <table:table-cell office:value-type="string">
            <text:p>Success</text:p>
          </table:table-cell>
          <table:table-cell office:value-type="float" office:value="73398">
            <text:p>73398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7H43M46.705S">
            <text:p>17:43:46.71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0915">
            <text:p>10915</text:p>
          </table:table-cell>
          <table:table-cell office:value-type="string">
            <text:p>Success</text:p>
          </table:table-cell>
          <table:table-cell office:value-type="float" office:value="73399">
            <text:p>73399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7H43M46.626S">
            <text:p>17:43:46.63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0999">
            <text:p>10999</text:p>
          </table:table-cell>
          <table:table-cell office:value-type="string">
            <text:p>Success</text:p>
          </table:table-cell>
          <table:table-cell office:value-type="float" office:value="73399">
            <text:p>73399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7H43M48.718S">
            <text:p>17:43:48.72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8899">
            <text:p>8899</text:p>
          </table:table-cell>
          <table:table-cell office:value-type="string">
            <text:p>Success</text:p>
          </table:table-cell>
          <table:table-cell office:value-type="float" office:value="73398">
            <text:p>73398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7H43M53.722S">
            <text:p>17:43:53.72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3845">
            <text:p>3845</text:p>
          </table:table-cell>
          <table:table-cell office:value-type="string">
            <text:p>Success</text:p>
          </table:table-cell>
          <table:table-cell office:value-type="float" office:value="40508">
            <text:p>40508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7H43M48.312S">
            <text:p>17:43:48.31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9306">
            <text:p>9306</text:p>
          </table:table-cell>
          <table:table-cell office:value-type="string">
            <text:p>Success</text:p>
          </table:table-cell>
          <table:table-cell office:value-type="float" office:value="73398">
            <text:p>73398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7H43M53.567S">
            <text:p>17:43:53.57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4006">
            <text:p>4006</text:p>
          </table:table-cell>
          <table:table-cell office:value-type="string">
            <text:p>Success</text:p>
          </table:table-cell>
          <table:table-cell office:value-type="float" office:value="40486">
            <text:p>40486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7H43M53.618S">
            <text:p>17:43:53.6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3954">
            <text:p>3954</text:p>
          </table:table-cell>
          <table:table-cell office:value-type="string">
            <text:p>Success</text:p>
          </table:table-cell>
          <table:table-cell office:value-type="float" office:value="40512">
            <text:p>40512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7H43M49.369S">
            <text:p>17:43:49.37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8256">
            <text:p>8256</text:p>
          </table:table-cell>
          <table:table-cell office:value-type="string">
            <text:p>Success</text:p>
          </table:table-cell>
          <table:table-cell office:value-type="float" office:value="73398">
            <text:p>73398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7H43M52.129S">
            <text:p>17:43:52.13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5502">
            <text:p>5502</text:p>
          </table:table-cell>
          <table:table-cell office:value-type="string">
            <text:p>Success</text:p>
          </table:table-cell>
          <table:table-cell office:value-type="float" office:value="40508">
            <text:p>40508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7H43M56.889S">
            <text:p>17:43:56.89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707">
            <text:p>70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7H43M55.612S">
            <text:p>17:43:55.61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2009">
            <text:p>2009</text:p>
          </table:table-cell>
          <table:table-cell office:value-type="string">
            <text:p>Success</text:p>
          </table:table-cell>
          <table:table-cell office:value-type="float" office:value="40536">
            <text:p>40536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7H43M55.613S">
            <text:p>17:43:55.61</text:p>
          </table:table-cell>
          <table:table-cell office:value-type="string">
            <text:p>TC0003_PlannerC 3-2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013">
            <text:p>2013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7H43M52.105S">
            <text:p>17:43:52.11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5557">
            <text:p>555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7H43M55.529S">
            <text:p>17:43:55.53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105">
            <text:p>2105</text:p>
          </table:table-cell>
          <table:table-cell office:value-type="string">
            <text:p>Success</text:p>
          </table:table-cell>
          <table:table-cell office:value-type="float" office:value="35262">
            <text:p>35262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7H43M49.286S">
            <text:p>17:43:49.29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8405">
            <text:p>8405</text:p>
          </table:table-cell>
          <table:table-cell office:value-type="string">
            <text:p>Success</text:p>
          </table:table-cell>
          <table:table-cell office:value-type="float" office:value="73403">
            <text:p>73403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7H43M55.601S">
            <text:p>17:43:55.60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041">
            <text:p>2041</text:p>
          </table:table-cell>
          <table:table-cell office:value-type="string">
            <text:p>Success</text:p>
          </table:table-cell>
          <table:table-cell office:value-type="float" office:value="40535">
            <text:p>40535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7H43M55.158S">
            <text:p>17:43:55.16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487">
            <text:p>248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7H43M56.881S">
            <text:p>17:43:56.88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754">
            <text:p>754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7H43M55.609S">
            <text:p>17:43:55.61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038">
            <text:p>2038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7H43M55.54S">
            <text:p>17:43:55.54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116">
            <text:p>2116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7H43M56.271S">
            <text:p>17:43:56.27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389">
            <text:p>1389</text:p>
          </table:table-cell>
          <table:table-cell office:value-type="string">
            <text:p>Success</text:p>
          </table:table-cell>
          <table:table-cell office:value-type="float" office:value="59842">
            <text:p>59842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7H43M55.573S">
            <text:p>17:43:55.57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114">
            <text:p>2114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7H43M47.514S">
            <text:p>17:43:47.51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0236">
            <text:p>10236</text:p>
          </table:table-cell>
          <table:table-cell office:value-type="string">
            <text:p>Success</text:p>
          </table:table-cell>
          <table:table-cell office:value-type="float" office:value="73403">
            <text:p>73403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7H43M55.512S">
            <text:p>17:43:55.5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186">
            <text:p>2186</text:p>
          </table:table-cell>
          <table:table-cell office:value-type="string">
            <text:p>Success</text:p>
          </table:table-cell>
          <table:table-cell office:value-type="float" office:value="40595">
            <text:p>40595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7H43M53.719S">
            <text:p>17:43:53.72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985">
            <text:p>3985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7H43M55.102S">
            <text:p>17:43:55.10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601">
            <text:p>2601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7H43M53.686S">
            <text:p>17:43:53.69</text:p>
          </table:table-cell>
          <table:table-cell office:value-type="string">
            <text:p>TC0003_PlannerC 3-2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026">
            <text:p>4026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7H43M55.175S">
            <text:p>17:43:55.18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536">
            <text:p>2536</text:p>
          </table:table-cell>
          <table:table-cell office:value-type="string">
            <text:p>Success</text:p>
          </table:table-cell>
          <table:table-cell office:value-type="float" office:value="59847">
            <text:p>59847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7H43M54.969S">
            <text:p>17:43:54.97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746">
            <text:p>2746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7H43M55.037S">
            <text:p>17:43:55.04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3226">
            <text:p>3226</text:p>
          </table:table-cell>
          <table:table-cell office:value-type="string">
            <text:p>Success</text:p>
          </table:table-cell>
          <table:table-cell office:value-type="float" office:value="40531">
            <text:p>40531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7H43M55.612S">
            <text:p>17:43:55.61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658">
            <text:p>2658</text:p>
          </table:table-cell>
          <table:table-cell office:value-type="string">
            <text:p>Success</text:p>
          </table:table-cell>
          <table:table-cell office:value-type="float" office:value="40530">
            <text:p>40530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7H43M56.314S">
            <text:p>17:43:56.31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003">
            <text:p>2003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7H43M57.551S">
            <text:p>17:43:57.55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783">
            <text:p>783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7H43M55.124S">
            <text:p>17:43:55.12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234">
            <text:p>3234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7H43M55.071S">
            <text:p>17:43:55.07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3289">
            <text:p>3289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7H43M56.343S">
            <text:p>17:43:56.34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024">
            <text:p>2024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7H43M57.554S">
            <text:p>17:43:57.55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814">
            <text:p>814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7H43M56.288S">
            <text:p>17:43:56.29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099">
            <text:p>2099</text:p>
          </table:table-cell>
          <table:table-cell office:value-type="string">
            <text:p>Success</text:p>
          </table:table-cell>
          <table:table-cell office:value-type="float" office:value="35262">
            <text:p>35262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7H43M56.344S">
            <text:p>17:43:56.34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050">
            <text:p>2050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7H43M56.345S">
            <text:p>17:43:56.35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070">
            <text:p>2070</text:p>
          </table:table-cell>
          <table:table-cell office:value-type="string">
            <text:p>Success</text:p>
          </table:table-cell>
          <table:table-cell office:value-type="float" office:value="35262">
            <text:p>35262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7H43M55.141S">
            <text:p>17:43:55.14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317">
            <text:p>331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7H43M55.558S">
            <text:p>17:43:55.56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906">
            <text:p>2906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7H43M55.071S">
            <text:p>17:43:55.07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3429">
            <text:p>3429</text:p>
          </table:table-cell>
          <table:table-cell office:value-type="string">
            <text:p>Success</text:p>
          </table:table-cell>
          <table:table-cell office:value-type="float" office:value="40639">
            <text:p>40639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7H43M55.064S">
            <text:p>17:43:55.06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3439">
            <text:p>3439</text:p>
          </table:table-cell>
          <table:table-cell office:value-type="string">
            <text:p>Success</text:p>
          </table:table-cell>
          <table:table-cell office:value-type="float" office:value="40603">
            <text:p>40603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7H43M57.555S">
            <text:p>17:43:57.56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938">
            <text:p>938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7H43M56.306S">
            <text:p>17:43:56.31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2216">
            <text:p>2216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7H43M56.846S">
            <text:p>17:43:56.85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694">
            <text:p>1694</text:p>
          </table:table-cell>
          <table:table-cell office:value-type="string">
            <text:p>Success</text:p>
          </table:table-cell>
          <table:table-cell office:value-type="float" office:value="31413">
            <text:p>31413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7H43M56.871S">
            <text:p>17:43:56.87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703">
            <text:p>1703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7H43M56.846S">
            <text:p>17:43:56.85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755">
            <text:p>1755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7H43M55.035S">
            <text:p>17:43:55.04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613">
            <text:p>3613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7H43M55.081S">
            <text:p>17:43:55.08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574">
            <text:p>3574</text:p>
          </table:table-cell>
          <table:table-cell office:value-type="string">
            <text:p>Success</text:p>
          </table:table-cell>
          <table:table-cell office:value-type="float" office:value="40596">
            <text:p>40596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7H43M56.595S">
            <text:p>17:43:56.60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2075">
            <text:p>2075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7H43M56.874S">
            <text:p>17:43:56.87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798">
            <text:p>1798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7H43M56.551S">
            <text:p>17:43:56.5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132">
            <text:p>2132</text:p>
          </table:table-cell>
          <table:table-cell office:value-type="string">
            <text:p>Success</text:p>
          </table:table-cell>
          <table:table-cell office:value-type="float" office:value="51604">
            <text:p>51604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7H43M56.246S">
            <text:p>17:43:56.25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2442">
            <text:p>2442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7H43M57.524S">
            <text:p>17:43:57.52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161">
            <text:p>1161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7H43M56.753S">
            <text:p>17:43:56.75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937">
            <text:p>1937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7H43M56.853S">
            <text:p>17:43:56.85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842">
            <text:p>1842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7H43M55.53S">
            <text:p>17:43:55.53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178">
            <text:p>3178</text:p>
          </table:table-cell>
          <table:table-cell office:value-type="string">
            <text:p>Success</text:p>
          </table:table-cell>
          <table:table-cell office:value-type="float" office:value="40639">
            <text:p>40639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7H43M57.455S">
            <text:p>17:43:57.46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281">
            <text:p>1281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7H43M56.836S">
            <text:p>17:43:56.84</text:p>
          </table:table-cell>
          <table:table-cell office:value-type="string">
            <text:p>TC0003_PlannerC 3-2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925">
            <text:p>1925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7H43M58.675S">
            <text:p>17:43:58.68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7H43M58.661S">
            <text:p>17:43:58.66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7H43M56.82S">
            <text:p>17:43:56.82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004">
            <text:p>2004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7H43M57.629S">
            <text:p>17:43:57.63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195">
            <text:p>1195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7H43M58.342S">
            <text:p>17:43:58.34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476">
            <text:p>476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7H43M57.702S">
            <text:p>17:43:57.70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174">
            <text:p>1174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7H43M58.758S">
            <text:p>17:43:58.76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7H43M58.776S">
            <text:p>17:43:58.78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7H43M57.658S">
            <text:p>17:43:57.6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276">
            <text:p>1276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7H43M58.877S">
            <text:p>17:43:58.88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7H43M58.894S">
            <text:p>17:43:58.89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7H43M56.086S">
            <text:p>17:43:56.09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049">
            <text:p>3049</text:p>
          </table:table-cell>
          <table:table-cell office:value-type="string">
            <text:p>Success</text:p>
          </table:table-cell>
          <table:table-cell office:value-type="float" office:value="40639">
            <text:p>40639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7H43M55.087S">
            <text:p>17:43:55.09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4079">
            <text:p>4079</text:p>
          </table:table-cell>
          <table:table-cell office:value-type="string">
            <text:p>Success</text:p>
          </table:table-cell>
          <table:table-cell office:value-type="float" office:value="40639">
            <text:p>40639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7H43M55.055S">
            <text:p>17:43:55.06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4394">
            <text:p>4394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7H43M56.341S">
            <text:p>17:43:56.34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133">
            <text:p>3133</text:p>
          </table:table-cell>
          <table:table-cell office:value-type="string">
            <text:p>Success</text:p>
          </table:table-cell>
          <table:table-cell office:value-type="float" office:value="40639">
            <text:p>40639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7H43M56.853S">
            <text:p>17:43:56.85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619">
            <text:p>2619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7H43M55.512S">
            <text:p>17:43:55.51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996">
            <text:p>3996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7H43M55.59S">
            <text:p>17:43:55.59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699">
            <text:p>4699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7H43M57.549S">
            <text:p>17:43:57.55</text:p>
          </table:table-cell>
          <table:table-cell office:value-type="string">
            <text:p>TC0003_PlannerC 3-2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739">
            <text:p>2739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7H43M55.576S">
            <text:p>17:43:55.58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4725">
            <text:p>4725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7H43M56.267S">
            <text:p>17:43:56.27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4044">
            <text:p>4044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7H43M56.121S">
            <text:p>17:43:56.12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4199">
            <text:p>4199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7H43M57.696S">
            <text:p>17:43:57.70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2619">
            <text:p>2619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7H43M56.284S">
            <text:p>17:43:56.2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037">
            <text:p>4037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7H43M58.481S">
            <text:p>17:43:58.48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829">
            <text:p>1829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7H43M57.509S">
            <text:p>17:43:57.51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2810">
            <text:p>2810</text:p>
          </table:table-cell>
          <table:table-cell office:value-type="string">
            <text:p>Success</text:p>
          </table:table-cell>
          <table:table-cell office:value-type="float" office:value="40639">
            <text:p>40639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7H43M57.691S">
            <text:p>17:43:57.69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636">
            <text:p>2636</text:p>
          </table:table-cell>
          <table:table-cell office:value-type="string">
            <text:p>Success</text:p>
          </table:table-cell>
          <table:table-cell office:value-type="float" office:value="40639">
            <text:p>40639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7H43M58.36S">
            <text:p>17:43:58.36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959">
            <text:p>1959</text:p>
          </table:table-cell>
          <table:table-cell office:value-type="string">
            <text:p>Success</text:p>
          </table:table-cell>
          <table:table-cell office:value-type="float" office:value="40639">
            <text:p>40639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7H43M57.683S">
            <text:p>17:43:57.68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657">
            <text:p>265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7H43M56.263S">
            <text:p>17:43:56.26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4091">
            <text:p>4091</text:p>
          </table:table-cell>
          <table:table-cell office:value-type="string">
            <text:p>Success</text:p>
          </table:table-cell>
          <table:table-cell office:value-type="float" office:value="40639">
            <text:p>40639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7H43M57.68S">
            <text:p>17:43:57.68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676">
            <text:p>2676</text:p>
          </table:table-cell>
          <table:table-cell office:value-type="string">
            <text:p>Success</text:p>
          </table:table-cell>
          <table:table-cell office:value-type="float" office:value="40639">
            <text:p>40639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7H43M57.637S">
            <text:p>17:43:57.64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720">
            <text:p>2720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7H43M56.287S">
            <text:p>17:43:56.29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079">
            <text:p>4079</text:p>
          </table:table-cell>
          <table:table-cell office:value-type="string">
            <text:p>Success</text:p>
          </table:table-cell>
          <table:table-cell office:value-type="float" office:value="40639">
            <text:p>40639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7H43M57.556S">
            <text:p>17:43:57.56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812">
            <text:p>2812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7H43M57.547S">
            <text:p>17:43:57.55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2858">
            <text:p>2858</text:p>
          </table:table-cell>
          <table:table-cell office:value-type="string">
            <text:p>Success</text:p>
          </table:table-cell>
          <table:table-cell office:value-type="float" office:value="59882">
            <text:p>59882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7H43M58.511S">
            <text:p>17:43:58.51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897">
            <text:p>1897</text:p>
          </table:table-cell>
          <table:table-cell office:value-type="string">
            <text:p>Success</text:p>
          </table:table-cell>
          <table:table-cell office:value-type="float" office:value="59882">
            <text:p>59882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7H43M57.594S">
            <text:p>17:43:57.59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2828">
            <text:p>2828</text:p>
          </table:table-cell>
          <table:table-cell office:value-type="string">
            <text:p>Success</text:p>
          </table:table-cell>
          <table:table-cell office:value-type="float" office:value="59882">
            <text:p>59882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7H43M58.405S">
            <text:p>17:43:58.4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252">
            <text:p>2252</text:p>
          </table:table-cell>
          <table:table-cell office:value-type="string">
            <text:p>Success</text:p>
          </table:table-cell>
          <table:table-cell office:value-type="float" office:value="40640">
            <text:p>40640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7H43M57.438S">
            <text:p>17:43:57.44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3230">
            <text:p>3230</text:p>
          </table:table-cell>
          <table:table-cell office:value-type="string">
            <text:p>Success</text:p>
          </table:table-cell>
          <table:table-cell office:value-type="float" office:value="40639">
            <text:p>40639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7H43M58.678S">
            <text:p>17:43:58.68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2016">
            <text:p>2016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7H43M57.496S">
            <text:p>17:43:57.50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3207">
            <text:p>3207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7H44M00.387S">
            <text:p>17:44:00.39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305">
            <text:p>305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7H43M57.506S">
            <text:p>17:43:57.51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4507">
            <text:p>4507</text:p>
          </table:table-cell>
          <table:table-cell office:value-type="string">
            <text:p>Success</text:p>
          </table:table-cell>
          <table:table-cell office:value-type="float" office:value="39894">
            <text:p>39894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7H43M57.647S">
            <text:p>17:43:57.65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4374">
            <text:p>4374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7H43M57.625S">
            <text:p>17:43:57.63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410">
            <text:p>4410</text:p>
          </table:table-cell>
          <table:table-cell office:value-type="string">
            <text:p>Success</text:p>
          </table:table-cell>
          <table:table-cell office:value-type="float" office:value="39891">
            <text:p>39891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7H43M58.376S">
            <text:p>17:43:58.38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661">
            <text:p>3661</text:p>
          </table:table-cell>
          <table:table-cell office:value-type="string">
            <text:p>Success</text:p>
          </table:table-cell>
          <table:table-cell office:value-type="float" office:value="40636">
            <text:p>40636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7H43M57.418S">
            <text:p>17:43:57.42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4631">
            <text:p>4631</text:p>
          </table:table-cell>
          <table:table-cell office:value-type="string">
            <text:p>Success</text:p>
          </table:table-cell>
          <table:table-cell office:value-type="float" office:value="40639">
            <text:p>40639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7H43M58.439S">
            <text:p>17:43:58.4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610">
            <text:p>3610</text:p>
          </table:table-cell>
          <table:table-cell office:value-type="string">
            <text:p>Success</text:p>
          </table:table-cell>
          <table:table-cell office:value-type="float" office:value="40639">
            <text:p>40639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7H43M58.385S">
            <text:p>17:43:58.39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665">
            <text:p>3665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7H43M57.597S">
            <text:p>17:43:57.60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4490">
            <text:p>4490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7H43M57.484S">
            <text:p>17:43:57.48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4602">
            <text:p>4602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7H43M58.311S">
            <text:p>17:43:58.31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3771">
            <text:p>3771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7H43M58.483S">
            <text:p>17:43:58.48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3646">
            <text:p>3646</text:p>
          </table:table-cell>
          <table:table-cell office:value-type="string">
            <text:p>Success</text:p>
          </table:table-cell>
          <table:table-cell office:value-type="float" office:value="59882">
            <text:p>59882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7H43M58.635S">
            <text:p>17:43:58.6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494">
            <text:p>3494</text:p>
          </table:table-cell>
          <table:table-cell office:value-type="string">
            <text:p>Success</text:p>
          </table:table-cell>
          <table:table-cell office:value-type="float" office:value="59880">
            <text:p>59880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7H43M57.448S">
            <text:p>17:43:57.45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4691">
            <text:p>4691</text:p>
          </table:table-cell>
          <table:table-cell office:value-type="string">
            <text:p>Success</text:p>
          </table:table-cell>
          <table:table-cell office:value-type="float" office:value="40639">
            <text:p>40639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7H43M58.595S">
            <text:p>17:43:58.60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3535">
            <text:p>3535</text:p>
          </table:table-cell>
          <table:table-cell office:value-type="string">
            <text:p>Success</text:p>
          </table:table-cell>
          <table:table-cell office:value-type="float" office:value="40639">
            <text:p>40639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7H43M58.68S">
            <text:p>17:43:58.68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3450">
            <text:p>3450</text:p>
          </table:table-cell>
          <table:table-cell office:value-type="string">
            <text:p>Success</text:p>
          </table:table-cell>
          <table:table-cell office:value-type="float" office:value="59882">
            <text:p>59882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7H43M59.129S">
            <text:p>17:43:59.13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2983">
            <text:p>2983</text:p>
          </table:table-cell>
          <table:table-cell office:value-type="string">
            <text:p>Success</text:p>
          </table:table-cell>
          <table:table-cell office:value-type="float" office:value="51603">
            <text:p>51603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7H44M00.369S">
            <text:p>17:44:00.37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697">
            <text:p>1697</text:p>
          </table:table-cell>
          <table:table-cell office:value-type="string">
            <text:p>Success</text:p>
          </table:table-cell>
          <table:table-cell office:value-type="float" office:value="27147">
            <text:p>27147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7H43M58.328S">
            <text:p>17:43:58.33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3802">
            <text:p>3802</text:p>
          </table:table-cell>
          <table:table-cell office:value-type="string">
            <text:p>Success</text:p>
          </table:table-cell>
          <table:table-cell office:value-type="float" office:value="40635">
            <text:p>40635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7H43M58.358S">
            <text:p>17:43:58.36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5896">
            <text:p>5896</text:p>
          </table:table-cell>
          <table:table-cell office:value-type="string">
            <text:p>Success</text:p>
          </table:table-cell>
          <table:table-cell office:value-type="float" office:value="39894">
            <text:p>39894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7H43M57.692S">
            <text:p>17:43:57.69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6580">
            <text:p>6580</text:p>
          </table:table-cell>
          <table:table-cell office:value-type="string">
            <text:p>Success</text:p>
          </table:table-cell>
          <table:table-cell office:value-type="float" office:value="39894">
            <text:p>39894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7H43M58.485S">
            <text:p>17:43:58.49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5788">
            <text:p>5788</text:p>
          </table:table-cell>
          <table:table-cell office:value-type="string">
            <text:p>Success</text:p>
          </table:table-cell>
          <table:table-cell office:value-type="float" office:value="40617">
            <text:p>40617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7H43M56.863S">
            <text:p>17:43:56.86</text:p>
          </table:table-cell>
          <table:table-cell office:value-type="string">
            <text:p>TC0003_PlannerC 3-2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7457">
            <text:p>745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7H43M58.34S">
            <text:p>17:43:58.34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5975">
            <text:p>5975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7H43M57.562S">
            <text:p>17:43:57.56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6764">
            <text:p>6764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7H43M56.87S">
            <text:p>17:43:56.87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7463">
            <text:p>7463</text:p>
          </table:table-cell>
          <table:table-cell office:value-type="string">
            <text:p>Success</text:p>
          </table:table-cell>
          <table:table-cell office:value-type="float" office:value="39887">
            <text:p>39887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7H43M57.691S">
            <text:p>17:43:57.69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6652">
            <text:p>6652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7H43M58.73S">
            <text:p>17:43:58.73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5606">
            <text:p>5606</text:p>
          </table:table-cell>
          <table:table-cell office:value-type="string">
            <text:p>Success</text:p>
          </table:table-cell>
          <table:table-cell office:value-type="float" office:value="58368">
            <text:p>58368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7H43M57.55S">
            <text:p>17:43:57.55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6796">
            <text:p>6796</text:p>
          </table:table-cell>
          <table:table-cell office:value-type="string">
            <text:p>Success</text:p>
          </table:table-cell>
          <table:table-cell office:value-type="float" office:value="34497">
            <text:p>34497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7H43M56.929S">
            <text:p>17:43:56.93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7420">
            <text:p>7420</text:p>
          </table:table-cell>
          <table:table-cell office:value-type="string">
            <text:p>Success</text:p>
          </table:table-cell>
          <table:table-cell office:value-type="float" office:value="34497">
            <text:p>34497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7H43M59.41S">
            <text:p>17:43:59.4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4914">
            <text:p>4914</text:p>
          </table:table-cell>
          <table:table-cell office:value-type="string">
            <text:p>Success</text:p>
          </table:table-cell>
          <table:table-cell office:value-type="float" office:value="58368">
            <text:p>58368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7H43M56.866S">
            <text:p>17:43:56.87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8981">
            <text:p>8981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7H44M04.278S">
            <text:p>17:44:04.28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516">
            <text:p>1516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7H43M58.997S">
            <text:p>17:43:59.00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6864">
            <text:p>6864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7H44M01.978S">
            <text:p>17:44:01.98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3891">
            <text:p>3891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7H43M58.256S">
            <text:p>17:43:58.26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7663">
            <text:p>7663</text:p>
          </table:table-cell>
          <table:table-cell office:value-type="string">
            <text:p>Success</text:p>
          </table:table-cell>
          <table:table-cell office:value-type="float" office:value="58368">
            <text:p>58368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7H43M57.635S">
            <text:p>17:43:57.64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8295">
            <text:p>8295</text:p>
          </table:table-cell>
          <table:table-cell office:value-type="string">
            <text:p>Success</text:p>
          </table:table-cell>
          <table:table-cell office:value-type="float" office:value="39894">
            <text:p>39894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7H43M57.484S">
            <text:p>17:43:57.48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8463">
            <text:p>8463</text:p>
          </table:table-cell>
          <table:table-cell office:value-type="string">
            <text:p>Success</text:p>
          </table:table-cell>
          <table:table-cell office:value-type="float" office:value="39895">
            <text:p>39895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7H44M02.034S">
            <text:p>17:44:02.03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861">
            <text:p>3861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7H44M02.089S">
            <text:p>17:44:02.09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809">
            <text:p>3809</text:p>
          </table:table-cell>
          <table:table-cell office:value-type="string">
            <text:p>Success</text:p>
          </table:table-cell>
          <table:table-cell office:value-type="float" office:value="27148">
            <text:p>27148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7H44M02.086S">
            <text:p>17:44:02.09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3813">
            <text:p>3813</text:p>
          </table:table-cell>
          <table:table-cell office:value-type="string">
            <text:p>Success</text:p>
          </table:table-cell>
          <table:table-cell office:value-type="float" office:value="27147">
            <text:p>27147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7H43M57.613S">
            <text:p>17:43:57.61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8344">
            <text:p>8344</text:p>
          </table:table-cell>
          <table:table-cell office:value-type="string">
            <text:p>Success</text:p>
          </table:table-cell>
          <table:table-cell office:value-type="float" office:value="59119">
            <text:p>59119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7H43M57.009S">
            <text:p>17:43:57.01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0920">
            <text:p>10920</text:p>
          </table:table-cell>
          <table:table-cell office:value-type="string">
            <text:p>Success</text:p>
          </table:table-cell>
          <table:table-cell office:value-type="float" office:value="176534">
            <text:p>176534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7H44M07.845S">
            <text:p>17:44:07.85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7H44M07.864S">
            <text:p>17:44:07.86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7H44M07.916S">
            <text:p>17:44:07.92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7H44M07.961S">
            <text:p>17:44:07.96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7H44M07.997S">
            <text:p>17:44:08.00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7H44M08.04S">
            <text:p>17:44:08.04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7H43M57.436S">
            <text:p>17:43:57.44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0799">
            <text:p>10799</text:p>
          </table:table-cell>
          <table:table-cell office:value-type="string">
            <text:p>Success</text:p>
          </table:table-cell>
          <table:table-cell office:value-type="float" office:value="39890">
            <text:p>39890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7H43M57.636S">
            <text:p>17:43:57.64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0599">
            <text:p>10599</text:p>
          </table:table-cell>
          <table:table-cell office:value-type="string">
            <text:p>Success</text:p>
          </table:table-cell>
          <table:table-cell office:value-type="float" office:value="39890">
            <text:p>39890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7H43M57.625S">
            <text:p>17:43:57.63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0611">
            <text:p>10611</text:p>
          </table:table-cell>
          <table:table-cell office:value-type="string">
            <text:p>Success</text:p>
          </table:table-cell>
          <table:table-cell office:value-type="float" office:value="39894">
            <text:p>39894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7H43M58.679S">
            <text:p>17:43:58.68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9648">
            <text:p>9648</text:p>
          </table:table-cell>
          <table:table-cell office:value-type="string">
            <text:p>Success</text:p>
          </table:table-cell>
          <table:table-cell office:value-type="float" office:value="174565">
            <text:p>174565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7H43M57.617S">
            <text:p>17:43:57.62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1603">
            <text:p>11603</text:p>
          </table:table-cell>
          <table:table-cell office:value-type="string">
            <text:p>Success</text:p>
          </table:table-cell>
          <table:table-cell office:value-type="float" office:value="39894">
            <text:p>39894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7H43M58.446S">
            <text:p>17:43:58.45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0768">
            <text:p>10768</text:p>
          </table:table-cell>
          <table:table-cell office:value-type="string">
            <text:p>Success</text:p>
          </table:table-cell>
          <table:table-cell office:value-type="float" office:value="39894">
            <text:p>39894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7H43M58.986S">
            <text:p>17:43:58.99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0236">
            <text:p>10236</text:p>
          </table:table-cell>
          <table:table-cell office:value-type="string">
            <text:p>Success</text:p>
          </table:table-cell>
          <table:table-cell office:value-type="float" office:value="19022">
            <text:p>19022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7H43M57.703S">
            <text:p>17:43:57.70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1545">
            <text:p>11545</text:p>
          </table:table-cell>
          <table:table-cell office:value-type="string">
            <text:p>Success</text:p>
          </table:table-cell>
          <table:table-cell office:value-type="float" office:value="39890">
            <text:p>39890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7H44M00.322S">
            <text:p>17:44:00.32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8899">
            <text:p>8899</text:p>
          </table:table-cell>
          <table:table-cell office:value-type="string">
            <text:p>Success</text:p>
          </table:table-cell>
          <table:table-cell office:value-type="float" office:value="49894">
            <text:p>49894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7H44M00.383S">
            <text:p>17:44:00.38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8844">
            <text:p>8844</text:p>
          </table:table-cell>
          <table:table-cell office:value-type="string">
            <text:p>Success</text:p>
          </table:table-cell>
          <table:table-cell office:value-type="float" office:value="29470">
            <text:p>29470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7H43M58.691S">
            <text:p>17:43:58.69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0566">
            <text:p>10566</text:p>
          </table:table-cell>
          <table:table-cell office:value-type="string">
            <text:p>Success</text:p>
          </table:table-cell>
          <table:table-cell office:value-type="float" office:value="58368">
            <text:p>58368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7H44M05.884S">
            <text:p>17:44:05.88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3335">
            <text:p>3335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7H44M08.252S">
            <text:p>17:44:08.25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976">
            <text:p>976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7H44M09.229S">
            <text:p>17:44:09.23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7H44M09.246S">
            <text:p>17:44:09.25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7H44M09.302S">
            <text:p>17:44:09.30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7H44M09.336S">
            <text:p>17:44:09.34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7H44M09.373S">
            <text:p>17:44:09.37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7H43M58.752S">
            <text:p>17:43:58.75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1709">
            <text:p>11709</text:p>
          </table:table-cell>
          <table:table-cell office:value-type="string">
            <text:p>Success</text:p>
          </table:table-cell>
          <table:table-cell office:value-type="float" office:value="39894">
            <text:p>39894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7H44M09.165S">
            <text:p>17:44:09.17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217">
            <text:p>1217</text:p>
          </table:table-cell>
          <table:table-cell office:value-type="string">
            <text:p>Success</text:p>
          </table:table-cell>
          <table:table-cell office:value-type="float" office:value="32398">
            <text:p>32398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7H44M09.173S">
            <text:p>17:44:09.17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211">
            <text:p>1211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7H43M59.444S">
            <text:p>17:43:59.44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11014">
            <text:p>11014</text:p>
          </table:table-cell>
          <table:table-cell office:value-type="string">
            <text:p>Success</text:p>
          </table:table-cell>
          <table:table-cell office:value-type="float" office:value="39894">
            <text:p>39894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7H43M57.297S">
            <text:p>17:43:57.30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5456">
            <text:p>15456</text:p>
          </table:table-cell>
          <table:table-cell office:value-type="string">
            <text:p>Success</text:p>
          </table:table-cell>
          <table:table-cell office:value-type="float" office:value="176237">
            <text:p>176237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7H43M58.567S">
            <text:p>17:43:58.57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14299">
            <text:p>14299</text:p>
          </table:table-cell>
          <table:table-cell office:value-type="string">
            <text:p>Success</text:p>
          </table:table-cell>
          <table:table-cell office:value-type="float" office:value="39890">
            <text:p>39890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7H43M58.816S">
            <text:p>17:43:58.82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4053">
            <text:p>14053</text:p>
          </table:table-cell>
          <table:table-cell office:value-type="string">
            <text:p>Success</text:p>
          </table:table-cell>
          <table:table-cell office:value-type="float" office:value="39894">
            <text:p>39894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7H43M58.814S">
            <text:p>17:43:58.81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4055">
            <text:p>14055</text:p>
          </table:table-cell>
          <table:table-cell office:value-type="string">
            <text:p>Success</text:p>
          </table:table-cell>
          <table:table-cell office:value-type="float" office:value="39890">
            <text:p>39890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7H44M04.252S">
            <text:p>17:44:04.25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8575">
            <text:p>8575</text:p>
          </table:table-cell>
          <table:table-cell office:value-type="string">
            <text:p>Success</text:p>
          </table:table-cell>
          <table:table-cell office:value-type="float" office:value="39894">
            <text:p>39894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7H44M02.088S">
            <text:p>17:44:02.09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0793">
            <text:p>10793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7H44M02.089S">
            <text:p>17:44:02.09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0814">
            <text:p>10814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7H44M00.664S">
            <text:p>17:44:00.66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2253">
            <text:p>12253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7H43M58.534S">
            <text:p>17:43:58.53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4417">
            <text:p>14417</text:p>
          </table:table-cell>
          <table:table-cell office:value-type="string">
            <text:p>Success</text:p>
          </table:table-cell>
          <table:table-cell office:value-type="float" office:value="39891">
            <text:p>39891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7H44M02.007S">
            <text:p>17:44:02.01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0907">
            <text:p>10907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7H43M58.628S">
            <text:p>17:43:58.63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4335">
            <text:p>14335</text:p>
          </table:table-cell>
          <table:table-cell office:value-type="string">
            <text:p>Success</text:p>
          </table:table-cell>
          <table:table-cell office:value-type="float" office:value="39894">
            <text:p>39894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7H44M00.28S">
            <text:p>17:44:00.28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2656">
            <text:p>12656</text:p>
          </table:table-cell>
          <table:table-cell office:value-type="string">
            <text:p>Success</text:p>
          </table:table-cell>
          <table:table-cell office:value-type="float" office:value="49894">
            <text:p>49894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7H44M02.084S">
            <text:p>17:44:02.08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0839">
            <text:p>10839</text:p>
          </table:table-cell>
          <table:table-cell office:value-type="string">
            <text:p>Success</text:p>
          </table:table-cell>
          <table:table-cell office:value-type="float" office:value="27147">
            <text:p>27147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7H44M10.392S">
            <text:p>17:44:10.39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2493">
            <text:p>2493</text:p>
          </table:table-cell>
          <table:table-cell office:value-type="string">
            <text:p>Success</text:p>
          </table:table-cell>
          <table:table-cell office:value-type="float" office:value="59882">
            <text:p>59882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7H43M58.664S">
            <text:p>17:43:58.66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4325">
            <text:p>14325</text:p>
          </table:table-cell>
          <table:table-cell office:value-type="string">
            <text:p>Success</text:p>
          </table:table-cell>
          <table:table-cell office:value-type="float" office:value="58368">
            <text:p>58368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7H44M00.328S">
            <text:p>17:44:00.33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3200">
            <text:p>13200</text:p>
          </table:table-cell>
          <table:table-cell office:value-type="string">
            <text:p>Success</text:p>
          </table:table-cell>
          <table:table-cell office:value-type="float" office:value="174465">
            <text:p>174465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7H43M57.634S">
            <text:p>17:43:57.6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5951">
            <text:p>15951</text:p>
          </table:table-cell>
          <table:table-cell office:value-type="string">
            <text:p>Success</text:p>
          </table:table-cell>
          <table:table-cell office:value-type="float" office:value="176238">
            <text:p>176238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7H44M08.074S">
            <text:p>17:44:08.07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5661">
            <text:p>5661</text:p>
          </table:table-cell>
          <table:table-cell office:value-type="string">
            <text:p>Success</text:p>
          </table:table-cell>
          <table:table-cell office:value-type="float" office:value="92397">
            <text:p>92397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7H44M05.849S">
            <text:p>17:44:05.85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7915">
            <text:p>7915</text:p>
          </table:table-cell>
          <table:table-cell office:value-type="string">
            <text:p>Success</text:p>
          </table:table-cell>
          <table:table-cell office:value-type="float" office:value="90427">
            <text:p>90427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7H44M13.708S">
            <text:p>17:44:13.71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7H44M05.791S">
            <text:p>17:44:05.79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7983">
            <text:p>7983</text:p>
          </table:table-cell>
          <table:table-cell office:value-type="string">
            <text:p>Success</text:p>
          </table:table-cell>
          <table:table-cell office:value-type="float" office:value="92397">
            <text:p>92397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7H44M05.774S">
            <text:p>17:44:05.77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8009">
            <text:p>8009</text:p>
          </table:table-cell>
          <table:table-cell office:value-type="string">
            <text:p>Success</text:p>
          </table:table-cell>
          <table:table-cell office:value-type="float" office:value="92398">
            <text:p>92398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7H44M13.73S">
            <text:p>17:44:13.73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7H44M13.723S">
            <text:p>17:44:13.72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7H44M13.748S">
            <text:p>17:44:13.75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7H44M13.751S">
            <text:p>17:44:13.75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7H44M13.782S">
            <text:p>17:44:13.78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7H44M13.805S">
            <text:p>17:44:13.81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7H44M00.275S">
            <text:p>17:44:00.28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3661">
            <text:p>13661</text:p>
          </table:table-cell>
          <table:table-cell office:value-type="string">
            <text:p>Success</text:p>
          </table:table-cell>
          <table:table-cell office:value-type="float" office:value="173768">
            <text:p>173768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7H44M04.256S">
            <text:p>17:44:04.26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0052">
            <text:p>10052</text:p>
          </table:table-cell>
          <table:table-cell office:value-type="string">
            <text:p>Success</text:p>
          </table:table-cell>
          <table:table-cell office:value-type="float" office:value="78607">
            <text:p>78607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7H44M00.293S">
            <text:p>17:44:00.29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4349">
            <text:p>14349</text:p>
          </table:table-cell>
          <table:table-cell office:value-type="string">
            <text:p>Success</text:p>
          </table:table-cell>
          <table:table-cell office:value-type="float" office:value="174766">
            <text:p>174766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7H44M08.145S">
            <text:p>17:44:08.15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6584">
            <text:p>6584</text:p>
          </table:table-cell>
          <table:table-cell office:value-type="string">
            <text:p>Success</text:p>
          </table:table-cell>
          <table:table-cell office:value-type="float" office:value="92402">
            <text:p>92402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7H44M02.034S">
            <text:p>17:44:02.0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3726">
            <text:p>13726</text:p>
          </table:table-cell>
          <table:table-cell office:value-type="string">
            <text:p>Success</text:p>
          </table:table-cell>
          <table:table-cell office:value-type="float" office:value="82358">
            <text:p>82358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7H44M13.76S">
            <text:p>17:44:13.76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998">
            <text:p>199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7H44M14.694S">
            <text:p>17:44:14.69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074">
            <text:p>1074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7H44M04.285S">
            <text:p>17:44:04.29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1580">
            <text:p>11580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7H44M15.745S">
            <text:p>17:44:15.75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7H44M15.699S">
            <text:p>17:44:15.70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7H44M15.766S">
            <text:p>17:44:15.77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7H44M13.855S">
            <text:p>17:44:13.86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2034">
            <text:p>2034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7H44M00.254S">
            <text:p>17:44:00.25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15722">
            <text:p>15722</text:p>
          </table:table-cell>
          <table:table-cell office:value-type="string">
            <text:p>Success</text:p>
          </table:table-cell>
          <table:table-cell office:value-type="float" office:value="39894">
            <text:p>39894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7H44M13.741S">
            <text:p>17:44:13.74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154">
            <text:p>2154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7H44M15.88S">
            <text:p>17:44:15.88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7H44M12.856S">
            <text:p>17:44:12.86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3056">
            <text:p>3056</text:p>
          </table:table-cell>
          <table:table-cell office:value-type="string">
            <text:p>Success</text:p>
          </table:table-cell>
          <table:table-cell office:value-type="float" office:value="32398">
            <text:p>32398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7H44M12.856S">
            <text:p>17:44:12.86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3059">
            <text:p>3059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7H44M14.251S">
            <text:p>17:44:14.25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666">
            <text:p>1666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7H44M04.28S">
            <text:p>17:44:04.28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1696">
            <text:p>11696</text:p>
          </table:table-cell>
          <table:table-cell office:value-type="string">
            <text:p>Success</text:p>
          </table:table-cell>
          <table:table-cell office:value-type="float" office:value="39889">
            <text:p>39889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7H44M15.875S">
            <text:p>17:44:15.88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7H44M04.267S">
            <text:p>17:44:04.27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1712">
            <text:p>11712</text:p>
          </table:table-cell>
          <table:table-cell office:value-type="string">
            <text:p>Success</text:p>
          </table:table-cell>
          <table:table-cell office:value-type="float" office:value="59880">
            <text:p>59880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7H44M15.878S">
            <text:p>17:44:15.88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7H44M00.252S">
            <text:p>17:44:00.25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5771">
            <text:p>15771</text:p>
          </table:table-cell>
          <table:table-cell office:value-type="string">
            <text:p>Success</text:p>
          </table:table-cell>
          <table:table-cell office:value-type="float" office:value="39890">
            <text:p>39890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7H44M15.912S">
            <text:p>17:44:15.91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7H44M15.898S">
            <text:p>17:44:15.90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7H44M15.874S">
            <text:p>17:44:15.87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7H44M15.932S">
            <text:p>17:44:15.93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7H44M15.937S">
            <text:p>17:44:15.94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7H44M15.926S">
            <text:p>17:44:15.9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7H44M15.962S">
            <text:p>17:44:15.96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7H44M15.914S">
            <text:p>17:44:15.91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7H44M15.979S">
            <text:p>17:44:15.98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7H44M15.981S">
            <text:p>17:44:15.98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7H44M16.025S">
            <text:p>17:44:16.03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7H44M15.998S">
            <text:p>17:44:16.00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7H44M15.961S">
            <text:p>17:44:15.96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7H44M16.022S">
            <text:p>17:44:16.02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7H44M16.077S">
            <text:p>17:44:16.08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7H43M57.557S">
            <text:p>17:43:57.56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8959">
            <text:p>18959</text:p>
          </table:table-cell>
          <table:table-cell office:value-type="string">
            <text:p>Success</text:p>
          </table:table-cell>
          <table:table-cell office:value-type="float" office:value="173862">
            <text:p>173862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7H44M09.201S">
            <text:p>17:44:09.20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7483">
            <text:p>7483</text:p>
          </table:table-cell>
          <table:table-cell office:value-type="string">
            <text:p>Success</text:p>
          </table:table-cell>
          <table:table-cell office:value-type="float" office:value="94375">
            <text:p>94375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7H44M16.631S">
            <text:p>17:44:16.63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7H44M16.646S">
            <text:p>17:44:16.65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7H44M01.985S">
            <text:p>17:44:01.99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6071">
            <text:p>16071</text:p>
          </table:table-cell>
          <table:table-cell office:value-type="string">
            <text:p>Success</text:p>
          </table:table-cell>
          <table:table-cell office:value-type="float" office:value="104845">
            <text:p>104845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7H44M00.283S">
            <text:p>17:44:00.28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8664">
            <text:p>18664</text:p>
          </table:table-cell>
          <table:table-cell office:value-type="string">
            <text:p>Success</text:p>
          </table:table-cell>
          <table:table-cell office:value-type="float" office:value="173182">
            <text:p>173182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7H44M04.275S">
            <text:p>17:44:04.28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4663">
            <text:p>14663</text:p>
          </table:table-cell>
          <table:table-cell office:value-type="string">
            <text:p>Success</text:p>
          </table:table-cell>
          <table:table-cell office:value-type="float" office:value="76642">
            <text:p>76642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7H44M01.978S">
            <text:p>17:44:01.98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7049">
            <text:p>17049</text:p>
          </table:table-cell>
          <table:table-cell office:value-type="string">
            <text:p>Success</text:p>
          </table:table-cell>
          <table:table-cell office:value-type="float" office:value="80484">
            <text:p>80484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7H44M16.659S">
            <text:p>17:44:16.66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559">
            <text:p>255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7H44M19.206S">
            <text:p>17:44:19.21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7H43M58.688S">
            <text:p>17:43:58.69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20701">
            <text:p>20701</text:p>
          </table:table-cell>
          <table:table-cell office:value-type="string">
            <text:p>Success</text:p>
          </table:table-cell>
          <table:table-cell office:value-type="float" office:value="39894">
            <text:p>39894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7H43M59.47S">
            <text:p>17:43:59.47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19908">
            <text:p>19908</text:p>
          </table:table-cell>
          <table:table-cell office:value-type="string">
            <text:p>Success</text:p>
          </table:table-cell>
          <table:table-cell office:value-type="float" office:value="39890">
            <text:p>39890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7H44M12.761S">
            <text:p>17:44:12.76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6530">
            <text:p>6530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7H44M00.304S">
            <text:p>17:44:00.30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9074">
            <text:p>19074</text:p>
          </table:table-cell>
          <table:table-cell office:value-type="string">
            <text:p>Success</text:p>
          </table:table-cell>
          <table:table-cell office:value-type="float" office:value="39894">
            <text:p>39894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7H44M18.831S">
            <text:p>17:44:18.83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442">
            <text:p>442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7H44M00.256S">
            <text:p>17:44:00.26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9140">
            <text:p>19140</text:p>
          </table:table-cell>
          <table:table-cell office:value-type="string">
            <text:p>Success</text:p>
          </table:table-cell>
          <table:table-cell office:value-type="float" office:value="39890">
            <text:p>39890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7H44M13.452S">
            <text:p>17:44:13.45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5863">
            <text:p>5863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7H44M18.853S">
            <text:p>17:44:18.85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447">
            <text:p>447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7H44M19.265S">
            <text:p>17:44:19.27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7H44M12.652S">
            <text:p>17:44:12.65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6727">
            <text:p>6727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7H44M19.269S">
            <text:p>17:44:19.27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7H44M19.292S">
            <text:p>17:44:19.29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7H44M00.28S">
            <text:p>17:44:00.28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9190">
            <text:p>19190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7H44M13.469S">
            <text:p>17:44:13.47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5921">
            <text:p>5921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7H44M19.329S">
            <text:p>17:44:19.3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7H44M19.344S">
            <text:p>17:44:19.34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7H44M19.337S">
            <text:p>17:44:19.34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7H44M19.328S">
            <text:p>17:44:19.33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7H44M19.331S">
            <text:p>17:44:19.33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7H44M19.379S">
            <text:p>17:44:19.38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7H44M19.372S">
            <text:p>17:44:19.37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7H44M19.365S">
            <text:p>17:44:19.37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7H44M19.437S">
            <text:p>17:44:19.44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7H44M19.389S">
            <text:p>17:44:19.39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7H44M19.467S">
            <text:p>17:44:19.47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7H44M19.423S">
            <text:p>17:44:19.42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7H44M19.457S">
            <text:p>17:44:19.46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7H44M19.47S">
            <text:p>17:44:19.47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7H44M19.544S">
            <text:p>17:44:19.54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7H44M19.45S">
            <text:p>17:44:19.45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7H44M04.214S">
            <text:p>17:44:04.21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6122">
            <text:p>16122</text:p>
          </table:table-cell>
          <table:table-cell office:value-type="string">
            <text:p>Success</text:p>
          </table:table-cell>
          <table:table-cell office:value-type="float" office:value="78491">
            <text:p>78491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7H44M01.998S">
            <text:p>17:44:02.0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8393">
            <text:p>18393</text:p>
          </table:table-cell>
          <table:table-cell office:value-type="string">
            <text:p>Success</text:p>
          </table:table-cell>
          <table:table-cell office:value-type="float" office:value="112631">
            <text:p>112631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7H44M02.01S">
            <text:p>17:44:02.0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8620">
            <text:p>18620</text:p>
          </table:table-cell>
          <table:table-cell office:value-type="string">
            <text:p>Success</text:p>
          </table:table-cell>
          <table:table-cell office:value-type="float" office:value="152171">
            <text:p>152171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7H43M57.556S">
            <text:p>17:43:57.56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23842">
            <text:p>23842</text:p>
          </table:table-cell>
          <table:table-cell office:value-type="string">
            <text:p>Success</text:p>
          </table:table-cell>
          <table:table-cell office:value-type="float" office:value="174763">
            <text:p>174763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7H44M01.997S">
            <text:p>17:44:02.00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9967">
            <text:p>19967</text:p>
          </table:table-cell>
          <table:table-cell office:value-type="string">
            <text:p>Success</text:p>
          </table:table-cell>
          <table:table-cell office:value-type="float" office:value="82061">
            <text:p>82061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7H44M00.689S">
            <text:p>17:44:00.69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21986">
            <text:p>21986</text:p>
          </table:table-cell>
          <table:table-cell office:value-type="string">
            <text:p>Success</text:p>
          </table:table-cell>
          <table:table-cell office:value-type="float" office:value="154938">
            <text:p>154938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7H44M22.539S">
            <text:p>17:44:22.54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7H44M22.551S">
            <text:p>17:44:22.55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7H44M22.588S">
            <text:p>17:44:22.59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32">
            <text:p>232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7H44M09.13S">
            <text:p>17:44:09.13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3849">
            <text:p>13849</text:p>
          </table:table-cell>
          <table:table-cell office:value-type="string">
            <text:p>Success</text:p>
          </table:table-cell>
          <table:table-cell office:value-type="float" office:value="59882">
            <text:p>59882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7H44M19.498S">
            <text:p>17:44:19.50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419">
            <text:p>3419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7H44M19.504S">
            <text:p>17:44:19.50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463">
            <text:p>3463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7H44M21.225S">
            <text:p>17:44:21.23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737">
            <text:p>17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7H44M02.034S">
            <text:p>17:44:02.03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21051">
            <text:p>21051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7H44M12.867S">
            <text:p>17:44:12.87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10157">
            <text:p>10157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7H44M22.822S">
            <text:p>17:44:22.82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7H44M10.377S">
            <text:p>17:44:10.38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2674">
            <text:p>12674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7H44M12.779S">
            <text:p>17:44:12.78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10268">
            <text:p>10268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7H44M04.259S">
            <text:p>17:44:04.26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8847">
            <text:p>18847</text:p>
          </table:table-cell>
          <table:table-cell office:value-type="string">
            <text:p>Success</text:p>
          </table:table-cell>
          <table:table-cell office:value-type="float" office:value="39893">
            <text:p>39893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7H44M05.874S">
            <text:p>17:44:05.87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7239">
            <text:p>17239</text:p>
          </table:table-cell>
          <table:table-cell office:value-type="string">
            <text:p>Success</text:p>
          </table:table-cell>
          <table:table-cell office:value-type="float" office:value="44598">
            <text:p>44598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7H44M08.144S">
            <text:p>17:44:08.14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4958">
            <text:p>14958</text:p>
          </table:table-cell>
          <table:table-cell office:value-type="string">
            <text:p>Success</text:p>
          </table:table-cell>
          <table:table-cell office:value-type="float" office:value="59882">
            <text:p>59882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7H43M58.252S">
            <text:p>17:43:58.25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4957">
            <text:p>24957</text:p>
          </table:table-cell>
          <table:table-cell office:value-type="string">
            <text:p>Success</text:p>
          </table:table-cell>
          <table:table-cell office:value-type="float" office:value="58356">
            <text:p>58356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7H44M14.55S">
            <text:p>17:44:14.55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8544">
            <text:p>8544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7H44M09.139S">
            <text:p>17:44:09.14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3995">
            <text:p>13995</text:p>
          </table:table-cell>
          <table:table-cell office:value-type="string">
            <text:p>Success</text:p>
          </table:table-cell>
          <table:table-cell office:value-type="float" office:value="63272">
            <text:p>63272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7H44M15.914S">
            <text:p>17:44:15.91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7182">
            <text:p>7182</text:p>
          </table:table-cell>
          <table:table-cell office:value-type="string">
            <text:p>Success</text:p>
          </table:table-cell>
          <table:table-cell office:value-type="float" office:value="33079">
            <text:p>33079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7H44M05.851S">
            <text:p>17:44:05.85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7314">
            <text:p>17314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7H44M12.881S">
            <text:p>17:44:12.88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0243">
            <text:p>10243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7H44M23.042S">
            <text:p>17:44:23.04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7H44M12.761S">
            <text:p>17:44:12.76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0377">
            <text:p>10377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7H44M22.958S">
            <text:p>17:44:22.96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7H44M13.722S">
            <text:p>17:44:13.72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9426">
            <text:p>9426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7H44M23.047S">
            <text:p>17:44:23.0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7H44M23.084S">
            <text:p>17:44:23.08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7H44M15.88S">
            <text:p>17:44:15.88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7273">
            <text:p>7273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7H44M00.32S">
            <text:p>17:44:00.32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2932">
            <text:p>22932</text:p>
          </table:table-cell>
          <table:table-cell office:value-type="string">
            <text:p>Success</text:p>
          </table:table-cell>
          <table:table-cell office:value-type="float" office:value="49894">
            <text:p>49894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7H44M23.07S">
            <text:p>17:44:23.07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7H44M23.103S">
            <text:p>17:44:23.10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7H44M23.084S">
            <text:p>17:44:23.08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7H44M23.186S">
            <text:p>17:44:23.19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7H44M23.178S">
            <text:p>17:44:23.18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7H44M23.209S">
            <text:p>17:44:23.21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7H44M23.222S">
            <text:p>17:44:23.22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7H44M05.877S">
            <text:p>17:44:05.88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7535">
            <text:p>17535</text:p>
          </table:table-cell>
          <table:table-cell office:value-type="string">
            <text:p>Success</text:p>
          </table:table-cell>
          <table:table-cell office:value-type="float" office:value="83933">
            <text:p>83933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7H44M23.288S">
            <text:p>17:44:23.29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7H44M23.269S">
            <text:p>17:44:23.27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7H44M02.087S">
            <text:p>17:44:02.09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21512">
            <text:p>21512</text:p>
          </table:table-cell>
          <table:table-cell office:value-type="string">
            <text:p>Success</text:p>
          </table:table-cell>
          <table:table-cell office:value-type="float" office:value="110952">
            <text:p>110952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7H44M05.882S">
            <text:p>17:44:05.88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9031">
            <text:p>19031</text:p>
          </table:table-cell>
          <table:table-cell office:value-type="string">
            <text:p>Success</text:p>
          </table:table-cell>
          <table:table-cell office:value-type="float" office:value="91759">
            <text:p>91759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7H44M00.664S">
            <text:p>17:44:00.66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24295">
            <text:p>24295</text:p>
          </table:table-cell>
          <table:table-cell office:value-type="string">
            <text:p>Success</text:p>
          </table:table-cell>
          <table:table-cell office:value-type="float" office:value="153955">
            <text:p>153955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7H44M24.8S">
            <text:p>17:44:24.80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7H44M24.82S">
            <text:p>17:44:24.82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7H44M24.855S">
            <text:p>17:44:24.86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7H44M24.864S">
            <text:p>17:44:24.86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7H44M05.879S">
            <text:p>17:44:05.88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20138">
            <text:p>20138</text:p>
          </table:table-cell>
          <table:table-cell office:value-type="string">
            <text:p>Success</text:p>
          </table:table-cell>
          <table:table-cell office:value-type="float" office:value="89585">
            <text:p>89585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7H44M25.903S">
            <text:p>17:44:25.90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7H44M25.918S">
            <text:p>17:44:25.92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7H44M25.929S">
            <text:p>17:44:25.93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7H44M25.942S">
            <text:p>17:44:25.9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7H43M58.868S">
            <text:p>17:43:58.87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7815">
            <text:p>27815</text:p>
          </table:table-cell>
          <table:table-cell office:value-type="string">
            <text:p>Success</text:p>
          </table:table-cell>
          <table:table-cell office:value-type="float" office:value="172292">
            <text:p>172292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7H43M59.117S">
            <text:p>17:43:59.1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7580">
            <text:p>27580</text:p>
          </table:table-cell>
          <table:table-cell office:value-type="string">
            <text:p>Success</text:p>
          </table:table-cell>
          <table:table-cell office:value-type="float" office:value="172890">
            <text:p>172890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7H44M26.497S">
            <text:p>17:44:26.50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7H44M26.515S">
            <text:p>17:44:26.52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7H43M58.819S">
            <text:p>17:43:58.82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7903">
            <text:p>27903</text:p>
          </table:table-cell>
          <table:table-cell office:value-type="string">
            <text:p>Success</text:p>
          </table:table-cell>
          <table:table-cell office:value-type="float" office:value="172990">
            <text:p>172990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7H44M00.628S">
            <text:p>17:44:00.6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6578">
            <text:p>26578</text:p>
          </table:table-cell>
          <table:table-cell office:value-type="string">
            <text:p>Success</text:p>
          </table:table-cell>
          <table:table-cell office:value-type="float" office:value="153952">
            <text:p>153952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7H44M26.532S">
            <text:p>17:44:26.53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638">
            <text:p>63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7H44M27.16S">
            <text:p>17:44:27.1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7H44M04.205S">
            <text:p>17:44:04.21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3958">
            <text:p>23958</text:p>
          </table:table-cell>
          <table:table-cell office:value-type="string">
            <text:p>Success</text:p>
          </table:table-cell>
          <table:table-cell office:value-type="float" office:value="110465">
            <text:p>110465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7H44M09.155S">
            <text:p>17:44:09.16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9681">
            <text:p>19681</text:p>
          </table:table-cell>
          <table:table-cell office:value-type="string">
            <text:p>Success</text:p>
          </table:table-cell>
          <table:table-cell office:value-type="float" office:value="96350">
            <text:p>96350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7H44M00.316S">
            <text:p>17:44:00.32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8581">
            <text:p>28581</text:p>
          </table:table-cell>
          <table:table-cell office:value-type="string">
            <text:p>Success</text:p>
          </table:table-cell>
          <table:table-cell office:value-type="float" office:value="172399">
            <text:p>172399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7H44M10.38S">
            <text:p>17:44:10.38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8531">
            <text:p>18531</text:p>
          </table:table-cell>
          <table:table-cell office:value-type="string">
            <text:p>Success</text:p>
          </table:table-cell>
          <table:table-cell office:value-type="float" office:value="100891">
            <text:p>100891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7H44M28.784S">
            <text:p>17:44:28.78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7H44M28.796S">
            <text:p>17:44:28.80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7H44M19.488S">
            <text:p>17:44:19.49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9502">
            <text:p>9502</text:p>
          </table:table-cell>
          <table:table-cell office:value-type="string">
            <text:p>Success</text:p>
          </table:table-cell>
          <table:table-cell office:value-type="float" office:value="75642">
            <text:p>75642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7H44M09.171S">
            <text:p>17:44:09.17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9905">
            <text:p>19905</text:p>
          </table:table-cell>
          <table:table-cell office:value-type="string">
            <text:p>Success</text:p>
          </table:table-cell>
          <table:table-cell office:value-type="float" office:value="96488">
            <text:p>96488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7H44M28.937S">
            <text:p>17:44:28.94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7H44M28.95S">
            <text:p>17:44:28.95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7H44M28.963S">
            <text:p>17:44:28.96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7H44M28.996S">
            <text:p>17:44:29.00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7H44M12.843S">
            <text:p>17:44:12.84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7110">
            <text:p>17110</text:p>
          </table:table-cell>
          <table:table-cell office:value-type="string">
            <text:p>Success</text:p>
          </table:table-cell>
          <table:table-cell office:value-type="float" office:value="112320">
            <text:p>112320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7H43M59.444S">
            <text:p>17:43:59.44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0956">
            <text:p>30956</text:p>
          </table:table-cell>
          <table:table-cell office:value-type="string">
            <text:p>Success</text:p>
          </table:table-cell>
          <table:table-cell office:value-type="float" office:value="171394">
            <text:p>171394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7H44M02.088S">
            <text:p>17:44:02.09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28371">
            <text:p>28371</text:p>
          </table:table-cell>
          <table:table-cell office:value-type="string">
            <text:p>Success</text:p>
          </table:table-cell>
          <table:table-cell office:value-type="float" office:value="157630">
            <text:p>157630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7H44M30.277S">
            <text:p>17:44:30.28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7H44M30.299S">
            <text:p>17:44:30.30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7H44M30.313S">
            <text:p>17:44:30.31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7H44M30.328S">
            <text:p>17:44:30.33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7H43M58.928S">
            <text:p>17:43:58.93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2206">
            <text:p>32206</text:p>
          </table:table-cell>
          <table:table-cell office:value-type="string">
            <text:p>Success</text:p>
          </table:table-cell>
          <table:table-cell office:value-type="float" office:value="171789">
            <text:p>171789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7H44M30.909S">
            <text:p>17:44:30.91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7H44M30.921S">
            <text:p>17:44:30.92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7H44M02.085S">
            <text:p>17:44:02.09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29508">
            <text:p>29508</text:p>
          </table:table-cell>
          <table:table-cell office:value-type="string">
            <text:p>Success</text:p>
          </table:table-cell>
          <table:table-cell office:value-type="float" office:value="115691">
            <text:p>115691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7H44M00.284S">
            <text:p>17:44:00.2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1334">
            <text:p>31334</text:p>
          </table:table-cell>
          <table:table-cell office:value-type="string">
            <text:p>Success</text:p>
          </table:table-cell>
          <table:table-cell office:value-type="float" office:value="173477">
            <text:p>173477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7H44M00.284S">
            <text:p>17:44:00.28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31371">
            <text:p>31371</text:p>
          </table:table-cell>
          <table:table-cell office:value-type="string">
            <text:p>Success</text:p>
          </table:table-cell>
          <table:table-cell office:value-type="float" office:value="171692">
            <text:p>171692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7H44M28.81S">
            <text:p>17:44:28.81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821">
            <text:p>282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7H44M31.614S">
            <text:p>17:44:31.61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7H44M12.843S">
            <text:p>17:44:12.84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9112">
            <text:p>19112</text:p>
          </table:table-cell>
          <table:table-cell office:value-type="string">
            <text:p>Success</text:p>
          </table:table-cell>
          <table:table-cell office:value-type="float" office:value="112220">
            <text:p>112220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7H44M12.849S">
            <text:p>17:44:12.85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9202">
            <text:p>19202</text:p>
          </table:table-cell>
          <table:table-cell office:value-type="string">
            <text:p>Success</text:p>
          </table:table-cell>
          <table:table-cell office:value-type="float" office:value="105815">
            <text:p>105815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7H44M19.251S">
            <text:p>17:44:19.25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2946">
            <text:p>12946</text:p>
          </table:table-cell>
          <table:table-cell office:value-type="string">
            <text:p>Success</text:p>
          </table:table-cell>
          <table:table-cell office:value-type="float" office:value="51603">
            <text:p>51603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7H44M30.935S">
            <text:p>17:44:30.94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530">
            <text:p>153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7H44M32.458S">
            <text:p>17:44:32.4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7H44M19.267S">
            <text:p>17:44:19.27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3471">
            <text:p>13471</text:p>
          </table:table-cell>
          <table:table-cell office:value-type="string">
            <text:p>Success</text:p>
          </table:table-cell>
          <table:table-cell office:value-type="float" office:value="77519">
            <text:p>77519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7H44M09.392S">
            <text:p>17:44:09.39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3583">
            <text:p>23583</text:p>
          </table:table-cell>
          <table:table-cell office:value-type="string">
            <text:p>Success</text:p>
          </table:table-cell>
          <table:table-cell office:value-type="float" office:value="109561">
            <text:p>109561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7H44M19.218S">
            <text:p>17:44:19.22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13764">
            <text:p>13764</text:p>
          </table:table-cell>
          <table:table-cell office:value-type="string">
            <text:p>Success</text:p>
          </table:table-cell>
          <table:table-cell office:value-type="float" office:value="86777">
            <text:p>86777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7H44M19.342S">
            <text:p>17:44:19.34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3642">
            <text:p>13642</text:p>
          </table:table-cell>
          <table:table-cell office:value-type="string">
            <text:p>Success</text:p>
          </table:table-cell>
          <table:table-cell office:value-type="float" office:value="71990">
            <text:p>71990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7H44M00.631S">
            <text:p>17:44:00.63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32815">
            <text:p>32815</text:p>
          </table:table-cell>
          <table:table-cell office:value-type="string">
            <text:p>Success</text:p>
          </table:table-cell>
          <table:table-cell office:value-type="float" office:value="153657">
            <text:p>153657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7H44M15.801S">
            <text:p>17:44:15.80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7618">
            <text:p>17618</text:p>
          </table:table-cell>
          <table:table-cell office:value-type="string">
            <text:p>Success</text:p>
          </table:table-cell>
          <table:table-cell office:value-type="float" office:value="105522">
            <text:p>105522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7H44M33.286S">
            <text:p>17:44:33.29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7H44M33.302S">
            <text:p>17:44:33.30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7H44M33.314S">
            <text:p>17:44:33.31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7H44M33.354S">
            <text:p>17:44:33.35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7H44M23.032S">
            <text:p>17:44:23.03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0574">
            <text:p>10574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7H44M10.382S">
            <text:p>17:44:10.38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3480">
            <text:p>23480</text:p>
          </table:table-cell>
          <table:table-cell office:value-type="string">
            <text:p>Success</text:p>
          </table:table-cell>
          <table:table-cell office:value-type="float" office:value="107690">
            <text:p>107690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7H44M33.688S">
            <text:p>17:44:33.69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7H44M33.703S">
            <text:p>17:44:33.70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7H44M33.717S">
            <text:p>17:44:33.72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7H44M33.739S">
            <text:p>17:44:33.74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7H44M19.563S">
            <text:p>17:44:19.56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4751">
            <text:p>14751</text:p>
          </table:table-cell>
          <table:table-cell office:value-type="string">
            <text:p>Success</text:p>
          </table:table-cell>
          <table:table-cell office:value-type="float" office:value="92800">
            <text:p>92800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7H44M04.283S">
            <text:p>17:44:04.28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30415">
            <text:p>30415</text:p>
          </table:table-cell>
          <table:table-cell office:value-type="string">
            <text:p>Success</text:p>
          </table:table-cell>
          <table:table-cell office:value-type="float" office:value="39889">
            <text:p>39889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7H44M21.847S">
            <text:p>17:44:21.85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2751">
            <text:p>12751</text:p>
          </table:table-cell>
          <table:table-cell office:value-type="string">
            <text:p>Success</text:p>
          </table:table-cell>
          <table:table-cell office:value-type="float" office:value="45053">
            <text:p>45053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7H44M34.499S">
            <text:p>17:44:34.50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7H44M34.514S">
            <text:p>17:44:34.51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7H44M34.555S">
            <text:p>17:44:34.56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7H44M15.898S">
            <text:p>17:44:15.90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8841">
            <text:p>18841</text:p>
          </table:table-cell>
          <table:table-cell office:value-type="string">
            <text:p>Success</text:p>
          </table:table-cell>
          <table:table-cell office:value-type="float" office:value="98420">
            <text:p>98420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7H44M34.594S">
            <text:p>17:44:34.59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7H44M34.616S">
            <text:p>17:44:34.62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7H44M12.843S">
            <text:p>17:44:12.84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1965">
            <text:p>21965</text:p>
          </table:table-cell>
          <table:table-cell office:value-type="string">
            <text:p>Success</text:p>
          </table:table-cell>
          <table:table-cell office:value-type="float" office:value="111435">
            <text:p>111435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7H44M16.042S">
            <text:p>17:44:16.04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8748">
            <text:p>18748</text:p>
          </table:table-cell>
          <table:table-cell office:value-type="string">
            <text:p>Success</text:p>
          </table:table-cell>
          <table:table-cell office:value-type="float" office:value="92800">
            <text:p>92800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7H44M34.641S">
            <text:p>17:44:34.64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7H44M16.089S">
            <text:p>17:44:16.09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8914">
            <text:p>18914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7H44M17.96S">
            <text:p>17:44:17.9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7034">
            <text:p>17034</text:p>
          </table:table-cell>
          <table:table-cell office:value-type="string">
            <text:p>Success</text:p>
          </table:table-cell>
          <table:table-cell office:value-type="float" office:value="45053">
            <text:p>45053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7H44M34.781S">
            <text:p>17:44:34.78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7H44M34.869S">
            <text:p>17:44:34.87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7H44M15.926S">
            <text:p>17:44:15.93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9149">
            <text:p>19149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7H44M16.371S">
            <text:p>17:44:16.37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8692">
            <text:p>18692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7H44M16.103S">
            <text:p>17:44:16.10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8966">
            <text:p>18966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7H44M16.025S">
            <text:p>17:44:16.0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9051">
            <text:p>19051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7H44M34.591S">
            <text:p>17:44:34.59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69">
            <text:p>369</text:p>
          </table:table-cell>
          <table:table-cell office:value-type="string">
            <text:p>Success</text:p>
          </table:table-cell>
          <table:table-cell office:value-type="float" office:value="19022">
            <text:p>19022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7H44M20.513S">
            <text:p>17:44:20.5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4595">
            <text:p>14595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7H44M34.923S">
            <text:p>17:44:34.92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7H44M20.276S">
            <text:p>17:44:20.28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4837">
            <text:p>14837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7H44M20.237S">
            <text:p>17:44:20.24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4878">
            <text:p>14878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7H44M18.925S">
            <text:p>17:44:18.93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6206">
            <text:p>16206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7H44M15.913S">
            <text:p>17:44:15.91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9241">
            <text:p>19241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7H44M08.144S">
            <text:p>17:44:08.14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27054">
            <text:p>27054</text:p>
          </table:table-cell>
          <table:table-cell office:value-type="string">
            <text:p>Success</text:p>
          </table:table-cell>
          <table:table-cell office:value-type="float" office:value="44597">
            <text:p>44597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7H44M05.797S">
            <text:p>17:44:05.80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29419">
            <text:p>29419</text:p>
          </table:table-cell>
          <table:table-cell office:value-type="string">
            <text:p>Success</text:p>
          </table:table-cell>
          <table:table-cell office:value-type="float" office:value="63304">
            <text:p>63304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7H44M05.858S">
            <text:p>17:44:05.86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9361">
            <text:p>29361</text:p>
          </table:table-cell>
          <table:table-cell office:value-type="string">
            <text:p>Success</text:p>
          </table:table-cell>
          <table:table-cell office:value-type="float" office:value="59882">
            <text:p>59882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7H44M19.243S">
            <text:p>17:44:19.24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15889">
            <text:p>15889</text:p>
          </table:table-cell>
          <table:table-cell office:value-type="string">
            <text:p>Success</text:p>
          </table:table-cell>
          <table:table-cell office:value-type="float" office:value="59882">
            <text:p>59882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7H44M34.652S">
            <text:p>17:44:34.65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367">
            <text:p>367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7H44M19.566S">
            <text:p>17:44:19.57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5569">
            <text:p>15569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7H44M09.128S">
            <text:p>17:44:09.13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26081">
            <text:p>26081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7H44M35.012S">
            <text:p>17:44:35.01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7H44M35S">
            <text:p>17:44:35.00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7H44M34.993S">
            <text:p>17:44:34.99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7H44M34.992S">
            <text:p>17:44:34.99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7H44M34.881S">
            <text:p>17:44:34.8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7H44M34.996S">
            <text:p>17:44:35.0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7H44M35.003S">
            <text:p>17:44:35.00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7H44M34.996S">
            <text:p>17:44:35.00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7H44M35.096S">
            <text:p>17:44:35.10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7H44M35.09S">
            <text:p>17:44:35.09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7H44M35.158S">
            <text:p>17:44:35.16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7H44M35.148S">
            <text:p>17:44:35.15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7H44M35.138S">
            <text:p>17:44:35.14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7H44M35.072S">
            <text:p>17:44:35.07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7H44M35.11S">
            <text:p>17:44:35.1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7H44M35.26S">
            <text:p>17:44:35.26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7H44M35.293S">
            <text:p>17:44:35.29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7H44M35.246S">
            <text:p>17:44:35.25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7H44M35.218S">
            <text:p>17:44:35.22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82">
            <text:p>1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7H44M35.292S">
            <text:p>17:44:35.29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7H44M23.006S">
            <text:p>17:44:23.01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2894">
            <text:p>12894</text:p>
          </table:table-cell>
          <table:table-cell office:value-type="string">
            <text:p>Success</text:p>
          </table:table-cell>
          <table:table-cell office:value-type="float" office:value="68348">
            <text:p>68348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7H44M19.245S">
            <text:p>17:44:19.25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7837">
            <text:p>17837</text:p>
          </table:table-cell>
          <table:table-cell office:value-type="string">
            <text:p>Success</text:p>
          </table:table-cell>
          <table:table-cell office:value-type="float" office:value="66024">
            <text:p>66024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7H44M23.049S">
            <text:p>17:44:23.05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5217">
            <text:p>15217</text:p>
          </table:table-cell>
          <table:table-cell office:value-type="string">
            <text:p>Success</text:p>
          </table:table-cell>
          <table:table-cell office:value-type="float" office:value="68257">
            <text:p>68257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7H44M38.138S">
            <text:p>17:44:38.14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7H44M38.154S">
            <text:p>17:44:38.15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7H44M23.058S">
            <text:p>17:44:23.06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5546">
            <text:p>15546</text:p>
          </table:table-cell>
          <table:table-cell office:value-type="string">
            <text:p>Success</text:p>
          </table:table-cell>
          <table:table-cell office:value-type="float" office:value="72116">
            <text:p>72116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7H44M38.476S">
            <text:p>17:44:38.48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7H44M38.489S">
            <text:p>17:44:38.49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7H44M30.344S">
            <text:p>17:44:30.34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8475">
            <text:p>8475</text:p>
          </table:table-cell>
          <table:table-cell office:value-type="string">
            <text:p>Success</text:p>
          </table:table-cell>
          <table:table-cell office:value-type="float" office:value="74408">
            <text:p>74408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7H44M38.745S">
            <text:p>17:44:38.75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7H44M22.968S">
            <text:p>17:44:22.97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6430">
            <text:p>16430</text:p>
          </table:table-cell>
          <table:table-cell office:value-type="string">
            <text:p>Success</text:p>
          </table:table-cell>
          <table:table-cell office:value-type="float" office:value="72247">
            <text:p>72247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7H44M12.862S">
            <text:p>17:44:12.86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6753">
            <text:p>26753</text:p>
          </table:table-cell>
          <table:table-cell office:value-type="string">
            <text:p>Success</text:p>
          </table:table-cell>
          <table:table-cell office:value-type="float" office:value="109254">
            <text:p>109254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7H44M39.414S">
            <text:p>17:44:39.41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7H44M39.429S">
            <text:p>17:44:39.43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7H44M00.293S">
            <text:p>17:44:00.29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39453">
            <text:p>39453</text:p>
          </table:table-cell>
          <table:table-cell office:value-type="string">
            <text:p>Success</text:p>
          </table:table-cell>
          <table:table-cell office:value-type="float" office:value="166023">
            <text:p>166023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7H44M39.442S">
            <text:p>17:44:39.44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7H44M39.469S">
            <text:p>17:44:39.47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7H44M25.959S">
            <text:p>17:44:25.96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3726">
            <text:p>13726</text:p>
          </table:table-cell>
          <table:table-cell office:value-type="string">
            <text:p>Success</text:p>
          </table:table-cell>
          <table:table-cell office:value-type="float" office:value="72152">
            <text:p>72152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7H44M39.554S">
            <text:p>17:44:39.55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7H44M12.82S">
            <text:p>17:44:12.82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7218">
            <text:p>27218</text:p>
          </table:table-cell>
          <table:table-cell office:value-type="string">
            <text:p>Success</text:p>
          </table:table-cell>
          <table:table-cell office:value-type="float" office:value="101963">
            <text:p>101963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7H44M15.825S">
            <text:p>17:44:15.83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4218">
            <text:p>24218</text:p>
          </table:table-cell>
          <table:table-cell office:value-type="string">
            <text:p>Success</text:p>
          </table:table-cell>
          <table:table-cell office:value-type="float" office:value="90163">
            <text:p>90163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7H44M24.874S">
            <text:p>17:44:24.87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5306">
            <text:p>15306</text:p>
          </table:table-cell>
          <table:table-cell office:value-type="string">
            <text:p>Success</text:p>
          </table:table-cell>
          <table:table-cell office:value-type="float" office:value="72154">
            <text:p>72154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7H44M40.037S">
            <text:p>17:44:40.04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7H44M22.984S">
            <text:p>17:44:22.98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17273">
            <text:p>17273</text:p>
          </table:table-cell>
          <table:table-cell office:value-type="string">
            <text:p>Success</text:p>
          </table:table-cell>
          <table:table-cell office:value-type="float" office:value="70243">
            <text:p>70243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7H44M38.166S">
            <text:p>17:44:38.17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194">
            <text:p>2194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7H44M38.503S">
            <text:p>17:44:38.50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868">
            <text:p>186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7H44M40.336S">
            <text:p>17:44:40.34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7H44M40.347S">
            <text:p>17:44:40.35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7H44M12.757S">
            <text:p>17:44:12.76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27854">
            <text:p>27854</text:p>
          </table:table-cell>
          <table:table-cell office:value-type="string">
            <text:p>Success</text:p>
          </table:table-cell>
          <table:table-cell office:value-type="float" office:value="59882">
            <text:p>59882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7H44M04.203S">
            <text:p>17:44:04.20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6462">
            <text:p>36462</text:p>
          </table:table-cell>
          <table:table-cell office:value-type="string">
            <text:p>Success</text:p>
          </table:table-cell>
          <table:table-cell office:value-type="float" office:value="59882">
            <text:p>59882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7H44M19.233S">
            <text:p>17:44:19.23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21339">
            <text:p>21339</text:p>
          </table:table-cell>
          <table:table-cell office:value-type="string">
            <text:p>Success</text:p>
          </table:table-cell>
          <table:table-cell office:value-type="float" office:value="59882">
            <text:p>59882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7H44M32.65S">
            <text:p>17:44:32.65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7852">
            <text:p>7852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7H44M32.115S">
            <text:p>17:44:32.12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8401">
            <text:p>8401</text:p>
          </table:table-cell>
          <table:table-cell office:value-type="string">
            <text:p>Success</text:p>
          </table:table-cell>
          <table:table-cell office:value-type="float" office:value="77821">
            <text:p>77821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7H44M22.903S">
            <text:p>17:44:22.90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7688">
            <text:p>17688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7H44M34.203S">
            <text:p>17:44:34.20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6292">
            <text:p>6292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7H44M40.42S">
            <text:p>17:44:40.42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7H44M32.894S">
            <text:p>17:44:32.89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7630">
            <text:p>7630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7H44M35.006S">
            <text:p>17:44:35.01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5490">
            <text:p>5490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7H44M40.443S">
            <text:p>17:44:40.44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7H44M40.435S">
            <text:p>17:44:40.44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7H44M40.44S">
            <text:p>17:44:40.44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7H44M40.457S">
            <text:p>17:44:40.46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7H44M40.461S">
            <text:p>17:44:40.46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7H44M40.51S">
            <text:p>17:44:40.51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7H44M40.506S">
            <text:p>17:44:40.51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7H44M40.494S">
            <text:p>17:44:40.49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7H44M40.535S">
            <text:p>17:44:40.54</text:p>
          </table:table-cell>
          <table:table-cell office:value-type="string">
            <text:p>TC0003_PlannerC 3-2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7H44M40.561S">
            <text:p>17:44:40.56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7H44M13.832S">
            <text:p>17:44:13.83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7095">
            <text:p>27095</text:p>
          </table:table-cell>
          <table:table-cell office:value-type="string">
            <text:p>Success</text:p>
          </table:table-cell>
          <table:table-cell office:value-type="float" office:value="103704">
            <text:p>103704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7H44M40.707S">
            <text:p>17:44:40.71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7H44M40.726S">
            <text:p>17:44:40.73</text:p>
          </table:table-cell>
          <table:table-cell office:value-type="string">
            <text:p>TC0003_PlannerC 3-11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7H44M40.736S">
            <text:p>17:44:40.74</text:p>
          </table:table-cell>
          <table:table-cell office:value-type="string">
            <text:p>TC0003_PlannerC 3-11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7H44M40.744S">
            <text:p>17:44:40.74</text:p>
          </table:table-cell>
          <table:table-cell office:value-type="string">
            <text:p>TC0003_PlannerC 3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7H44M22.963S">
            <text:p>17:44:22.96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18151">
            <text:p>18151</text:p>
          </table:table-cell>
          <table:table-cell office:value-type="string">
            <text:p>Success</text:p>
          </table:table-cell>
          <table:table-cell office:value-type="float" office:value="72116">
            <text:p>72116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7H44M40.954S">
            <text:p>17:44:40.95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7H44M40.965S">
            <text:p>17:44:40.97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7H44M23.095S">
            <text:p>17:44:23.1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8834">
            <text:p>18834</text:p>
          </table:table-cell>
          <table:table-cell office:value-type="string">
            <text:p>Success</text:p>
          </table:table-cell>
          <table:table-cell office:value-type="float" office:value="74030">
            <text:p>74030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7H44M41.769S">
            <text:p>17:44:41.77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7H44M41.784S">
            <text:p>17:44:41.78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7H44M22.971S">
            <text:p>17:44:22.97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8993">
            <text:p>18993</text:p>
          </table:table-cell>
          <table:table-cell office:value-type="string">
            <text:p>Success</text:p>
          </table:table-cell>
          <table:table-cell office:value-type="float" office:value="70040">
            <text:p>70040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7H44M23.305S">
            <text:p>17:44:23.31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8661">
            <text:p>18661</text:p>
          </table:table-cell>
          <table:table-cell office:value-type="string">
            <text:p>Success</text:p>
          </table:table-cell>
          <table:table-cell office:value-type="float" office:value="72503">
            <text:p>72503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7H44M41.799S">
            <text:p>17:44:41.8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7H44M41.814S">
            <text:p>17:44:41.81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7H44M41.826S">
            <text:p>17:44:41.83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7H44M41.839S">
            <text:p>17:44:41.84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7H44M41.85S">
            <text:p>17:44:41.8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7H44M41.863S">
            <text:p>17:44:41.86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7H44M15.912S">
            <text:p>17:44:15.91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6437">
            <text:p>26437</text:p>
          </table:table-cell>
          <table:table-cell office:value-type="string">
            <text:p>Success</text:p>
          </table:table-cell>
          <table:table-cell office:value-type="float" office:value="103505">
            <text:p>103505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7H44M27.175S">
            <text:p>17:44:27.18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5159">
            <text:p>15159</text:p>
          </table:table-cell>
          <table:table-cell office:value-type="string">
            <text:p>Success</text:p>
          </table:table-cell>
          <table:table-cell office:value-type="float" office:value="78058">
            <text:p>78058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7H44M31.828S">
            <text:p>17:44:31.83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0545">
            <text:p>10545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7H44M36.941S">
            <text:p>17:44:36.94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5374">
            <text:p>5374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7H44M31.922S">
            <text:p>17:44:31.92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0466">
            <text:p>10466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7H44M42.276S">
            <text:p>17:44:42.28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7H44M42.278S">
            <text:p>17:44:42.28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7H44M42.292S">
            <text:p>17:44:42.29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7H44M42.294S">
            <text:p>17:44:42.29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7H44M42.295S">
            <text:p>17:44:42.30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7H44M42.307S">
            <text:p>17:44:42.31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7H44M42.351S">
            <text:p>17:44:42.35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7H44M42.35S">
            <text:p>17:44:42.35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7H44M42.35S">
            <text:p>17:44:42.35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7H44M42.383S">
            <text:p>17:44:42.38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7H44M42.383S">
            <text:p>17:44:42.38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7H44M42.393S">
            <text:p>17:44:42.39</text:p>
          </table:table-cell>
          <table:table-cell office:value-type="string">
            <text:p>TC0003_PlannerC 3-3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7H44M42.461S">
            <text:p>17:44:42.46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7H44M42.451S">
            <text:p>17:44:42.45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7H44M42.479S">
            <text:p>17:44:42.48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7H44M40.978S">
            <text:p>17:44:40.98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778">
            <text:p>177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7H44M42.761S">
            <text:p>17:44:42.76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7H44M23.105S">
            <text:p>17:44:23.11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20191">
            <text:p>20191</text:p>
          </table:table-cell>
          <table:table-cell office:value-type="string">
            <text:p>Success</text:p>
          </table:table-cell>
          <table:table-cell office:value-type="float" office:value="74188">
            <text:p>74188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7H44M23.304S">
            <text:p>17:44:23.30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0167">
            <text:p>20167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7H44M40.106S">
            <text:p>17:44:40.11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3213">
            <text:p>3213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7H44M43.303S">
            <text:p>17:44:43.30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7H44M43.304S">
            <text:p>17:44:43.30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7H44M43.315S">
            <text:p>17:44:43.3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7H44M43.313S">
            <text:p>17:44:43.31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7H44M43.338S">
            <text:p>17:44:43.34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7H44M43.339S">
            <text:p>17:44:43.34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7H44M43.371S">
            <text:p>17:44:43.37</text:p>
          </table:table-cell>
          <table:table-cell office:value-type="string">
            <text:p>TC0003_PlannerC 3-2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7H44M43.369S">
            <text:p>17:44:43.37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7H44M43.396S">
            <text:p>17:44:43.40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7H44M22.962S">
            <text:p>17:44:22.96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20647">
            <text:p>20647</text:p>
          </table:table-cell>
          <table:table-cell office:value-type="string">
            <text:p>Success</text:p>
          </table:table-cell>
          <table:table-cell office:value-type="float" office:value="70236">
            <text:p>70236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7H44M43.41S">
            <text:p>17:44:43.41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7H44M23.074S">
            <text:p>17:44:23.07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0545">
            <text:p>20545</text:p>
          </table:table-cell>
          <table:table-cell office:value-type="string">
            <text:p>Success</text:p>
          </table:table-cell>
          <table:table-cell office:value-type="float" office:value="72404">
            <text:p>72404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7H44M16.103S">
            <text:p>17:44:16.10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7903">
            <text:p>27903</text:p>
          </table:table-cell>
          <table:table-cell office:value-type="string">
            <text:p>Success</text:p>
          </table:table-cell>
          <table:table-cell office:value-type="float" office:value="97763">
            <text:p>97763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7H44M35.003S">
            <text:p>17:44:35.00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8991">
            <text:p>8991</text:p>
          </table:table-cell>
          <table:table-cell office:value-type="string">
            <text:p>Success</text:p>
          </table:table-cell>
          <table:table-cell office:value-type="float" office:value="68546">
            <text:p>68546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7H44M32.471S">
            <text:p>17:44:32.47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1567">
            <text:p>11567</text:p>
          </table:table-cell>
          <table:table-cell office:value-type="string">
            <text:p>Success</text:p>
          </table:table-cell>
          <table:table-cell office:value-type="float" office:value="72036">
            <text:p>72036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7H44M31.624S">
            <text:p>17:44:31.62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2427">
            <text:p>12427</text:p>
          </table:table-cell>
          <table:table-cell office:value-type="string">
            <text:p>Success</text:p>
          </table:table-cell>
          <table:table-cell office:value-type="float" office:value="70027">
            <text:p>70027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7H44M23.06S">
            <text:p>17:44:23.06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21058">
            <text:p>21058</text:p>
          </table:table-cell>
          <table:table-cell office:value-type="string">
            <text:p>Success</text:p>
          </table:table-cell>
          <table:table-cell office:value-type="float" office:value="76155">
            <text:p>76155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7H44M43.943S">
            <text:p>17:44:43.94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7H44M35.001S">
            <text:p>17:44:35.00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9037">
            <text:p>9037</text:p>
          </table:table-cell>
          <table:table-cell office:value-type="string">
            <text:p>Success</text:p>
          </table:table-cell>
          <table:table-cell office:value-type="float" office:value="66279">
            <text:p>66279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7H44M43.957S">
            <text:p>17:44:43.96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7H44M34.88S">
            <text:p>17:44:34.88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9239">
            <text:p>9239</text:p>
          </table:table-cell>
          <table:table-cell office:value-type="string">
            <text:p>Success</text:p>
          </table:table-cell>
          <table:table-cell office:value-type="float" office:value="68666">
            <text:p>68666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7H44M34.923S">
            <text:p>17:44:34.92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9199">
            <text:p>9199</text:p>
          </table:table-cell>
          <table:table-cell office:value-type="string">
            <text:p>Success</text:p>
          </table:table-cell>
          <table:table-cell office:value-type="float" office:value="68631">
            <text:p>68631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7H44M40.579S">
            <text:p>17:44:40.58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3523">
            <text:p>3523</text:p>
          </table:table-cell>
          <table:table-cell office:value-type="string">
            <text:p>Success</text:p>
          </table:table-cell>
          <table:table-cell office:value-type="float" office:value="70698">
            <text:p>70698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7H44M28.927S">
            <text:p>17:44:28.93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5490">
            <text:p>15490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7H44M42.138S">
            <text:p>17:44:42.1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162">
            <text:p>2162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7H44M44.292S">
            <text:p>17:44:44.29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7H44M44.291S">
            <text:p>17:44:44.29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7H44M44.304S">
            <text:p>17:44:44.30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7H44M44.309S">
            <text:p>17:44:44.31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7H44M44.353S">
            <text:p>17:44:44.35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7H44M44.339S">
            <text:p>17:44:44.3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7H44M44.373S">
            <text:p>17:44:44.37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7H44M44.432S">
            <text:p>17:44:44.43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7H44M43.972S">
            <text:p>17:44:43.97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547">
            <text:p>54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7H44M44.52S">
            <text:p>17:44:44.52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7H44M33.365S">
            <text:p>17:44:33.37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1528">
            <text:p>11528</text:p>
          </table:table-cell>
          <table:table-cell office:value-type="string">
            <text:p>Success</text:p>
          </table:table-cell>
          <table:table-cell office:value-type="float" office:value="70030">
            <text:p>70030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7H44M29.008S">
            <text:p>17:44:29.01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6064">
            <text:p>16064</text:p>
          </table:table-cell>
          <table:table-cell office:value-type="string">
            <text:p>Success</text:p>
          </table:table-cell>
          <table:table-cell office:value-type="float" office:value="77956">
            <text:p>77956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7H44M44.939S">
            <text:p>17:44:44.94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7H44M33.517S">
            <text:p>17:44:33.52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1674">
            <text:p>11674</text:p>
          </table:table-cell>
          <table:table-cell office:value-type="string">
            <text:p>Success</text:p>
          </table:table-cell>
          <table:table-cell office:value-type="float" office:value="71996">
            <text:p>71996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7H44M45.098S">
            <text:p>17:44:45.10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7H44M45.113S">
            <text:p>17:44:45.11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7H44M45.129S">
            <text:p>17:44:45.13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7H44M45.256S">
            <text:p>17:44:45.26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7H44M28.705S">
            <text:p>17:44:28.71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6735">
            <text:p>16735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7H44M26.535S">
            <text:p>17:44:26.54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8951">
            <text:p>18951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7H44M45.299S">
            <text:p>17:44:45.30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7H44M45.314S">
            <text:p>17:44:45.31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7H44M43.97S">
            <text:p>17:44:43.97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400">
            <text:p>1400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7H44M44.054S">
            <text:p>17:44:44.05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330">
            <text:p>1330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7H44M45.361S">
            <text:p>17:44:45.36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7H44M45.375S">
            <text:p>17:44:45.38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7H44M44.085S">
            <text:p>17:44:44.09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409">
            <text:p>1409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7H44M43.434S">
            <text:p>17:44:43.43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2066">
            <text:p>2066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7H44M23.107S">
            <text:p>17:44:23.11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2567">
            <text:p>22567</text:p>
          </table:table-cell>
          <table:table-cell office:value-type="string">
            <text:p>Success</text:p>
          </table:table-cell>
          <table:table-cell office:value-type="float" office:value="32398">
            <text:p>32398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7H44M43.138S">
            <text:p>17:44:43.14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2369">
            <text:p>2369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7H44M23.013S">
            <text:p>17:44:23.01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2672">
            <text:p>22672</text:p>
          </table:table-cell>
          <table:table-cell office:value-type="string">
            <text:p>Success</text:p>
          </table:table-cell>
          <table:table-cell office:value-type="float" office:value="31851">
            <text:p>31851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7H44M43.927S">
            <text:p>17:44:43.93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583">
            <text:p>1583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7H44M45.354S">
            <text:p>17:44:45.35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7H44M43.802S">
            <text:p>17:44:43.80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759">
            <text:p>1759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7H44M23.47S">
            <text:p>17:44:23.47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22267">
            <text:p>22267</text:p>
          </table:table-cell>
          <table:table-cell office:value-type="string">
            <text:p>Success</text:p>
          </table:table-cell>
          <table:table-cell office:value-type="float" office:value="37697">
            <text:p>37697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7H44M24.814S">
            <text:p>17:44:24.81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20922">
            <text:p>20922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7H44M45.485S">
            <text:p>17:44:45.49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7H44M45.346S">
            <text:p>17:44:45.35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221">
            <text:p>2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7H44M45.495S">
            <text:p>17:44:45.50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7H44M45.542S">
            <text:p>17:44:45.54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7H44M45.492S">
            <text:p>17:44:45.49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7H44M45.428S">
            <text:p>17:44:45.43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7H44M45.548S">
            <text:p>17:44:45.55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7H44M40.446S">
            <text:p>17:44:40.45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5205">
            <text:p>5205</text:p>
          </table:table-cell>
          <table:table-cell office:value-type="string">
            <text:p>Success</text:p>
          </table:table-cell>
          <table:table-cell office:value-type="float" office:value="70601">
            <text:p>70601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7H44M45.619S">
            <text:p>17:44:45.62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7H44M45.389S">
            <text:p>17:44:45.39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70">
            <text:p>2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7H44M45.549S">
            <text:p>17:44:45.55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7H44M45.488S">
            <text:p>17:44:45.49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7H44M29.836S">
            <text:p>17:44:29.84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6001">
            <text:p>16001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7H44M45.651S">
            <text:p>17:44:45.65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7H44M43.45S">
            <text:p>17:44:43.45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288">
            <text:p>2288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7H44M45.701S">
            <text:p>17:44:45.70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7H44M45.719S">
            <text:p>17:44:45.72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7H44M45.562S">
            <text:p>17:44:45.56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7H44M45.535S">
            <text:p>17:44:45.54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13">
            <text:p>2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7H44M45.577S">
            <text:p>17:44:45.58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7H44M45.609S">
            <text:p>17:44:45.61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7H44M45.557S">
            <text:p>17:44:45.56</text:p>
          </table:table-cell>
          <table:table-cell office:value-type="string">
            <text:p>TC0003_PlannerC 3-2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13">
            <text:p>2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7H44M45.608S">
            <text:p>17:44:45.61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7H44M45.681S">
            <text:p>17:44:45.68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7H44M45.771S">
            <text:p>17:44:45.77</text:p>
          </table:table-cell>
          <table:table-cell office:value-type="string">
            <text:p>TC0003_PlannerC 3-2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7H44M45.654S">
            <text:p>17:44:45.65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84">
            <text:p>1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7H44M45.754S">
            <text:p>17:44:45.75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7H44M45.586S">
            <text:p>17:44:45.59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7H44M45.731S">
            <text:p>17:44:45.73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22">
            <text:p>2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7H44M45.584S">
            <text:p>17:44:45.58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80">
            <text:p>38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7H44M45.731S">
            <text:p>17:44:45.73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41">
            <text:p>2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7H44M45.831S">
            <text:p>17:44:45.83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7H44M45.672S">
            <text:p>17:44:45.67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306">
            <text:p>3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7H44M45.862S">
            <text:p>17:44:45.86</text:p>
          </table:table-cell>
          <table:table-cell office:value-type="string">
            <text:p>TC0003_PlannerC 3-2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7H44M45.767S">
            <text:p>17:44:45.77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235">
            <text:p>2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7H44M45.773S">
            <text:p>17:44:45.77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7H44M45.839S">
            <text:p>17:44:45.84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7H44M45.965S">
            <text:p>17:44:45.97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7H44M45.749S">
            <text:p>17:44:45.75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87">
            <text:p>28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7H44M45.995S">
            <text:p>17:44:46.00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7H44M45.863S">
            <text:p>17:44:45.86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179">
            <text:p>1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7H44M45.969S">
            <text:p>17:44:45.97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7H44M45.972S">
            <text:p>17:44:45.97</text:p>
          </table:table-cell>
          <table:table-cell office:value-type="string">
            <text:p>TC0003_PlannerC 3-2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7H44M45.954S">
            <text:p>17:44:45.95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7H44M45.975S">
            <text:p>17:44:45.98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7H44M46.03S">
            <text:p>17:44:46.03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7H44M46.033S">
            <text:p>17:44:46.03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7H44M45.999S">
            <text:p>17:44:46.00</text:p>
          </table:table-cell>
          <table:table-cell office:value-type="string">
            <text:p>TC0003_PlannerC 3-2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7H44M46.047S">
            <text:p>17:44:46.05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7H44M46.157S">
            <text:p>17:44:46.16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7H44M45.999S">
            <text:p>17:44:46.00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7H44M46.066S">
            <text:p>17:44:46.07</text:p>
          </table:table-cell>
          <table:table-cell office:value-type="string">
            <text:p>TC0003_PlannerC 3-2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7H44M46.181S">
            <text:p>17:44:46.18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7H44M46.063S">
            <text:p>17:44:46.06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7H44M46.039S">
            <text:p>17:44:46.04</text:p>
          </table:table-cell>
          <table:table-cell office:value-type="string">
            <text:p>TC0003_PlannerC 3-2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89">
            <text:p>18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7H44M46.206S">
            <text:p>17:44:46.21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7H44M46.229S">
            <text:p>17:44:46.23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7H44M46.222S">
            <text:p>17:44:46.22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7H44M46.063S">
            <text:p>17:44:46.06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205">
            <text:p>205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7H44M40.431S">
            <text:p>17:44:40.43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5887">
            <text:p>5887</text:p>
          </table:table-cell>
          <table:table-cell office:value-type="string">
            <text:p>Success</text:p>
          </table:table-cell>
          <table:table-cell office:value-type="float" office:value="68730">
            <text:p>68730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7H44M46.28S">
            <text:p>17:44:46.28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7H44M46.293S">
            <text:p>17:44:46.29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7H44M46.306S">
            <text:p>17:44:46.31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7H44M46.487S">
            <text:p>17:44:46.49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37">
            <text:p>337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7H44M33.75S">
            <text:p>17:44:33.75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2909">
            <text:p>12909</text:p>
          </table:table-cell>
          <table:table-cell office:value-type="string">
            <text:p>Success</text:p>
          </table:table-cell>
          <table:table-cell office:value-type="float" office:value="72035">
            <text:p>72035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7H44M00.333S">
            <text:p>17:44:00.33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47088">
            <text:p>47088</text:p>
          </table:table-cell>
          <table:table-cell office:value-type="string">
            <text:p>Success</text:p>
          </table:table-cell>
          <table:table-cell office:value-type="float" office:value="171832">
            <text:p>171832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7H44M35.015S">
            <text:p>17:44:35.02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2260">
            <text:p>12260</text:p>
          </table:table-cell>
          <table:table-cell office:value-type="string">
            <text:p>Success</text:p>
          </table:table-cell>
          <table:table-cell office:value-type="float" office:value="68634">
            <text:p>68634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7H44M45.707S">
            <text:p>17:44:45.71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748">
            <text:p>174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7H44M47.452S">
            <text:p>17:44:47.45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337">
            <text:p>337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7H44M47.074S">
            <text:p>17:44:47.07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481">
            <text:p>481</text:p>
          </table:table-cell>
          <table:table-cell office:value-type="string">
            <text:p>Success</text:p>
          </table:table-cell>
          <table:table-cell office:value-type="float" office:value="37697">
            <text:p>37697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7H44M40.428S">
            <text:p>17:44:40.43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7184">
            <text:p>7184</text:p>
          </table:table-cell>
          <table:table-cell office:value-type="string">
            <text:p>Success</text:p>
          </table:table-cell>
          <table:table-cell office:value-type="float" office:value="41616">
            <text:p>41616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7H44M47.563S">
            <text:p>17:44:47.56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7H44M47.552S">
            <text:p>17:44:47.55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7H44M47.575S">
            <text:p>17:44:47.58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7H44M47.589S">
            <text:p>17:44:47.59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7H44M47.577S">
            <text:p>17:44:47.58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7H44M47.611S">
            <text:p>17:44:47.61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7H44M47.67S">
            <text:p>17:44:47.67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7H44M47.708S">
            <text:p>17:44:47.71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7H44M47.601S">
            <text:p>17:44:47.60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616">
            <text:p>616</text:p>
          </table:table-cell>
          <table:table-cell office:value-type="string">
            <text:p>Success</text:p>
          </table:table-cell>
          <table:table-cell office:value-type="float" office:value="9314">
            <text:p>9314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7H44M41.801S">
            <text:p>17:44:41.80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6616">
            <text:p>6616</text:p>
          </table:table-cell>
          <table:table-cell office:value-type="string">
            <text:p>Success</text:p>
          </table:table-cell>
          <table:table-cell office:value-type="float" office:value="39856">
            <text:p>39856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7H44M40.391S">
            <text:p>17:44:40.39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8042">
            <text:p>8042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7H44M48.372S">
            <text:p>17:44:48.37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7H44M48.384S">
            <text:p>17:44:48.38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7H44M48.217S">
            <text:p>17:44:48.22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7H44M48.406S">
            <text:p>17:44:48.41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7H44M35.154S">
            <text:p>17:44:35.15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3401">
            <text:p>13401</text:p>
          </table:table-cell>
          <table:table-cell office:value-type="string">
            <text:p>Success</text:p>
          </table:table-cell>
          <table:table-cell office:value-type="float" office:value="72621">
            <text:p>72621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7H44M48.438S">
            <text:p>17:44:48.44</text:p>
          </table:table-cell>
          <table:table-cell office:value-type="string">
            <text:p>TC0003_PlannerC 3-2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7H44M48.456S">
            <text:p>17:44:48.46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7H44M48.47S">
            <text:p>17:44:48.47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7H44M48.467S">
            <text:p>17:44:48.47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7H44M48.488S">
            <text:p>17:44:48.49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7H44M48.509S">
            <text:p>17:44:48.51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7H44M48.526S">
            <text:p>17:44:48.53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7H44M48.542S">
            <text:p>17:44:48.54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7H44M48.557S">
            <text:p>17:44:48.56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7H44M48.578S">
            <text:p>17:44:48.58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7H44M43.416S">
            <text:p>17:44:43.42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5358">
            <text:p>5358</text:p>
          </table:table-cell>
          <table:table-cell office:value-type="string">
            <text:p>Success</text:p>
          </table:table-cell>
          <table:table-cell office:value-type="float" office:value="74248">
            <text:p>74248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7H44M44.532S">
            <text:p>17:44:44.53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4250">
            <text:p>4250</text:p>
          </table:table-cell>
          <table:table-cell office:value-type="string">
            <text:p>Success</text:p>
          </table:table-cell>
          <table:table-cell office:value-type="float" office:value="74249">
            <text:p>74249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7H44M42.777S">
            <text:p>17:44:42.78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6019">
            <text:p>6019</text:p>
          </table:table-cell>
          <table:table-cell office:value-type="string">
            <text:p>Success</text:p>
          </table:table-cell>
          <table:table-cell office:value-type="float" office:value="74344">
            <text:p>74344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7H44M34.648S">
            <text:p>17:44:34.65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5386">
            <text:p>15386</text:p>
          </table:table-cell>
          <table:table-cell office:value-type="string">
            <text:p>Success</text:p>
          </table:table-cell>
          <table:table-cell office:value-type="float" office:value="45053">
            <text:p>45053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7H44M35.402S">
            <text:p>17:44:35.40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4635">
            <text:p>14635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7H44M28.017S">
            <text:p>17:44:28.02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2104">
            <text:p>22104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7H44M33.218S">
            <text:p>17:44:33.22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16864">
            <text:p>16864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7H44M49.907S">
            <text:p>17:44:49.9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7H44M35.214S">
            <text:p>17:44:35.21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4850">
            <text:p>14850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7H44M31.449S">
            <text:p>17:44:31.45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8666">
            <text:p>18666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7H44M32.897S">
            <text:p>17:44:32.90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7198">
            <text:p>17198</text:p>
          </table:table-cell>
          <table:table-cell office:value-type="string">
            <text:p>Success</text:p>
          </table:table-cell>
          <table:table-cell office:value-type="float" office:value="55729">
            <text:p>55729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7H44M49.928S">
            <text:p>17:44:49.93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7H44M35.35S">
            <text:p>17:44:35.35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4743">
            <text:p>14743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7H44M39.462S">
            <text:p>17:44:39.46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0618">
            <text:p>10618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7H44M49.941S">
            <text:p>17:44:49.94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7H44M49.949S">
            <text:p>17:44:49.95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7H44M40.399S">
            <text:p>17:44:40.40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9695">
            <text:p>9695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7H44M40.395S">
            <text:p>17:44:40.40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9735">
            <text:p>9735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7H44M49.95S">
            <text:p>17:44:49.95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7H44M35.79S">
            <text:p>17:44:35.79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4392">
            <text:p>14392</text:p>
          </table:table-cell>
          <table:table-cell office:value-type="string">
            <text:p>Success</text:p>
          </table:table-cell>
          <table:table-cell office:value-type="float" office:value="38279">
            <text:p>38279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7H44M50.067S">
            <text:p>17:44:50.07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7H44M49.993S">
            <text:p>17:44:49.99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7H44M49.947S">
            <text:p>17:44:49.95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7H44M39.834S">
            <text:p>17:44:39.83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0347">
            <text:p>10347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7H44M50.104S">
            <text:p>17:44:50.10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7H44M32.815S">
            <text:p>17:44:32.82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7472">
            <text:p>17472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7H44M50.061S">
            <text:p>17:44:50.06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7H44M50.134S">
            <text:p>17:44:50.13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7H44M50.08S">
            <text:p>17:44:50.08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7H44M50.011S">
            <text:p>17:44:50.01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7H44M50.103S">
            <text:p>17:44:50.10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7H44M50.099S">
            <text:p>17:44:50.10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7H44M50.003S">
            <text:p>17:44:50.00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7H44M50.151S">
            <text:p>17:44:50.15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7H44M50.169S">
            <text:p>17:44:50.17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7H44M50.124S">
            <text:p>17:44:50.12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7H44M50.235S">
            <text:p>17:44:50.24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7H44M50.18S">
            <text:p>17:44:50.18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7H44M50.22S">
            <text:p>17:44:50.22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7H44M50.21S">
            <text:p>17:44:50.21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7H44M50.252S">
            <text:p>17:44:50.25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7H44M50.24S">
            <text:p>17:44:50.24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7H44M50.35S">
            <text:p>17:44:50.35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7H44M50.381S">
            <text:p>17:44:50.38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7H44M50.389S">
            <text:p>17:44:50.39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7H44M41.877S">
            <text:p>17:44:41.88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9297">
            <text:p>9297</text:p>
          </table:table-cell>
          <table:table-cell office:value-type="string">
            <text:p>Success</text:p>
          </table:table-cell>
          <table:table-cell office:value-type="float" office:value="70262">
            <text:p>70262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7H44M51.109S">
            <text:p>17:44:51.11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7H44M51.125S">
            <text:p>17:44:51.13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7H44M42.48S">
            <text:p>17:44:42.48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8838">
            <text:p>8838</text:p>
          </table:table-cell>
          <table:table-cell office:value-type="string">
            <text:p>Success</text:p>
          </table:table-cell>
          <table:table-cell office:value-type="float" office:value="72189">
            <text:p>72189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7H44M40.363S">
            <text:p>17:44:40.36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0980">
            <text:p>10980</text:p>
          </table:table-cell>
          <table:table-cell office:value-type="string">
            <text:p>Success</text:p>
          </table:table-cell>
          <table:table-cell office:value-type="float" office:value="68146">
            <text:p>68146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7H44M49.949S">
            <text:p>17:44:49.95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1429">
            <text:p>1429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7H44M40.363S">
            <text:p>17:44:40.36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1684">
            <text:p>11684</text:p>
          </table:table-cell>
          <table:table-cell office:value-type="string">
            <text:p>Success</text:p>
          </table:table-cell>
          <table:table-cell office:value-type="float" office:value="68151">
            <text:p>68151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7H44M30.194S">
            <text:p>17:44:30.19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2457">
            <text:p>22457</text:p>
          </table:table-cell>
          <table:table-cell office:value-type="string">
            <text:p>Success</text:p>
          </table:table-cell>
          <table:table-cell office:value-type="float" office:value="44472">
            <text:p>44472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7H44M38.758S">
            <text:p>17:44:38.76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3818">
            <text:p>13818</text:p>
          </table:table-cell>
          <table:table-cell office:value-type="string">
            <text:p>Success</text:p>
          </table:table-cell>
          <table:table-cell office:value-type="float" office:value="22757">
            <text:p>22757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7H44M35.385S">
            <text:p>17:44:35.39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7213">
            <text:p>17213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7H44M35.277S">
            <text:p>17:44:35.2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7321">
            <text:p>17321</text:p>
          </table:table-cell>
          <table:table-cell office:value-type="string">
            <text:p>Success</text:p>
          </table:table-cell>
          <table:table-cell office:value-type="float" office:value="19022">
            <text:p>19022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7H44M35.379S">
            <text:p>17:44:35.38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7221">
            <text:p>17221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7H44M31.412S">
            <text:p>17:44:31.41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1238">
            <text:p>21238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7H44M39.568S">
            <text:p>17:44:39.57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3090">
            <text:p>13090</text:p>
          </table:table-cell>
          <table:table-cell office:value-type="string">
            <text:p>Success</text:p>
          </table:table-cell>
          <table:table-cell office:value-type="float" office:value="22758">
            <text:p>22758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7H44M35.011S">
            <text:p>17:44:35.01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17684">
            <text:p>17684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7H44M40.529S">
            <text:p>17:44:40.53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2117">
            <text:p>12117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7H44M52.473S">
            <text:p>17:44:52.47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7H44M35.402S">
            <text:p>17:44:35.40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7315">
            <text:p>17315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7H44M31.407S">
            <text:p>17:44:31.41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21359">
            <text:p>21359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7H44M52.589S">
            <text:p>17:44:52.59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7H44M52.469S">
            <text:p>17:44:52.47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7H44M52.572S">
            <text:p>17:44:52.57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7H44M52.629S">
            <text:p>17:44:52.63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7H44M52.623S">
            <text:p>17:44:52.62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7H44M52.712S">
            <text:p>17:44:52.71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7H44M52.717S">
            <text:p>17:44:52.72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7H44M52.712S">
            <text:p>17:44:52.71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7H44M43.44S">
            <text:p>17:44:43.44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0979">
            <text:p>10979</text:p>
          </table:table-cell>
          <table:table-cell office:value-type="string">
            <text:p>Success</text:p>
          </table:table-cell>
          <table:table-cell office:value-type="float" office:value="74064">
            <text:p>74064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7H44M39.482S">
            <text:p>17:44:39.48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4991">
            <text:p>14991</text:p>
          </table:table-cell>
          <table:table-cell office:value-type="string">
            <text:p>Success</text:p>
          </table:table-cell>
          <table:table-cell office:value-type="float" office:value="68086">
            <text:p>68086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7H44M54.364S">
            <text:p>17:44:54.36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7H44M46.269S">
            <text:p>17:44:46.27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8170">
            <text:p>8170</text:p>
          </table:table-cell>
          <table:table-cell office:value-type="string">
            <text:p>Success</text:p>
          </table:table-cell>
          <table:table-cell office:value-type="float" office:value="80069">
            <text:p>80069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7H44M42.498S">
            <text:p>17:44:42.50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1984">
            <text:p>11984</text:p>
          </table:table-cell>
          <table:table-cell office:value-type="string">
            <text:p>Success</text:p>
          </table:table-cell>
          <table:table-cell office:value-type="float" office:value="74065">
            <text:p>74065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7H44M40.055S">
            <text:p>17:44:40.06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4931">
            <text:p>14931</text:p>
          </table:table-cell>
          <table:table-cell office:value-type="string">
            <text:p>Success</text:p>
          </table:table-cell>
          <table:table-cell office:value-type="float" office:value="22757">
            <text:p>22757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7H44M40.561S">
            <text:p>17:44:40.56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4448">
            <text:p>14448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7H44M52.807S">
            <text:p>17:44:52.81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147">
            <text:p>2147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7H44M52.808S">
            <text:p>17:44:52.81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149">
            <text:p>2149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7H44M48.738S">
            <text:p>17:44:48.74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6254">
            <text:p>6254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7H44M54.397S">
            <text:p>17:44:54.40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564">
            <text:p>564</text:p>
          </table:table-cell>
          <table:table-cell office:value-type="string">
            <text:p>Success</text:p>
          </table:table-cell>
          <table:table-cell office:value-type="float" office:value="30677">
            <text:p>30677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7H44M47.198S">
            <text:p>17:44:47.20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7813">
            <text:p>7813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7H44M41.806S">
            <text:p>17:44:41.81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3247">
            <text:p>13247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7H44M54.953S">
            <text:p>17:44:54.95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7H44M54.963S">
            <text:p>17:44:54.96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7H44M54.967S">
            <text:p>17:44:54.97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7H44M54.967S">
            <text:p>17:44:54.97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7H44M54.971S">
            <text:p>17:44:54.97</text:p>
          </table:table-cell>
          <table:table-cell office:value-type="string">
            <text:p>TC0003_PlannerC 3-2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7H44M54.984S">
            <text:p>17:44:54.98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7H44M55.013S">
            <text:p>17:44:55.01</text:p>
          </table:table-cell>
          <table:table-cell office:value-type="string">
            <text:p>TC0003_PlannerC 3-2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7H44M54.985S">
            <text:p>17:44:54.99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7H44M54.983S">
            <text:p>17:44:54.98</text:p>
          </table:table-cell>
          <table:table-cell office:value-type="string">
            <text:p>TC0003_PlannerC 3-3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7H44M55.046S">
            <text:p>17:44:55.05</text:p>
          </table:table-cell>
          <table:table-cell office:value-type="string">
            <text:p>TC0003_PlannerC 3-3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7H44M55.043S">
            <text:p>17:44:55.04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7H44M55.023S">
            <text:p>17:44:55.02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7H44M55.074S">
            <text:p>17:44:55.07</text:p>
          </table:table-cell>
          <table:table-cell office:value-type="string">
            <text:p>TC0003_PlannerC 3-2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7H44M55.098S">
            <text:p>17:44:55.10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7H44M46.202S">
            <text:p>17:44:46.20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9237">
            <text:p>9237</text:p>
          </table:table-cell>
          <table:table-cell office:value-type="string">
            <text:p>Success</text:p>
          </table:table-cell>
          <table:table-cell office:value-type="float" office:value="76234">
            <text:p>76234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7H44M46.259S">
            <text:p>17:44:46.26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9261">
            <text:p>9261</text:p>
          </table:table-cell>
          <table:table-cell office:value-type="string">
            <text:p>Success</text:p>
          </table:table-cell>
          <table:table-cell office:value-type="float" office:value="76234">
            <text:p>76234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7H44M46.27S">
            <text:p>17:44:46.27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9337">
            <text:p>9337</text:p>
          </table:table-cell>
          <table:table-cell office:value-type="string">
            <text:p>Success</text:p>
          </table:table-cell>
          <table:table-cell office:value-type="float" office:value="80270">
            <text:p>80270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7H44M47.727S">
            <text:p>17:44:47.73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7993">
            <text:p>7993</text:p>
          </table:table-cell>
          <table:table-cell office:value-type="string">
            <text:p>Success</text:p>
          </table:table-cell>
          <table:table-cell office:value-type="float" office:value="82239">
            <text:p>82239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7H44M44.449S">
            <text:p>17:44:44.45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1320">
            <text:p>11320</text:p>
          </table:table-cell>
          <table:table-cell office:value-type="string">
            <text:p>Success</text:p>
          </table:table-cell>
          <table:table-cell office:value-type="float" office:value="76040">
            <text:p>76040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7H44M45.494S">
            <text:p>17:44:45.49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0272">
            <text:p>10272</text:p>
          </table:table-cell>
          <table:table-cell office:value-type="string">
            <text:p>Success</text:p>
          </table:table-cell>
          <table:table-cell office:value-type="float" office:value="84019">
            <text:p>84019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7H44M55.71S">
            <text:p>17:44:55.71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7H44M55.721S">
            <text:p>17:44:55.72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7H44M55.757S">
            <text:p>17:44:55.76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7H44M44.951S">
            <text:p>17:44:44.95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0913">
            <text:p>10913</text:p>
          </table:table-cell>
          <table:table-cell office:value-type="string">
            <text:p>Success</text:p>
          </table:table-cell>
          <table:table-cell office:value-type="float" office:value="22757">
            <text:p>22757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7H44M55.386S">
            <text:p>17:44:55.39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429">
            <text:p>429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7H44M42.479S">
            <text:p>17:44:42.48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3455">
            <text:p>13455</text:p>
          </table:table-cell>
          <table:table-cell office:value-type="string">
            <text:p>Success</text:p>
          </table:table-cell>
          <table:table-cell office:value-type="float" office:value="74069">
            <text:p>74069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7H44M55.698S">
            <text:p>17:44:55.70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7H44M55.816S">
            <text:p>17:44:55.82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7H44M42.197S">
            <text:p>17:44:42.20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3750">
            <text:p>13750</text:p>
          </table:table-cell>
          <table:table-cell office:value-type="string">
            <text:p>Success</text:p>
          </table:table-cell>
          <table:table-cell office:value-type="float" office:value="55733">
            <text:p>55733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7H44M23.242S">
            <text:p>17:44:23.24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2872">
            <text:p>32872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7H44M55.553S">
            <text:p>17:44:55.55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341">
            <text:p>341</text:p>
          </table:table-cell>
          <table:table-cell office:value-type="string">
            <text:p>Success</text:p>
          </table:table-cell>
          <table:table-cell office:value-type="float" office:value="30677">
            <text:p>30677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7H44M55.679S">
            <text:p>17:44:55.68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30677">
            <text:p>30677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7H44M26.511S">
            <text:p>17:44:26.51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9624">
            <text:p>29624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7H44M55.849S">
            <text:p>17:44:55.85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7H44M55.896S">
            <text:p>17:44:55.90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7H44M46.082S">
            <text:p>17:44:46.08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9900">
            <text:p>9900</text:p>
          </table:table-cell>
          <table:table-cell office:value-type="string">
            <text:p>Success</text:p>
          </table:table-cell>
          <table:table-cell office:value-type="float" office:value="80173">
            <text:p>80173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7H44M55.79S">
            <text:p>17:44:55.79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7H44M47.466S">
            <text:p>17:44:47.47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8568">
            <text:p>8568</text:p>
          </table:table-cell>
          <table:table-cell office:value-type="string">
            <text:p>Success</text:p>
          </table:table-cell>
          <table:table-cell office:value-type="float" office:value="84119">
            <text:p>84119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7H44M55.906S">
            <text:p>17:44:55.91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7H44M55.896S">
            <text:p>17:44:55.90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7H44M45.489S">
            <text:p>17:44:45.49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0618">
            <text:p>10618</text:p>
          </table:table-cell>
          <table:table-cell office:value-type="string">
            <text:p>Success</text:p>
          </table:table-cell>
          <table:table-cell office:value-type="float" office:value="82243">
            <text:p>82243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7H44M46.506S">
            <text:p>17:44:46.51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9621">
            <text:p>9621</text:p>
          </table:table-cell>
          <table:table-cell office:value-type="string">
            <text:p>Success</text:p>
          </table:table-cell>
          <table:table-cell office:value-type="float" office:value="79974">
            <text:p>79974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7H44M55.898S">
            <text:p>17:44:55.90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7H44M46.241S">
            <text:p>17:44:46.24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9898">
            <text:p>9898</text:p>
          </table:table-cell>
          <table:table-cell office:value-type="string">
            <text:p>Success</text:p>
          </table:table-cell>
          <table:table-cell office:value-type="float" office:value="81848">
            <text:p>81848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7H44M45.291S">
            <text:p>17:44:45.29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0859">
            <text:p>10859</text:p>
          </table:table-cell>
          <table:table-cell office:value-type="string">
            <text:p>Success</text:p>
          </table:table-cell>
          <table:table-cell office:value-type="float" office:value="79979">
            <text:p>79979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7H44M48.61S">
            <text:p>17:44:48.61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7518">
            <text:p>7518</text:p>
          </table:table-cell>
          <table:table-cell office:value-type="string">
            <text:p>Success</text:p>
          </table:table-cell>
          <table:table-cell office:value-type="float" office:value="86233">
            <text:p>86233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7H44M56.04S">
            <text:p>17:44:56.04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7H44M48.382S">
            <text:p>17:44:48.38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7758">
            <text:p>7758</text:p>
          </table:table-cell>
          <table:table-cell office:value-type="string">
            <text:p>Success</text:p>
          </table:table-cell>
          <table:table-cell office:value-type="float" office:value="83817">
            <text:p>83817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7H44M46.11S">
            <text:p>17:44:46.11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0045">
            <text:p>10045</text:p>
          </table:table-cell>
          <table:table-cell office:value-type="string">
            <text:p>Success</text:p>
          </table:table-cell>
          <table:table-cell office:value-type="float" office:value="80079">
            <text:p>80079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7H44M56.089S">
            <text:p>17:44:56.09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7H44M56.084S">
            <text:p>17:44:56.08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7H44M56.097S">
            <text:p>17:44:56.10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7H44M55.861S">
            <text:p>17:44:55.86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7H44M56.025S">
            <text:p>17:44:56.03</text:p>
          </table:table-cell>
          <table:table-cell office:value-type="string">
            <text:p>TC0003_PlannerC 3-2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7H44M56.116S">
            <text:p>17:44:56.12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7H44M56.116S">
            <text:p>17:44:56.12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7H44M56.004S">
            <text:p>17:44:56.00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7H44M55.923S">
            <text:p>17:44:55.92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7H44M56.145S">
            <text:p>17:44:56.15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7H44M56.114S">
            <text:p>17:44:56.11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7H44M56.133S">
            <text:p>17:44:56.13</text:p>
          </table:table-cell>
          <table:table-cell office:value-type="string">
            <text:p>TC0003_PlannerC 3-2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7H44M56.08S">
            <text:p>17:44:56.08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7H44M46.221S">
            <text:p>17:44:46.22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0114">
            <text:p>10114</text:p>
          </table:table-cell>
          <table:table-cell office:value-type="string">
            <text:p>Success</text:p>
          </table:table-cell>
          <table:table-cell office:value-type="float" office:value="81947">
            <text:p>81947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7H44M56.257S">
            <text:p>17:44:56.26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7H44M50.408S">
            <text:p>17:44:50.41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6020">
            <text:p>6020</text:p>
          </table:table-cell>
          <table:table-cell office:value-type="string">
            <text:p>Success</text:p>
          </table:table-cell>
          <table:table-cell office:value-type="float" office:value="86373">
            <text:p>86373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7H44M52.565S">
            <text:p>17:44:52.57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3856">
            <text:p>3856</text:p>
          </table:table-cell>
          <table:table-cell office:value-type="string">
            <text:p>Success</text:p>
          </table:table-cell>
          <table:table-cell office:value-type="float" office:value="84404">
            <text:p>84404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7H44M50.06S">
            <text:p>17:44:50.06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6372">
            <text:p>6372</text:p>
          </table:table-cell>
          <table:table-cell office:value-type="string">
            <text:p>Success</text:p>
          </table:table-cell>
          <table:table-cell office:value-type="float" office:value="83920">
            <text:p>83920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7H44M46.202S">
            <text:p>17:44:46.20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0292">
            <text:p>10292</text:p>
          </table:table-cell>
          <table:table-cell office:value-type="string">
            <text:p>Success</text:p>
          </table:table-cell>
          <table:table-cell office:value-type="float" office:value="82044">
            <text:p>82044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7H44M46.037S">
            <text:p>17:44:46.04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0477">
            <text:p>10477</text:p>
          </table:table-cell>
          <table:table-cell office:value-type="string">
            <text:p>Success</text:p>
          </table:table-cell>
          <table:table-cell office:value-type="float" office:value="79978">
            <text:p>79978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7H44M55.116S">
            <text:p>17:44:55.12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357">
            <text:p>1357</text:p>
          </table:table-cell>
          <table:table-cell office:value-type="string">
            <text:p>Success</text:p>
          </table:table-cell>
          <table:table-cell office:value-type="float" office:value="84500">
            <text:p>84500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7H44M48.426S">
            <text:p>17:44:48.43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8098">
            <text:p>8098</text:p>
          </table:table-cell>
          <table:table-cell office:value-type="string">
            <text:p>Success</text:p>
          </table:table-cell>
          <table:table-cell office:value-type="float" office:value="83898">
            <text:p>83898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7H44M52.472S">
            <text:p>17:44:52.47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4031">
            <text:p>4031</text:p>
          </table:table-cell>
          <table:table-cell office:value-type="string">
            <text:p>Success</text:p>
          </table:table-cell>
          <table:table-cell office:value-type="float" office:value="84502">
            <text:p>84502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7H44M56.405S">
            <text:p>17:44:56.41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7H44M52.564S">
            <text:p>17:44:52.56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3980">
            <text:p>3980</text:p>
          </table:table-cell>
          <table:table-cell office:value-type="string">
            <text:p>Success</text:p>
          </table:table-cell>
          <table:table-cell office:value-type="float" office:value="84500">
            <text:p>84500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7H44M50.395S">
            <text:p>17:44:50.40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6168">
            <text:p>6168</text:p>
          </table:table-cell>
          <table:table-cell office:value-type="string">
            <text:p>Success</text:p>
          </table:table-cell>
          <table:table-cell office:value-type="float" office:value="86372">
            <text:p>86372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7H44M56.528S">
            <text:p>17:44:56.53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7H44M48.488S">
            <text:p>17:44:48.49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8100">
            <text:p>8100</text:p>
          </table:table-cell>
          <table:table-cell office:value-type="string">
            <text:p>Success</text:p>
          </table:table-cell>
          <table:table-cell office:value-type="float" office:value="84018">
            <text:p>84018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7H44M56.541S">
            <text:p>17:44:56.54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7H44M50.025S">
            <text:p>17:44:50.03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6561">
            <text:p>6561</text:p>
          </table:table-cell>
          <table:table-cell office:value-type="string">
            <text:p>Success</text:p>
          </table:table-cell>
          <table:table-cell office:value-type="float" office:value="84113">
            <text:p>84113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7H44M56.523S">
            <text:p>17:44:56.52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7H44M56.559S">
            <text:p>17:44:56.56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7H44M56.573S">
            <text:p>17:44:56.57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7H44M56.586S">
            <text:p>17:44:56.59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7H44M43.94S">
            <text:p>17:44:43.94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2922">
            <text:p>12922</text:p>
          </table:table-cell>
          <table:table-cell office:value-type="string">
            <text:p>Success</text:p>
          </table:table-cell>
          <table:table-cell office:value-type="float" office:value="57336">
            <text:p>57336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7H44M56.768S">
            <text:p>17:44:56.77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73">
            <text:p>673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7H44M56.56S">
            <text:p>17:44:56.56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7H44M55.935S">
            <text:p>17:44:55.94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881">
            <text:p>881</text:p>
          </table:table-cell>
          <table:table-cell office:value-type="string">
            <text:p>Success</text:p>
          </table:table-cell>
          <table:table-cell office:value-type="float" office:value="84504">
            <text:p>84504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7H44M56.557S">
            <text:p>17:44:56.56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7H44M56.809S">
            <text:p>17:44:56.81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73">
            <text:p>673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7H44M56.809S">
            <text:p>17:44:56.81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7H44M56.488S">
            <text:p>17:44:56.49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365">
            <text:p>36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7H44M56.848S">
            <text:p>17:44:56.85</text:p>
          </table:table-cell>
          <table:table-cell office:value-type="string">
            <text:p>TC0003_PlannerC 3-9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7H44M56.858S">
            <text:p>17:44:56.86</text:p>
          </table:table-cell>
          <table:table-cell office:value-type="string">
            <text:p>TC0003_PlannerC 3-9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7H44M56.865S">
            <text:p>17:44:56.87</text:p>
          </table:table-cell>
          <table:table-cell office:value-type="string">
            <text:p>TC0003_PlannerC 3-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7H44M56.405S">
            <text:p>17:44:56.41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538">
            <text:p>53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7H44M56.135S">
            <text:p>17:44:56.14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821">
            <text:p>82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7H44M56.108S">
            <text:p>17:44:56.11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852">
            <text:p>852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7H44M56.939S">
            <text:p>17:44:56.94</text:p>
          </table:table-cell>
          <table:table-cell office:value-type="string">
            <text:p>TC0003_PlannerC 3-6</text:p>
          </table:table-cell>
          <table:table-cell office:value-type="string">
            <text:p>/channels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7H44M56.952S">
            <text:p>17:44:56.95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589">
            <text:p>589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7H44M56.962S">
            <text:p>17:44:56.96</text:p>
          </table:table-cell>
          <table:table-cell office:value-type="string">
            <text:p>TC0003_PlannerC 3-6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7H44M56.954S">
            <text:p>17:44:56.95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547">
            <text:p>547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7H44M56.968S">
            <text:p>17:44:56.97</text:p>
          </table:table-cell>
          <table:table-cell office:value-type="string">
            <text:p>TC0003_PlannerC 3-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7H44M45.835S">
            <text:p>17:44:45.84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1281">
            <text:p>11281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7H44M55.928S">
            <text:p>17:44:55.93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159">
            <text:p>1159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7H44M57.078S">
            <text:p>17:44:57.08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7H44M57.093S">
            <text:p>17:44:57.09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7H44M57.123S">
            <text:p>17:44:57.12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7H44M44.051S">
            <text:p>17:44:44.05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3299">
            <text:p>13299</text:p>
          </table:table-cell>
          <table:table-cell office:value-type="string">
            <text:p>Success</text:p>
          </table:table-cell>
          <table:table-cell office:value-type="float" office:value="55049">
            <text:p>55049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7H44M52.807S">
            <text:p>17:44:52.81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4488">
            <text:p>4488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7H44M46.03S">
            <text:p>17:44:46.03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1338">
            <text:p>11338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7H44M51.153S">
            <text:p>17:44:51.1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6194">
            <text:p>6194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7H44M48.752S">
            <text:p>17:44:48.75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8615">
            <text:p>8615</text:p>
          </table:table-cell>
          <table:table-cell office:value-type="string">
            <text:p>Success</text:p>
          </table:table-cell>
          <table:table-cell office:value-type="float" office:value="61163">
            <text:p>61163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7H44M50.145S">
            <text:p>17:44:50.15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7215">
            <text:p>7215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7H44M54.345S">
            <text:p>17:44:54.35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996">
            <text:p>2996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7H44M57.323S">
            <text:p>17:44:57.3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7H44M51.26S">
            <text:p>17:44:51.26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6138">
            <text:p>6138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7H44M39.262S">
            <text:p>17:44:39.26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8233">
            <text:p>18233</text:p>
          </table:table-cell>
          <table:table-cell office:value-type="string">
            <text:p>Success</text:p>
          </table:table-cell>
          <table:table-cell office:value-type="float" office:value="55729">
            <text:p>55729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7H44M23.32S">
            <text:p>17:44:23.32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34329">
            <text:p>34329</text:p>
          </table:table-cell>
          <table:table-cell office:value-type="string">
            <text:p>Success</text:p>
          </table:table-cell>
          <table:table-cell office:value-type="float" office:value="77566">
            <text:p>77566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7H44M57.362S">
            <text:p>17:44:57.36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7H44M57.35S">
            <text:p>17:44:57.35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7H44M57.384S">
            <text:p>17:44:57.38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7H44M57.391S">
            <text:p>17:44:57.39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7H44M57.398S">
            <text:p>17:44:57.40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7H44M57.462S">
            <text:p>17:44:57.46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7H44M57.31S">
            <text:p>17:44:57.31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7H44M57.64S">
            <text:p>17:44:57.64</text:p>
          </table:table-cell>
          <table:table-cell office:value-type="string">
            <text:p>TC0001_PlannerA 1-1</text:p>
          </table:table-cell>
          <table:table-cell office:value-type="string">
            <text:p>/channels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7H44M57.658S">
            <text:p>17:44:57.66</text:p>
          </table:table-cell>
          <table:table-cell office:value-type="string">
            <text:p>TC0001_PlannerA 1-1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7H44M57.666S">
            <text:p>17:44:57.67</text:p>
          </table:table-cell>
          <table:table-cell office:value-type="string">
            <text:p>TC0001_PlannerA 1-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7H44M57.467S">
            <text:p>17:44:57.47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462">
            <text:p>462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7H44M57.363S">
            <text:p>17:44:57.36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579">
            <text:p>579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7H44M50.35S">
            <text:p>17:44:50.35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7645">
            <text:p>7645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7H44M51.97S">
            <text:p>17:44:51.97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6021">
            <text:p>6021</text:p>
          </table:table-cell>
          <table:table-cell office:value-type="string">
            <text:p>Success</text:p>
          </table:table-cell>
          <table:table-cell office:value-type="float" office:value="61163">
            <text:p>61163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7H44M56.174S">
            <text:p>17:44:56.17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977">
            <text:p>1977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7H44M50.278S">
            <text:p>17:44:50.28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7921">
            <text:p>7921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7H44M22.956S">
            <text:p>17:44:22.96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5476">
            <text:p>35476</text:p>
          </table:table-cell>
          <table:table-cell office:value-type="string">
            <text:p>Success</text:p>
          </table:table-cell>
          <table:table-cell office:value-type="float" office:value="77580">
            <text:p>77580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7H44M39.846S">
            <text:p>17:44:39.85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8434">
            <text:p>18434</text:p>
          </table:table-cell>
          <table:table-cell office:value-type="string">
            <text:p>Success</text:p>
          </table:table-cell>
          <table:table-cell office:value-type="float" office:value="55729">
            <text:p>55729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7H44M50.295S">
            <text:p>17:44:50.30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7940">
            <text:p>7940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7H44M45.748S">
            <text:p>17:44:45.75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2532">
            <text:p>12532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7H44M58.158S">
            <text:p>17:44:58.16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764">
            <text:p>76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7H44M56.081S">
            <text:p>17:44:56.08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2862">
            <text:p>2862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7H44M54.388S">
            <text:p>17:44:54.39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4562">
            <text:p>4562</text:p>
          </table:table-cell>
          <table:table-cell office:value-type="string">
            <text:p>Success</text:p>
          </table:table-cell>
          <table:table-cell office:value-type="float" office:value="30677">
            <text:p>30677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7H44M56.276S">
            <text:p>17:44:56.28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674">
            <text:p>2674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7H44M56.142S">
            <text:p>17:44:56.14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813">
            <text:p>2813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7H44M34.926S">
            <text:p>17:44:34.93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24184">
            <text:p>24184</text:p>
          </table:table-cell>
          <table:table-cell office:value-type="string">
            <text:p>Success</text:p>
          </table:table-cell>
          <table:table-cell office:value-type="float" office:value="77576">
            <text:p>77576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7H44M58.924S">
            <text:p>17:44:58.92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7H44M58.926S">
            <text:p>17:44:58.93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7H44M58.93S">
            <text:p>17:44:58.93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7H44M58.939S">
            <text:p>17:44:58.94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7H44M58.946S">
            <text:p>17:44:58.95</text:p>
          </table:table-cell>
          <table:table-cell office:value-type="string">
            <text:p>TC0003_PlannerC 3-2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7H44M58.956S">
            <text:p>17:44:58.96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7H44M58.995S">
            <text:p>17:44:59.00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7H44M58.962S">
            <text:p>17:44:58.96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7H44M58.138S">
            <text:p>17:44:58.14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894">
            <text:p>89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7H44M59.026S">
            <text:p>17:44:59.03</text:p>
          </table:table-cell>
          <table:table-cell office:value-type="string">
            <text:p>TC0001_PlannerA 1-25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7H44M59.023S">
            <text:p>17:44:59.02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7H44M58.986S">
            <text:p>17:44:58.99</text:p>
          </table:table-cell>
          <table:table-cell office:value-type="string">
            <text:p>TC0003_PlannerC 3-2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7H44M59.041S">
            <text:p>17:44:59.04</text:p>
          </table:table-cell>
          <table:table-cell office:value-type="string">
            <text:p>TC0001_PlannerA 1-25</text:p>
          </table:table-cell>
          <table:table-cell office:value-type="string">
            <text:p>/channels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7H44M59.055S">
            <text:p>17:44:59.06</text:p>
          </table:table-cell>
          <table:table-cell office:value-type="string">
            <text:p>TC0001_PlannerA 1-2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7H44M55.067S">
            <text:p>17:44:55.07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4472">
            <text:p>4472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7H44M55.03S">
            <text:p>17:44:55.03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4529">
            <text:p>4529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7H44M44.803S">
            <text:p>17:44:44.80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4841">
            <text:p>14841</text:p>
          </table:table-cell>
          <table:table-cell office:value-type="string">
            <text:p>Success</text:p>
          </table:table-cell>
          <table:table-cell office:value-type="float" office:value="55729">
            <text:p>55729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7H44M55.067S">
            <text:p>17:44:55.07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4512">
            <text:p>4512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7H44M43.934S">
            <text:p>17:44:43.93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5739">
            <text:p>15739</text:p>
          </table:table-cell>
          <table:table-cell office:value-type="string">
            <text:p>Success</text:p>
          </table:table-cell>
          <table:table-cell office:value-type="float" office:value="55729">
            <text:p>55729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7H44M44.371S">
            <text:p>17:44:44.37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5304">
            <text:p>15304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7H44M56.323S">
            <text:p>17:44:56.3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349">
            <text:p>3349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7H44M55.849S">
            <text:p>17:44:55.85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888">
            <text:p>3888</text:p>
          </table:table-cell>
          <table:table-cell office:value-type="string">
            <text:p>Success</text:p>
          </table:table-cell>
          <table:table-cell office:value-type="float" office:value="30677">
            <text:p>30677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7H44M55.467S">
            <text:p>17:44:55.47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4272">
            <text:p>4272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7H44M56.538S">
            <text:p>17:44:56.54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3196">
            <text:p>3196</text:p>
          </table:table-cell>
          <table:table-cell office:value-type="string">
            <text:p>Success</text:p>
          </table:table-cell>
          <table:table-cell office:value-type="float" office:value="30679">
            <text:p>30679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7H44M56.481S">
            <text:p>17:44:56.48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3251">
            <text:p>3251</text:p>
          </table:table-cell>
          <table:table-cell office:value-type="string">
            <text:p>Success</text:p>
          </table:table-cell>
          <table:table-cell office:value-type="float" office:value="34958">
            <text:p>34958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7H44M56.47S">
            <text:p>17:44:56.47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3265">
            <text:p>3265</text:p>
          </table:table-cell>
          <table:table-cell office:value-type="string">
            <text:p>Success</text:p>
          </table:table-cell>
          <table:table-cell office:value-type="float" office:value="30677">
            <text:p>30677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7H44M56.435S">
            <text:p>17:44:56.44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3301">
            <text:p>3301</text:p>
          </table:table-cell>
          <table:table-cell office:value-type="string">
            <text:p>Success</text:p>
          </table:table-cell>
          <table:table-cell office:value-type="float" office:value="30677">
            <text:p>30677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7H44M56.543S">
            <text:p>17:44:56.54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3190">
            <text:p>3190</text:p>
          </table:table-cell>
          <table:table-cell office:value-type="string">
            <text:p>Success</text:p>
          </table:table-cell>
          <table:table-cell office:value-type="float" office:value="31257">
            <text:p>31257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7H44M28.707S">
            <text:p>17:44:28.71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1242">
            <text:p>31242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7H44M56.455S">
            <text:p>17:44:56.46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3295">
            <text:p>3295</text:p>
          </table:table-cell>
          <table:table-cell office:value-type="string">
            <text:p>Success</text:p>
          </table:table-cell>
          <table:table-cell office:value-type="float" office:value="30677">
            <text:p>30677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7H44M59.699S">
            <text:p>17:44:59.70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7H44M59.698S">
            <text:p>17:44:59.70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7H44M59.7S">
            <text:p>17:44:59.70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7H44M46.552S">
            <text:p>17:44:46.55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3277">
            <text:p>13277</text:p>
          </table:table-cell>
          <table:table-cell office:value-type="string">
            <text:p>Success</text:p>
          </table:table-cell>
          <table:table-cell office:value-type="float" office:value="55733">
            <text:p>55733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7H44M59.697S">
            <text:p>17:44:59.70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7H44M59.713S">
            <text:p>17:44:59.71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7H44M59.697S">
            <text:p>17:44:59.70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7H44M59.7S">
            <text:p>17:44:59.70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7H44M59.697S">
            <text:p>17:44:59.70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7H44M59.697S">
            <text:p>17:44:59.70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7H44M59.731S">
            <text:p>17:44:59.73</text:p>
          </table:table-cell>
          <table:table-cell office:value-type="string">
            <text:p>TC0003_PlannerC 3-2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7H44M22.905S">
            <text:p>17:44:22.91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7231">
            <text:p>37231</text:p>
          </table:table-cell>
          <table:table-cell office:value-type="string">
            <text:p>Success</text:p>
          </table:table-cell>
          <table:table-cell office:value-type="float" office:value="77580">
            <text:p>77580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7H44M59.811S">
            <text:p>17:44:59.81</text:p>
          </table:table-cell>
          <table:table-cell office:value-type="string">
            <text:p>TC0003_PlannerC 3-2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7H44M59.749S">
            <text:p>17:44:59.75</text:p>
          </table:table-cell>
          <table:table-cell office:value-type="string">
            <text:p>TC0003_PlannerC 3-2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7H44M59.727S">
            <text:p>17:44:59.73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7H44M59.842S">
            <text:p>17:44:59.84</text:p>
          </table:table-cell>
          <table:table-cell office:value-type="string">
            <text:p>TC0003_PlannerC 3-2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7H44M59.76S">
            <text:p>17:44:59.76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740">
            <text:p>2740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7H44M59.726S">
            <text:p>17:44:59.73</text:p>
          </table:table-cell>
          <table:table-cell office:value-type="string">
            <text:p>TC0003_PlannerC 3-2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7H44M59.737S">
            <text:p>17:44:59.74</text:p>
          </table:table-cell>
          <table:table-cell office:value-type="string">
            <text:p>TC0003_PlannerC 3-2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7H44M59.749S">
            <text:p>17:44:59.75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7H44M59.839S">
            <text:p>17:44:59.84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7H44M59.855S">
            <text:p>17:44:59.86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7H44M59.871S">
            <text:p>17:44:59.87</text:p>
          </table:table-cell>
          <table:table-cell office:value-type="string">
            <text:p>TC0003_PlannerC 3-2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7H44M59.878S">
            <text:p>17:44:59.88</text:p>
          </table:table-cell>
          <table:table-cell office:value-type="string">
            <text:p>TC0003_PlannerC 3-2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7H44M59.744S">
            <text:p>17:44:59.74</text:p>
          </table:table-cell>
          <table:table-cell office:value-type="string">
            <text:p>TC0003_PlannerC 3-2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7H44M59.801S">
            <text:p>17:44:59.80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7H44M59.919S">
            <text:p>17:44:59.92</text:p>
          </table:table-cell>
          <table:table-cell office:value-type="string">
            <text:p>TC0003_PlannerC 3-2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7H44M59.92S">
            <text:p>17:44:59.92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7H44M59.892S">
            <text:p>17:44:59.89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7H44M57.259S">
            <text:p>17:44:57.26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3574">
            <text:p>3574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7H44M59.869S">
            <text:p>17:44:59.87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938">
            <text:p>938</text:p>
          </table:table-cell>
          <table:table-cell office:value-type="string">
            <text:p>Success</text:p>
          </table:table-cell>
          <table:table-cell office:value-type="float" office:value="36684">
            <text:p>36684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7H44M52.565S">
            <text:p>17:44:52.57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8305">
            <text:p>8305</text:p>
          </table:table-cell>
          <table:table-cell office:value-type="string">
            <text:p>Success</text:p>
          </table:table-cell>
          <table:table-cell office:value-type="float" office:value="77577">
            <text:p>77577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7H44M50.275S">
            <text:p>17:44:50.28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0933">
            <text:p>10933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7H44M57.138S">
            <text:p>17:44:57.14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4074">
            <text:p>4074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7H44M56.187S">
            <text:p>17:44:56.19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5039">
            <text:p>5039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7H44M56.174S">
            <text:p>17:44:56.17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5054">
            <text:p>5054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7H44M48.754S">
            <text:p>17:44:48.75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2538">
            <text:p>12538</text:p>
          </table:table-cell>
          <table:table-cell office:value-type="string">
            <text:p>Success</text:p>
          </table:table-cell>
          <table:table-cell office:value-type="float" office:value="61189">
            <text:p>61189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7H44M56.097S">
            <text:p>17:44:56.10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5152">
            <text:p>5152</text:p>
          </table:table-cell>
          <table:table-cell office:value-type="string">
            <text:p>Success</text:p>
          </table:table-cell>
          <table:table-cell office:value-type="float" office:value="31222">
            <text:p>31222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7H44M52.47S">
            <text:p>17:44:52.47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8819">
            <text:p>8819</text:p>
          </table:table-cell>
          <table:table-cell office:value-type="string">
            <text:p>Success</text:p>
          </table:table-cell>
          <table:table-cell office:value-type="float" office:value="77577">
            <text:p>77577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7H44M57.311S">
            <text:p>17:44:57.31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3950">
            <text:p>3950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7H44M35.014S">
            <text:p>17:44:35.01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6414">
            <text:p>26414</text:p>
          </table:table-cell>
          <table:table-cell office:value-type="string">
            <text:p>Success</text:p>
          </table:table-cell>
          <table:table-cell office:value-type="float" office:value="77580">
            <text:p>77580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7H44M34.953S">
            <text:p>17:44:34.95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6475">
            <text:p>26475</text:p>
          </table:table-cell>
          <table:table-cell office:value-type="string">
            <text:p>Success</text:p>
          </table:table-cell>
          <table:table-cell office:value-type="float" office:value="77577">
            <text:p>77577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7H44M51.378S">
            <text:p>17:44:51.38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9926">
            <text:p>9926</text:p>
          </table:table-cell>
          <table:table-cell office:value-type="string">
            <text:p>Success</text:p>
          </table:table-cell>
          <table:table-cell office:value-type="float" office:value="78915">
            <text:p>78915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7H44M34.929S">
            <text:p>17:44:34.9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6502">
            <text:p>26502</text:p>
          </table:table-cell>
          <table:table-cell office:value-type="string">
            <text:p>Success</text:p>
          </table:table-cell>
          <table:table-cell office:value-type="float" office:value="77576">
            <text:p>77576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7H45M01.205S">
            <text:p>17:45:01.21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7H44M22.993S">
            <text:p>17:44:22.99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8553">
            <text:p>38553</text:p>
          </table:table-cell>
          <table:table-cell office:value-type="string">
            <text:p>Success</text:p>
          </table:table-cell>
          <table:table-cell office:value-type="float" office:value="59882">
            <text:p>59882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7H44M56.403S">
            <text:p>17:44:56.40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901">
            <text:p>4901</text:p>
          </table:table-cell>
          <table:table-cell office:value-type="string">
            <text:p>Success</text:p>
          </table:table-cell>
          <table:table-cell office:value-type="float" office:value="31802">
            <text:p>31802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7H45M01.234S">
            <text:p>17:45:01.23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7H45M01.231S">
            <text:p>17:45:01.23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7H45M01.237S">
            <text:p>17:45:01.24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7H44M57.491S">
            <text:p>17:44:57.49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3826">
            <text:p>3826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7H45M01.262S">
            <text:p>17:45:01.26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7H45M01.234S">
            <text:p>17:45:01.2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7H45M01.286S">
            <text:p>17:45:01.29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7H45M01.239S">
            <text:p>17:45:01.24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7H45M01.325S">
            <text:p>17:45:01.33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7H45M01.324S">
            <text:p>17:45:01.32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7H44M56.783S">
            <text:p>17:44:56.78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5248">
            <text:p>5248</text:p>
          </table:table-cell>
          <table:table-cell office:value-type="string">
            <text:p>Success</text:p>
          </table:table-cell>
          <table:table-cell office:value-type="float" office:value="80384">
            <text:p>80384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7H44M56.143S">
            <text:p>17:44:56.1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7561">
            <text:p>7561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7H44M50.201S">
            <text:p>17:44:50.20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3555">
            <text:p>13555</text:p>
          </table:table-cell>
          <table:table-cell office:value-type="string">
            <text:p>Success</text:p>
          </table:table-cell>
          <table:table-cell office:value-type="float" office:value="19022">
            <text:p>19022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7H44M58.159S">
            <text:p>17:44:58.16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5822">
            <text:p>5822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7H44M59.043S">
            <text:p>17:44:59.04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4947">
            <text:p>4947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7H44M59.016S">
            <text:p>17:44:59.02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4976">
            <text:p>4976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7H44M49.947S">
            <text:p>17:44:49.95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4096">
            <text:p>14096</text:p>
          </table:table-cell>
          <table:table-cell office:value-type="string">
            <text:p>Success</text:p>
          </table:table-cell>
          <table:table-cell office:value-type="float" office:value="77576">
            <text:p>77576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7H44M59.05S">
            <text:p>17:44:59.05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4959">
            <text:p>4959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7H44M59.735S">
            <text:p>17:44:59.74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4259">
            <text:p>4259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7H44M52.469S">
            <text:p>17:44:52.47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1588">
            <text:p>11588</text:p>
          </table:table-cell>
          <table:table-cell office:value-type="string">
            <text:p>Success</text:p>
          </table:table-cell>
          <table:table-cell office:value-type="float" office:value="77572">
            <text:p>77572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7H44M54.9S">
            <text:p>17:44:54.90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9179">
            <text:p>9179</text:p>
          </table:table-cell>
          <table:table-cell office:value-type="string">
            <text:p>Success</text:p>
          </table:table-cell>
          <table:table-cell office:value-type="float" office:value="77576">
            <text:p>77576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7H44M55.99S">
            <text:p>17:44:55.99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8088">
            <text:p>8088</text:p>
          </table:table-cell>
          <table:table-cell office:value-type="string">
            <text:p>Success</text:p>
          </table:table-cell>
          <table:table-cell office:value-type="float" office:value="61189">
            <text:p>61189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7H44M27.043S">
            <text:p>17:44:27.04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7282">
            <text:p>37282</text:p>
          </table:table-cell>
          <table:table-cell office:value-type="string">
            <text:p>Success</text:p>
          </table:table-cell>
          <table:table-cell office:value-type="float" office:value="54772">
            <text:p>54772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7H45M03.955S">
            <text:p>17:45:03.96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7H44M58.201S">
            <text:p>17:44:58.20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5881">
            <text:p>5881</text:p>
          </table:table-cell>
          <table:table-cell office:value-type="string">
            <text:p>Success</text:p>
          </table:table-cell>
          <table:table-cell office:value-type="float" office:value="77576">
            <text:p>77576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7H45M04.029S">
            <text:p>17:45:04.0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7H45M04.038S">
            <text:p>17:45:04.04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7H45M04.06S">
            <text:p>17:45:04.06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7H44M57.048S">
            <text:p>17:44:57.05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7129">
            <text:p>7129</text:p>
          </table:table-cell>
          <table:table-cell office:value-type="string">
            <text:p>Success</text:p>
          </table:table-cell>
          <table:table-cell office:value-type="float" office:value="80190">
            <text:p>80190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7H45M04.117S">
            <text:p>17:45:04.12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7H44M56.969S">
            <text:p>17:44:56.97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7551">
            <text:p>7551</text:p>
          </table:table-cell>
          <table:table-cell office:value-type="string">
            <text:p>Success</text:p>
          </table:table-cell>
          <table:table-cell office:value-type="float" office:value="80291">
            <text:p>80291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7H44M56.965S">
            <text:p>17:44:56.97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7608">
            <text:p>7608</text:p>
          </table:table-cell>
          <table:table-cell office:value-type="string">
            <text:p>Success</text:p>
          </table:table-cell>
          <table:table-cell office:value-type="float" office:value="80289">
            <text:p>80289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7H44M56.823S">
            <text:p>17:44:56.82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7773">
            <text:p>7773</text:p>
          </table:table-cell>
          <table:table-cell office:value-type="string">
            <text:p>Success</text:p>
          </table:table-cell>
          <table:table-cell office:value-type="float" office:value="80289">
            <text:p>80289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7H45M04.122S">
            <text:p>17:45:04.12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451">
            <text:p>45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7H45M04.574S">
            <text:p>17:45:04.57</text:p>
          </table:table-cell>
          <table:table-cell office:value-type="string">
            <text:p>TC0003_PlannerC 3-29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7H45M04.585S">
            <text:p>17:45:04.59</text:p>
          </table:table-cell>
          <table:table-cell office:value-type="string">
            <text:p>TC0003_PlannerC 3-29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7H45M04.59S">
            <text:p>17:45:04.59</text:p>
          </table:table-cell>
          <table:table-cell office:value-type="string">
            <text:p>TC0003_PlannerC 3-2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7H44M56.823S">
            <text:p>17:44:56.82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9536">
            <text:p>9536</text:p>
          </table:table-cell>
          <table:table-cell office:value-type="string">
            <text:p>Success</text:p>
          </table:table-cell>
          <table:table-cell office:value-type="float" office:value="80191">
            <text:p>80191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7H44M54.379S">
            <text:p>17:44:54.38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2188">
            <text:p>12188</text:p>
          </table:table-cell>
          <table:table-cell office:value-type="string">
            <text:p>Success</text:p>
          </table:table-cell>
          <table:table-cell office:value-type="float" office:value="22757">
            <text:p>22757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7H44M55.862S">
            <text:p>17:44:55.8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0719">
            <text:p>10719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7H45M00.807S">
            <text:p>17:45:00.81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6315">
            <text:p>6315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7H44M55.865S">
            <text:p>17:44:55.87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1319">
            <text:p>11319</text:p>
          </table:table-cell>
          <table:table-cell office:value-type="string">
            <text:p>Success</text:p>
          </table:table-cell>
          <table:table-cell office:value-type="float" office:value="77580">
            <text:p>77580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7H44M57.942S">
            <text:p>17:44:57.94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9223">
            <text:p>9223</text:p>
          </table:table-cell>
          <table:table-cell office:value-type="string">
            <text:p>Success</text:p>
          </table:table-cell>
          <table:table-cell office:value-type="float" office:value="78893">
            <text:p>78893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7H44M34.867S">
            <text:p>17:44:34.87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2473">
            <text:p>32473</text:p>
          </table:table-cell>
          <table:table-cell office:value-type="string">
            <text:p>Success</text:p>
          </table:table-cell>
          <table:table-cell office:value-type="float" office:value="77576">
            <text:p>77576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7H44M52.47S">
            <text:p>17:44:52.47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4732">
            <text:p>14732</text:p>
          </table:table-cell>
          <table:table-cell office:value-type="string">
            <text:p>Success</text:p>
          </table:table-cell>
          <table:table-cell office:value-type="float" office:value="77580">
            <text:p>77580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7H44M57.955S">
            <text:p>17:44:57.96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9218">
            <text:p>9218</text:p>
          </table:table-cell>
          <table:table-cell office:value-type="string">
            <text:p>Success</text:p>
          </table:table-cell>
          <table:table-cell office:value-type="float" office:value="77580">
            <text:p>77580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7H45M07.105S">
            <text:p>17:45:07.11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7H44M56.778S">
            <text:p>17:44:56.78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0426">
            <text:p>10426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7H45M07.109S">
            <text:p>17:45:07.11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7H45M07.104S">
            <text:p>17:45:07.10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7H45M07.111S">
            <text:p>17:45:07.11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7H44M57.93S">
            <text:p>17:44:57.93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9383">
            <text:p>9383</text:p>
          </table:table-cell>
          <table:table-cell office:value-type="string">
            <text:p>Success</text:p>
          </table:table-cell>
          <table:table-cell office:value-type="float" office:value="80188">
            <text:p>80188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7H44M57.415S">
            <text:p>17:44:57.42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9945">
            <text:p>9945</text:p>
          </table:table-cell>
          <table:table-cell office:value-type="string">
            <text:p>Success</text:p>
          </table:table-cell>
          <table:table-cell office:value-type="float" office:value="82161">
            <text:p>82161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7H45M07.295S">
            <text:p>17:45:07.30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7H44M58.92S">
            <text:p>17:44:58.92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8842">
            <text:p>8842</text:p>
          </table:table-cell>
          <table:table-cell office:value-type="string">
            <text:p>Success</text:p>
          </table:table-cell>
          <table:table-cell office:value-type="float" office:value="80086">
            <text:p>80086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7H45M07.702S">
            <text:p>17:45:07.70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7H45M07.251S">
            <text:p>17:45:07.25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577">
            <text:p>57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7H45M07.817S">
            <text:p>17:45:07.82</text:p>
          </table:table-cell>
          <table:table-cell office:value-type="string">
            <text:p>TC0003_PlannerC 3-14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7H45M07.831S">
            <text:p>17:45:07.83</text:p>
          </table:table-cell>
          <table:table-cell office:value-type="string">
            <text:p>TC0003_PlannerC 3-14</text:p>
          </table:table-cell>
          <table:table-cell office:value-type="string">
            <text:p>/channels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7H45M07.838S">
            <text:p>17:45:07.84</text:p>
          </table:table-cell>
          <table:table-cell office:value-type="string">
            <text:p>TC0003_PlannerC 3-14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7H44M58.964S">
            <text:p>17:44:58.96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9680">
            <text:p>9680</text:p>
          </table:table-cell>
          <table:table-cell office:value-type="string">
            <text:p>Success</text:p>
          </table:table-cell>
          <table:table-cell office:value-type="float" office:value="80187">
            <text:p>80187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7H45M08.564S">
            <text:p>17:45:08.56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7H44M59.496S">
            <text:p>17:44:59.50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0133">
            <text:p>10133</text:p>
          </table:table-cell>
          <table:table-cell office:value-type="string">
            <text:p>Success</text:p>
          </table:table-cell>
          <table:table-cell office:value-type="float" office:value="83930">
            <text:p>83930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7H44M58.934S">
            <text:p>17:44:58.93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0825">
            <text:p>10825</text:p>
          </table:table-cell>
          <table:table-cell office:value-type="string">
            <text:p>Success</text:p>
          </table:table-cell>
          <table:table-cell office:value-type="float" office:value="84131">
            <text:p>84131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7H45M01.204S">
            <text:p>17:45:01.20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8699">
            <text:p>8699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7H45M09.677S">
            <text:p>17:45:09.68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504">
            <text:p>50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7H45M10.174S">
            <text:p>17:45:10.17</text:p>
          </table:table-cell>
          <table:table-cell office:value-type="string">
            <text:p>TC0003_PlannerC 3-8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7H45M10.189S">
            <text:p>17:45:10.19</text:p>
          </table:table-cell>
          <table:table-cell office:value-type="string">
            <text:p>TC0003_PlannerC 3-8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7H45M10.196S">
            <text:p>17:45:10.20</text:p>
          </table:table-cell>
          <table:table-cell office:value-type="string">
            <text:p>TC0003_PlannerC 3-8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7H45M09.565S">
            <text:p>17:45:09.57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993">
            <text:p>99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7H45M10.551S">
            <text:p>17:45:10.55</text:p>
          </table:table-cell>
          <table:table-cell office:value-type="string">
            <text:p>TC0003_PlannerC 3-30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7H45M10.561S">
            <text:p>17:45:10.56</text:p>
          </table:table-cell>
          <table:table-cell office:value-type="string">
            <text:p>TC0003_PlannerC 3-30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7H45M10.567S">
            <text:p>17:45:10.57</text:p>
          </table:table-cell>
          <table:table-cell office:value-type="string">
            <text:p>TC0003_PlannerC 3-3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7H44M51.273S">
            <text:p>17:44:51.27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9646">
            <text:p>19646</text:p>
          </table:table-cell>
          <table:table-cell office:value-type="string">
            <text:p>Success</text:p>
          </table:table-cell>
          <table:table-cell office:value-type="float" office:value="61180">
            <text:p>61180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7H44M49.976S">
            <text:p>17:44:49.98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0948">
            <text:p>20948</text:p>
          </table:table-cell>
          <table:table-cell office:value-type="string">
            <text:p>Success</text:p>
          </table:table-cell>
          <table:table-cell office:value-type="float" office:value="77580">
            <text:p>77580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7H45M01.248S">
            <text:p>17:45:01.25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9631">
            <text:p>9631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7H45M04.542S">
            <text:p>17:45:04.54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6322">
            <text:p>6322</text:p>
          </table:table-cell>
          <table:table-cell office:value-type="string">
            <text:p>Success</text:p>
          </table:table-cell>
          <table:table-cell office:value-type="float" office:value="61189">
            <text:p>61189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7H45M10.779S">
            <text:p>17:45:10.78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337">
            <text:p>337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7H45M01.369S">
            <text:p>17:45:01.37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9524">
            <text:p>9524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7H44M49.921S">
            <text:p>17:44:49.92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1056">
            <text:p>21056</text:p>
          </table:table-cell>
          <table:table-cell office:value-type="string">
            <text:p>Success</text:p>
          </table:table-cell>
          <table:table-cell office:value-type="float" office:value="77576">
            <text:p>77576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7H44M52.588S">
            <text:p>17:44:52.59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8383">
            <text:p>18383</text:p>
          </table:table-cell>
          <table:table-cell office:value-type="string">
            <text:p>Success</text:p>
          </table:table-cell>
          <table:table-cell office:value-type="float" office:value="77580">
            <text:p>77580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7H45M10.776S">
            <text:p>17:45:10.78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3294">
            <text:p>23294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7H44M57.957S">
            <text:p>17:44:57.96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2999">
            <text:p>12999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7H45M10.834S">
            <text:p>17:45:10.83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37">
            <text:p>337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7H44M59.841S">
            <text:p>17:44:59.84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1095">
            <text:p>11095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7H45M10.84S">
            <text:p>17:45:10.84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37">
            <text:p>337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7H45M01.373S">
            <text:p>17:45:01.3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9562">
            <text:p>9562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7H44M57.297S">
            <text:p>17:44:57.30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3754">
            <text:p>13754</text:p>
          </table:table-cell>
          <table:table-cell office:value-type="string">
            <text:p>Success</text:p>
          </table:table-cell>
          <table:table-cell office:value-type="float" office:value="79895">
            <text:p>79895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7H45M10.948S">
            <text:p>17:45:10.95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243">
            <text:p>12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7H45M12.184S">
            <text:p>17:45:12.18</text:p>
          </table:table-cell>
          <table:table-cell office:value-type="string">
            <text:p>TC0003_PlannerC 3-3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7H45M12.195S">
            <text:p>17:45:12.20</text:p>
          </table:table-cell>
          <table:table-cell office:value-type="string">
            <text:p>TC0003_PlannerC 3-3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7H45M12.202S">
            <text:p>17:45:12.20</text:p>
          </table:table-cell>
          <table:table-cell office:value-type="string">
            <text:p>TC0003_PlannerC 3-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7H44M59.559S">
            <text:p>17:44:59.56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2747">
            <text:p>12747</text:p>
          </table:table-cell>
          <table:table-cell office:value-type="string">
            <text:p>Success</text:p>
          </table:table-cell>
          <table:table-cell office:value-type="float" office:value="87678">
            <text:p>87678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7H44M59.536S">
            <text:p>17:44:59.54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3238">
            <text:p>13238</text:p>
          </table:table-cell>
          <table:table-cell office:value-type="string">
            <text:p>Success</text:p>
          </table:table-cell>
          <table:table-cell office:value-type="float" office:value="85705">
            <text:p>85705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7H45M00.814S">
            <text:p>17:45:00.81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1992">
            <text:p>11992</text:p>
          </table:table-cell>
          <table:table-cell office:value-type="string">
            <text:p>Success</text:p>
          </table:table-cell>
          <table:table-cell office:value-type="float" office:value="87678">
            <text:p>87678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7H44M59.515S">
            <text:p>17:44:59.52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13293">
            <text:p>13293</text:p>
          </table:table-cell>
          <table:table-cell office:value-type="string">
            <text:p>Success</text:p>
          </table:table-cell>
          <table:table-cell office:value-type="float" office:value="85806">
            <text:p>85806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7H45M12.719S">
            <text:p>17:45:12.72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337">
            <text:p>337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7H45M12.73S">
            <text:p>17:45:12.73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337">
            <text:p>337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7H45M12.802S">
            <text:p>17:45:12.80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37">
            <text:p>337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7H44M58.156S">
            <text:p>17:44:58.16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5138">
            <text:p>15138</text:p>
          </table:table-cell>
          <table:table-cell office:value-type="string">
            <text:p>Success</text:p>
          </table:table-cell>
          <table:table-cell office:value-type="float" office:value="77580">
            <text:p>77580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7H44M59.635S">
            <text:p>17:44:59.64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3669">
            <text:p>13669</text:p>
          </table:table-cell>
          <table:table-cell office:value-type="string">
            <text:p>Success</text:p>
          </table:table-cell>
          <table:table-cell office:value-type="float" office:value="77580">
            <text:p>77580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7H45M13.179S">
            <text:p>17:45:13.18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377">
            <text:p>377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7H45M13.211S">
            <text:p>17:45:13.21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377">
            <text:p>377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7H45M12.719S">
            <text:p>17:45:12.72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1245">
            <text:p>124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7H45M13.958S">
            <text:p>17:45:13.96</text:p>
          </table:table-cell>
          <table:table-cell office:value-type="string">
            <text:p>TC0003_PlannerC 3-25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7H45M13.969S">
            <text:p>17:45:13.97</text:p>
          </table:table-cell>
          <table:table-cell office:value-type="string">
            <text:p>TC0003_PlannerC 3-25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7H45M13.975S">
            <text:p>17:45:13.98</text:p>
          </table:table-cell>
          <table:table-cell office:value-type="string">
            <text:p>TC0003_PlannerC 3-2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7H45M12.685S">
            <text:p>17:45:12.69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436">
            <text:p>143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7H45M14.114S">
            <text:p>17:45:14.11</text:p>
          </table:table-cell>
          <table:table-cell office:value-type="string">
            <text:p>TC0003_PlannerC 3-4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7H45M14.124S">
            <text:p>17:45:14.12</text:p>
          </table:table-cell>
          <table:table-cell office:value-type="string">
            <text:p>TC0003_PlannerC 3-4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7H45M14.13S">
            <text:p>17:45:14.13</text:p>
          </table:table-cell>
          <table:table-cell office:value-type="string">
            <text:p>TC0003_PlannerC 3-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7H44M59.898S">
            <text:p>17:44:59.90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4874">
            <text:p>14874</text:p>
          </table:table-cell>
          <table:table-cell office:value-type="string">
            <text:p>Success</text:p>
          </table:table-cell>
          <table:table-cell office:value-type="float" office:value="85215">
            <text:p>85215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7H45M14.667S">
            <text:p>17:45:14.67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7H45M03.652S">
            <text:p>17:45:03.65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1207">
            <text:p>11207</text:p>
          </table:table-cell>
          <table:table-cell office:value-type="string">
            <text:p>Success</text:p>
          </table:table-cell>
          <table:table-cell office:value-type="float" office:value="91321">
            <text:p>91321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7H45M12.223S">
            <text:p>17:45:12.22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626">
            <text:p>262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7H45M14.826S">
            <text:p>17:45:14.83</text:p>
          </table:table-cell>
          <table:table-cell office:value-type="string">
            <text:p>TC0003_PlannerC 3-10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7H45M14.836S">
            <text:p>17:45:14.84</text:p>
          </table:table-cell>
          <table:table-cell office:value-type="string">
            <text:p>TC0003_PlannerC 3-10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7H45M14.841S">
            <text:p>17:45:14.84</text:p>
          </table:table-cell>
          <table:table-cell office:value-type="string">
            <text:p>TC0003_PlannerC 3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7H45M14.772S">
            <text:p>17:45:14.77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7H45M14.959S">
            <text:p>17:45:14.96</text:p>
          </table:table-cell>
          <table:table-cell office:value-type="string">
            <text:p>TC0003_PlannerC 3-13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7H45M14.971S">
            <text:p>17:45:14.97</text:p>
          </table:table-cell>
          <table:table-cell office:value-type="string">
            <text:p>TC0003_PlannerC 3-13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7H45M14.977S">
            <text:p>17:45:14.98</text:p>
          </table:table-cell>
          <table:table-cell office:value-type="string">
            <text:p>TC0003_PlannerC 3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7H45M01.286S">
            <text:p>17:45:01.29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4208">
            <text:p>14208</text:p>
          </table:table-cell>
          <table:table-cell office:value-type="string">
            <text:p>Success</text:p>
          </table:table-cell>
          <table:table-cell office:value-type="float" office:value="89454">
            <text:p>89454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7H44M56.082S">
            <text:p>17:44:56.08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9977">
            <text:p>19977</text:p>
          </table:table-cell>
          <table:table-cell office:value-type="string">
            <text:p>Success</text:p>
          </table:table-cell>
          <table:table-cell office:value-type="float" office:value="58016">
            <text:p>58016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7H45M15.384S">
            <text:p>17:45:15.38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159">
            <text:p>115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7H44M59.934S">
            <text:p>17:44:59.93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6756">
            <text:p>16756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7H44M56.073S">
            <text:p>17:44:56.07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0664">
            <text:p>20664</text:p>
          </table:table-cell>
          <table:table-cell office:value-type="string">
            <text:p>Success</text:p>
          </table:table-cell>
          <table:table-cell office:value-type="float" office:value="61189">
            <text:p>61189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7H45M16.541S">
            <text:p>17:45:16.54</text:p>
          </table:table-cell>
          <table:table-cell office:value-type="string">
            <text:p>TC0003_PlannerC 3-12</text:p>
          </table:table-cell>
          <table:table-cell office:value-type="string">
            <text:p>/channels/logout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7H44M54.948S">
            <text:p>17:44:54.9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1804">
            <text:p>21804</text:p>
          </table:table-cell>
          <table:table-cell office:value-type="string">
            <text:p>Success</text:p>
          </table:table-cell>
          <table:table-cell office:value-type="float" office:value="77576">
            <text:p>77576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7H44M59.918S">
            <text:p>17:44:59.92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6803">
            <text:p>16803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7H45M16.586S">
            <text:p>17:45:16.59</text:p>
          </table:table-cell>
          <table:table-cell office:value-type="string">
            <text:p>TC0003_PlannerC 3-12</text:p>
          </table:table-cell>
          <table:table-cell office:value-type="string">
            <text:p>/channels/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7H44M55.801S">
            <text:p>17:44:55.80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20976">
            <text:p>20976</text:p>
          </table:table-cell>
          <table:table-cell office:value-type="string">
            <text:p>Success</text:p>
          </table:table-cell>
          <table:table-cell office:value-type="float" office:value="77576">
            <text:p>77576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7H44M59.902S">
            <text:p>17:44:59.90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6832">
            <text:p>16832</text:p>
          </table:table-cell>
          <table:table-cell office:value-type="string">
            <text:p>Success</text:p>
          </table:table-cell>
          <table:table-cell office:value-type="float" office:value="18442">
            <text:p>18442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7H45M16.611S">
            <text:p>17:45:16.61</text:p>
          </table:table-cell>
          <table:table-cell office:value-type="string">
            <text:p>TC0003_PlannerC 3-12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7H45M16.588S">
            <text:p>17:45:16.59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7H45M01.282S">
            <text:p>17:45:01.28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6053">
            <text:p>16053</text:p>
          </table:table-cell>
          <table:table-cell office:value-type="string">
            <text:p>Success</text:p>
          </table:table-cell>
          <table:table-cell office:value-type="float" office:value="87385">
            <text:p>87385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7H45M17.216S">
            <text:p>17:45:17.2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7H45M01.277S">
            <text:p>17:45:01.2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6803">
            <text:p>16803</text:p>
          </table:table-cell>
          <table:table-cell office:value-type="string">
            <text:p>Success</text:p>
          </table:table-cell>
          <table:table-cell office:value-type="float" office:value="91227">
            <text:p>91227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7H45M17.959S">
            <text:p>17:45:17.9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7H45M01.181S">
            <text:p>17:45:01.18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6965">
            <text:p>16965</text:p>
          </table:table-cell>
          <table:table-cell office:value-type="string">
            <text:p>Success</text:p>
          </table:table-cell>
          <table:table-cell office:value-type="float" office:value="91228">
            <text:p>91228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7H45M01.187S">
            <text:p>17:45:01.19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16971">
            <text:p>16971</text:p>
          </table:table-cell>
          <table:table-cell office:value-type="string">
            <text:p>Success</text:p>
          </table:table-cell>
          <table:table-cell office:value-type="float" office:value="89153">
            <text:p>89153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7H44M59.935S">
            <text:p>17:44:59.9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8557">
            <text:p>18557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7H44M59.975S">
            <text:p>17:44:59.98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8524">
            <text:p>18524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7H44M59.907S">
            <text:p>17:44:59.91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8596">
            <text:p>18596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7H45M18.034S">
            <text:p>17:45:18.03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943">
            <text:p>9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7H45M18.976S">
            <text:p>17:45:18.98</text:p>
          </table:table-cell>
          <table:table-cell office:value-type="string">
            <text:p>TC0003_PlannerC 3-26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7H45M18.993S">
            <text:p>17:45:18.99</text:p>
          </table:table-cell>
          <table:table-cell office:value-type="string">
            <text:p>TC0003_PlannerC 3-26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7H45M18.999S">
            <text:p>17:45:19.00</text:p>
          </table:table-cell>
          <table:table-cell office:value-type="string">
            <text:p>TC0003_PlannerC 3-2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7H45M01.277S">
            <text:p>17:45:01.28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7966">
            <text:p>17966</text:p>
          </table:table-cell>
          <table:table-cell office:value-type="string">
            <text:p>Success</text:p>
          </table:table-cell>
          <table:table-cell office:value-type="float" office:value="91124">
            <text:p>91124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7H45M19.119S">
            <text:p>17:45:19.12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7H45M18.022S">
            <text:p>17:45:18.02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211">
            <text:p>121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7H45M19.231S">
            <text:p>17:45:19.23</text:p>
          </table:table-cell>
          <table:table-cell office:value-type="string">
            <text:p>TC0003_PlannerC 3-2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7H45M19.242S">
            <text:p>17:45:19.24</text:p>
          </table:table-cell>
          <table:table-cell office:value-type="string">
            <text:p>TC0003_PlannerC 3-2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7H45M19.249S">
            <text:p>17:45:19.25</text:p>
          </table:table-cell>
          <table:table-cell office:value-type="string">
            <text:p>TC0003_PlannerC 3-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7H45M04.012S">
            <text:p>17:45:04.01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5759">
            <text:p>15759</text:p>
          </table:table-cell>
          <table:table-cell office:value-type="string">
            <text:p>Success</text:p>
          </table:table-cell>
          <table:table-cell office:value-type="float" office:value="95171">
            <text:p>95171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7H45M19.664S">
            <text:p>17:45:19.66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541">
            <text:p>541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7H45M04.036S">
            <text:p>17:45:04.04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5842">
            <text:p>15842</text:p>
          </table:table-cell>
          <table:table-cell office:value-type="string">
            <text:p>Success</text:p>
          </table:table-cell>
          <table:table-cell office:value-type="float" office:value="94870">
            <text:p>94870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7H45M19.68S">
            <text:p>17:45:19.68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541">
            <text:p>541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7H45M19.771S">
            <text:p>17:45:19.77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593">
            <text:p>593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7H45M19.782S">
            <text:p>17:45:19.78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541">
            <text:p>541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7H45M03.953S">
            <text:p>17:45:03.95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6773">
            <text:p>16773</text:p>
          </table:table-cell>
          <table:table-cell office:value-type="string">
            <text:p>Success</text:p>
          </table:table-cell>
          <table:table-cell office:value-type="float" office:value="90732">
            <text:p>90732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7H44M59.863S">
            <text:p>17:44:59.86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21179">
            <text:p>21179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7H45M20.615S">
            <text:p>17:45:20.62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680">
            <text:p>68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7H45M21.293S">
            <text:p>17:45:21.29</text:p>
          </table:table-cell>
          <table:table-cell office:value-type="string">
            <text:p>TC0003_PlannerC 3-17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7H45M21.302S">
            <text:p>17:45:21.30</text:p>
          </table:table-cell>
          <table:table-cell office:value-type="string">
            <text:p>TC0003_PlannerC 3-17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7H45M21.308S">
            <text:p>17:45:21.31</text:p>
          </table:table-cell>
          <table:table-cell office:value-type="string">
            <text:p>TC0003_PlannerC 3-17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7H45M01.187S">
            <text:p>17:45:01.19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0344">
            <text:p>20344</text:p>
          </table:table-cell>
          <table:table-cell office:value-type="string">
            <text:p>Success</text:p>
          </table:table-cell>
          <table:table-cell office:value-type="float" office:value="90931">
            <text:p>90931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7H45M03.979S">
            <text:p>17:45:03.98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7654">
            <text:p>17654</text:p>
          </table:table-cell>
          <table:table-cell office:value-type="string">
            <text:p>Success</text:p>
          </table:table-cell>
          <table:table-cell office:value-type="float" office:value="95074">
            <text:p>95074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7H45M21.517S">
            <text:p>17:45:21.52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25">
            <text:p>625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7H45M07.161S">
            <text:p>17:45:07.16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4529">
            <text:p>14529</text:p>
          </table:table-cell>
          <table:table-cell office:value-type="string">
            <text:p>Success</text:p>
          </table:table-cell>
          <table:table-cell office:value-type="float" office:value="85509">
            <text:p>85509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7H45M21.587S">
            <text:p>17:45:21.59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77">
            <text:p>677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7H45M21.533S">
            <text:p>17:45:21.53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625">
            <text:p>625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7H45M01.142S">
            <text:p>17:45:01.14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0623">
            <text:p>20623</text:p>
          </table:table-cell>
          <table:table-cell office:value-type="string">
            <text:p>Success</text:p>
          </table:table-cell>
          <table:table-cell office:value-type="float" office:value="90627">
            <text:p>90627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7H45M01.289S">
            <text:p>17:45:01.29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0485">
            <text:p>20485</text:p>
          </table:table-cell>
          <table:table-cell office:value-type="string">
            <text:p>Success</text:p>
          </table:table-cell>
          <table:table-cell office:value-type="float" office:value="90731">
            <text:p>90731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7H45M21.599S">
            <text:p>17:45:21.60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25">
            <text:p>625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7H45M21.609S">
            <text:p>17:45:21.61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77">
            <text:p>677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7H45M03.952S">
            <text:p>17:45:03.95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7846">
            <text:p>17846</text:p>
          </table:table-cell>
          <table:table-cell office:value-type="string">
            <text:p>Success</text:p>
          </table:table-cell>
          <table:table-cell office:value-type="float" office:value="87375">
            <text:p>87375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7H45M07.104S">
            <text:p>17:45:07.10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4680">
            <text:p>14680</text:p>
          </table:table-cell>
          <table:table-cell office:value-type="string">
            <text:p>Success</text:p>
          </table:table-cell>
          <table:table-cell office:value-type="float" office:value="83734">
            <text:p>83734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7H45M21.651S">
            <text:p>17:45:21.65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625">
            <text:p>625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7H45M21.662S">
            <text:p>17:45:21.66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25">
            <text:p>625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7H45M21.681S">
            <text:p>17:45:21.68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25">
            <text:p>625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7H45M21.65S">
            <text:p>17:45:21.65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825">
            <text:p>82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7H45M22.458S">
            <text:p>17:45:22.46</text:p>
          </table:table-cell>
          <table:table-cell office:value-type="string">
            <text:p>TC0003_PlannerC 3-7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7H45M22.47S">
            <text:p>17:45:22.47</text:p>
          </table:table-cell>
          <table:table-cell office:value-type="string">
            <text:p>TC0003_PlannerC 3-7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7H45M22.477S">
            <text:p>17:45:22.48</text:p>
          </table:table-cell>
          <table:table-cell office:value-type="string">
            <text:p>TC0003_PlannerC 3-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7H45M21.602S">
            <text:p>17:45:21.60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376">
            <text:p>13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7H45M22.959S">
            <text:p>17:45:22.96</text:p>
          </table:table-cell>
          <table:table-cell office:value-type="string">
            <text:p>TC0003_PlannerC 3-18</text:p>
          </table:table-cell>
          <table:table-cell office:value-type="string">
            <text:p>/channels/logout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7H45M22.996S">
            <text:p>17:45:23.00</text:p>
          </table:table-cell>
          <table:table-cell office:value-type="string">
            <text:p>TC0003_PlannerC 3-18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7H45M23.002S">
            <text:p>17:45:23.00</text:p>
          </table:table-cell>
          <table:table-cell office:value-type="string">
            <text:p>TC0003_PlannerC 3-1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7H45M21.393S">
            <text:p>17:45:21.39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790">
            <text:p>179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7H45M07.089S">
            <text:p>17:45:07.09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6212">
            <text:p>16212</text:p>
          </table:table-cell>
          <table:table-cell office:value-type="string">
            <text:p>Success</text:p>
          </table:table-cell>
          <table:table-cell office:value-type="float" office:value="81364">
            <text:p>81364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7H45M23.131S">
            <text:p>17:45:23.13</text:p>
          </table:table-cell>
          <table:table-cell office:value-type="string">
            <text:p>TC0003_PlannerC 3-20</text:p>
          </table:table-cell>
          <table:table-cell office:value-type="string">
            <text:p>/channels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7H45M23.155S">
            <text:p>17:45:23.16</text:p>
          </table:table-cell>
          <table:table-cell office:value-type="string">
            <text:p>TC0003_PlannerC 3-20</text:p>
          </table:table-cell>
          <table:table-cell office:value-type="string">
            <text:p>/channels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7H45M03.97S">
            <text:p>17:45:03.97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19371">
            <text:p>19371</text:p>
          </table:table-cell>
          <table:table-cell office:value-type="string">
            <text:p>Success</text:p>
          </table:table-cell>
          <table:table-cell office:value-type="float" office:value="91119">
            <text:p>91119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7H45M23.168S">
            <text:p>17:45:23.17</text:p>
          </table:table-cell>
          <table:table-cell office:value-type="string">
            <text:p>TC0003_PlannerC 3-2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7H44M54.945S">
            <text:p>17:44:54.95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8487">
            <text:p>28487</text:p>
          </table:table-cell>
          <table:table-cell office:value-type="string">
            <text:p>Success</text:p>
          </table:table-cell>
          <table:table-cell office:value-type="float" office:value="77580">
            <text:p>77580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7H45M07.179S">
            <text:p>17:45:07.18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6172">
            <text:p>16172</text:p>
          </table:table-cell>
          <table:table-cell office:value-type="string">
            <text:p>Success</text:p>
          </table:table-cell>
          <table:table-cell office:value-type="float" office:value="85307">
            <text:p>85307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7H45M23.198S">
            <text:p>17:45:23.20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45">
            <text:p>845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7H45M23.196S">
            <text:p>17:45:23.20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793">
            <text:p>793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7H45M13.235S">
            <text:p>17:45:13.24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0269">
            <text:p>10269</text:p>
          </table:table-cell>
          <table:table-cell office:value-type="string">
            <text:p>Success</text:p>
          </table:table-cell>
          <table:table-cell office:value-type="float" office:value="81463">
            <text:p>81463</text:p>
          </table:table-cell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office:value-type="time" office:time-value="PT17H45M23.408S">
            <text:p>17:45:23.41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45">
            <text:p>845</text:p>
          </table:table-cell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office:value-type="time" office:time-value="PT17H45M18.377S">
            <text:p>17:45:18.38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5240">
            <text:p>5240</text:p>
          </table:table-cell>
          <table:table-cell office:value-type="string">
            <text:p>Success</text:p>
          </table:table-cell>
          <table:table-cell office:value-type="float" office:value="60844">
            <text:p>60844</text:p>
          </table:table-cell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office:value-type="time" office:time-value="PT17H45M16.615S">
            <text:p>17:45:16.62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7010">
            <text:p>7010</text:p>
          </table:table-cell>
          <table:table-cell office:value-type="string">
            <text:p>Success</text:p>
          </table:table-cell>
          <table:table-cell office:value-type="float" office:value="79782">
            <text:p>79782</text:p>
          </table:table-cell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office:value-type="time" office:time-value="PT17H45M16.573S">
            <text:p>17:45:16.57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7061">
            <text:p>7061</text:p>
          </table:table-cell>
          <table:table-cell office:value-type="string">
            <text:p>Success</text:p>
          </table:table-cell>
          <table:table-cell office:value-type="float" office:value="79585">
            <text:p>79585</text:p>
          </table:table-cell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office:value-type="time" office:time-value="PT17H45M04.06S">
            <text:p>17:45:04.06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9674">
            <text:p>19674</text:p>
          </table:table-cell>
          <table:table-cell office:value-type="string">
            <text:p>Success</text:p>
          </table:table-cell>
          <table:table-cell office:value-type="float" office:value="94960">
            <text:p>94960</text:p>
          </table:table-cell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office:value-type="time" office:time-value="PT17H45M01.236S">
            <text:p>17:45:01.24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22519">
            <text:p>22519</text:p>
          </table:table-cell>
          <table:table-cell office:value-type="string">
            <text:p>Success</text:p>
          </table:table-cell>
          <table:table-cell office:value-type="float" office:value="91123">
            <text:p>91123</text:p>
          </table:table-cell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office:value-type="time" office:time-value="PT17H45M23.147S">
            <text:p>17:45:23.15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430">
            <text:p>43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office:value-type="time" office:time-value="PT17H45M18.368S">
            <text:p>17:45:18.37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5339">
            <text:p>5339</text:p>
          </table:table-cell>
          <table:table-cell office:value-type="string">
            <text:p>Success</text:p>
          </table:table-cell>
          <table:table-cell office:value-type="float" office:value="74058">
            <text:p>74058</text:p>
          </table:table-cell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office:value-type="time" office:time-value="PT17H45M10.827S">
            <text:p>17:45:10.83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2932">
            <text:p>12932</text:p>
          </table:table-cell>
          <table:table-cell office:value-type="string">
            <text:p>Success</text:p>
          </table:table-cell>
          <table:table-cell office:value-type="float" office:value="88755">
            <text:p>88755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time" office:time-value="PT17H45M23.575S">
            <text:p>17:45:23.58</text:p>
          </table:table-cell>
          <table:table-cell office:value-type="string">
            <text:p>TC0003_PlannerC 3-5</text:p>
          </table:table-cell>
          <table:table-cell office:value-type="string">
            <text:p>/channels/logout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office:value-type="time" office:time-value="PT17H45M10.86S">
            <text:p>17:45:10.86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2902">
            <text:p>12902</text:p>
          </table:table-cell>
          <table:table-cell office:value-type="string">
            <text:p>Success</text:p>
          </table:table-cell>
          <table:table-cell office:value-type="float" office:value="91120">
            <text:p>91120</text:p>
          </table:table-cell>
          <table:table-cell table:number-columns-repeated="1017"/>
        </table:table-row>
        <table:table-row table:style-name="ro1">
          <table:table-cell office:value-type="float" office:value="1832">
            <text:p>1832</text:p>
          </table:table-cell>
          <table:table-cell office:value-type="time" office:time-value="PT17H45M23.565S">
            <text:p>17:45:23.57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793">
            <text:p>793</text:p>
          </table:table-cell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office:value-type="time" office:time-value="PT17H45M23.643S">
            <text:p>17:45:23.64</text:p>
          </table:table-cell>
          <table:table-cell office:value-type="string">
            <text:p>TC0003_PlannerC 3-5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office:value-type="time" office:time-value="PT17H45M23.65S">
            <text:p>17:45:23.65</text:p>
          </table:table-cell>
          <table:table-cell office:value-type="string">
            <text:p>TC0003_PlannerC 3-5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office:value-type="time" office:time-value="PT17H45M13.213S">
            <text:p>17:45:13.21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0546">
            <text:p>10546</text:p>
          </table:table-cell>
          <table:table-cell office:value-type="string">
            <text:p>Success</text:p>
          </table:table-cell>
          <table:table-cell office:value-type="float" office:value="79390">
            <text:p>79390</text:p>
          </table:table-cell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office:value-type="time" office:time-value="PT17H45M23.563S">
            <text:p>17:45:23.56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845">
            <text:p>845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office:value-type="time" office:time-value="PT17H45M16.615S">
            <text:p>17:45:16.62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7137">
            <text:p>7137</text:p>
          </table:table-cell>
          <table:table-cell office:value-type="string">
            <text:p>Success</text:p>
          </table:table-cell>
          <table:table-cell office:value-type="float" office:value="79780">
            <text:p>79780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office:value-type="time" office:time-value="PT17H45M23.661S">
            <text:p>17:45:23.66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45">
            <text:p>845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office:value-type="time" office:time-value="PT17H45M23.677S">
            <text:p>17:45:23.68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793">
            <text:p>793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time" office:time-value="PT17H45M23.647S">
            <text:p>17:45:23.65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793">
            <text:p>793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office:value-type="time" office:time-value="PT17H45M23.695S">
            <text:p>17:45:23.70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793">
            <text:p>793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office:value-type="time" office:time-value="PT17H45M23.742S">
            <text:p>17:45:23.74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793">
            <text:p>793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office:value-type="time" office:time-value="PT17H45M10.864S">
            <text:p>17:45:10.86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3050">
            <text:p>13050</text:p>
          </table:table-cell>
          <table:table-cell office:value-type="string">
            <text:p>Success</text:p>
          </table:table-cell>
          <table:table-cell office:value-type="float" office:value="91121">
            <text:p>91121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office:value-type="time" office:time-value="PT17H45M23.747S">
            <text:p>17:45:23.75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793">
            <text:p>793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office:value-type="time" office:time-value="PT17H45M16.603S">
            <text:p>17:45:16.60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7281">
            <text:p>7281</text:p>
          </table:table-cell>
          <table:table-cell office:value-type="string">
            <text:p>Success</text:p>
          </table:table-cell>
          <table:table-cell office:value-type="float" office:value="79976">
            <text:p>79976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office:value-type="time" office:time-value="PT17H45M20.905S">
            <text:p>17:45:20.91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2978">
            <text:p>2978</text:p>
          </table:table-cell>
          <table:table-cell office:value-type="string">
            <text:p>Success</text:p>
          </table:table-cell>
          <table:table-cell office:value-type="float" office:value="62819">
            <text:p>62819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office:value-type="time" office:time-value="PT17H45M23.796S">
            <text:p>17:45:23.80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45">
            <text:p>845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office:value-type="time" office:time-value="PT17H45M07.122S">
            <text:p>17:45:07.1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6897">
            <text:p>16897</text:p>
          </table:table-cell>
          <table:table-cell office:value-type="string">
            <text:p>Success</text:p>
          </table:table-cell>
          <table:table-cell office:value-type="float" office:value="83138">
            <text:p>83138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office:value-type="time" office:time-value="PT17H45M23.863S">
            <text:p>17:45:23.86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845">
            <text:p>845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time" office:time-value="PT17H45M23.56S">
            <text:p>17:45:23.56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353">
            <text:p>35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office:value-type="time" office:time-value="PT17H45M23.915S">
            <text:p>17:45:23.92</text:p>
          </table:table-cell>
          <table:table-cell office:value-type="string">
            <text:p>TC0003_PlannerC 3-21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office:value-type="time" office:time-value="PT17H45M23.926S">
            <text:p>17:45:23.93</text:p>
          </table:table-cell>
          <table:table-cell office:value-type="string">
            <text:p>TC0003_PlannerC 3-21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office:value-type="time" office:time-value="PT17H45M23.55S">
            <text:p>17:45:23.55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388">
            <text:p>38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office:value-type="time" office:time-value="PT17H45M23.935S">
            <text:p>17:45:23.94</text:p>
          </table:table-cell>
          <table:table-cell office:value-type="string">
            <text:p>TC0003_PlannerC 3-2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office:value-type="time" office:time-value="PT17H45M23.939S">
            <text:p>17:45:23.94</text:p>
          </table:table-cell>
          <table:table-cell office:value-type="string">
            <text:p>TC0003_PlannerC 3-28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office:value-type="time" office:time-value="PT17H45M23.959S">
            <text:p>17:45:23.96</text:p>
          </table:table-cell>
          <table:table-cell office:value-type="string">
            <text:p>TC0003_PlannerC 3-28</text:p>
          </table:table-cell>
          <table:table-cell office:value-type="string">
            <text:p>/channels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office:value-type="time" office:time-value="PT17H45M23.969S">
            <text:p>17:45:23.97</text:p>
          </table:table-cell>
          <table:table-cell office:value-type="string">
            <text:p>TC0003_PlannerC 3-2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office:value-type="time" office:time-value="PT17H45M23.551S">
            <text:p>17:45:23.55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565">
            <text:p>56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office:value-type="time" office:time-value="PT17H45M24.117S">
            <text:p>17:45:24.12</text:p>
          </table:table-cell>
          <table:table-cell office:value-type="string">
            <text:p>TC0003_PlannerC 3-1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office:value-type="time" office:time-value="PT17H45M24.128S">
            <text:p>17:45:24.13</text:p>
          </table:table-cell>
          <table:table-cell office:value-type="string">
            <text:p>TC0003_PlannerC 3-1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office:value-type="time" office:time-value="PT17H45M24.134S">
            <text:p>17:45:24.13</text:p>
          </table:table-cell>
          <table:table-cell office:value-type="string">
            <text:p>TC0003_PlannerC 3-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office:value-type="time" office:time-value="PT17H45M10.816S">
            <text:p>17:45:10.82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3852">
            <text:p>13852</text:p>
          </table:table-cell>
          <table:table-cell office:value-type="string">
            <text:p>Success</text:p>
          </table:table-cell>
          <table:table-cell office:value-type="float" office:value="90633">
            <text:p>90633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office:value-type="time" office:time-value="PT17H45M24.551S">
            <text:p>17:45:24.55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office:value-type="time" office:time-value="PT17H45M23.172S">
            <text:p>17:45:23.17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1451">
            <text:p>145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office:value-type="time" office:time-value="PT17H45M24.621S">
            <text:p>17:45:24.62</text:p>
          </table:table-cell>
          <table:table-cell office:value-type="string">
            <text:p>TC0003_PlannerC 3-27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time" office:time-value="PT17H45M24.634S">
            <text:p>17:45:24.63</text:p>
          </table:table-cell>
          <table:table-cell office:value-type="string">
            <text:p>TC0003_PlannerC 3-27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office:value-type="time" office:time-value="PT17H45M24.641S">
            <text:p>17:45:24.64</text:p>
          </table:table-cell>
          <table:table-cell office:value-type="string">
            <text:p>TC0003_PlannerC 3-27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office:value-type="time" office:time-value="PT17H45M07.179S">
            <text:p>17:45:07.18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7787">
            <text:p>17787</text:p>
          </table:table-cell>
          <table:table-cell office:value-type="string">
            <text:p>Success</text:p>
          </table:table-cell>
          <table:table-cell office:value-type="float" office:value="82941">
            <text:p>82941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office:value-type="time" office:time-value="PT17H45M24.809S">
            <text:p>17:45:24.81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055">
            <text:p>1055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office:value-type="time" office:time-value="PT17H45M10.864S">
            <text:p>17:45:10.86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4117">
            <text:p>14117</text:p>
          </table:table-cell>
          <table:table-cell office:value-type="string">
            <text:p>Success</text:p>
          </table:table-cell>
          <table:table-cell office:value-type="float" office:value="90628">
            <text:p>90628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office:value-type="time" office:time-value="PT17H45M23.826S">
            <text:p>17:45:23.83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1055">
            <text:p>105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office:value-type="time" office:time-value="PT17H45M24.882S">
            <text:p>17:45:24.88</text:p>
          </table:table-cell>
          <table:table-cell office:value-type="string">
            <text:p>TC0003_PlannerC 3-24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office:value-type="time" office:time-value="PT17H45M24.893S">
            <text:p>17:45:24.89</text:p>
          </table:table-cell>
          <table:table-cell office:value-type="string">
            <text:p>TC0003_PlannerC 3-24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office:value-type="time" office:time-value="PT17H45M24.899S">
            <text:p>17:45:24.90</text:p>
          </table:table-cell>
          <table:table-cell office:value-type="string">
            <text:p>TC0003_PlannerC 3-2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office:value-type="time" office:time-value="PT17H45M23.809S">
            <text:p>17:45:23.81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107">
            <text:p>110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time" office:time-value="PT17H45M24.918S">
            <text:p>17:45:24.92</text:p>
          </table:table-cell>
          <table:table-cell office:value-type="string">
            <text:p>TC0003_PlannerC 3-23</text:p>
          </table:table-cell>
          <table:table-cell office:value-type="string">
            <text:p>/channels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time" office:time-value="PT17H45M24.947S">
            <text:p>17:45:24.95</text:p>
          </table:table-cell>
          <table:table-cell office:value-type="string">
            <text:p>TC0003_PlannerC 3-23</text:p>
          </table:table-cell>
          <table:table-cell office:value-type="string">
            <text:p>/channels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time" office:time-value="PT17H45M24.96S">
            <text:p>17:45:24.96</text:p>
          </table:table-cell>
          <table:table-cell office:value-type="string">
            <text:p>TC0003_PlannerC 3-2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time" office:time-value="PT17H45M10.858S">
            <text:p>17:45:10.86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4236">
            <text:p>14236</text:p>
          </table:table-cell>
          <table:table-cell office:value-type="string">
            <text:p>Success</text:p>
          </table:table-cell>
          <table:table-cell office:value-type="float" office:value="90731">
            <text:p>90731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time" office:time-value="PT17H45M24.977S">
            <text:p>17:45:24.98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139">
            <text:p>1139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time" office:time-value="PT17H45M23.645S">
            <text:p>17:45:23.65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466">
            <text:p>146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time" office:time-value="PT17H45M25.113S">
            <text:p>17:45:25.11</text:p>
          </table:table-cell>
          <table:table-cell office:value-type="string">
            <text:p>TC0003_PlannerC 3-22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time" office:time-value="PT17H45M25.125S">
            <text:p>17:45:25.13</text:p>
          </table:table-cell>
          <table:table-cell office:value-type="string">
            <text:p>TC0003_PlannerC 3-22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time" office:time-value="PT17H45M25.131S">
            <text:p>17:45:25.13</text:p>
          </table:table-cell>
          <table:table-cell office:value-type="string">
            <text:p>TC0003_PlannerC 3-2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time" office:time-value="PT17H45M23.64S">
            <text:p>17:45:23.6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533">
            <text:p>153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time" office:time-value="PT17H45M25.175S">
            <text:p>17:45:25.18</text:p>
          </table:table-cell>
          <table:table-cell office:value-type="string">
            <text:p>TC0003_PlannerC 3-15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time" office:time-value="PT17H45M25.185S">
            <text:p>17:45:25.19</text:p>
          </table:table-cell>
          <table:table-cell office:value-type="string">
            <text:p>TC0003_PlannerC 3-15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time" office:time-value="PT17H45M25.192S">
            <text:p>17:45:25.19</text:p>
          </table:table-cell>
          <table:table-cell office:value-type="string">
            <text:p>TC0003_PlannerC 3-1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time" office:time-value="PT17H45M23.64S">
            <text:p>17:45:23.64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566">
            <text:p>156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time" office:time-value="PT17H45M25.208S">
            <text:p>17:45:25.21</text:p>
          </table:table-cell>
          <table:table-cell office:value-type="string">
            <text:p>TC0003_PlannerC 3-16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office:value-type="time" office:time-value="PT17H45M25.229S">
            <text:p>17:45:25.23</text:p>
          </table:table-cell>
          <table:table-cell office:value-type="string">
            <text:p>TC0003_PlannerC 3-16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office:value-type="time" office:time-value="PT17H45M25.234S">
            <text:p>17:45:25.23</text:p>
          </table:table-cell>
          <table:table-cell office:value-type="string">
            <text:p>TC0003_PlannerC 3-1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time" office:time-value="PT17H45M24.863S">
            <text:p>17:45:24.86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19">
            <text:p>41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time" office:time-value="PT17H45M25.284S">
            <text:p>17:45:25.28</text:p>
          </table:table-cell>
          <table:table-cell office:value-type="string">
            <text:p>TC0003_PlannerC 3-19</text:p>
          </table:table-cell>
          <table:table-cell office:value-type="string">
            <text:p>/channels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time" office:time-value="PT17H45M25.306S">
            <text:p>17:45:25.31</text:p>
          </table:table-cell>
          <table:table-cell office:value-type="string">
            <text:p>TC0003_PlannerC 3-19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time" office:time-value="PT17H45M25.313S">
            <text:p>17:45:25.31</text:p>
          </table:table-cell>
          <table:table-cell office:value-type="string">
            <text:p>TC0003_PlannerC 3-19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time" office:time-value="PT17H45M16.659S">
            <text:p>17:45:16.66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8770">
            <text:p>8770</text:p>
          </table:table-cell>
          <table:table-cell office:value-type="string">
            <text:p>Success</text:p>
          </table:table-cell>
          <table:table-cell office:value-type="float" office:value="77708">
            <text:p>77708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office:value-type="time" office:time-value="PT17H45M25.355S">
            <text:p>17:45:25.36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8">
            <text:p>1308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time" office:time-value="PT17H44M59.554S">
            <text:p>17:44:59.55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6090">
            <text:p>26090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time" office:time-value="PT17H44M59.528S">
            <text:p>17:44:59.53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6127">
            <text:p>26127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time" office:time-value="PT17H45M04.18S">
            <text:p>17:45:04.18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1459">
            <text:p>21459</text:p>
          </table:table-cell>
          <table:table-cell office:value-type="string">
            <text:p>Success</text:p>
          </table:table-cell>
          <table:table-cell office:value-type="float" office:value="18442">
            <text:p>18442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time" office:time-value="PT17H45M03.672S">
            <text:p>17:45:03.6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1975">
            <text:p>21975</text:p>
          </table:table-cell>
          <table:table-cell office:value-type="string">
            <text:p>Success</text:p>
          </table:table-cell>
          <table:table-cell office:value-type="float" office:value="77555">
            <text:p>77555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time" office:time-value="PT17H45M25.469S">
            <text:p>17:45:25.4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298">
            <text:p>1298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time" office:time-value="PT17H44M58.193S">
            <text:p>17:44:58.19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27544">
            <text:p>27544</text:p>
          </table:table-cell>
          <table:table-cell office:value-type="string">
            <text:p>Success</text:p>
          </table:table-cell>
          <table:table-cell office:value-type="float" office:value="77580">
            <text:p>77580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time" office:time-value="PT17H45M25.517S">
            <text:p>17:45:25.52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298">
            <text:p>1298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time" office:time-value="PT17H45M10.808S">
            <text:p>17:45:10.81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5154">
            <text:p>15154</text:p>
          </table:table-cell>
          <table:table-cell office:value-type="string">
            <text:p>Success</text:p>
          </table:table-cell>
          <table:table-cell office:value-type="float" office:value="90339">
            <text:p>90339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time" office:time-value="PT17H45M25.841S">
            <text:p>17:45:25.84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time" office:time-value="PT17H45M25.851S">
            <text:p>17:45:25.85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time" office:time-value="PT17H45M10.811S">
            <text:p>17:45:10.81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5230">
            <text:p>15230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time" office:time-value="PT17H45M04.466S">
            <text:p>17:45:04.47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1632">
            <text:p>21632</text:p>
          </table:table-cell>
          <table:table-cell office:value-type="string">
            <text:p>Success</text:p>
          </table:table-cell>
          <table:table-cell office:value-type="float" office:value="57339">
            <text:p>57339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time" office:time-value="PT17H45M25.863S">
            <text:p>17:45:25.86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time" office:time-value="PT17H44M34.488S">
            <text:p>17:44:34.49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51861">
            <text:p>51861</text:p>
          </table:table-cell>
          <table:table-cell office:value-type="string">
            <text:p>Success</text:p>
          </table:table-cell>
          <table:table-cell office:value-type="float" office:value="58376">
            <text:p>58376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time" office:time-value="PT17H45M25.912S">
            <text:p>17:45:25.91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time" office:time-value="PT17H45M07.717S">
            <text:p>17:45:07.72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8452">
            <text:p>18452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time" office:time-value="PT17H45M01.988S">
            <text:p>17:45:01.99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4222">
            <text:p>24222</text:p>
          </table:table-cell>
          <table:table-cell office:value-type="string">
            <text:p>Success</text:p>
          </table:table-cell>
          <table:table-cell office:value-type="float" office:value="61167">
            <text:p>61167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time" office:time-value="PT17H45M25.924S">
            <text:p>17:45:25.92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1133">
            <text:p>1133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time" office:time-value="PT17H45M03.973S">
            <text:p>17:45:03.97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2245">
            <text:p>22245</text:p>
          </table:table-cell>
          <table:table-cell office:value-type="string">
            <text:p>Success</text:p>
          </table:table-cell>
          <table:table-cell office:value-type="float" office:value="78919">
            <text:p>78919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time" office:time-value="PT17H45M06.493S">
            <text:p>17:45:06.49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9717">
            <text:p>19717</text:p>
          </table:table-cell>
          <table:table-cell office:value-type="string">
            <text:p>Success</text:p>
          </table:table-cell>
          <table:table-cell office:value-type="float" office:value="77580">
            <text:p>77580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time" office:time-value="PT17H45M10.856S">
            <text:p>17:45:10.86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5313">
            <text:p>15313</text:p>
          </table:table-cell>
          <table:table-cell office:value-type="string">
            <text:p>Success</text:p>
          </table:table-cell>
          <table:table-cell office:value-type="float" office:value="78914">
            <text:p>78914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time" office:time-value="PT17H44M57.268S">
            <text:p>17:44:57.27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29006">
            <text:p>29006</text:p>
          </table:table-cell>
          <table:table-cell office:value-type="string">
            <text:p>Success</text:p>
          </table:table-cell>
          <table:table-cell office:value-type="float" office:value="77580">
            <text:p>77580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office:value-type="time" office:time-value="PT17H45M26.01S">
            <text:p>17:45:26.01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office:value-type="time" office:time-value="PT17H45M26.038S">
            <text:p>17:45:26.04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776">
            <text:p>776</text:p>
          </table:table-cell>
          <table:table-cell office:value-type="string">
            <text:p>Success</text:p>
          </table:table-cell>
          <table:table-cell office:value-type="float" office:value="1298">
            <text:p>1298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time" office:time-value="PT17H44M57.321S">
            <text:p>17:44:57.32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9756">
            <text:p>29756</text:p>
          </table:table-cell>
          <table:table-cell office:value-type="string">
            <text:p>Success</text:p>
          </table:table-cell>
          <table:table-cell office:value-type="float" office:value="77558">
            <text:p>77558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time" office:time-value="PT17H45M26.84S">
            <text:p>17:45:26.8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298">
            <text:p>1298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office:value-type="time" office:time-value="PT17H44M56.809S">
            <text:p>17:44:56.81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0756">
            <text:p>30756</text:p>
          </table:table-cell>
          <table:table-cell office:value-type="string">
            <text:p>Success</text:p>
          </table:table-cell>
          <table:table-cell office:value-type="float" office:value="61189">
            <text:p>61189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time" office:time-value="PT17H45M10.855S">
            <text:p>17:45:10.86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6606">
            <text:p>16606</text:p>
          </table:table-cell>
          <table:table-cell office:value-type="string">
            <text:p>Success</text:p>
          </table:table-cell>
          <table:table-cell office:value-type="float" office:value="78889">
            <text:p>78889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time" office:time-value="PT17H45M07.342S">
            <text:p>17:45:07.34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0160">
            <text:p>20160</text:p>
          </table:table-cell>
          <table:table-cell office:value-type="string">
            <text:p>Success</text:p>
          </table:table-cell>
          <table:table-cell office:value-type="float" office:value="39869">
            <text:p>39869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time" office:time-value="PT17H45M27.317S">
            <text:p>17:45:27.32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time" office:time-value="PT17H45M26.014S">
            <text:p>17:45:26.01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332">
            <text:p>1332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time" office:time-value="PT17H45M23.231S">
            <text:p>17:45:23.23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299">
            <text:p>4299</text:p>
          </table:table-cell>
          <table:table-cell office:value-type="string">
            <text:p>Success</text:p>
          </table:table-cell>
          <table:table-cell office:value-type="float" office:value="48130">
            <text:p>48130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time" office:time-value="PT17H45M27.501S">
            <text:p>17:45:27.50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50">
            <text:p>1350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time" office:time-value="PT17H45M27.309S">
            <text:p>17:45:27.31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421">
            <text:p>421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office:value-type="time" office:time-value="PT17H45M08.581S">
            <text:p>17:45:08.58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9313">
            <text:p>19313</text:p>
          </table:table-cell>
          <table:table-cell office:value-type="string">
            <text:p>Success</text:p>
          </table:table-cell>
          <table:table-cell office:value-type="float" office:value="44377">
            <text:p>44377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office:value-type="time" office:time-value="PT17H45M06.504S">
            <text:p>17:45:06.50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1424">
            <text:p>21424</text:p>
          </table:table-cell>
          <table:table-cell office:value-type="string">
            <text:p>Success</text:p>
          </table:table-cell>
          <table:table-cell office:value-type="float" office:value="78919">
            <text:p>78919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office:value-type="time" office:time-value="PT17H45M27.732S">
            <text:p>17:45:27.73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time" office:time-value="PT17H45M04.518S">
            <text:p>17:45:04.52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3697">
            <text:p>23697</text:p>
          </table:table-cell>
          <table:table-cell office:value-type="string">
            <text:p>Success</text:p>
          </table:table-cell>
          <table:table-cell office:value-type="float" office:value="58016">
            <text:p>58016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office:value-type="time" office:time-value="PT17H45M00.807S">
            <text:p>17:45:00.81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27466">
            <text:p>27466</text:p>
          </table:table-cell>
          <table:table-cell office:value-type="string">
            <text:p>Success</text:p>
          </table:table-cell>
          <table:table-cell office:value-type="float" office:value="78915">
            <text:p>78915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time" office:time-value="PT17H45M15.904S">
            <text:p>17:45:15.90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2261">
            <text:p>12261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time" office:time-value="PT17H44M54.916S">
            <text:p>17:44:54.92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33417">
            <text:p>33417</text:p>
          </table:table-cell>
          <table:table-cell office:value-type="string">
            <text:p>Success</text:p>
          </table:table-cell>
          <table:table-cell office:value-type="float" office:value="77576">
            <text:p>77576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office:value-type="time" office:time-value="PT17H45M25.941S">
            <text:p>17:45:25.94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139">
            <text:p>2139</text:p>
          </table:table-cell>
          <table:table-cell office:value-type="string">
            <text:p>Success</text:p>
          </table:table-cell>
          <table:table-cell office:value-type="float" office:value="31851">
            <text:p>31851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time" office:time-value="PT17H45M04.013S">
            <text:p>17:45:04.01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4260">
            <text:p>24260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time" office:time-value="PT17H45M12.84S">
            <text:p>17:45:12.84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5373">
            <text:p>15373</text:p>
          </table:table-cell>
          <table:table-cell office:value-type="string">
            <text:p>Success</text:p>
          </table:table-cell>
          <table:table-cell office:value-type="float" office:value="39880">
            <text:p>39880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office:value-type="time" office:time-value="PT17H45M03.949S">
            <text:p>17:45:03.95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4334">
            <text:p>24334</text:p>
          </table:table-cell>
          <table:table-cell office:value-type="string">
            <text:p>Success</text:p>
          </table:table-cell>
          <table:table-cell office:value-type="float" office:value="78915">
            <text:p>78915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time" office:time-value="PT17H45M01.231S">
            <text:p>17:45:01.23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27074">
            <text:p>27074</text:p>
          </table:table-cell>
          <table:table-cell office:value-type="string">
            <text:p>Success</text:p>
          </table:table-cell>
          <table:table-cell office:value-type="float" office:value="77070">
            <text:p>77070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office:value-type="time" office:time-value="PT17H45M28.06S">
            <text:p>17:45:28.06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40">
            <text:p>1340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time" office:time-value="PT17H45M28.077S">
            <text:p>17:45:28.08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office:value-type="time" office:time-value="PT17H45M26.034S">
            <text:p>17:45:26.0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654">
            <text:p>2654</text:p>
          </table:table-cell>
          <table:table-cell office:value-type="string">
            <text:p>Success</text:p>
          </table:table-cell>
          <table:table-cell office:value-type="float" office:value="43090">
            <text:p>43090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office:value-type="time" office:time-value="PT17H45M25.497S">
            <text:p>17:45:25.50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3205">
            <text:p>3205</text:p>
          </table:table-cell>
          <table:table-cell office:value-type="string">
            <text:p>Success</text:p>
          </table:table-cell>
          <table:table-cell office:value-type="float" office:value="33248">
            <text:p>33248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office:value-type="time" office:time-value="PT17H45M28.668S">
            <text:p>17:45:28.67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40">
            <text:p>1340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time" office:time-value="PT17H45M28.67S">
            <text:p>17:45:28.6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392">
            <text:p>1392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office:value-type="time" office:time-value="PT17H45M25.541S">
            <text:p>17:45:25.54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3400">
            <text:p>3400</text:p>
          </table:table-cell>
          <table:table-cell office:value-type="string">
            <text:p>Success</text:p>
          </table:table-cell>
          <table:table-cell office:value-type="float" office:value="33246">
            <text:p>33246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office:value-type="time" office:time-value="PT17H45M28.702S">
            <text:p>17:45:28.70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1340">
            <text:p>1340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time" office:time-value="PT17H45M28.907S">
            <text:p>17:45:28.91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92">
            <text:p>1392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office:value-type="time" office:time-value="PT17H45M28.909S">
            <text:p>17:45:28.91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40">
            <text:p>1340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office:value-type="time" office:time-value="PT17H45M26.034S">
            <text:p>17:45:26.03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006">
            <text:p>3006</text:p>
          </table:table-cell>
          <table:table-cell office:value-type="string">
            <text:p>Success</text:p>
          </table:table-cell>
          <table:table-cell office:value-type="float" office:value="42990">
            <text:p>42990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time" office:time-value="PT17H45M29.016S">
            <text:p>17:45:29.02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424">
            <text:p>1424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office:value-type="time" office:time-value="PT17H45M29.03S">
            <text:p>17:45:29.03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424">
            <text:p>1424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time" office:time-value="PT17H45M29.081S">
            <text:p>17:45:29.08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464">
            <text:p>1464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office:value-type="time" office:time-value="PT17H45M17.232S">
            <text:p>17:45:17.23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2097">
            <text:p>12097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time" office:time-value="PT17H45M21.627S">
            <text:p>17:45:21.63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7659">
            <text:p>7659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1961">
            <text:p>1961</text:p>
          </table:table-cell>
          <table:table-cell office:value-type="time" office:time-value="PT17H45M19.136S">
            <text:p>17:45:19.14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0237">
            <text:p>10237</text:p>
          </table:table-cell>
          <table:table-cell office:value-type="string">
            <text:p>Success</text:p>
          </table:table-cell>
          <table:table-cell office:value-type="float" office:value="39880">
            <text:p>39880</text:p>
          </table:table-cell>
          <table:table-cell table:number-columns-repeated="1017"/>
        </table:table-row>
        <table:table-row table:style-name="ro1">
          <table:table-cell office:value-type="float" office:value="1962">
            <text:p>1962</text:p>
          </table:table-cell>
          <table:table-cell office:value-type="time" office:time-value="PT17H45M29.22S">
            <text:p>17:45:29.2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63">
            <text:p>1963</text:p>
          </table:table-cell>
          <table:table-cell office:value-type="time" office:time-value="PT17H45M29.223S">
            <text:p>17:45:29.22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64">
            <text:p>1964</text:p>
          </table:table-cell>
          <table:table-cell office:value-type="time" office:time-value="PT17H45M29.27S">
            <text:p>17:45:29.27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65">
            <text:p>1965</text:p>
          </table:table-cell>
          <table:table-cell office:value-type="time" office:time-value="PT17H45M27.729S">
            <text:p>17:45:27.73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615">
            <text:p>1615</text:p>
          </table:table-cell>
          <table:table-cell office:value-type="string">
            <text:p>Success</text:p>
          </table:table-cell>
          <table:table-cell office:value-type="float" office:value="78897">
            <text:p>78897</text:p>
          </table:table-cell>
          <table:table-cell table:number-columns-repeated="1017"/>
        </table:table-row>
        <table:table-row table:style-name="ro1">
          <table:table-cell office:value-type="float" office:value="1966">
            <text:p>1966</text:p>
          </table:table-cell>
          <table:table-cell office:value-type="time" office:time-value="PT17H45M23.799S">
            <text:p>17:45:23.80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579">
            <text:p>5579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1967">
            <text:p>1967</text:p>
          </table:table-cell>
          <table:table-cell office:value-type="time" office:time-value="PT17H45M29.34S">
            <text:p>17:45:29.34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68">
            <text:p>1968</text:p>
          </table:table-cell>
          <table:table-cell office:value-type="time" office:time-value="PT17H45M26.021S">
            <text:p>17:45:26.02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4012">
            <text:p>4012</text:p>
          </table:table-cell>
          <table:table-cell office:value-type="string">
            <text:p>Success</text:p>
          </table:table-cell>
          <table:table-cell office:value-type="float" office:value="42993">
            <text:p>42993</text:p>
          </table:table-cell>
          <table:table-cell table:number-columns-repeated="1017"/>
        </table:table-row>
        <table:table-row table:style-name="ro1">
          <table:table-cell office:value-type="float" office:value="1969">
            <text:p>1969</text:p>
          </table:table-cell>
          <table:table-cell office:value-type="time" office:time-value="PT17H45M26.038S">
            <text:p>17:45:26.04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4005">
            <text:p>4005</text:p>
          </table:table-cell>
          <table:table-cell office:value-type="string">
            <text:p>Success</text:p>
          </table:table-cell>
          <table:table-cell office:value-type="float" office:value="39057">
            <text:p>39057</text:p>
          </table:table-cell>
          <table:table-cell table:number-columns-repeated="1017"/>
        </table:table-row>
        <table:table-row table:style-name="ro1">
          <table:table-cell office:value-type="float" office:value="1970">
            <text:p>1970</text:p>
          </table:table-cell>
          <table:table-cell office:value-type="time" office:time-value="PT17H45M30.017S">
            <text:p>17:45:30.02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506">
            <text:p>1506</text:p>
          </table:table-cell>
          <table:table-cell table:number-columns-repeated="1017"/>
        </table:table-row>
        <table:table-row table:style-name="ro1">
          <table:table-cell office:value-type="float" office:value="1971">
            <text:p>1971</text:p>
          </table:table-cell>
          <table:table-cell office:value-type="time" office:time-value="PT17H45M30.07S">
            <text:p>17:45:30.07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506">
            <text:p>1506</text:p>
          </table:table-cell>
          <table:table-cell table:number-columns-repeated="1017"/>
        </table:table-row>
        <table:table-row table:style-name="ro1">
          <table:table-cell office:value-type="float" office:value="1972">
            <text:p>1972</text:p>
          </table:table-cell>
          <table:table-cell office:value-type="time" office:time-value="PT17H45M30.116S">
            <text:p>17:45:30.12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6">
            <text:p>1506</text:p>
          </table:table-cell>
          <table:table-cell table:number-columns-repeated="1017"/>
        </table:table-row>
        <table:table-row table:style-name="ro1">
          <table:table-cell office:value-type="float" office:value="1973">
            <text:p>1973</text:p>
          </table:table-cell>
          <table:table-cell office:value-type="time" office:time-value="PT17H45M06.298S">
            <text:p>17:45:06.30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4126">
            <text:p>24126</text:p>
          </table:table-cell>
          <table:table-cell office:value-type="string">
            <text:p>Success</text:p>
          </table:table-cell>
          <table:table-cell office:value-type="float" office:value="58015">
            <text:p>58015</text:p>
          </table:table-cell>
          <table:table-cell table:number-columns-repeated="1017"/>
        </table:table-row>
        <table:table-row table:style-name="ro1">
          <table:table-cell office:value-type="float" office:value="1974">
            <text:p>1974</text:p>
          </table:table-cell>
          <table:table-cell office:value-type="time" office:time-value="PT17H45M23.424S">
            <text:p>17:45:23.42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6895">
            <text:p>6895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1975">
            <text:p>1975</text:p>
          </table:table-cell>
          <table:table-cell office:value-type="time" office:time-value="PT17H45M16.579S">
            <text:p>17:45:16.58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3822">
            <text:p>13822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1976">
            <text:p>1976</text:p>
          </table:table-cell>
          <table:table-cell office:value-type="time" office:time-value="PT17H45M24.574S">
            <text:p>17:45:24.57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5794">
            <text:p>5794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1977">
            <text:p>1977</text:p>
          </table:table-cell>
          <table:table-cell office:value-type="time" office:time-value="PT17H45M23.784S">
            <text:p>17:45:23.78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6584">
            <text:p>6584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1978">
            <text:p>1978</text:p>
          </table:table-cell>
          <table:table-cell office:value-type="time" office:time-value="PT17H45M25.386S">
            <text:p>17:45:25.39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981">
            <text:p>4981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1979">
            <text:p>1979</text:p>
          </table:table-cell>
          <table:table-cell office:value-type="time" office:time-value="PT17H45M09.838S">
            <text:p>17:45:09.84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20666">
            <text:p>20666</text:p>
          </table:table-cell>
          <table:table-cell office:value-type="string">
            <text:p>Success</text:p>
          </table:table-cell>
          <table:table-cell office:value-type="float" office:value="78897">
            <text:p>78897</text:p>
          </table:table-cell>
          <table:table-cell table:number-columns-repeated="1017"/>
        </table:table-row>
        <table:table-row table:style-name="ro1">
          <table:table-cell office:value-type="float" office:value="1980">
            <text:p>1980</text:p>
          </table:table-cell>
          <table:table-cell office:value-type="time" office:time-value="PT17H45M30.276S">
            <text:p>17:45:30.28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81">
            <text:p>1981</text:p>
          </table:table-cell>
          <table:table-cell office:value-type="time" office:time-value="PT17H45M30.325S">
            <text:p>17:45:30.33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82">
            <text:p>1982</text:p>
          </table:table-cell>
          <table:table-cell office:value-type="time" office:time-value="PT17H45M07.133S">
            <text:p>17:45:07.13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3448">
            <text:p>23448</text:p>
          </table:table-cell>
          <table:table-cell office:value-type="string">
            <text:p>Success</text:p>
          </table:table-cell>
          <table:table-cell office:value-type="float" office:value="78915">
            <text:p>78915</text:p>
          </table:table-cell>
          <table:table-cell table:number-columns-repeated="1017"/>
        </table:table-row>
        <table:table-row table:style-name="ro1">
          <table:table-cell office:value-type="float" office:value="1983">
            <text:p>1983</text:p>
          </table:table-cell>
          <table:table-cell office:value-type="time" office:time-value="PT17H45M30.325S">
            <text:p>17:45:30.33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84">
            <text:p>1984</text:p>
          </table:table-cell>
          <table:table-cell office:value-type="time" office:time-value="PT17H45M27.317S">
            <text:p>17:45:27.32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3206">
            <text:p>3206</text:p>
          </table:table-cell>
          <table:table-cell office:value-type="string">
            <text:p>Success</text:p>
          </table:table-cell>
          <table:table-cell office:value-type="float" office:value="44767">
            <text:p>44767</text:p>
          </table:table-cell>
          <table:table-cell table:number-columns-repeated="1017"/>
        </table:table-row>
        <table:table-row table:style-name="ro1">
          <table:table-cell office:value-type="float" office:value="1985">
            <text:p>1985</text:p>
          </table:table-cell>
          <table:table-cell office:value-type="time" office:time-value="PT17H45M26.878S">
            <text:p>17:45:26.88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653">
            <text:p>3653</text:p>
          </table:table-cell>
          <table:table-cell office:value-type="string">
            <text:p>Success</text:p>
          </table:table-cell>
          <table:table-cell office:value-type="float" office:value="38856">
            <text:p>38856</text:p>
          </table:table-cell>
          <table:table-cell table:number-columns-repeated="1017"/>
        </table:table-row>
        <table:table-row table:style-name="ro1">
          <table:table-cell office:value-type="float" office:value="1986">
            <text:p>1986</text:p>
          </table:table-cell>
          <table:table-cell office:value-type="time" office:time-value="PT17H45M30.504S">
            <text:p>17:45:30.50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600">
            <text:p>1600</text:p>
          </table:table-cell>
          <table:table-cell table:number-columns-repeated="1017"/>
        </table:table-row>
        <table:table-row table:style-name="ro1">
          <table:table-cell office:value-type="float" office:value="1987">
            <text:p>1987</text:p>
          </table:table-cell>
          <table:table-cell office:value-type="time" office:time-value="PT17H45M30.503S">
            <text:p>17:45:30.5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548">
            <text:p>1548</text:p>
          </table:table-cell>
          <table:table-cell table:number-columns-repeated="1017"/>
        </table:table-row>
        <table:table-row table:style-name="ro1">
          <table:table-cell office:value-type="float" office:value="1988">
            <text:p>1988</text:p>
          </table:table-cell>
          <table:table-cell office:value-type="time" office:time-value="PT17H45M30.528S">
            <text:p>17:45:30.53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548">
            <text:p>1548</text:p>
          </table:table-cell>
          <table:table-cell table:number-columns-repeated="1017"/>
        </table:table-row>
        <table:table-row table:style-name="ro1">
          <table:table-cell office:value-type="float" office:value="1989">
            <text:p>1989</text:p>
          </table:table-cell>
          <table:table-cell office:value-type="time" office:time-value="PT17H45M30.564S">
            <text:p>17:45:30.56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48">
            <text:p>1548</text:p>
          </table:table-cell>
          <table:table-cell table:number-columns-repeated="1017"/>
        </table:table-row>
        <table:table-row table:style-name="ro1">
          <table:table-cell office:value-type="float" office:value="1990">
            <text:p>1990</text:p>
          </table:table-cell>
          <table:table-cell office:value-type="time" office:time-value="PT17H45M26.814S">
            <text:p>17:45:26.81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3866">
            <text:p>3866</text:p>
          </table:table-cell>
          <table:table-cell office:value-type="string">
            <text:p>Success</text:p>
          </table:table-cell>
          <table:table-cell office:value-type="float" office:value="42797">
            <text:p>42797</text:p>
          </table:table-cell>
          <table:table-cell table:number-columns-repeated="1017"/>
        </table:table-row>
        <table:table-row table:style-name="ro1">
          <table:table-cell office:value-type="float" office:value="1991">
            <text:p>1991</text:p>
          </table:table-cell>
          <table:table-cell office:value-type="time" office:time-value="PT17H45M30.645S">
            <text:p>17:45:30.65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600">
            <text:p>1600</text:p>
          </table:table-cell>
          <table:table-cell table:number-columns-repeated="1017"/>
        </table:table-row>
        <table:table-row table:style-name="ro1">
          <table:table-cell office:value-type="float" office:value="1992">
            <text:p>1992</text:p>
          </table:table-cell>
          <table:table-cell office:value-type="time" office:time-value="PT17H45M28.078S">
            <text:p>17:45:28.08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641">
            <text:p>2641</text:p>
          </table:table-cell>
          <table:table-cell office:value-type="string">
            <text:p>Success</text:p>
          </table:table-cell>
          <table:table-cell office:value-type="float" office:value="52740">
            <text:p>52740</text:p>
          </table:table-cell>
          <table:table-cell table:number-columns-repeated="1017"/>
        </table:table-row>
        <table:table-row table:style-name="ro1">
          <table:table-cell office:value-type="float" office:value="1993">
            <text:p>1993</text:p>
          </table:table-cell>
          <table:table-cell office:value-type="time" office:time-value="PT17H45M29.336S">
            <text:p>17:45:29.34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376">
            <text:p>1376</text:p>
          </table:table-cell>
          <table:table-cell office:value-type="string">
            <text:p>Success</text:p>
          </table:table-cell>
          <table:table-cell office:value-type="float" office:value="50963">
            <text:p>50963</text:p>
          </table:table-cell>
          <table:table-cell table:number-columns-repeated="1017"/>
        </table:table-row>
        <table:table-row table:style-name="ro1">
          <table:table-cell office:value-type="float" office:value="1994">
            <text:p>1994</text:p>
          </table:table-cell>
          <table:table-cell office:value-type="time" office:time-value="PT17H45M28.097S">
            <text:p>17:45:28.10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2652">
            <text:p>2652</text:p>
          </table:table-cell>
          <table:table-cell office:value-type="string">
            <text:p>Success</text:p>
          </table:table-cell>
          <table:table-cell office:value-type="float" office:value="51003">
            <text:p>51003</text:p>
          </table:table-cell>
          <table:table-cell table:number-columns-repeated="1017"/>
        </table:table-row>
        <table:table-row table:style-name="ro1">
          <table:table-cell office:value-type="float" office:value="1995">
            <text:p>1995</text:p>
          </table:table-cell>
          <table:table-cell office:value-type="time" office:time-value="PT17H45M30.704S">
            <text:p>17:45:30.70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548">
            <text:p>1548</text:p>
          </table:table-cell>
          <table:table-cell table:number-columns-repeated="1017"/>
        </table:table-row>
        <table:table-row table:style-name="ro1">
          <table:table-cell office:value-type="float" office:value="1996">
            <text:p>1996</text:p>
          </table:table-cell>
          <table:table-cell office:value-type="time" office:time-value="PT17H45M30.703S">
            <text:p>17:45:30.70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548">
            <text:p>1548</text:p>
          </table:table-cell>
          <table:table-cell table:number-columns-repeated="1017"/>
        </table:table-row>
        <table:table-row table:style-name="ro1">
          <table:table-cell office:value-type="float" office:value="1997">
            <text:p>1997</text:p>
          </table:table-cell>
          <table:table-cell office:value-type="time" office:time-value="PT17H45M28.085S">
            <text:p>17:45:28.09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2669">
            <text:p>2669</text:p>
          </table:table-cell>
          <table:table-cell office:value-type="string">
            <text:p>Success</text:p>
          </table:table-cell>
          <table:table-cell office:value-type="float" office:value="52838">
            <text:p>52838</text:p>
          </table:table-cell>
          <table:table-cell table:number-columns-repeated="1017"/>
        </table:table-row>
        <table:table-row table:style-name="ro1">
          <table:table-cell office:value-type="float" office:value="1998">
            <text:p>1998</text:p>
          </table:table-cell>
          <table:table-cell office:value-type="time" office:time-value="PT17H45M30.739S">
            <text:p>17:45:30.74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600">
            <text:p>1600</text:p>
          </table:table-cell>
          <table:table-cell table:number-columns-repeated="1017"/>
        </table:table-row>
        <table:table-row table:style-name="ro1">
          <table:table-cell office:value-type="float" office:value="1999">
            <text:p>1999</text:p>
          </table:table-cell>
          <table:table-cell office:value-type="time" office:time-value="PT17H45M30.737S">
            <text:p>17:45:30.74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548">
            <text:p>1548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office:value-type="time" office:time-value="PT17H45M30.737S">
            <text:p>17:45:30.74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548">
            <text:p>1548</text:p>
          </table:table-cell>
          <table:table-cell table:number-columns-repeated="1017"/>
        </table:table-row>
        <table:table-row table:style-name="ro1">
          <table:table-cell office:value-type="float" office:value="2001">
            <text:p>2001</text:p>
          </table:table-cell>
          <table:table-cell office:value-type="time" office:time-value="PT17H45M30.765S">
            <text:p>17:45:30.77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48">
            <text:p>1548</text:p>
          </table:table-cell>
          <table:table-cell table:number-columns-repeated="1017"/>
        </table:table-row>
        <table:table-row table:style-name="ro1">
          <table:table-cell office:value-type="float" office:value="2002">
            <text:p>2002</text:p>
          </table:table-cell>
          <table:table-cell office:value-type="time" office:time-value="PT17H45M30.764S">
            <text:p>17:45:30.76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548">
            <text:p>1548</text:p>
          </table:table-cell>
          <table:table-cell table:number-columns-repeated="1017"/>
        </table:table-row>
        <table:table-row table:style-name="ro1">
          <table:table-cell office:value-type="float" office:value="2003">
            <text:p>2003</text:p>
          </table:table-cell>
          <table:table-cell office:value-type="time" office:time-value="PT17H45M27.747S">
            <text:p>17:45:27.75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348">
            <text:p>3348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2004">
            <text:p>2004</text:p>
          </table:table-cell>
          <table:table-cell office:value-type="time" office:time-value="PT17H45M31.077S">
            <text:p>17:45:31.08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05">
            <text:p>2005</text:p>
          </table:table-cell>
          <table:table-cell office:value-type="time" office:time-value="PT17H45M28.062S">
            <text:p>17:45:28.06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3246">
            <text:p>3246</text:p>
          </table:table-cell>
          <table:table-cell office:value-type="string">
            <text:p>Success</text:p>
          </table:table-cell>
          <table:table-cell office:value-type="float" office:value="52743">
            <text:p>52743</text:p>
          </table:table-cell>
          <table:table-cell table:number-columns-repeated="1017"/>
        </table:table-row>
        <table:table-row table:style-name="ro1">
          <table:table-cell office:value-type="float" office:value="2006">
            <text:p>2006</text:p>
          </table:table-cell>
          <table:table-cell office:value-type="time" office:time-value="PT17H45M31.29S">
            <text:p>17:45:31.29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007">
            <text:p>2007</text:p>
          </table:table-cell>
          <table:table-cell office:value-type="time" office:time-value="PT17H45M31.301S">
            <text:p>17:45:31.30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008">
            <text:p>2008</text:p>
          </table:table-cell>
          <table:table-cell office:value-type="time" office:time-value="PT17H45M28.081S">
            <text:p>17:45:28.08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3376">
            <text:p>3376</text:p>
          </table:table-cell>
          <table:table-cell office:value-type="string">
            <text:p>Success</text:p>
          </table:table-cell>
          <table:table-cell office:value-type="float" office:value="51014">
            <text:p>51014</text:p>
          </table:table-cell>
          <table:table-cell table:number-columns-repeated="1017"/>
        </table:table-row>
        <table:table-row table:style-name="ro1">
          <table:table-cell office:value-type="float" office:value="2009">
            <text:p>2009</text:p>
          </table:table-cell>
          <table:table-cell office:value-type="time" office:time-value="PT17H45M27.737S">
            <text:p>17:45:27.74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3725">
            <text:p>3725</text:p>
          </table:table-cell>
          <table:table-cell office:value-type="string">
            <text:p>Success</text:p>
          </table:table-cell>
          <table:table-cell office:value-type="float" office:value="48707">
            <text:p>48707</text:p>
          </table:table-cell>
          <table:table-cell table:number-columns-repeated="1017"/>
        </table:table-row>
        <table:table-row table:style-name="ro1">
          <table:table-cell office:value-type="float" office:value="2010">
            <text:p>2010</text:p>
          </table:table-cell>
          <table:table-cell office:value-type="time" office:time-value="PT17H45M31.442S">
            <text:p>17:45:31.44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798">
            <text:p>1798</text:p>
          </table:table-cell>
          <table:table-cell table:number-columns-repeated="1017"/>
        </table:table-row>
        <table:table-row table:style-name="ro1">
          <table:table-cell office:value-type="float" office:value="2011">
            <text:p>2011</text:p>
          </table:table-cell>
          <table:table-cell office:value-type="time" office:time-value="PT17H45M31.44S">
            <text:p>17:45:31.44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756">
            <text:p>1756</text:p>
          </table:table-cell>
          <table:table-cell table:number-columns-repeated="1017"/>
        </table:table-row>
        <table:table-row table:style-name="ro1">
          <table:table-cell office:value-type="float" office:value="2012">
            <text:p>2012</text:p>
          </table:table-cell>
          <table:table-cell office:value-type="time" office:time-value="PT17H45M31.312S">
            <text:p>17:45:31.31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2013">
            <text:p>2013</text:p>
          </table:table-cell>
          <table:table-cell office:value-type="time" office:time-value="PT17H45M31.519S">
            <text:p>17:45:31.52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133">
            <text:p>1133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time" office:time-value="PT17H45M31.467S">
            <text:p>17:45:31.47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1798">
            <text:p>1798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office:value-type="time" office:time-value="PT17H45M31.466S">
            <text:p>17:45:31.47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1798">
            <text:p>1798</text:p>
          </table:table-cell>
          <table:table-cell table:number-columns-repeated="1017"/>
        </table:table-row>
        <table:table-row table:style-name="ro1">
          <table:table-cell office:value-type="float" office:value="2016">
            <text:p>2016</text:p>
          </table:table-cell>
          <table:table-cell office:value-type="time" office:time-value="PT17H45M31.635S">
            <text:p>17:45:31.64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798">
            <text:p>1798</text:p>
          </table:table-cell>
          <table:table-cell table:number-columns-repeated="1017"/>
        </table:table-row>
        <table:table-row table:style-name="ro1">
          <table:table-cell office:value-type="float" office:value="2017">
            <text:p>2017</text:p>
          </table:table-cell>
          <table:table-cell office:value-type="time" office:time-value="PT17H45M31.631S">
            <text:p>17:45:31.63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798">
            <text:p>1798</text:p>
          </table:table-cell>
          <table:table-cell table:number-columns-repeated="1017"/>
        </table:table-row>
        <table:table-row table:style-name="ro1">
          <table:table-cell office:value-type="float" office:value="2018">
            <text:p>2018</text:p>
          </table:table-cell>
          <table:table-cell office:value-type="time" office:time-value="PT17H45M24.996S">
            <text:p>17:45:25.00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6740">
            <text:p>6740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019">
            <text:p>2019</text:p>
          </table:table-cell>
          <table:table-cell office:value-type="time" office:time-value="PT17H45M31.685S">
            <text:p>17:45:31.69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20">
            <text:p>2020</text:p>
          </table:table-cell>
          <table:table-cell office:value-type="time" office:time-value="PT17H45M24.829S">
            <text:p>17:45:24.83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7186">
            <text:p>7186</text:p>
          </table:table-cell>
          <table:table-cell office:value-type="string">
            <text:p>Success</text:p>
          </table:table-cell>
          <table:table-cell office:value-type="float" office:value="44377">
            <text:p>44377</text:p>
          </table:table-cell>
          <table:table-cell table:number-columns-repeated="1017"/>
        </table:table-row>
        <table:table-row table:style-name="ro1">
          <table:table-cell office:value-type="float" office:value="2021">
            <text:p>2021</text:p>
          </table:table-cell>
          <table:table-cell office:value-type="time" office:time-value="PT17H45M14.685S">
            <text:p>17:45:14.69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7424">
            <text:p>17424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2022">
            <text:p>2022</text:p>
          </table:table-cell>
          <table:table-cell office:value-type="time" office:time-value="PT17H45M21.687S">
            <text:p>17:45:21.69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0349">
            <text:p>10349</text:p>
          </table:table-cell>
          <table:table-cell office:value-type="string">
            <text:p>Success</text:p>
          </table:table-cell>
          <table:table-cell office:value-type="float" office:value="45122">
            <text:p>45122</text:p>
          </table:table-cell>
          <table:table-cell table:number-columns-repeated="1017"/>
        </table:table-row>
        <table:table-row table:style-name="ro1">
          <table:table-cell office:value-type="float" office:value="2023">
            <text:p>2023</text:p>
          </table:table-cell>
          <table:table-cell office:value-type="time" office:time-value="PT17H45M23.225S">
            <text:p>17:45:23.23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8823">
            <text:p>8823</text:p>
          </table:table-cell>
          <table:table-cell office:value-type="string">
            <text:p>Success</text:p>
          </table:table-cell>
          <table:table-cell office:value-type="float" office:value="44377">
            <text:p>44377</text:p>
          </table:table-cell>
          <table:table-cell table:number-columns-repeated="1017"/>
        </table:table-row>
        <table:table-row table:style-name="ro1">
          <table:table-cell office:value-type="float" office:value="2024">
            <text:p>2024</text:p>
          </table:table-cell>
          <table:table-cell office:value-type="time" office:time-value="PT17H45M23.68S">
            <text:p>17:45:23.68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8366">
            <text:p>8366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025">
            <text:p>2025</text:p>
          </table:table-cell>
          <table:table-cell office:value-type="time" office:time-value="PT17H45M23.663S">
            <text:p>17:45:23.66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8388">
            <text:p>8388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2026">
            <text:p>2026</text:p>
          </table:table-cell>
          <table:table-cell office:value-type="time" office:time-value="PT17H45M19.814S">
            <text:p>17:45:19.81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2326">
            <text:p>12326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2027">
            <text:p>2027</text:p>
          </table:table-cell>
          <table:table-cell office:value-type="time" office:time-value="PT17H45M25.91S">
            <text:p>17:45:25.91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6200">
            <text:p>6200</text:p>
          </table:table-cell>
          <table:table-cell office:value-type="string">
            <text:p>Success</text:p>
          </table:table-cell>
          <table:table-cell office:value-type="float" office:value="78919">
            <text:p>78919</text:p>
          </table:table-cell>
          <table:table-cell table:number-columns-repeated="1017"/>
        </table:table-row>
        <table:table-row table:style-name="ro1">
          <table:table-cell office:value-type="float" office:value="2028">
            <text:p>2028</text:p>
          </table:table-cell>
          <table:table-cell office:value-type="time" office:time-value="PT17H45M31.988S">
            <text:p>17:45:31.99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29">
            <text:p>2029</text:p>
          </table:table-cell>
          <table:table-cell office:value-type="time" office:time-value="PT17H45M29.283S">
            <text:p>17:45:29.28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864">
            <text:p>2864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2030">
            <text:p>2030</text:p>
          </table:table-cell>
          <table:table-cell office:value-type="time" office:time-value="PT17H45M31.966S">
            <text:p>17:45:31.97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31">
            <text:p>2031</text:p>
          </table:table-cell>
          <table:table-cell office:value-type="time" office:time-value="PT17H45M27.333S">
            <text:p>17:45:27.33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828">
            <text:p>4828</text:p>
          </table:table-cell>
          <table:table-cell office:value-type="string">
            <text:p>Success</text:p>
          </table:table-cell>
          <table:table-cell office:value-type="float" office:value="41234">
            <text:p>41234</text:p>
          </table:table-cell>
          <table:table-cell table:number-columns-repeated="1017"/>
        </table:table-row>
        <table:table-row table:style-name="ro1">
          <table:table-cell office:value-type="float" office:value="2032">
            <text:p>2032</text:p>
          </table:table-cell>
          <table:table-cell office:value-type="time" office:time-value="PT17H45M31.988S">
            <text:p>17:45:31.99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33">
            <text:p>2033</text:p>
          </table:table-cell>
          <table:table-cell office:value-type="time" office:time-value="PT17H45M29.312S">
            <text:p>17:45:29.31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848">
            <text:p>2848</text:p>
          </table:table-cell>
          <table:table-cell office:value-type="string">
            <text:p>Success</text:p>
          </table:table-cell>
          <table:table-cell office:value-type="float" office:value="41243">
            <text:p>41243</text:p>
          </table:table-cell>
          <table:table-cell table:number-columns-repeated="1017"/>
        </table:table-row>
        <table:table-row table:style-name="ro1">
          <table:table-cell office:value-type="float" office:value="2034">
            <text:p>2034</text:p>
          </table:table-cell>
          <table:table-cell office:value-type="time" office:time-value="PT17H45M30.732S">
            <text:p>17:45:30.73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420">
            <text:p>1420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  <table:table-cell table:number-columns-repeated="1017"/>
        </table:table-row>
        <table:table-row table:style-name="ro1">
          <table:table-cell office:value-type="float" office:value="2035">
            <text:p>2035</text:p>
          </table:table-cell>
          <table:table-cell office:value-type="time" office:time-value="PT17H45M31.964S">
            <text:p>17:45:31.96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36">
            <text:p>2036</text:p>
          </table:table-cell>
          <table:table-cell office:value-type="time" office:time-value="PT17H45M23.828S">
            <text:p>17:45:23.83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8378">
            <text:p>8378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037">
            <text:p>2037</text:p>
          </table:table-cell>
          <table:table-cell office:value-type="time" office:time-value="PT17H45M30.325S">
            <text:p>17:45:30.33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852">
            <text:p>1852</text:p>
          </table:table-cell>
          <table:table-cell office:value-type="string">
            <text:p>Success</text:p>
          </table:table-cell>
          <table:table-cell office:value-type="float" office:value="40231">
            <text:p>40231</text:p>
          </table:table-cell>
          <table:table-cell table:number-columns-repeated="1017"/>
        </table:table-row>
        <table:table-row table:style-name="ro1">
          <table:table-cell office:value-type="float" office:value="2038">
            <text:p>2038</text:p>
          </table:table-cell>
          <table:table-cell office:value-type="time" office:time-value="PT17H45M19.814S">
            <text:p>17:45:19.81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2470">
            <text:p>12470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2039">
            <text:p>2039</text:p>
          </table:table-cell>
          <table:table-cell office:value-type="time" office:time-value="PT17H45M32.02S">
            <text:p>17:45:32.02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40">
            <text:p>2040</text:p>
          </table:table-cell>
          <table:table-cell office:value-type="time" office:time-value="PT17H45M30.335S">
            <text:p>17:45:30.34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1852">
            <text:p>1852</text:p>
          </table:table-cell>
          <table:table-cell office:value-type="string">
            <text:p>Success</text:p>
          </table:table-cell>
          <table:table-cell office:value-type="float" office:value="54908">
            <text:p>54908</text:p>
          </table:table-cell>
          <table:table-cell table:number-columns-repeated="1017"/>
        </table:table-row>
        <table:table-row table:style-name="ro1">
          <table:table-cell office:value-type="float" office:value="2041">
            <text:p>2041</text:p>
          </table:table-cell>
          <table:table-cell office:value-type="time" office:time-value="PT17H45M25.466S">
            <text:p>17:45:25.4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6782">
            <text:p>6782</text:p>
          </table:table-cell>
          <table:table-cell office:value-type="string">
            <text:p>Success</text:p>
          </table:table-cell>
          <table:table-cell office:value-type="float" office:value="77581">
            <text:p>77581</text:p>
          </table:table-cell>
          <table:table-cell table:number-columns-repeated="1017"/>
        </table:table-row>
        <table:table-row table:style-name="ro1">
          <table:table-cell office:value-type="float" office:value="2042">
            <text:p>2042</text:p>
          </table:table-cell>
          <table:table-cell office:value-type="time" office:time-value="PT17H45M25.448S">
            <text:p>17:45:25.45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6802">
            <text:p>6802</text:p>
          </table:table-cell>
          <table:table-cell office:value-type="string">
            <text:p>Success</text:p>
          </table:table-cell>
          <table:table-cell office:value-type="float" office:value="78915">
            <text:p>78915</text:p>
          </table:table-cell>
          <table:table-cell table:number-columns-repeated="1017"/>
        </table:table-row>
        <table:table-row table:style-name="ro1">
          <table:table-cell office:value-type="float" office:value="2043">
            <text:p>2043</text:p>
          </table:table-cell>
          <table:table-cell office:value-type="time" office:time-value="PT17H45M29.359S">
            <text:p>17:45:29.36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2852">
            <text:p>2852</text:p>
          </table:table-cell>
          <table:table-cell office:value-type="string">
            <text:p>Success</text:p>
          </table:table-cell>
          <table:table-cell office:value-type="float" office:value="50971">
            <text:p>50971</text:p>
          </table:table-cell>
          <table:table-cell table:number-columns-repeated="1017"/>
        </table:table-row>
        <table:table-row table:style-name="ro1">
          <table:table-cell office:value-type="float" office:value="2044">
            <text:p>2044</text:p>
          </table:table-cell>
          <table:table-cell office:value-type="time" office:time-value="PT17H45M30.378S">
            <text:p>17:45:30.38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828">
            <text:p>1828</text:p>
          </table:table-cell>
          <table:table-cell office:value-type="string">
            <text:p>Success</text:p>
          </table:table-cell>
          <table:table-cell office:value-type="float" office:value="52941">
            <text:p>52941</text:p>
          </table:table-cell>
          <table:table-cell table:number-columns-repeated="1017"/>
        </table:table-row>
        <table:table-row table:style-name="ro1">
          <table:table-cell office:value-type="float" office:value="2045">
            <text:p>2045</text:p>
          </table:table-cell>
          <table:table-cell office:value-type="time" office:time-value="PT17H45M32.132S">
            <text:p>17:45:32.13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46">
            <text:p>2046</text:p>
          </table:table-cell>
          <table:table-cell office:value-type="time" office:time-value="PT17H45M31.557S">
            <text:p>17:45:31.56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653">
            <text:p>653</text:p>
          </table:table-cell>
          <table:table-cell office:value-type="string">
            <text:p>Success</text:p>
          </table:table-cell>
          <table:table-cell office:value-type="float" office:value="54910">
            <text:p>54910</text:p>
          </table:table-cell>
          <table:table-cell table:number-columns-repeated="1017"/>
        </table:table-row>
        <table:table-row table:style-name="ro1">
          <table:table-cell office:value-type="float" office:value="2047">
            <text:p>2047</text:p>
          </table:table-cell>
          <table:table-cell office:value-type="time" office:time-value="PT17H45M28.925S">
            <text:p>17:45:28.93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302">
            <text:p>3302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048">
            <text:p>2048</text:p>
          </table:table-cell>
          <table:table-cell office:value-type="time" office:time-value="PT17H45M28.054S">
            <text:p>17:45:28.05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4179">
            <text:p>4179</text:p>
          </table:table-cell>
          <table:table-cell office:value-type="string">
            <text:p>Success</text:p>
          </table:table-cell>
          <table:table-cell office:value-type="float" office:value="78915">
            <text:p>78915</text:p>
          </table:table-cell>
          <table:table-cell table:number-columns-repeated="1017"/>
        </table:table-row>
        <table:table-row table:style-name="ro1">
          <table:table-cell office:value-type="float" office:value="2049">
            <text:p>2049</text:p>
          </table:table-cell>
          <table:table-cell office:value-type="time" office:time-value="PT17H45M28.048S">
            <text:p>17:45:28.05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4187">
            <text:p>4187</text:p>
          </table:table-cell>
          <table:table-cell office:value-type="string">
            <text:p>Success</text:p>
          </table:table-cell>
          <table:table-cell office:value-type="float" office:value="50969">
            <text:p>50969</text:p>
          </table:table-cell>
          <table:table-cell table:number-columns-repeated="1017"/>
        </table:table-row>
        <table:table-row table:style-name="ro1">
          <table:table-cell office:value-type="float" office:value="2050">
            <text:p>2050</text:p>
          </table:table-cell>
          <table:table-cell office:value-type="time" office:time-value="PT17H45M28.068S">
            <text:p>17:45:28.07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4179">
            <text:p>4179</text:p>
          </table:table-cell>
          <table:table-cell office:value-type="string">
            <text:p>Success</text:p>
          </table:table-cell>
          <table:table-cell office:value-type="float" office:value="78919">
            <text:p>78919</text:p>
          </table:table-cell>
          <table:table-cell table:number-columns-repeated="1017"/>
        </table:table-row>
        <table:table-row table:style-name="ro1">
          <table:table-cell office:value-type="float" office:value="2051">
            <text:p>2051</text:p>
          </table:table-cell>
          <table:table-cell office:value-type="time" office:time-value="PT17H45M32.143S">
            <text:p>17:45:32.14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52">
            <text:p>2052</text:p>
          </table:table-cell>
          <table:table-cell office:value-type="time" office:time-value="PT17H45M32.166S">
            <text:p>17:45:32.17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53">
            <text:p>2053</text:p>
          </table:table-cell>
          <table:table-cell office:value-type="time" office:time-value="PT17H45M31.993S">
            <text:p>17:45:31.99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241">
            <text:p>24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54">
            <text:p>2054</text:p>
          </table:table-cell>
          <table:table-cell office:value-type="time" office:time-value="PT17H45M32.129S">
            <text:p>17:45:32.1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55">
            <text:p>2055</text:p>
          </table:table-cell>
          <table:table-cell office:value-type="time" office:time-value="PT17H45M32.206S">
            <text:p>17:45:32.21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56">
            <text:p>2056</text:p>
          </table:table-cell>
          <table:table-cell office:value-type="time" office:time-value="PT17H45M32.192S">
            <text:p>17:45:32.19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1882">
            <text:p>1882</text:p>
          </table:table-cell>
          <table:table-cell table:number-columns-repeated="1017"/>
        </table:table-row>
        <table:table-row table:style-name="ro1">
          <table:table-cell office:value-type="float" office:value="2057">
            <text:p>2057</text:p>
          </table:table-cell>
          <table:table-cell office:value-type="time" office:time-value="PT17H45M32.149S">
            <text:p>17:45:32.15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58">
            <text:p>2058</text:p>
          </table:table-cell>
          <table:table-cell office:value-type="time" office:time-value="PT17H45M32.211S">
            <text:p>17:45:32.21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1882">
            <text:p>1882</text:p>
          </table:table-cell>
          <table:table-cell table:number-columns-repeated="1017"/>
        </table:table-row>
        <table:table-row table:style-name="ro1">
          <table:table-cell office:value-type="float" office:value="2059">
            <text:p>2059</text:p>
          </table:table-cell>
          <table:table-cell office:value-type="time" office:time-value="PT17H45M32.176S">
            <text:p>17:45:32.18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1882">
            <text:p>1882</text:p>
          </table:table-cell>
          <table:table-cell table:number-columns-repeated="1017"/>
        </table:table-row>
        <table:table-row table:style-name="ro1">
          <table:table-cell office:value-type="float" office:value="2060">
            <text:p>2060</text:p>
          </table:table-cell>
          <table:table-cell office:value-type="time" office:time-value="PT17H45M32.195S">
            <text:p>17:45:32.20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1882">
            <text:p>1882</text:p>
          </table:table-cell>
          <table:table-cell table:number-columns-repeated="1017"/>
        </table:table-row>
        <table:table-row table:style-name="ro1">
          <table:table-cell office:value-type="float" office:value="2061">
            <text:p>2061</text:p>
          </table:table-cell>
          <table:table-cell office:value-type="time" office:time-value="PT17H45M28.029S">
            <text:p>17:45:28.03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4272">
            <text:p>4272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2062">
            <text:p>2062</text:p>
          </table:table-cell>
          <table:table-cell office:value-type="time" office:time-value="PT17H45M32.276S">
            <text:p>17:45:32.28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882">
            <text:p>1882</text:p>
          </table:table-cell>
          <table:table-cell table:number-columns-repeated="1017"/>
        </table:table-row>
        <table:table-row table:style-name="ro1">
          <table:table-cell office:value-type="float" office:value="2063">
            <text:p>2063</text:p>
          </table:table-cell>
          <table:table-cell office:value-type="time" office:time-value="PT17H45M32.271S">
            <text:p>17:45:32.27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1882">
            <text:p>1882</text:p>
          </table:table-cell>
          <table:table-cell table:number-columns-repeated="1017"/>
        </table:table-row>
        <table:table-row table:style-name="ro1">
          <table:table-cell office:value-type="float" office:value="2064">
            <text:p>2064</text:p>
          </table:table-cell>
          <table:table-cell office:value-type="time" office:time-value="PT17H45M32.271S">
            <text:p>17:45:32.27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1882">
            <text:p>1882</text:p>
          </table:table-cell>
          <table:table-cell table:number-columns-repeated="1017"/>
        </table:table-row>
        <table:table-row table:style-name="ro1">
          <table:table-cell office:value-type="float" office:value="2065">
            <text:p>2065</text:p>
          </table:table-cell>
          <table:table-cell office:value-type="time" office:time-value="PT17H45M32.34S">
            <text:p>17:45:32.34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882">
            <text:p>1882</text:p>
          </table:table-cell>
          <table:table-cell table:number-columns-repeated="1017"/>
        </table:table-row>
        <table:table-row table:style-name="ro1">
          <table:table-cell office:value-type="float" office:value="2066">
            <text:p>2066</text:p>
          </table:table-cell>
          <table:table-cell office:value-type="time" office:time-value="PT17H45M32.337S">
            <text:p>17:45:32.34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882">
            <text:p>1882</text:p>
          </table:table-cell>
          <table:table-cell table:number-columns-repeated="1017"/>
        </table:table-row>
        <table:table-row table:style-name="ro1">
          <table:table-cell office:value-type="float" office:value="2067">
            <text:p>2067</text:p>
          </table:table-cell>
          <table:table-cell office:value-type="time" office:time-value="PT17H45M32.346S">
            <text:p>17:45:32.35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882">
            <text:p>1882</text:p>
          </table:table-cell>
          <table:table-cell table:number-columns-repeated="1017"/>
        </table:table-row>
        <table:table-row table:style-name="ro1">
          <table:table-cell office:value-type="float" office:value="2068">
            <text:p>2068</text:p>
          </table:table-cell>
          <table:table-cell office:value-type="time" office:time-value="PT17H45M32.145S">
            <text:p>17:45:32.15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821">
            <text:p>82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69">
            <text:p>2069</text:p>
          </table:table-cell>
          <table:table-cell office:value-type="time" office:time-value="PT17H45M32.968S">
            <text:p>17:45:32.97</text:p>
          </table:table-cell>
          <table:table-cell office:value-type="string">
            <text:p>TC0002_PlannerB 2-3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70">
            <text:p>2070</text:p>
          </table:table-cell>
          <table:table-cell office:value-type="time" office:time-value="PT17H45M32.988S">
            <text:p>17:45:32.99</text:p>
          </table:table-cell>
          <table:table-cell office:value-type="string">
            <text:p>TC0002_PlannerB 2-3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71">
            <text:p>2071</text:p>
          </table:table-cell>
          <table:table-cell office:value-type="time" office:time-value="PT17H45M32.994S">
            <text:p>17:45:32.99</text:p>
          </table:table-cell>
          <table:table-cell office:value-type="string">
            <text:p>TC0002_PlannerB 2-3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72">
            <text:p>2072</text:p>
          </table:table-cell>
          <table:table-cell office:value-type="time" office:time-value="PT17H45M32.065S">
            <text:p>17:45:32.07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168">
            <text:p>1168</text:p>
          </table:table-cell>
          <table:table-cell office:value-type="string">
            <text:p>Success</text:p>
          </table:table-cell>
          <table:table-cell office:value-type="float" office:value="56781">
            <text:p>56781</text:p>
          </table:table-cell>
          <table:table-cell table:number-columns-repeated="1017"/>
        </table:table-row>
        <table:table-row table:style-name="ro1">
          <table:table-cell office:value-type="float" office:value="2073">
            <text:p>2073</text:p>
          </table:table-cell>
          <table:table-cell office:value-type="time" office:time-value="PT17H45M30.218S">
            <text:p>17:45:30.22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3059">
            <text:p>3059</text:p>
          </table:table-cell>
          <table:table-cell office:value-type="string">
            <text:p>Success</text:p>
          </table:table-cell>
          <table:table-cell office:value-type="float" office:value="23293">
            <text:p>23293</text:p>
          </table:table-cell>
          <table:table-cell table:number-columns-repeated="1017"/>
        </table:table-row>
        <table:table-row table:style-name="ro1">
          <table:table-cell office:value-type="float" office:value="2074">
            <text:p>2074</text:p>
          </table:table-cell>
          <table:table-cell office:value-type="time" office:time-value="PT17H45M33.231S">
            <text:p>17:45:33.23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882">
            <text:p>1882</text:p>
          </table:table-cell>
          <table:table-cell table:number-columns-repeated="1017"/>
        </table:table-row>
        <table:table-row table:style-name="ro1">
          <table:table-cell office:value-type="float" office:value="2075">
            <text:p>2075</text:p>
          </table:table-cell>
          <table:table-cell office:value-type="time" office:time-value="PT17H45M33.262S">
            <text:p>17:45:33.26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882">
            <text:p>1882</text:p>
          </table:table-cell>
          <table:table-cell table:number-columns-repeated="1017"/>
        </table:table-row>
        <table:table-row table:style-name="ro1">
          <table:table-cell office:value-type="float" office:value="2076">
            <text:p>2076</text:p>
          </table:table-cell>
          <table:table-cell office:value-type="time" office:time-value="PT17H45M33.281S">
            <text:p>17:45:33.28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882">
            <text:p>1882</text:p>
          </table:table-cell>
          <table:table-cell table:number-columns-repeated="1017"/>
        </table:table-row>
        <table:table-row table:style-name="ro1">
          <table:table-cell office:value-type="float" office:value="2077">
            <text:p>2077</text:p>
          </table:table-cell>
          <table:table-cell office:value-type="time" office:time-value="PT17H45M27.521S">
            <text:p>17:45:27.52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6537">
            <text:p>6537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078">
            <text:p>2078</text:p>
          </table:table-cell>
          <table:table-cell office:value-type="time" office:time-value="PT17H45M32.194S">
            <text:p>17:45:32.19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869">
            <text:p>1869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1">
          <table:table-cell office:value-type="float" office:value="2079">
            <text:p>2079</text:p>
          </table:table-cell>
          <table:table-cell office:value-type="time" office:time-value="PT17H45M27.333S">
            <text:p>17:45:27.33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6795">
            <text:p>6795</text:p>
          </table:table-cell>
          <table:table-cell office:value-type="string">
            <text:p>Success</text:p>
          </table:table-cell>
          <table:table-cell office:value-type="float" office:value="78919">
            <text:p>78919</text:p>
          </table:table-cell>
          <table:table-cell table:number-columns-repeated="1017"/>
        </table:table-row>
        <table:table-row table:style-name="ro1">
          <table:table-cell office:value-type="float" office:value="2080">
            <text:p>2080</text:p>
          </table:table-cell>
          <table:table-cell office:value-type="time" office:time-value="PT17H45M21.622S">
            <text:p>17:45:21.62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2563">
            <text:p>12563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2081">
            <text:p>2081</text:p>
          </table:table-cell>
          <table:table-cell office:value-type="time" office:time-value="PT17H45M28.707S">
            <text:p>17:45:28.71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5435">
            <text:p>5435</text:p>
          </table:table-cell>
          <table:table-cell office:value-type="string">
            <text:p>Success</text:p>
          </table:table-cell>
          <table:table-cell office:value-type="float" office:value="45868">
            <text:p>45868</text:p>
          </table:table-cell>
          <table:table-cell table:number-columns-repeated="1017"/>
        </table:table-row>
        <table:table-row table:style-name="ro1">
          <table:table-cell office:value-type="float" office:value="2082">
            <text:p>2082</text:p>
          </table:table-cell>
          <table:table-cell office:value-type="time" office:time-value="PT17H45M32.122S">
            <text:p>17:45:32.12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004">
            <text:p>2004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2083">
            <text:p>2083</text:p>
          </table:table-cell>
          <table:table-cell office:value-type="time" office:time-value="PT17H45M34.095S">
            <text:p>17:45:34.10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84">
            <text:p>2084</text:p>
          </table:table-cell>
          <table:table-cell office:value-type="time" office:time-value="PT17H45M34.023S">
            <text:p>17:45:34.02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85">
            <text:p>2085</text:p>
          </table:table-cell>
          <table:table-cell office:value-type="time" office:time-value="PT17H45M29.099S">
            <text:p>17:45:29.10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064">
            <text:p>5064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086">
            <text:p>2086</text:p>
          </table:table-cell>
          <table:table-cell office:value-type="time" office:time-value="PT17H45M31.107S">
            <text:p>17:45:31.11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053">
            <text:p>3053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087">
            <text:p>2087</text:p>
          </table:table-cell>
          <table:table-cell office:value-type="time" office:time-value="PT17H45M34.12S">
            <text:p>17:45:34.12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88">
            <text:p>2088</text:p>
          </table:table-cell>
          <table:table-cell office:value-type="time" office:time-value="PT17H45M34.114S">
            <text:p>17:45:34.1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89">
            <text:p>2089</text:p>
          </table:table-cell>
          <table:table-cell office:value-type="time" office:time-value="PT17H45M17.972S">
            <text:p>17:45:17.97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6322">
            <text:p>16322</text:p>
          </table:table-cell>
          <table:table-cell office:value-type="string">
            <text:p>Success</text:p>
          </table:table-cell>
          <table:table-cell office:value-type="float" office:value="39880">
            <text:p>39880</text:p>
          </table:table-cell>
          <table:table-cell table:number-columns-repeated="1017"/>
        </table:table-row>
        <table:table-row table:style-name="ro1">
          <table:table-cell office:value-type="float" office:value="2090">
            <text:p>2090</text:p>
          </table:table-cell>
          <table:table-cell office:value-type="time" office:time-value="PT17H45M34.148S">
            <text:p>17:45:34.15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91">
            <text:p>2091</text:p>
          </table:table-cell>
          <table:table-cell office:value-type="time" office:time-value="PT17H45M34.16S">
            <text:p>17:45:34.1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92">
            <text:p>2092</text:p>
          </table:table-cell>
          <table:table-cell office:value-type="time" office:time-value="PT17H45M34.058S">
            <text:p>17:45:34.06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93">
            <text:p>2093</text:p>
          </table:table-cell>
          <table:table-cell office:value-type="time" office:time-value="PT17H45M34.213S">
            <text:p>17:45:34.21</text:p>
          </table:table-cell>
          <table:table-cell office:value-type="string">
            <text:p>TC0002_PlannerB 2-28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94">
            <text:p>2094</text:p>
          </table:table-cell>
          <table:table-cell office:value-type="time" office:time-value="PT17H45M34.223S">
            <text:p>17:45:34.22</text:p>
          </table:table-cell>
          <table:table-cell office:value-type="string">
            <text:p>TC0002_PlannerB 2-28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95">
            <text:p>2095</text:p>
          </table:table-cell>
          <table:table-cell office:value-type="time" office:time-value="PT17H45M34.23S">
            <text:p>17:45:34.23</text:p>
          </table:table-cell>
          <table:table-cell office:value-type="string">
            <text:p>TC0002_PlannerB 2-2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96">
            <text:p>2096</text:p>
          </table:table-cell>
          <table:table-cell office:value-type="time" office:time-value="PT17H45M28.929S">
            <text:p>17:45:28.93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6016">
            <text:p>6016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097">
            <text:p>2097</text:p>
          </table:table-cell>
          <table:table-cell office:value-type="time" office:time-value="PT17H45M30.385S">
            <text:p>17:45:30.39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567">
            <text:p>4567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2098">
            <text:p>2098</text:p>
          </table:table-cell>
          <table:table-cell office:value-type="time" office:time-value="PT17H45M30.663S">
            <text:p>17:45:30.66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287">
            <text:p>4287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099">
            <text:p>2099</text:p>
          </table:table-cell>
          <table:table-cell office:value-type="time" office:time-value="PT17H45M23.887S">
            <text:p>17:45:23.89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1117">
            <text:p>11117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2100">
            <text:p>2100</text:p>
          </table:table-cell>
          <table:table-cell office:value-type="time" office:time-value="PT17H45M34.91S">
            <text:p>17:45:34.91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101">
            <text:p>2101</text:p>
          </table:table-cell>
          <table:table-cell office:value-type="time" office:time-value="PT17H45M34.926S">
            <text:p>17:45:34.93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02">
            <text:p>2102</text:p>
          </table:table-cell>
          <table:table-cell office:value-type="time" office:time-value="PT17H45M34.928S">
            <text:p>17:45:34.93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03">
            <text:p>2103</text:p>
          </table:table-cell>
          <table:table-cell office:value-type="time" office:time-value="PT17H45M26.041S">
            <text:p>17:45:26.04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8989">
            <text:p>8989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2104">
            <text:p>2104</text:p>
          </table:table-cell>
          <table:table-cell office:value-type="time" office:time-value="PT17H45M34.93S">
            <text:p>17:45:34.93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05">
            <text:p>2105</text:p>
          </table:table-cell>
          <table:table-cell office:value-type="time" office:time-value="PT17H45M21.593S">
            <text:p>17:45:21.59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3502">
            <text:p>13502</text:p>
          </table:table-cell>
          <table:table-cell office:value-type="string">
            <text:p>Success</text:p>
          </table:table-cell>
          <table:table-cell office:value-type="float" office:value="39177">
            <text:p>39177</text:p>
          </table:table-cell>
          <table:table-cell table:number-columns-repeated="1017"/>
        </table:table-row>
        <table:table-row table:style-name="ro1">
          <table:table-cell office:value-type="float" office:value="2106">
            <text:p>2106</text:p>
          </table:table-cell>
          <table:table-cell office:value-type="time" office:time-value="PT17H45M34.971S">
            <text:p>17:45:34.97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07">
            <text:p>2107</text:p>
          </table:table-cell>
          <table:table-cell office:value-type="time" office:time-value="PT17H45M34.983S">
            <text:p>17:45:34.98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08">
            <text:p>2108</text:p>
          </table:table-cell>
          <table:table-cell office:value-type="time" office:time-value="PT17H45M32.209S">
            <text:p>17:45:32.2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900">
            <text:p>2900</text:p>
          </table:table-cell>
          <table:table-cell office:value-type="string">
            <text:p>Success</text:p>
          </table:table-cell>
          <table:table-cell office:value-type="float" office:value="60709">
            <text:p>60709</text:p>
          </table:table-cell>
          <table:table-cell table:number-columns-repeated="1017"/>
        </table:table-row>
        <table:table-row table:style-name="ro1">
          <table:table-cell office:value-type="float" office:value="2109">
            <text:p>2109</text:p>
          </table:table-cell>
          <table:table-cell office:value-type="time" office:time-value="PT17H45M35.096S">
            <text:p>17:45:35.10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50">
            <text:p>2050</text:p>
          </table:table-cell>
          <table:table-cell table:number-columns-repeated="1017"/>
        </table:table-row>
        <table:table-row table:style-name="ro1">
          <table:table-cell office:value-type="float" office:value="2110">
            <text:p>2110</text:p>
          </table:table-cell>
          <table:table-cell office:value-type="time" office:time-value="PT17H45M32.194S">
            <text:p>17:45:32.19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979">
            <text:p>2979</text:p>
          </table:table-cell>
          <table:table-cell office:value-type="string">
            <text:p>Success</text:p>
          </table:table-cell>
          <table:table-cell office:value-type="float" office:value="60710">
            <text:p>60710</text:p>
          </table:table-cell>
          <table:table-cell table:number-columns-repeated="1017"/>
        </table:table-row>
        <table:table-row table:style-name="ro1">
          <table:table-cell office:value-type="float" office:value="2111">
            <text:p>2111</text:p>
          </table:table-cell>
          <table:table-cell office:value-type="time" office:time-value="PT17H45M32.223S">
            <text:p>17:45:32.22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954">
            <text:p>2954</text:p>
          </table:table-cell>
          <table:table-cell office:value-type="string">
            <text:p>Success</text:p>
          </table:table-cell>
          <table:table-cell office:value-type="float" office:value="60710">
            <text:p>60710</text:p>
          </table:table-cell>
          <table:table-cell table:number-columns-repeated="1017"/>
        </table:table-row>
        <table:table-row table:style-name="ro1">
          <table:table-cell office:value-type="float" office:value="2112">
            <text:p>2112</text:p>
          </table:table-cell>
          <table:table-cell office:value-type="time" office:time-value="PT17H45M35.164S">
            <text:p>17:45:35.16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50">
            <text:p>2050</text:p>
          </table:table-cell>
          <table:table-cell table:number-columns-repeated="1017"/>
        </table:table-row>
        <table:table-row table:style-name="ro1">
          <table:table-cell office:value-type="float" office:value="2113">
            <text:p>2113</text:p>
          </table:table-cell>
          <table:table-cell office:value-type="time" office:time-value="PT17H45M35.161S">
            <text:p>17:45:35.1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50">
            <text:p>2050</text:p>
          </table:table-cell>
          <table:table-cell table:number-columns-repeated="1017"/>
        </table:table-row>
        <table:table-row table:style-name="ro1">
          <table:table-cell office:value-type="float" office:value="2114">
            <text:p>2114</text:p>
          </table:table-cell>
          <table:table-cell office:value-type="time" office:time-value="PT17H45M35.184S">
            <text:p>17:45:35.18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050">
            <text:p>2050</text:p>
          </table:table-cell>
          <table:table-cell table:number-columns-repeated="1017"/>
        </table:table-row>
        <table:table-row table:style-name="ro1">
          <table:table-cell office:value-type="float" office:value="2115">
            <text:p>2115</text:p>
          </table:table-cell>
          <table:table-cell office:value-type="time" office:time-value="PT17H45M35.115S">
            <text:p>17:45:35.12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050">
            <text:p>2050</text:p>
          </table:table-cell>
          <table:table-cell table:number-columns-repeated="1017"/>
        </table:table-row>
        <table:table-row table:style-name="ro1">
          <table:table-cell office:value-type="float" office:value="2116">
            <text:p>2116</text:p>
          </table:table-cell>
          <table:table-cell office:value-type="time" office:time-value="PT17H45M32.166S">
            <text:p>17:45:32.17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3086">
            <text:p>3086</text:p>
          </table:table-cell>
          <table:table-cell office:value-type="string">
            <text:p>Success</text:p>
          </table:table-cell>
          <table:table-cell office:value-type="float" office:value="60755">
            <text:p>60755</text:p>
          </table:table-cell>
          <table:table-cell table:number-columns-repeated="1017"/>
        </table:table-row>
        <table:table-row table:style-name="ro1">
          <table:table-cell office:value-type="float" office:value="2117">
            <text:p>2117</text:p>
          </table:table-cell>
          <table:table-cell office:value-type="time" office:time-value="PT17H45M35.185S">
            <text:p>17:45:35.19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050">
            <text:p>2050</text:p>
          </table:table-cell>
          <table:table-cell table:number-columns-repeated="1017"/>
        </table:table-row>
        <table:table-row table:style-name="ro1">
          <table:table-cell office:value-type="float" office:value="2118">
            <text:p>2118</text:p>
          </table:table-cell>
          <table:table-cell office:value-type="time" office:time-value="PT17H45M35.231S">
            <text:p>17:45:35.23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50">
            <text:p>2050</text:p>
          </table:table-cell>
          <table:table-cell table:number-columns-repeated="1017"/>
        </table:table-row>
        <table:table-row table:style-name="ro1">
          <table:table-cell office:value-type="float" office:value="2119">
            <text:p>2119</text:p>
          </table:table-cell>
          <table:table-cell office:value-type="time" office:time-value="PT17H45M35.243S">
            <text:p>17:45:35.24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50">
            <text:p>2050</text:p>
          </table:table-cell>
          <table:table-cell table:number-columns-repeated="1017"/>
        </table:table-row>
        <table:table-row table:style-name="ro1">
          <table:table-cell office:value-type="float" office:value="2120">
            <text:p>2120</text:p>
          </table:table-cell>
          <table:table-cell office:value-type="time" office:time-value="PT17H45M35.228S">
            <text:p>17:45:35.23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50">
            <text:p>2050</text:p>
          </table:table-cell>
          <table:table-cell table:number-columns-repeated="1017"/>
        </table:table-row>
        <table:table-row table:style-name="ro1">
          <table:table-cell office:value-type="float" office:value="2121">
            <text:p>2121</text:p>
          </table:table-cell>
          <table:table-cell office:value-type="time" office:time-value="PT17H45M32.266S">
            <text:p>17:45:32.2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387">
            <text:p>3387</text:p>
          </table:table-cell>
          <table:table-cell office:value-type="string">
            <text:p>Success</text:p>
          </table:table-cell>
          <table:table-cell office:value-type="float" office:value="60719">
            <text:p>60719</text:p>
          </table:table-cell>
          <table:table-cell table:number-columns-repeated="1017"/>
        </table:table-row>
        <table:table-row table:style-name="ro1">
          <table:table-cell office:value-type="float" office:value="2122">
            <text:p>2122</text:p>
          </table:table-cell>
          <table:table-cell office:value-type="time" office:time-value="PT17H45M34.958S">
            <text:p>17:45:34.96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683">
            <text:p>683</text:p>
          </table:table-cell>
          <table:table-cell office:value-type="string">
            <text:p>Success</text:p>
          </table:table-cell>
          <table:table-cell office:value-type="float" office:value="62787">
            <text:p>62787</text:p>
          </table:table-cell>
          <table:table-cell table:number-columns-repeated="1017"/>
        </table:table-row>
        <table:table-row table:style-name="ro1">
          <table:table-cell office:value-type="float" office:value="2123">
            <text:p>2123</text:p>
          </table:table-cell>
          <table:table-cell office:value-type="time" office:time-value="PT17H45M34.127S">
            <text:p>17:45:34.13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524">
            <text:p>1524</text:p>
          </table:table-cell>
          <table:table-cell office:value-type="string">
            <text:p>Success</text:p>
          </table:table-cell>
          <table:table-cell office:value-type="float" office:value="62826">
            <text:p>62826</text:p>
          </table:table-cell>
          <table:table-cell table:number-columns-repeated="1017"/>
        </table:table-row>
        <table:table-row table:style-name="ro1">
          <table:table-cell office:value-type="float" office:value="2124">
            <text:p>2124</text:p>
          </table:table-cell>
          <table:table-cell office:value-type="time" office:time-value="PT17H45M34.091S">
            <text:p>17:45:34.09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562">
            <text:p>1562</text:p>
          </table:table-cell>
          <table:table-cell office:value-type="string">
            <text:p>Success</text:p>
          </table:table-cell>
          <table:table-cell office:value-type="float" office:value="62688">
            <text:p>62688</text:p>
          </table:table-cell>
          <table:table-cell table:number-columns-repeated="1017"/>
        </table:table-row>
        <table:table-row table:style-name="ro1">
          <table:table-cell office:value-type="float" office:value="2125">
            <text:p>2125</text:p>
          </table:table-cell>
          <table:table-cell office:value-type="time" office:time-value="PT17H45M35.634S">
            <text:p>17:45:35.6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228">
            <text:p>2228</text:p>
          </table:table-cell>
          <table:table-cell table:number-columns-repeated="1017"/>
        </table:table-row>
        <table:table-row table:style-name="ro1">
          <table:table-cell office:value-type="float" office:value="2126">
            <text:p>2126</text:p>
          </table:table-cell>
          <table:table-cell office:value-type="time" office:time-value="PT17H45M32.231S">
            <text:p>17:45:32.23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3443">
            <text:p>3443</text:p>
          </table:table-cell>
          <table:table-cell office:value-type="string">
            <text:p>Success</text:p>
          </table:table-cell>
          <table:table-cell office:value-type="float" office:value="60763">
            <text:p>60763</text:p>
          </table:table-cell>
          <table:table-cell table:number-columns-repeated="1017"/>
        </table:table-row>
        <table:table-row table:style-name="ro1">
          <table:table-cell office:value-type="float" office:value="2127">
            <text:p>2127</text:p>
          </table:table-cell>
          <table:table-cell office:value-type="time" office:time-value="PT17H45M35.641S">
            <text:p>17:45:35.64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176">
            <text:p>2176</text:p>
          </table:table-cell>
          <table:table-cell table:number-columns-repeated="1017"/>
        </table:table-row>
        <table:table-row table:style-name="ro1">
          <table:table-cell office:value-type="float" office:value="2128">
            <text:p>2128</text:p>
          </table:table-cell>
          <table:table-cell office:value-type="time" office:time-value="PT17H45M35.667S">
            <text:p>17:45:35.67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176">
            <text:p>2176</text:p>
          </table:table-cell>
          <table:table-cell table:number-columns-repeated="1017"/>
        </table:table-row>
        <table:table-row table:style-name="ro1">
          <table:table-cell office:value-type="float" office:value="2129">
            <text:p>2129</text:p>
          </table:table-cell>
          <table:table-cell office:value-type="time" office:time-value="PT17H45M35.738S">
            <text:p>17:45:35.74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216">
            <text:p>2216</text:p>
          </table:table-cell>
          <table:table-cell table:number-columns-repeated="1017"/>
        </table:table-row>
        <table:table-row table:style-name="ro1">
          <table:table-cell office:value-type="float" office:value="2130">
            <text:p>2130</text:p>
          </table:table-cell>
          <table:table-cell office:value-type="time" office:time-value="PT17H45M30.525S">
            <text:p>17:45:30.53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5454">
            <text:p>5454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131">
            <text:p>2131</text:p>
          </table:table-cell>
          <table:table-cell office:value-type="time" office:time-value="PT17H45M30.581S">
            <text:p>17:45:30.58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401">
            <text:p>5401</text:p>
          </table:table-cell>
          <table:table-cell office:value-type="string">
            <text:p>Success</text:p>
          </table:table-cell>
          <table:table-cell office:value-type="float" office:value="45868">
            <text:p>45868</text:p>
          </table:table-cell>
          <table:table-cell table:number-columns-repeated="1017"/>
        </table:table-row>
        <table:table-row table:style-name="ro1">
          <table:table-cell office:value-type="float" office:value="2132">
            <text:p>2132</text:p>
          </table:table-cell>
          <table:table-cell office:value-type="time" office:time-value="PT17H45M31.655S">
            <text:p>17:45:31.66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328">
            <text:p>4328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133">
            <text:p>2133</text:p>
          </table:table-cell>
          <table:table-cell office:value-type="time" office:time-value="PT17H45M31.967S">
            <text:p>17:45:31.97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051">
            <text:p>4051</text:p>
          </table:table-cell>
          <table:table-cell office:value-type="string">
            <text:p>Success</text:p>
          </table:table-cell>
          <table:table-cell office:value-type="float" office:value="38827">
            <text:p>38827</text:p>
          </table:table-cell>
          <table:table-cell table:number-columns-repeated="1017"/>
        </table:table-row>
        <table:table-row table:style-name="ro1">
          <table:table-cell office:value-type="float" office:value="2134">
            <text:p>2134</text:p>
          </table:table-cell>
          <table:table-cell office:value-type="time" office:time-value="PT17H45M35.778S">
            <text:p>17:45:35.78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43">
            <text:p>243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135">
            <text:p>2135</text:p>
          </table:table-cell>
          <table:table-cell office:value-type="time" office:time-value="PT17H45M29.305S">
            <text:p>17:45:29.31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6766">
            <text:p>6766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2136">
            <text:p>2136</text:p>
          </table:table-cell>
          <table:table-cell office:value-type="time" office:time-value="PT17H45M30.37S">
            <text:p>17:45:30.37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5702">
            <text:p>5702</text:p>
          </table:table-cell>
          <table:table-cell office:value-type="string">
            <text:p>Success</text:p>
          </table:table-cell>
          <table:table-cell office:value-type="float" office:value="47232">
            <text:p>47232</text:p>
          </table:table-cell>
          <table:table-cell table:number-columns-repeated="1017"/>
        </table:table-row>
        <table:table-row table:style-name="ro1">
          <table:table-cell office:value-type="float" office:value="2137">
            <text:p>2137</text:p>
          </table:table-cell>
          <table:table-cell office:value-type="time" office:time-value="PT17H45M18.375S">
            <text:p>17:45:18.38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7838">
            <text:p>17838</text:p>
          </table:table-cell>
          <table:table-cell office:value-type="string">
            <text:p>Success</text:p>
          </table:table-cell>
          <table:table-cell office:value-type="float" office:value="76871">
            <text:p>76871</text:p>
          </table:table-cell>
          <table:table-cell table:number-columns-repeated="1017"/>
        </table:table-row>
        <table:table-row table:style-name="ro1">
          <table:table-cell office:value-type="float" office:value="2138">
            <text:p>2138</text:p>
          </table:table-cell>
          <table:table-cell office:value-type="time" office:time-value="PT17H45M32.365S">
            <text:p>17:45:32.37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3722">
            <text:p>3722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139">
            <text:p>2139</text:p>
          </table:table-cell>
          <table:table-cell office:value-type="time" office:time-value="PT17H45M36.033S">
            <text:p>17:45:36.03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40">
            <text:p>2140</text:p>
          </table:table-cell>
          <table:table-cell office:value-type="time" office:time-value="PT17H45M30.791S">
            <text:p>17:45:30.79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334">
            <text:p>5334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141">
            <text:p>2141</text:p>
          </table:table-cell>
          <table:table-cell office:value-type="time" office:time-value="PT17H45M35.945S">
            <text:p>17:45:35.95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42">
            <text:p>2142</text:p>
          </table:table-cell>
          <table:table-cell office:value-type="time" office:time-value="PT17H45M36.027S">
            <text:p>17:45:36.0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43">
            <text:p>2143</text:p>
          </table:table-cell>
          <table:table-cell office:value-type="time" office:time-value="PT17H45M36.06S">
            <text:p>17:45:36.06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258">
            <text:p>2258</text:p>
          </table:table-cell>
          <table:table-cell table:number-columns-repeated="1017"/>
        </table:table-row>
        <table:table-row table:style-name="ro1">
          <table:table-cell office:value-type="float" office:value="2144">
            <text:p>2144</text:p>
          </table:table-cell>
          <table:table-cell office:value-type="time" office:time-value="PT17H45M35.238S">
            <text:p>17:45:35.24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1400">
            <text:p>1400</text:p>
          </table:table-cell>
          <table:table-cell office:value-type="string">
            <text:p>Success</text:p>
          </table:table-cell>
          <table:table-cell office:value-type="float" office:value="15607">
            <text:p>15607</text:p>
          </table:table-cell>
          <table:table-cell table:number-columns-repeated="1017"/>
        </table:table-row>
        <table:table-row table:style-name="ro1">
          <table:table-cell office:value-type="float" office:value="2145">
            <text:p>2145</text:p>
          </table:table-cell>
          <table:table-cell office:value-type="time" office:time-value="PT17H45M35.639S">
            <text:p>17:45:35.64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058">
            <text:p>1058</text:p>
          </table:table-cell>
          <table:table-cell office:value-type="string">
            <text:p>Success</text:p>
          </table:table-cell>
          <table:table-cell office:value-type="float" office:value="15603">
            <text:p>15603</text:p>
          </table:table-cell>
          <table:table-cell table:number-columns-repeated="1017"/>
        </table:table-row>
        <table:table-row table:style-name="ro1">
          <table:table-cell office:value-type="float" office:value="2146">
            <text:p>2146</text:p>
          </table:table-cell>
          <table:table-cell office:value-type="time" office:time-value="PT17H45M35.259S">
            <text:p>17:45:35.26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443">
            <text:p>1443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147">
            <text:p>2147</text:p>
          </table:table-cell>
          <table:table-cell office:value-type="time" office:time-value="PT17H45M36.628S">
            <text:p>17:45:36.63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48">
            <text:p>2148</text:p>
          </table:table-cell>
          <table:table-cell office:value-type="time" office:time-value="PT17H45M36.746S">
            <text:p>17:45:36.75</text:p>
          </table:table-cell>
          <table:table-cell office:value-type="string">
            <text:p>TC0002_PlannerB 2-23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49">
            <text:p>2149</text:p>
          </table:table-cell>
          <table:table-cell office:value-type="time" office:time-value="PT17H45M36.758S">
            <text:p>17:45:36.76</text:p>
          </table:table-cell>
          <table:table-cell office:value-type="string">
            <text:p>TC0002_PlannerB 2-23</text:p>
          </table:table-cell>
          <table:table-cell office:value-type="string">
            <text:p>/channels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50">
            <text:p>2150</text:p>
          </table:table-cell>
          <table:table-cell office:value-type="time" office:time-value="PT17H45M36.767S">
            <text:p>17:45:36.77</text:p>
          </table:table-cell>
          <table:table-cell office:value-type="string">
            <text:p>TC0002_PlannerB 2-23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51">
            <text:p>2151</text:p>
          </table:table-cell>
          <table:table-cell office:value-type="time" office:time-value="PT17H45M36.692S">
            <text:p>17:45:36.69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52">
            <text:p>2152</text:p>
          </table:table-cell>
          <table:table-cell office:value-type="time" office:time-value="PT17H45M30.007S">
            <text:p>17:45:30.01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6933">
            <text:p>6933</text:p>
          </table:table-cell>
          <table:table-cell office:value-type="string">
            <text:p>Success</text:p>
          </table:table-cell>
          <table:table-cell office:value-type="float" office:value="61189">
            <text:p>61189</text:p>
          </table:table-cell>
          <table:table-cell table:number-columns-repeated="1017"/>
        </table:table-row>
        <table:table-row table:style-name="ro1">
          <table:table-cell office:value-type="float" office:value="2153">
            <text:p>2153</text:p>
          </table:table-cell>
          <table:table-cell office:value-type="time" office:time-value="PT17H45M32.236S">
            <text:p>17:45:32.24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691">
            <text:p>4691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2154">
            <text:p>2154</text:p>
          </table:table-cell>
          <table:table-cell office:value-type="time" office:time-value="PT17H45M36.892S">
            <text:p>17:45:36.89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55">
            <text:p>2155</text:p>
          </table:table-cell>
          <table:table-cell office:value-type="time" office:time-value="PT17H45M32.173S">
            <text:p>17:45:32.17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840">
            <text:p>4840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2156">
            <text:p>2156</text:p>
          </table:table-cell>
          <table:table-cell office:value-type="time" office:time-value="PT17H45M35.655S">
            <text:p>17:45:35.66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348">
            <text:p>1348</text:p>
          </table:table-cell>
          <table:table-cell office:value-type="string">
            <text:p>Success</text:p>
          </table:table-cell>
          <table:table-cell office:value-type="float" office:value="15607">
            <text:p>15607</text:p>
          </table:table-cell>
          <table:table-cell table:number-columns-repeated="1017"/>
        </table:table-row>
        <table:table-row table:style-name="ro1">
          <table:table-cell office:value-type="float" office:value="2157">
            <text:p>2157</text:p>
          </table:table-cell>
          <table:table-cell office:value-type="time" office:time-value="PT17H45M31.656S">
            <text:p>17:45:31.66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378">
            <text:p>5378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2158">
            <text:p>2158</text:p>
          </table:table-cell>
          <table:table-cell office:value-type="time" office:time-value="PT17H45M32.257S">
            <text:p>17:45:32.26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771">
            <text:p>4771</text:p>
          </table:table-cell>
          <table:table-cell office:value-type="string">
            <text:p>Success</text:p>
          </table:table-cell>
          <table:table-cell office:value-type="float" office:value="47232">
            <text:p>47232</text:p>
          </table:table-cell>
          <table:table-cell table:number-columns-repeated="1017"/>
        </table:table-row>
        <table:table-row table:style-name="ro1">
          <table:table-cell office:value-type="float" office:value="2159">
            <text:p>2159</text:p>
          </table:table-cell>
          <table:table-cell office:value-type="time" office:time-value="PT17H45M34.149S">
            <text:p>17:45:34.15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873">
            <text:p>2873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160">
            <text:p>2160</text:p>
          </table:table-cell>
          <table:table-cell office:value-type="time" office:time-value="PT17H45M30.758S">
            <text:p>17:45:30.76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6285">
            <text:p>6285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161">
            <text:p>2161</text:p>
          </table:table-cell>
          <table:table-cell office:value-type="time" office:time-value="PT17H45M34.164S">
            <text:p>17:45:34.16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865">
            <text:p>2865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162">
            <text:p>2162</text:p>
          </table:table-cell>
          <table:table-cell office:value-type="time" office:time-value="PT17H45M31.701S">
            <text:p>17:45:31.70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5343">
            <text:p>5343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2163">
            <text:p>2163</text:p>
          </table:table-cell>
          <table:table-cell office:value-type="time" office:time-value="PT17H45M25.459S">
            <text:p>17:45:25.46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1674">
            <text:p>11674</text:p>
          </table:table-cell>
          <table:table-cell office:value-type="string">
            <text:p>Success</text:p>
          </table:table-cell>
          <table:table-cell office:value-type="float" office:value="78206">
            <text:p>78206</text:p>
          </table:table-cell>
          <table:table-cell table:number-columns-repeated="1017"/>
        </table:table-row>
        <table:table-row table:style-name="ro1">
          <table:table-cell office:value-type="float" office:value="2164">
            <text:p>2164</text:p>
          </table:table-cell>
          <table:table-cell office:value-type="time" office:time-value="PT17H45M32.137S">
            <text:p>17:45:32.14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940">
            <text:p>4940</text:p>
          </table:table-cell>
          <table:table-cell office:value-type="string">
            <text:p>Success</text:p>
          </table:table-cell>
          <table:table-cell office:value-type="float" office:value="45742">
            <text:p>45742</text:p>
          </table:table-cell>
          <table:table-cell table:number-columns-repeated="1017"/>
        </table:table-row>
        <table:table-row table:style-name="ro1">
          <table:table-cell office:value-type="float" office:value="2165">
            <text:p>2165</text:p>
          </table:table-cell>
          <table:table-cell office:value-type="time" office:time-value="PT17H45M35.636S">
            <text:p>17:45:35.64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420">
            <text:p>1420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166">
            <text:p>2166</text:p>
          </table:table-cell>
          <table:table-cell office:value-type="time" office:time-value="PT17H45M36.091S">
            <text:p>17:45:36.09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972">
            <text:p>972</text:p>
          </table:table-cell>
          <table:table-cell office:value-type="string">
            <text:p>Success</text:p>
          </table:table-cell>
          <table:table-cell office:value-type="float" office:value="53394">
            <text:p>53394</text:p>
          </table:table-cell>
          <table:table-cell table:number-columns-repeated="1017"/>
        </table:table-row>
        <table:table-row table:style-name="ro1">
          <table:table-cell office:value-type="float" office:value="2167">
            <text:p>2167</text:p>
          </table:table-cell>
          <table:table-cell office:value-type="time" office:time-value="PT17H45M25.998S">
            <text:p>17:45:26.00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1142">
            <text:p>11142</text:p>
          </table:table-cell>
          <table:table-cell office:value-type="string">
            <text:p>Success</text:p>
          </table:table-cell>
          <table:table-cell office:value-type="float" office:value="77626">
            <text:p>77626</text:p>
          </table:table-cell>
          <table:table-cell table:number-columns-repeated="1017"/>
        </table:table-row>
        <table:table-row table:style-name="ro1">
          <table:table-cell office:value-type="float" office:value="2168">
            <text:p>2168</text:p>
          </table:table-cell>
          <table:table-cell office:value-type="time" office:time-value="PT17H45M36.828S">
            <text:p>17:45:36.83</text:p>
          </table:table-cell>
          <table:table-cell office:value-type="string">
            <text:p>TC0002_PlannerB 2-5</text:p>
          </table:table-cell>
          <table:table-cell office:value-type="string">
            <text:p>/channels/logout</text:p>
          </table:table-cell>
          <table:table-cell office:value-type="float" office:value="232">
            <text:p>2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69">
            <text:p>2169</text:p>
          </table:table-cell>
          <table:table-cell office:value-type="time" office:time-value="PT17H45M36.984S">
            <text:p>17:45:36.98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70">
            <text:p>2170</text:p>
          </table:table-cell>
          <table:table-cell office:value-type="time" office:time-value="PT17H45M36.969S">
            <text:p>17:45:36.97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71">
            <text:p>2171</text:p>
          </table:table-cell>
          <table:table-cell office:value-type="time" office:time-value="PT17H45M34.968S">
            <text:p>17:45:34.97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145">
            <text:p>2145</text:p>
          </table:table-cell>
          <table:table-cell office:value-type="string">
            <text:p>Success</text:p>
          </table:table-cell>
          <table:table-cell office:value-type="float" office:value="47232">
            <text:p>47232</text:p>
          </table:table-cell>
          <table:table-cell table:number-columns-repeated="1017"/>
        </table:table-row>
        <table:table-row table:style-name="ro1">
          <table:table-cell office:value-type="float" office:value="2172">
            <text:p>2172</text:p>
          </table:table-cell>
          <table:table-cell office:value-type="time" office:time-value="PT17H45M36.983S">
            <text:p>17:45:36.98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73">
            <text:p>2173</text:p>
          </table:table-cell>
          <table:table-cell office:value-type="time" office:time-value="PT17H45M37.045S">
            <text:p>17:45:37.0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74">
            <text:p>2174</text:p>
          </table:table-cell>
          <table:table-cell office:value-type="time" office:time-value="PT17H45M36.984S">
            <text:p>17:45:36.98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75">
            <text:p>2175</text:p>
          </table:table-cell>
          <table:table-cell office:value-type="time" office:time-value="PT17H45M36.99S">
            <text:p>17:45:36.99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76">
            <text:p>2176</text:p>
          </table:table-cell>
          <table:table-cell office:value-type="time" office:time-value="PT17H45M37.032S">
            <text:p>17:45:37.03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77">
            <text:p>2177</text:p>
          </table:table-cell>
          <table:table-cell office:value-type="time" office:time-value="PT17H45M37.061S">
            <text:p>17:45:37.06</text:p>
          </table:table-cell>
          <table:table-cell office:value-type="string">
            <text:p>TC0002_PlannerB 2-5</text:p>
          </table:table-cell>
          <table:table-cell office:value-type="string">
            <text:p>/channels/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78">
            <text:p>2178</text:p>
          </table:table-cell>
          <table:table-cell office:value-type="time" office:time-value="PT17H45M37.084S">
            <text:p>17:45:37.08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79">
            <text:p>2179</text:p>
          </table:table-cell>
          <table:table-cell office:value-type="time" office:time-value="PT17H45M36.992S">
            <text:p>17:45:36.99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80">
            <text:p>2180</text:p>
          </table:table-cell>
          <table:table-cell office:value-type="time" office:time-value="PT17H45M34.965S">
            <text:p>17:45:34.97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210">
            <text:p>2210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181">
            <text:p>2181</text:p>
          </table:table-cell>
          <table:table-cell office:value-type="time" office:time-value="PT17H45M37.117S">
            <text:p>17:45:37.12</text:p>
          </table:table-cell>
          <table:table-cell office:value-type="string">
            <text:p>TC0002_PlannerB 2-5</text:p>
          </table:table-cell>
          <table:table-cell office:value-type="string">
            <text:p>/channels/login.html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82">
            <text:p>2182</text:p>
          </table:table-cell>
          <table:table-cell office:value-type="time" office:time-value="PT17H45M37.145S">
            <text:p>17:45:37.15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83">
            <text:p>2183</text:p>
          </table:table-cell>
          <table:table-cell office:value-type="time" office:time-value="PT17H45M37.034S">
            <text:p>17:45:37.0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84">
            <text:p>2184</text:p>
          </table:table-cell>
          <table:table-cell office:value-type="time" office:time-value="PT17H45M37.255S">
            <text:p>17:45:37.26</text:p>
          </table:table-cell>
          <table:table-cell office:value-type="string">
            <text:p>TC0002_PlannerB 2-7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85">
            <text:p>2185</text:p>
          </table:table-cell>
          <table:table-cell office:value-type="time" office:time-value="PT17H45M37.275S">
            <text:p>17:45:37.28</text:p>
          </table:table-cell>
          <table:table-cell office:value-type="string">
            <text:p>TC0002_PlannerB 2-7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86">
            <text:p>2186</text:p>
          </table:table-cell>
          <table:table-cell office:value-type="time" office:time-value="PT17H45M37.281S">
            <text:p>17:45:37.28</text:p>
          </table:table-cell>
          <table:table-cell office:value-type="string">
            <text:p>TC0002_PlannerB 2-7</text:p>
          </table:table-cell>
          <table:table-cell office:value-type="string">
            <text:p>/channels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87">
            <text:p>2187</text:p>
          </table:table-cell>
          <table:table-cell office:value-type="time" office:time-value="PT17H45M36.197S">
            <text:p>17:45:36.20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749">
            <text:p>1749</text:p>
          </table:table-cell>
          <table:table-cell office:value-type="string">
            <text:p>Success</text:p>
          </table:table-cell>
          <table:table-cell office:value-type="float" office:value="62597">
            <text:p>62597</text:p>
          </table:table-cell>
          <table:table-cell table:number-columns-repeated="1017"/>
        </table:table-row>
        <table:table-row table:style-name="ro1">
          <table:table-cell office:value-type="float" office:value="2188">
            <text:p>2188</text:p>
          </table:table-cell>
          <table:table-cell office:value-type="time" office:time-value="PT17H45M37.925S">
            <text:p>17:45:37.93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10">
            <text:p>2310</text:p>
          </table:table-cell>
          <table:table-cell table:number-columns-repeated="1017"/>
        </table:table-row>
        <table:table-row table:style-name="ro1">
          <table:table-cell office:value-type="float" office:value="2189">
            <text:p>2189</text:p>
          </table:table-cell>
          <table:table-cell office:value-type="time" office:time-value="PT17H45M36.98S">
            <text:p>17:45:36.98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101">
            <text:p>110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90">
            <text:p>2190</text:p>
          </table:table-cell>
          <table:table-cell office:value-type="time" office:time-value="PT17H45M38.079S">
            <text:p>17:45:38.08</text:p>
          </table:table-cell>
          <table:table-cell office:value-type="string">
            <text:p>TC0002_PlannerB 2-6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91">
            <text:p>2191</text:p>
          </table:table-cell>
          <table:table-cell office:value-type="time" office:time-value="PT17H45M38.089S">
            <text:p>17:45:38.09</text:p>
          </table:table-cell>
          <table:table-cell office:value-type="string">
            <text:p>TC0002_PlannerB 2-6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92">
            <text:p>2192</text:p>
          </table:table-cell>
          <table:table-cell office:value-type="time" office:time-value="PT17H45M38.094S">
            <text:p>17:45:38.09</text:p>
          </table:table-cell>
          <table:table-cell office:value-type="string">
            <text:p>TC0002_PlannerB 2-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93">
            <text:p>2193</text:p>
          </table:table-cell>
          <table:table-cell office:value-type="time" office:time-value="PT17H45M32.374S">
            <text:p>17:45:32.37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6197">
            <text:p>6197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194">
            <text:p>2194</text:p>
          </table:table-cell>
          <table:table-cell office:value-type="time" office:time-value="PT17H45M32.147S">
            <text:p>17:45:32.15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6526">
            <text:p>6526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2195">
            <text:p>2195</text:p>
          </table:table-cell>
          <table:table-cell office:value-type="time" office:time-value="PT17H45M32.271S">
            <text:p>17:45:32.27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6403">
            <text:p>6403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2196">
            <text:p>2196</text:p>
          </table:table-cell>
          <table:table-cell office:value-type="time" office:time-value="PT17H45M35.949S">
            <text:p>17:45:35.95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699">
            <text:p>2699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197">
            <text:p>2197</text:p>
          </table:table-cell>
          <table:table-cell office:value-type="time" office:time-value="PT17H45M32.196S">
            <text:p>17:45:32.20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6494">
            <text:p>6494</text:p>
          </table:table-cell>
          <table:table-cell office:value-type="string">
            <text:p>Success</text:p>
          </table:table-cell>
          <table:table-cell office:value-type="float" office:value="46663">
            <text:p>46663</text:p>
          </table:table-cell>
          <table:table-cell table:number-columns-repeated="1017"/>
        </table:table-row>
        <table:table-row table:style-name="ro1">
          <table:table-cell office:value-type="float" office:value="2198">
            <text:p>2198</text:p>
          </table:table-cell>
          <table:table-cell office:value-type="time" office:time-value="PT17H45M32.252S">
            <text:p>17:45:32.25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6440">
            <text:p>6440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199">
            <text:p>2199</text:p>
          </table:table-cell>
          <table:table-cell office:value-type="time" office:time-value="PT17H45M38.623S">
            <text:p>17:45:38.62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0">
            <text:p>2200</text:p>
          </table:table-cell>
          <table:table-cell office:value-type="time" office:time-value="PT17H45M32.227S">
            <text:p>17:45:32.23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6486">
            <text:p>6486</text:p>
          </table:table-cell>
          <table:table-cell office:value-type="string">
            <text:p>Success</text:p>
          </table:table-cell>
          <table:table-cell office:value-type="float" office:value="46670">
            <text:p>46670</text:p>
          </table:table-cell>
          <table:table-cell table:number-columns-repeated="1017"/>
        </table:table-row>
        <table:table-row table:style-name="ro1">
          <table:table-cell office:value-type="float" office:value="2201">
            <text:p>2201</text:p>
          </table:table-cell>
          <table:table-cell office:value-type="time" office:time-value="PT17H45M32.367S">
            <text:p>17:45:32.37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6356">
            <text:p>6356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202">
            <text:p>2202</text:p>
          </table:table-cell>
          <table:table-cell office:value-type="time" office:time-value="PT17H45M37.078S">
            <text:p>17:45:37.08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607">
            <text:p>1607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203">
            <text:p>2203</text:p>
          </table:table-cell>
          <table:table-cell office:value-type="time" office:time-value="PT17H45M38.641S">
            <text:p>17:45:38.64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4">
            <text:p>2204</text:p>
          </table:table-cell>
          <table:table-cell office:value-type="time" office:time-value="PT17H45M30.782S">
            <text:p>17:45:30.78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7959">
            <text:p>7959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205">
            <text:p>2205</text:p>
          </table:table-cell>
          <table:table-cell office:value-type="time" office:time-value="PT17H45M38.623S">
            <text:p>17:45:38.62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6">
            <text:p>2206</text:p>
          </table:table-cell>
          <table:table-cell office:value-type="time" office:time-value="PT17H45M38.639S">
            <text:p>17:45:38.64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7">
            <text:p>2207</text:p>
          </table:table-cell>
          <table:table-cell office:value-type="time" office:time-value="PT17H45M36.967S">
            <text:p>17:45:36.97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738">
            <text:p>1738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208">
            <text:p>2208</text:p>
          </table:table-cell>
          <table:table-cell office:value-type="time" office:time-value="PT17H45M38.68S">
            <text:p>17:45:38.68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9">
            <text:p>2209</text:p>
          </table:table-cell>
          <table:table-cell office:value-type="time" office:time-value="PT17H45M32.13S">
            <text:p>17:45:32.13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6640">
            <text:p>6640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2210">
            <text:p>2210</text:p>
          </table:table-cell>
          <table:table-cell office:value-type="time" office:time-value="PT17H45M30.366S">
            <text:p>17:45:30.37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8420">
            <text:p>8420</text:p>
          </table:table-cell>
          <table:table-cell office:value-type="string">
            <text:p>Success</text:p>
          </table:table-cell>
          <table:table-cell office:value-type="float" office:value="45742">
            <text:p>45742</text:p>
          </table:table-cell>
          <table:table-cell table:number-columns-repeated="1017"/>
        </table:table-row>
        <table:table-row table:style-name="ro1">
          <table:table-cell office:value-type="float" office:value="2211">
            <text:p>2211</text:p>
          </table:table-cell>
          <table:table-cell office:value-type="time" office:time-value="PT17H45M35.951S">
            <text:p>17:45:35.95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804">
            <text:p>2804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212">
            <text:p>2212</text:p>
          </table:table-cell>
          <table:table-cell office:value-type="time" office:time-value="PT17H45M38.663S">
            <text:p>17:45:38.66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13">
            <text:p>2213</text:p>
          </table:table-cell>
          <table:table-cell office:value-type="time" office:time-value="PT17H45M38.7S">
            <text:p>17:45:38.70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14">
            <text:p>2214</text:p>
          </table:table-cell>
          <table:table-cell office:value-type="time" office:time-value="PT17H45M38.719S">
            <text:p>17:45:38.72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15">
            <text:p>2215</text:p>
          </table:table-cell>
          <table:table-cell office:value-type="time" office:time-value="PT17H45M38.722S">
            <text:p>17:45:38.7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16">
            <text:p>2216</text:p>
          </table:table-cell>
          <table:table-cell office:value-type="time" office:time-value="PT17H45M36.091S">
            <text:p>17:45:36.09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754">
            <text:p>2754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217">
            <text:p>2217</text:p>
          </table:table-cell>
          <table:table-cell office:value-type="time" office:time-value="PT17H45M37.031S">
            <text:p>17:45:37.03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170">
            <text:p>2170</text:p>
          </table:table-cell>
          <table:table-cell office:value-type="string">
            <text:p>Success</text:p>
          </table:table-cell>
          <table:table-cell office:value-type="float" office:value="58859">
            <text:p>58859</text:p>
          </table:table-cell>
          <table:table-cell table:number-columns-repeated="1017"/>
        </table:table-row>
        <table:table-row table:style-name="ro1">
          <table:table-cell office:value-type="float" office:value="2218">
            <text:p>2218</text:p>
          </table:table-cell>
          <table:table-cell office:value-type="time" office:time-value="PT17H45M37.049S">
            <text:p>17:45:37.05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163">
            <text:p>2163</text:p>
          </table:table-cell>
          <table:table-cell office:value-type="string">
            <text:p>Success</text:p>
          </table:table-cell>
          <table:table-cell office:value-type="float" office:value="58765">
            <text:p>58765</text:p>
          </table:table-cell>
          <table:table-cell table:number-columns-repeated="1017"/>
        </table:table-row>
        <table:table-row table:style-name="ro1">
          <table:table-cell office:value-type="float" office:value="2219">
            <text:p>2219</text:p>
          </table:table-cell>
          <table:table-cell office:value-type="time" office:time-value="PT17H45M35.986S">
            <text:p>17:45:35.99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3248">
            <text:p>3248</text:p>
          </table:table-cell>
          <table:table-cell office:value-type="string">
            <text:p>Success</text:p>
          </table:table-cell>
          <table:table-cell office:value-type="float" office:value="62553">
            <text:p>62553</text:p>
          </table:table-cell>
          <table:table-cell table:number-columns-repeated="1017"/>
        </table:table-row>
        <table:table-row table:style-name="ro1">
          <table:table-cell office:value-type="float" office:value="2220">
            <text:p>2220</text:p>
          </table:table-cell>
          <table:table-cell office:value-type="time" office:time-value="PT17H45M36.993S">
            <text:p>17:45:36.99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2223">
            <text:p>2223</text:p>
          </table:table-cell>
          <table:table-cell office:value-type="string">
            <text:p>Success</text:p>
          </table:table-cell>
          <table:table-cell office:value-type="float" office:value="58905">
            <text:p>58905</text:p>
          </table:table-cell>
          <table:table-cell table:number-columns-repeated="1017"/>
        </table:table-row>
        <table:table-row table:style-name="ro1">
          <table:table-cell office:value-type="float" office:value="2221">
            <text:p>2221</text:p>
          </table:table-cell>
          <table:table-cell office:value-type="time" office:time-value="PT17H45M37.085S">
            <text:p>17:45:37.09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2130">
            <text:p>2130</text:p>
          </table:table-cell>
          <table:table-cell office:value-type="string">
            <text:p>Success</text:p>
          </table:table-cell>
          <table:table-cell office:value-type="float" office:value="58903">
            <text:p>58903</text:p>
          </table:table-cell>
          <table:table-cell table:number-columns-repeated="1017"/>
        </table:table-row>
        <table:table-row table:style-name="ro1">
          <table:table-cell office:value-type="float" office:value="2222">
            <text:p>2222</text:p>
          </table:table-cell>
          <table:table-cell office:value-type="time" office:time-value="PT17H45M39.189S">
            <text:p>17:45:39.19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00">
            <text:p>2300</text:p>
          </table:table-cell>
          <table:table-cell table:number-columns-repeated="1017"/>
        </table:table-row>
        <table:table-row table:style-name="ro1">
          <table:table-cell office:value-type="float" office:value="2223">
            <text:p>2223</text:p>
          </table:table-cell>
          <table:table-cell office:value-type="time" office:time-value="PT17H45M38.624S">
            <text:p>17:45:38.62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595">
            <text:p>595</text:p>
          </table:table-cell>
          <table:table-cell office:value-type="string">
            <text:p>Success</text:p>
          </table:table-cell>
          <table:table-cell office:value-type="float" office:value="58863">
            <text:p>58863</text:p>
          </table:table-cell>
          <table:table-cell table:number-columns-repeated="1017"/>
        </table:table-row>
        <table:table-row table:style-name="ro1">
          <table:table-cell office:value-type="float" office:value="2224">
            <text:p>2224</text:p>
          </table:table-cell>
          <table:table-cell office:value-type="time" office:time-value="PT17H45M38.728S">
            <text:p>17:45:38.73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499">
            <text:p>499</text:p>
          </table:table-cell>
          <table:table-cell office:value-type="string">
            <text:p>Success</text:p>
          </table:table-cell>
          <table:table-cell office:value-type="float" office:value="58863">
            <text:p>58863</text:p>
          </table:table-cell>
          <table:table-cell table:number-columns-repeated="1017"/>
        </table:table-row>
        <table:table-row table:style-name="ro1">
          <table:table-cell office:value-type="float" office:value="2225">
            <text:p>2225</text:p>
          </table:table-cell>
          <table:table-cell office:value-type="time" office:time-value="PT17H45M39.2S">
            <text:p>17:45:39.20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00">
            <text:p>2300</text:p>
          </table:table-cell>
          <table:table-cell table:number-columns-repeated="1017"/>
        </table:table-row>
        <table:table-row table:style-name="ro1">
          <table:table-cell office:value-type="float" office:value="2226">
            <text:p>2226</text:p>
          </table:table-cell>
          <table:table-cell office:value-type="time" office:time-value="PT17H45M39.214S">
            <text:p>17:45:39.2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00">
            <text:p>2300</text:p>
          </table:table-cell>
          <table:table-cell table:number-columns-repeated="1017"/>
        </table:table-row>
        <table:table-row table:style-name="ro1">
          <table:table-cell office:value-type="float" office:value="2227">
            <text:p>2227</text:p>
          </table:table-cell>
          <table:table-cell office:value-type="time" office:time-value="PT17H45M39.23S">
            <text:p>17:45:39.23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00">
            <text:p>2300</text:p>
          </table:table-cell>
          <table:table-cell table:number-columns-repeated="1017"/>
        </table:table-row>
        <table:table-row table:style-name="ro1">
          <table:table-cell office:value-type="float" office:value="2228">
            <text:p>2228</text:p>
          </table:table-cell>
          <table:table-cell office:value-type="time" office:time-value="PT17H45M39.313S">
            <text:p>17:45:39.3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00">
            <text:p>2300</text:p>
          </table:table-cell>
          <table:table-cell table:number-columns-repeated="1017"/>
        </table:table-row>
        <table:table-row table:style-name="ro1">
          <table:table-cell office:value-type="float" office:value="2229">
            <text:p>2229</text:p>
          </table:table-cell>
          <table:table-cell office:value-type="time" office:time-value="PT17H45M39.331S">
            <text:p>17:45:39.33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00">
            <text:p>2300</text:p>
          </table:table-cell>
          <table:table-cell table:number-columns-repeated="1017"/>
        </table:table-row>
        <table:table-row table:style-name="ro1">
          <table:table-cell office:value-type="float" office:value="2230">
            <text:p>2230</text:p>
          </table:table-cell>
          <table:table-cell office:value-type="time" office:time-value="PT17H45M32.206S">
            <text:p>17:45:32.21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7339">
            <text:p>7339</text:p>
          </table:table-cell>
          <table:table-cell office:value-type="string">
            <text:p>Success</text:p>
          </table:table-cell>
          <table:table-cell office:value-type="float" office:value="61185">
            <text:p>61185</text:p>
          </table:table-cell>
          <table:table-cell table:number-columns-repeated="1017"/>
        </table:table-row>
        <table:table-row table:style-name="ro1">
          <table:table-cell office:value-type="float" office:value="2231">
            <text:p>2231</text:p>
          </table:table-cell>
          <table:table-cell office:value-type="time" office:time-value="PT17H45M39.205S">
            <text:p>17:45:39.21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302">
            <text:p>30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32">
            <text:p>2232</text:p>
          </table:table-cell>
          <table:table-cell office:value-type="time" office:time-value="PT17H45M38.816S">
            <text:p>17:45:38.82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704">
            <text:p>704</text:p>
          </table:table-cell>
          <table:table-cell office:value-type="string">
            <text:p>Success</text:p>
          </table:table-cell>
          <table:table-cell office:value-type="float" office:value="58863">
            <text:p>58863</text:p>
          </table:table-cell>
          <table:table-cell table:number-columns-repeated="1017"/>
        </table:table-row>
        <table:table-row table:style-name="ro1">
          <table:table-cell office:value-type="float" office:value="2233">
            <text:p>2233</text:p>
          </table:table-cell>
          <table:table-cell office:value-type="time" office:time-value="PT17H45M35.015S">
            <text:p>17:45:35.02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836">
            <text:p>4836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2234">
            <text:p>2234</text:p>
          </table:table-cell>
          <table:table-cell office:value-type="time" office:time-value="PT17H45M37.166S">
            <text:p>17:45:37.17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656">
            <text:p>2656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235">
            <text:p>2235</text:p>
          </table:table-cell>
          <table:table-cell office:value-type="time" office:time-value="PT17H45M34.977S">
            <text:p>17:45:34.98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884">
            <text:p>4884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2236">
            <text:p>2236</text:p>
          </table:table-cell>
          <table:table-cell office:value-type="time" office:time-value="PT17H45M39.506S">
            <text:p>17:45:39.51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98">
            <text:p>298</text:p>
          </table:table-cell>
          <table:table-cell office:value-type="string">
            <text:p>Success</text:p>
          </table:table-cell>
          <table:table-cell office:value-type="float" office:value="15607">
            <text:p>15607</text:p>
          </table:table-cell>
          <table:table-cell table:number-columns-repeated="1017"/>
        </table:table-row>
        <table:table-row table:style-name="ro1">
          <table:table-cell office:value-type="float" office:value="2237">
            <text:p>2237</text:p>
          </table:table-cell>
          <table:table-cell office:value-type="time" office:time-value="PT17H45M30.284S">
            <text:p>17:45:30.28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9613">
            <text:p>9613</text:p>
          </table:table-cell>
          <table:table-cell office:value-type="string">
            <text:p>Success</text:p>
          </table:table-cell>
          <table:table-cell office:value-type="float" office:value="77626">
            <text:p>77626</text:p>
          </table:table-cell>
          <table:table-cell table:number-columns-repeated="1017"/>
        </table:table-row>
        <table:table-row table:style-name="ro1">
          <table:table-cell office:value-type="float" office:value="2238">
            <text:p>2238</text:p>
          </table:table-cell>
          <table:table-cell office:value-type="time" office:time-value="PT17H45M39.794S">
            <text:p>17:45:39.79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39">
            <text:p>2239</text:p>
          </table:table-cell>
          <table:table-cell office:value-type="time" office:time-value="PT17H45M39.805S">
            <text:p>17:45:39.81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40">
            <text:p>2240</text:p>
          </table:table-cell>
          <table:table-cell office:value-type="time" office:time-value="PT17H45M32.276S">
            <text:p>17:45:32.28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7634">
            <text:p>7634</text:p>
          </table:table-cell>
          <table:table-cell office:value-type="string">
            <text:p>Success</text:p>
          </table:table-cell>
          <table:table-cell office:value-type="float" office:value="78206">
            <text:p>78206</text:p>
          </table:table-cell>
          <table:table-cell table:number-columns-repeated="1017"/>
        </table:table-row>
        <table:table-row table:style-name="ro1">
          <table:table-cell office:value-type="float" office:value="2241">
            <text:p>2241</text:p>
          </table:table-cell>
          <table:table-cell office:value-type="time" office:time-value="PT17H45M35.26S">
            <text:p>17:45:35.26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636">
            <text:p>4636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242">
            <text:p>2242</text:p>
          </table:table-cell>
          <table:table-cell office:value-type="time" office:time-value="PT17H45M39.805S">
            <text:p>17:45:39.81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43">
            <text:p>2243</text:p>
          </table:table-cell>
          <table:table-cell office:value-type="time" office:time-value="PT17H45M39.874S">
            <text:p>17:45:39.87</text:p>
          </table:table-cell>
          <table:table-cell office:value-type="string">
            <text:p>TC0002_PlannerB 2-12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44">
            <text:p>2244</text:p>
          </table:table-cell>
          <table:table-cell office:value-type="time" office:time-value="PT17H45M39.885S">
            <text:p>17:45:39.89</text:p>
          </table:table-cell>
          <table:table-cell office:value-type="string">
            <text:p>TC0002_PlannerB 2-12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45">
            <text:p>2245</text:p>
          </table:table-cell>
          <table:table-cell office:value-type="time" office:time-value="PT17H45M39.89S">
            <text:p>17:45:39.89</text:p>
          </table:table-cell>
          <table:table-cell office:value-type="string">
            <text:p>TC0002_PlannerB 2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46">
            <text:p>2246</text:p>
          </table:table-cell>
          <table:table-cell office:value-type="time" office:time-value="PT17H45M39.214S">
            <text:p>17:45:39.21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900">
            <text:p>900</text:p>
          </table:table-cell>
          <table:table-cell office:value-type="string">
            <text:p>Success</text:p>
          </table:table-cell>
          <table:table-cell office:value-type="float" office:value="15602">
            <text:p>15602</text:p>
          </table:table-cell>
          <table:table-cell table:number-columns-repeated="1017"/>
        </table:table-row>
        <table:table-row table:style-name="ro1">
          <table:table-cell office:value-type="float" office:value="2247">
            <text:p>2247</text:p>
          </table:table-cell>
          <table:table-cell office:value-type="time" office:time-value="PT17H45M40.102S">
            <text:p>17:45:40.1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48">
            <text:p>2248</text:p>
          </table:table-cell>
          <table:table-cell office:value-type="time" office:time-value="PT17H45M39.205S">
            <text:p>17:45:39.21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012">
            <text:p>1012</text:p>
          </table:table-cell>
          <table:table-cell office:value-type="string">
            <text:p>Success</text:p>
          </table:table-cell>
          <table:table-cell office:value-type="float" office:value="15607">
            <text:p>15607</text:p>
          </table:table-cell>
          <table:table-cell table:number-columns-repeated="1017"/>
        </table:table-row>
        <table:table-row table:style-name="ro1">
          <table:table-cell office:value-type="float" office:value="2249">
            <text:p>2249</text:p>
          </table:table-cell>
          <table:table-cell office:value-type="time" office:time-value="PT17H45M38.729S">
            <text:p>17:45:38.73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500">
            <text:p>1500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250">
            <text:p>2250</text:p>
          </table:table-cell>
          <table:table-cell office:value-type="time" office:time-value="PT17H45M40.163S">
            <text:p>17:45:40.16</text:p>
          </table:table-cell>
          <table:table-cell office:value-type="string">
            <text:p>TC0002_PlannerB 2-1</text:p>
          </table:table-cell>
          <table:table-cell office:value-type="string">
            <text:p>/channels/logout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51">
            <text:p>2251</text:p>
          </table:table-cell>
          <table:table-cell office:value-type="time" office:time-value="PT17H45M39.365S">
            <text:p>17:45:39.37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888">
            <text:p>888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252">
            <text:p>2252</text:p>
          </table:table-cell>
          <table:table-cell office:value-type="time" office:time-value="PT17H45M38.698S">
            <text:p>17:45:38.70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568">
            <text:p>1568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253">
            <text:p>2253</text:p>
          </table:table-cell>
          <table:table-cell office:value-type="time" office:time-value="PT17H45M40.229S">
            <text:p>17:45:40.23</text:p>
          </table:table-cell>
          <table:table-cell office:value-type="string">
            <text:p>TC0002_PlannerB 2-1</text:p>
          </table:table-cell>
          <table:table-cell office:value-type="string">
            <text:p>/channels/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54">
            <text:p>2254</text:p>
          </table:table-cell>
          <table:table-cell office:value-type="time" office:time-value="PT17H45M40.253S">
            <text:p>17:45:40.25</text:p>
          </table:table-cell>
          <table:table-cell office:value-type="string">
            <text:p>TC0002_PlannerB 2-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55">
            <text:p>2255</text:p>
          </table:table-cell>
          <table:table-cell office:value-type="time" office:time-value="PT17H45M40.245S">
            <text:p>17:45:40.25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56">
            <text:p>2256</text:p>
          </table:table-cell>
          <table:table-cell office:value-type="time" office:time-value="PT17H45M40.204S">
            <text:p>17:45:40.20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57">
            <text:p>2257</text:p>
          </table:table-cell>
          <table:table-cell office:value-type="time" office:time-value="PT17H45M40.281S">
            <text:p>17:45:40.28</text:p>
          </table:table-cell>
          <table:table-cell office:value-type="string">
            <text:p>TC0002_PlannerB 2-24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58">
            <text:p>2258</text:p>
          </table:table-cell>
          <table:table-cell office:value-type="time" office:time-value="PT17H45M40.293S">
            <text:p>17:45:40.29</text:p>
          </table:table-cell>
          <table:table-cell office:value-type="string">
            <text:p>TC0002_PlannerB 2-24</text:p>
          </table:table-cell>
          <table:table-cell office:value-type="string">
            <text:p>/channels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59">
            <text:p>2259</text:p>
          </table:table-cell>
          <table:table-cell office:value-type="time" office:time-value="PT17H45M40.301S">
            <text:p>17:45:40.30</text:p>
          </table:table-cell>
          <table:table-cell office:value-type="string">
            <text:p>TC0002_PlannerB 2-2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60">
            <text:p>2260</text:p>
          </table:table-cell>
          <table:table-cell office:value-type="time" office:time-value="PT17H45M39.226S">
            <text:p>17:45:39.23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254">
            <text:p>1254</text:p>
          </table:table-cell>
          <table:table-cell office:value-type="string">
            <text:p>Success</text:p>
          </table:table-cell>
          <table:table-cell office:value-type="float" office:value="15611">
            <text:p>15611</text:p>
          </table:table-cell>
          <table:table-cell table:number-columns-repeated="1017"/>
        </table:table-row>
        <table:table-row table:style-name="ro1">
          <table:table-cell office:value-type="float" office:value="2261">
            <text:p>2261</text:p>
          </table:table-cell>
          <table:table-cell office:value-type="time" office:time-value="PT17H45M36.062S">
            <text:p>17:45:36.06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485">
            <text:p>4485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262">
            <text:p>2262</text:p>
          </table:table-cell>
          <table:table-cell office:value-type="time" office:time-value="PT17H45M34.133S">
            <text:p>17:45:34.13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6434">
            <text:p>6434</text:p>
          </table:table-cell>
          <table:table-cell office:value-type="string">
            <text:p>Success</text:p>
          </table:table-cell>
          <table:table-cell office:value-type="float" office:value="47232">
            <text:p>47232</text:p>
          </table:table-cell>
          <table:table-cell table:number-columns-repeated="1017"/>
        </table:table-row>
        <table:table-row table:style-name="ro1">
          <table:table-cell office:value-type="float" office:value="2263">
            <text:p>2263</text:p>
          </table:table-cell>
          <table:table-cell office:value-type="time" office:time-value="PT17H45M39.836S">
            <text:p>17:45:39.84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669">
            <text:p>669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264">
            <text:p>2264</text:p>
          </table:table-cell>
          <table:table-cell office:value-type="time" office:time-value="PT17H45M39.498S">
            <text:p>17:45:39.50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013">
            <text:p>1013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265">
            <text:p>2265</text:p>
          </table:table-cell>
          <table:table-cell office:value-type="time" office:time-value="PT17H45M38.52S">
            <text:p>17:45:38.52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012">
            <text:p>2012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266">
            <text:p>2266</text:p>
          </table:table-cell>
          <table:table-cell office:value-type="time" office:time-value="PT17H45M35.654S">
            <text:p>17:45:35.65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911">
            <text:p>4911</text:p>
          </table:table-cell>
          <table:table-cell office:value-type="string">
            <text:p>Success</text:p>
          </table:table-cell>
          <table:table-cell office:value-type="float" office:value="45868">
            <text:p>45868</text:p>
          </table:table-cell>
          <table:table-cell table:number-columns-repeated="1017"/>
        </table:table-row>
        <table:table-row table:style-name="ro1">
          <table:table-cell office:value-type="float" office:value="2267">
            <text:p>2267</text:p>
          </table:table-cell>
          <table:table-cell office:value-type="time" office:time-value="PT17H45M40.503S">
            <text:p>17:45:40.50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68">
            <text:p>2268</text:p>
          </table:table-cell>
          <table:table-cell office:value-type="time" office:time-value="PT17H45M37.065S">
            <text:p>17:45:37.07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499">
            <text:p>3499</text:p>
          </table:table-cell>
          <table:table-cell office:value-type="string">
            <text:p>Success</text:p>
          </table:table-cell>
          <table:table-cell office:value-type="float" office:value="53394">
            <text:p>53394</text:p>
          </table:table-cell>
          <table:table-cell table:number-columns-repeated="1017"/>
        </table:table-row>
        <table:table-row table:style-name="ro1">
          <table:table-cell office:value-type="float" office:value="2269">
            <text:p>2269</text:p>
          </table:table-cell>
          <table:table-cell office:value-type="time" office:time-value="PT17H45M40.5S">
            <text:p>17:45:40.50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70">
            <text:p>2270</text:p>
          </table:table-cell>
          <table:table-cell office:value-type="time" office:time-value="PT17H45M35.26S">
            <text:p>17:45:35.26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341">
            <text:p>5341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271">
            <text:p>2271</text:p>
          </table:table-cell>
          <table:table-cell office:value-type="time" office:time-value="PT17H45M34.158S">
            <text:p>17:45:34.16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6458">
            <text:p>6458</text:p>
          </table:table-cell>
          <table:table-cell office:value-type="string">
            <text:p>Success</text:p>
          </table:table-cell>
          <table:table-cell office:value-type="float" office:value="47231">
            <text:p>47231</text:p>
          </table:table-cell>
          <table:table-cell table:number-columns-repeated="1017"/>
        </table:table-row>
        <table:table-row table:style-name="ro1">
          <table:table-cell office:value-type="float" office:value="2272">
            <text:p>2272</text:p>
          </table:table-cell>
          <table:table-cell office:value-type="time" office:time-value="PT17H45M40.512S">
            <text:p>17:45:40.5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361">
            <text:p>361</text:p>
          </table:table-cell>
          <table:table-cell table:number-columns-repeated="1017"/>
        </table:table-row>
        <table:table-row table:style-name="ro1">
          <table:table-cell office:value-type="float" office:value="2273">
            <text:p>2273</text:p>
          </table:table-cell>
          <table:table-cell office:value-type="time" office:time-value="PT17H45M33.257S">
            <text:p>17:45:33.26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7373">
            <text:p>7373</text:p>
          </table:table-cell>
          <table:table-cell office:value-type="string">
            <text:p>Success</text:p>
          </table:table-cell>
          <table:table-cell office:value-type="float" office:value="78915">
            <text:p>78915</text:p>
          </table:table-cell>
          <table:table-cell table:number-columns-repeated="1017"/>
        </table:table-row>
        <table:table-row table:style-name="ro1">
          <table:table-cell office:value-type="float" office:value="2274">
            <text:p>2274</text:p>
          </table:table-cell>
          <table:table-cell office:value-type="time" office:time-value="PT17H45M37.115S">
            <text:p>17:45:37.12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474">
            <text:p>3474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275">
            <text:p>2275</text:p>
          </table:table-cell>
          <table:table-cell office:value-type="time" office:time-value="PT17H45M37.101S">
            <text:p>17:45:37.10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492">
            <text:p>3492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276">
            <text:p>2276</text:p>
          </table:table-cell>
          <table:table-cell office:value-type="time" office:time-value="PT17H45M40.548S">
            <text:p>17:45:40.55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77">
            <text:p>2277</text:p>
          </table:table-cell>
          <table:table-cell office:value-type="time" office:time-value="PT17H45M40.535S">
            <text:p>17:45:40.54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78">
            <text:p>2278</text:p>
          </table:table-cell>
          <table:table-cell office:value-type="time" office:time-value="PT17H45M40.464S">
            <text:p>17:45:40.4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79">
            <text:p>2279</text:p>
          </table:table-cell>
          <table:table-cell office:value-type="time" office:time-value="PT17H45M40.568S">
            <text:p>17:45:40.57</text:p>
          </table:table-cell>
          <table:table-cell office:value-type="string">
            <text:p>TC0002_PlannerB 2-10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80">
            <text:p>2280</text:p>
          </table:table-cell>
          <table:table-cell office:value-type="time" office:time-value="PT17H45M40.561S">
            <text:p>17:45:40.56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81">
            <text:p>2281</text:p>
          </table:table-cell>
          <table:table-cell office:value-type="time" office:time-value="PT17H45M40.58S">
            <text:p>17:45:40.58</text:p>
          </table:table-cell>
          <table:table-cell office:value-type="string">
            <text:p>TC0002_PlannerB 2-10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82">
            <text:p>2282</text:p>
          </table:table-cell>
          <table:table-cell office:value-type="time" office:time-value="PT17H45M40.586S">
            <text:p>17:45:40.59</text:p>
          </table:table-cell>
          <table:table-cell office:value-type="string">
            <text:p>TC0002_PlannerB 2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83">
            <text:p>2283</text:p>
          </table:table-cell>
          <table:table-cell office:value-type="time" office:time-value="PT17H45M36.023S">
            <text:p>17:45:36.02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5543">
            <text:p>5543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284">
            <text:p>2284</text:p>
          </table:table-cell>
          <table:table-cell office:value-type="time" office:time-value="PT17H45M34.175S">
            <text:p>17:45:34.18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7677">
            <text:p>7677</text:p>
          </table:table-cell>
          <table:table-cell office:value-type="string">
            <text:p>Success</text:p>
          </table:table-cell>
          <table:table-cell office:value-type="float" office:value="41243">
            <text:p>41243</text:p>
          </table:table-cell>
          <table:table-cell table:number-columns-repeated="1017"/>
        </table:table-row>
        <table:table-row table:style-name="ro1">
          <table:table-cell office:value-type="float" office:value="2285">
            <text:p>2285</text:p>
          </table:table-cell>
          <table:table-cell office:value-type="time" office:time-value="PT17H45M38.699S">
            <text:p>17:45:38.70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114">
            <text:p>3114</text:p>
          </table:table-cell>
          <table:table-cell office:value-type="string">
            <text:p>Success</text:p>
          </table:table-cell>
          <table:table-cell office:value-type="float" office:value="47335">
            <text:p>47335</text:p>
          </table:table-cell>
          <table:table-cell table:number-columns-repeated="1017"/>
        </table:table-row>
        <table:table-row table:style-name="ro1">
          <table:table-cell office:value-type="float" office:value="2286">
            <text:p>2286</text:p>
          </table:table-cell>
          <table:table-cell office:value-type="time" office:time-value="PT17H45M36.694S">
            <text:p>17:45:36.69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5148">
            <text:p>5148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287">
            <text:p>2287</text:p>
          </table:table-cell>
          <table:table-cell office:value-type="time" office:time-value="PT17H45M34.992S">
            <text:p>17:45:34.99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6875">
            <text:p>6875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288">
            <text:p>2288</text:p>
          </table:table-cell>
          <table:table-cell office:value-type="time" office:time-value="PT17H45M41.778S">
            <text:p>17:45:41.7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89">
            <text:p>2289</text:p>
          </table:table-cell>
          <table:table-cell office:value-type="time" office:time-value="PT17H45M40.582S">
            <text:p>17:45:40.58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246">
            <text:p>1246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290">
            <text:p>2290</text:p>
          </table:table-cell>
          <table:table-cell office:value-type="time" office:time-value="PT17H45M41.8S">
            <text:p>17:45:41.80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91">
            <text:p>2291</text:p>
          </table:table-cell>
          <table:table-cell office:value-type="time" office:time-value="PT17H45M37.117S">
            <text:p>17:45:37.12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743">
            <text:p>4743</text:p>
          </table:table-cell>
          <table:table-cell office:value-type="string">
            <text:p>Success</text:p>
          </table:table-cell>
          <table:table-cell office:value-type="float" office:value="53394">
            <text:p>53394</text:p>
          </table:table-cell>
          <table:table-cell table:number-columns-repeated="1017"/>
        </table:table-row>
        <table:table-row table:style-name="ro1">
          <table:table-cell office:value-type="float" office:value="2292">
            <text:p>2292</text:p>
          </table:table-cell>
          <table:table-cell office:value-type="time" office:time-value="PT17H45M38.716S">
            <text:p>17:45:38.72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142">
            <text:p>3142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293">
            <text:p>2293</text:p>
          </table:table-cell>
          <table:table-cell office:value-type="time" office:time-value="PT17H45M41.821S">
            <text:p>17:45:41.82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94">
            <text:p>2294</text:p>
          </table:table-cell>
          <table:table-cell office:value-type="time" office:time-value="PT17H45M39.807S">
            <text:p>17:45:39.81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2312">
            <text:p>2312</text:p>
          </table:table-cell>
          <table:table-cell office:value-type="string">
            <text:p>Success</text:p>
          </table:table-cell>
          <table:table-cell office:value-type="float" office:value="60741">
            <text:p>60741</text:p>
          </table:table-cell>
          <table:table-cell table:number-columns-repeated="1017"/>
        </table:table-row>
        <table:table-row table:style-name="ro1">
          <table:table-cell office:value-type="float" office:value="2295">
            <text:p>2295</text:p>
          </table:table-cell>
          <table:table-cell office:value-type="time" office:time-value="PT17H45M42.108S">
            <text:p>17:45:42.11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84">
            <text:p>2384</text:p>
          </table:table-cell>
          <table:table-cell table:number-columns-repeated="1017"/>
        </table:table-row>
        <table:table-row table:style-name="ro1">
          <table:table-cell office:value-type="float" office:value="2296">
            <text:p>2296</text:p>
          </table:table-cell>
          <table:table-cell office:value-type="time" office:time-value="PT17H45M42.139S">
            <text:p>17:45:42.14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84">
            <text:p>2384</text:p>
          </table:table-cell>
          <table:table-cell table:number-columns-repeated="1017"/>
        </table:table-row>
        <table:table-row table:style-name="ro1">
          <table:table-cell office:value-type="float" office:value="2297">
            <text:p>2297</text:p>
          </table:table-cell>
          <table:table-cell office:value-type="time" office:time-value="PT17H45M42.189S">
            <text:p>17:45:42.19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84">
            <text:p>2384</text:p>
          </table:table-cell>
          <table:table-cell table:number-columns-repeated="1017"/>
        </table:table-row>
        <table:table-row table:style-name="ro1">
          <table:table-cell office:value-type="float" office:value="2298">
            <text:p>2298</text:p>
          </table:table-cell>
          <table:table-cell office:value-type="time" office:time-value="PT17H45M39.839S">
            <text:p>17:45:39.84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2955">
            <text:p>2955</text:p>
          </table:table-cell>
          <table:table-cell office:value-type="string">
            <text:p>Success</text:p>
          </table:table-cell>
          <table:table-cell office:value-type="float" office:value="62612">
            <text:p>62612</text:p>
          </table:table-cell>
          <table:table-cell table:number-columns-repeated="1017"/>
        </table:table-row>
        <table:table-row table:style-name="ro1">
          <table:table-cell office:value-type="float" office:value="2299">
            <text:p>2299</text:p>
          </table:table-cell>
          <table:table-cell office:value-type="time" office:time-value="PT17H45M42.774S">
            <text:p>17:45:42.77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84">
            <text:p>2384</text:p>
          </table:table-cell>
          <table:table-cell table:number-columns-repeated="1017"/>
        </table:table-row>
        <table:table-row table:style-name="ro1">
          <table:table-cell office:value-type="float" office:value="2300">
            <text:p>2300</text:p>
          </table:table-cell>
          <table:table-cell office:value-type="time" office:time-value="PT17H45M42.806S">
            <text:p>17:45:42.81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84">
            <text:p>2384</text:p>
          </table:table-cell>
          <table:table-cell table:number-columns-repeated="1017"/>
        </table:table-row>
        <table:table-row table:style-name="ro1">
          <table:table-cell office:value-type="float" office:value="2301">
            <text:p>2301</text:p>
          </table:table-cell>
          <table:table-cell office:value-type="time" office:time-value="PT17H45M42.835S">
            <text:p>17:45:42.84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84">
            <text:p>2384</text:p>
          </table:table-cell>
          <table:table-cell table:number-columns-repeated="1017"/>
        </table:table-row>
        <table:table-row table:style-name="ro1">
          <table:table-cell office:value-type="float" office:value="2302">
            <text:p>2302</text:p>
          </table:table-cell>
          <table:table-cell office:value-type="time" office:time-value="PT17H45M39.797S">
            <text:p>17:45:39.8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3234">
            <text:p>3234</text:p>
          </table:table-cell>
          <table:table-cell office:value-type="string">
            <text:p>Success</text:p>
          </table:table-cell>
          <table:table-cell office:value-type="float" office:value="60687">
            <text:p>60687</text:p>
          </table:table-cell>
          <table:table-cell table:number-columns-repeated="1017"/>
        </table:table-row>
        <table:table-row table:style-name="ro1">
          <table:table-cell office:value-type="float" office:value="2303">
            <text:p>2303</text:p>
          </table:table-cell>
          <table:table-cell office:value-type="time" office:time-value="PT17H45M40.213S">
            <text:p>17:45:40.21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2878">
            <text:p>2878</text:p>
          </table:table-cell>
          <table:table-cell office:value-type="string">
            <text:p>Success</text:p>
          </table:table-cell>
          <table:table-cell office:value-type="float" office:value="60787">
            <text:p>60787</text:p>
          </table:table-cell>
          <table:table-cell table:number-columns-repeated="1017"/>
        </table:table-row>
        <table:table-row table:style-name="ro1">
          <table:table-cell office:value-type="float" office:value="2304">
            <text:p>2304</text:p>
          </table:table-cell>
          <table:table-cell office:value-type="time" office:time-value="PT17H45M34.136S">
            <text:p>17:45:34.14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9105">
            <text:p>9105</text:p>
          </table:table-cell>
          <table:table-cell office:value-type="string">
            <text:p>Success</text:p>
          </table:table-cell>
          <table:table-cell office:value-type="float" office:value="45319">
            <text:p>45319</text:p>
          </table:table-cell>
          <table:table-cell table:number-columns-repeated="1017"/>
        </table:table-row>
        <table:table-row table:style-name="ro1">
          <table:table-cell office:value-type="float" office:value="2305">
            <text:p>2305</text:p>
          </table:table-cell>
          <table:table-cell office:value-type="time" office:time-value="PT17H45M39.205S">
            <text:p>17:45:39.21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3999">
            <text:p>3999</text:p>
          </table:table-cell>
          <table:table-cell office:value-type="string">
            <text:p>Success</text:p>
          </table:table-cell>
          <table:table-cell office:value-type="float" office:value="15607">
            <text:p>15607</text:p>
          </table:table-cell>
          <table:table-cell table:number-columns-repeated="1017"/>
        </table:table-row>
        <table:table-row table:style-name="ro1">
          <table:table-cell office:value-type="float" office:value="2306">
            <text:p>2306</text:p>
          </table:table-cell>
          <table:table-cell office:value-type="time" office:time-value="PT17H45M38.728S">
            <text:p>17:45:38.73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492">
            <text:p>4492</text:p>
          </table:table-cell>
          <table:table-cell office:value-type="string">
            <text:p>Success</text:p>
          </table:table-cell>
          <table:table-cell office:value-type="float" office:value="47340">
            <text:p>47340</text:p>
          </table:table-cell>
          <table:table-cell table:number-columns-repeated="1017"/>
        </table:table-row>
        <table:table-row table:style-name="ro1">
          <table:table-cell office:value-type="float" office:value="2307">
            <text:p>2307</text:p>
          </table:table-cell>
          <table:table-cell office:value-type="time" office:time-value="PT17H45M36.887S">
            <text:p>17:45:36.89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6354">
            <text:p>6354</text:p>
          </table:table-cell>
          <table:table-cell office:value-type="string">
            <text:p>Success</text:p>
          </table:table-cell>
          <table:table-cell office:value-type="float" office:value="22713">
            <text:p>22713</text:p>
          </table:table-cell>
          <table:table-cell table:number-columns-repeated="1017"/>
        </table:table-row>
        <table:table-row table:style-name="ro1">
          <table:table-cell office:value-type="float" office:value="2308">
            <text:p>2308</text:p>
          </table:table-cell>
          <table:table-cell office:value-type="time" office:time-value="PT17H45M36.14S">
            <text:p>17:45:36.14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7114">
            <text:p>7114</text:p>
          </table:table-cell>
          <table:table-cell office:value-type="string">
            <text:p>Success</text:p>
          </table:table-cell>
          <table:table-cell office:value-type="float" office:value="47232">
            <text:p>47232</text:p>
          </table:table-cell>
          <table:table-cell table:number-columns-repeated="1017"/>
        </table:table-row>
        <table:table-row table:style-name="ro1">
          <table:table-cell office:value-type="float" office:value="2309">
            <text:p>2309</text:p>
          </table:table-cell>
          <table:table-cell office:value-type="time" office:time-value="PT17H45M43.184S">
            <text:p>17:45:43.18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10">
            <text:p>2310</text:p>
          </table:table-cell>
          <table:table-cell office:value-type="time" office:time-value="PT17H45M38.744S">
            <text:p>17:45:38.74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502">
            <text:p>4502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311">
            <text:p>2311</text:p>
          </table:table-cell>
          <table:table-cell office:value-type="time" office:time-value="PT17H45M38.673S">
            <text:p>17:45:38.67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580">
            <text:p>4580</text:p>
          </table:table-cell>
          <table:table-cell office:value-type="string">
            <text:p>Success</text:p>
          </table:table-cell>
          <table:table-cell office:value-type="float" office:value="44733">
            <text:p>44733</text:p>
          </table:table-cell>
          <table:table-cell table:number-columns-repeated="1017"/>
        </table:table-row>
        <table:table-row table:style-name="ro1">
          <table:table-cell office:value-type="float" office:value="2312">
            <text:p>2312</text:p>
          </table:table-cell>
          <table:table-cell office:value-type="time" office:time-value="PT17H45M38.681S">
            <text:p>17:45:38.68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575">
            <text:p>4575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313">
            <text:p>2313</text:p>
          </table:table-cell>
          <table:table-cell office:value-type="time" office:time-value="PT17H45M30.134S">
            <text:p>17:45:30.13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3195">
            <text:p>13195</text:p>
          </table:table-cell>
          <table:table-cell office:value-type="string">
            <text:p>Success</text:p>
          </table:table-cell>
          <table:table-cell office:value-type="float" office:value="43855">
            <text:p>43855</text:p>
          </table:table-cell>
          <table:table-cell table:number-columns-repeated="1017"/>
        </table:table-row>
        <table:table-row table:style-name="ro1">
          <table:table-cell office:value-type="float" office:value="2314">
            <text:p>2314</text:p>
          </table:table-cell>
          <table:table-cell office:value-type="time" office:time-value="PT17H45M43.207S">
            <text:p>17:45:43.21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15">
            <text:p>2315</text:p>
          </table:table-cell>
          <table:table-cell office:value-type="time" office:time-value="PT17H45M36.144S">
            <text:p>17:45:36.14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7156">
            <text:p>7156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316">
            <text:p>2316</text:p>
          </table:table-cell>
          <table:table-cell office:value-type="time" office:time-value="PT17H45M43.07S">
            <text:p>17:45:43.07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79">
            <text:p>17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17">
            <text:p>2317</text:p>
          </table:table-cell>
          <table:table-cell office:value-type="time" office:time-value="PT17H45M43.23S">
            <text:p>17:45:43.2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18">
            <text:p>2318</text:p>
          </table:table-cell>
          <table:table-cell office:value-type="time" office:time-value="PT17H45M43.007S">
            <text:p>17:45:43.01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52">
            <text:p>25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19">
            <text:p>2319</text:p>
          </table:table-cell>
          <table:table-cell office:value-type="time" office:time-value="PT17H45M41.515S">
            <text:p>17:45:41.52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2087">
            <text:p>2087</text:p>
          </table:table-cell>
          <table:table-cell office:value-type="string">
            <text:p>Success</text:p>
          </table:table-cell>
          <table:table-cell office:value-type="float" office:value="64785">
            <text:p>64785</text:p>
          </table:table-cell>
          <table:table-cell table:number-columns-repeated="1017"/>
        </table:table-row>
        <table:table-row table:style-name="ro1">
          <table:table-cell office:value-type="float" office:value="2320">
            <text:p>2320</text:p>
          </table:table-cell>
          <table:table-cell office:value-type="time" office:time-value="PT17H45M41.783S">
            <text:p>17:45:41.78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829">
            <text:p>1829</text:p>
          </table:table-cell>
          <table:table-cell office:value-type="string">
            <text:p>Success</text:p>
          </table:table-cell>
          <table:table-cell office:value-type="float" office:value="66842">
            <text:p>66842</text:p>
          </table:table-cell>
          <table:table-cell table:number-columns-repeated="1017"/>
        </table:table-row>
        <table:table-row table:style-name="ro1">
          <table:table-cell office:value-type="float" office:value="2321">
            <text:p>2321</text:p>
          </table:table-cell>
          <table:table-cell office:value-type="time" office:time-value="PT17H45M41.826S">
            <text:p>17:45:41.83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787">
            <text:p>1787</text:p>
          </table:table-cell>
          <table:table-cell office:value-type="string">
            <text:p>Success</text:p>
          </table:table-cell>
          <table:table-cell office:value-type="float" office:value="68768">
            <text:p>68768</text:p>
          </table:table-cell>
          <table:table-cell table:number-columns-repeated="1017"/>
        </table:table-row>
        <table:table-row table:style-name="ro1">
          <table:table-cell office:value-type="float" office:value="2322">
            <text:p>2322</text:p>
          </table:table-cell>
          <table:table-cell office:value-type="time" office:time-value="PT17H45M40.56S">
            <text:p>17:45:40.56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3066">
            <text:p>3066</text:p>
          </table:table-cell>
          <table:table-cell office:value-type="string">
            <text:p>Success</text:p>
          </table:table-cell>
          <table:table-cell office:value-type="float" office:value="62814">
            <text:p>62814</text:p>
          </table:table-cell>
          <table:table-cell table:number-columns-repeated="1017"/>
        </table:table-row>
        <table:table-row table:style-name="ro1">
          <table:table-cell office:value-type="float" office:value="2323">
            <text:p>2323</text:p>
          </table:table-cell>
          <table:table-cell office:value-type="time" office:time-value="PT17H45M41.821S">
            <text:p>17:45:41.82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798">
            <text:p>1798</text:p>
          </table:table-cell>
          <table:table-cell office:value-type="string">
            <text:p>Success</text:p>
          </table:table-cell>
          <table:table-cell office:value-type="float" office:value="68768">
            <text:p>68768</text:p>
          </table:table-cell>
          <table:table-cell table:number-columns-repeated="1017"/>
        </table:table-row>
        <table:table-row table:style-name="ro1">
          <table:table-cell office:value-type="float" office:value="2324">
            <text:p>2324</text:p>
          </table:table-cell>
          <table:table-cell office:value-type="time" office:time-value="PT17H45M43.603S">
            <text:p>17:45:43.60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25">
            <text:p>2325</text:p>
          </table:table-cell>
          <table:table-cell office:value-type="time" office:time-value="PT17H45M43.599S">
            <text:p>17:45:43.60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26">
            <text:p>2326</text:p>
          </table:table-cell>
          <table:table-cell office:value-type="time" office:time-value="PT17H45M43.605S">
            <text:p>17:45:43.61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468">
            <text:p>2468</text:p>
          </table:table-cell>
          <table:table-cell table:number-columns-repeated="1017"/>
        </table:table-row>
        <table:table-row table:style-name="ro1">
          <table:table-cell office:value-type="float" office:value="2327">
            <text:p>2327</text:p>
          </table:table-cell>
          <table:table-cell office:value-type="time" office:time-value="PT17H45M43.608S">
            <text:p>17:45:43.61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28">
            <text:p>2328</text:p>
          </table:table-cell>
          <table:table-cell office:value-type="time" office:time-value="PT17H45M43.648S">
            <text:p>17:45:43.65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468">
            <text:p>2468</text:p>
          </table:table-cell>
          <table:table-cell table:number-columns-repeated="1017"/>
        </table:table-row>
        <table:table-row table:style-name="ro1">
          <table:table-cell office:value-type="float" office:value="2329">
            <text:p>2329</text:p>
          </table:table-cell>
          <table:table-cell office:value-type="time" office:time-value="PT17H45M43.715S">
            <text:p>17:45:43.72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468">
            <text:p>2468</text:p>
          </table:table-cell>
          <table:table-cell table:number-columns-repeated="1017"/>
        </table:table-row>
        <table:table-row table:style-name="ro1">
          <table:table-cell office:value-type="float" office:value="2330">
            <text:p>2330</text:p>
          </table:table-cell>
          <table:table-cell office:value-type="time" office:time-value="PT17H45M43.168S">
            <text:p>17:45:43.17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772">
            <text:p>7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31">
            <text:p>2331</text:p>
          </table:table-cell>
          <table:table-cell office:value-type="time" office:time-value="PT17H45M37.11S">
            <text:p>17:45:37.11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6891">
            <text:p>6891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332">
            <text:p>2332</text:p>
          </table:table-cell>
          <table:table-cell office:value-type="time" office:time-value="PT17H45M43.937S">
            <text:p>17:45:43.94</text:p>
          </table:table-cell>
          <table:table-cell office:value-type="string">
            <text:p>TC0002_PlannerB 2-27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33">
            <text:p>2333</text:p>
          </table:table-cell>
          <table:table-cell office:value-type="time" office:time-value="PT17H45M40.546S">
            <text:p>17:45:40.55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434">
            <text:p>3434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334">
            <text:p>2334</text:p>
          </table:table-cell>
          <table:table-cell office:value-type="time" office:time-value="PT17H45M37.961S">
            <text:p>17:45:37.96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6047">
            <text:p>6047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335">
            <text:p>2335</text:p>
          </table:table-cell>
          <table:table-cell office:value-type="time" office:time-value="PT17H45M43.95S">
            <text:p>17:45:43.95</text:p>
          </table:table-cell>
          <table:table-cell office:value-type="string">
            <text:p>TC0002_PlannerB 2-27</text:p>
          </table:table-cell>
          <table:table-cell office:value-type="string">
            <text:p>/channels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36">
            <text:p>2336</text:p>
          </table:table-cell>
          <table:table-cell office:value-type="time" office:time-value="PT17H45M43.961S">
            <text:p>17:45:43.96</text:p>
          </table:table-cell>
          <table:table-cell office:value-type="string">
            <text:p>TC0002_PlannerB 2-2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37">
            <text:p>2337</text:p>
          </table:table-cell>
          <table:table-cell office:value-type="time" office:time-value="PT17H45M43.959S">
            <text:p>17:45:43.96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709">
            <text:p>709</text:p>
          </table:table-cell>
          <table:table-cell table:number-columns-repeated="1017"/>
        </table:table-row>
        <table:table-row table:style-name="ro1">
          <table:table-cell office:value-type="float" office:value="2338">
            <text:p>2338</text:p>
          </table:table-cell>
          <table:table-cell office:value-type="time" office:time-value="PT17H45M40.5S">
            <text:p>17:45:40.50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4004">
            <text:p>4004</text:p>
          </table:table-cell>
          <table:table-cell office:value-type="string">
            <text:p>Success</text:p>
          </table:table-cell>
          <table:table-cell office:value-type="float" office:value="60745">
            <text:p>60745</text:p>
          </table:table-cell>
          <table:table-cell table:number-columns-repeated="1017"/>
        </table:table-row>
        <table:table-row table:style-name="ro1">
          <table:table-cell office:value-type="float" office:value="2339">
            <text:p>2339</text:p>
          </table:table-cell>
          <table:table-cell office:value-type="time" office:time-value="PT17H45M40.565S">
            <text:p>17:45:40.57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010">
            <text:p>4010</text:p>
          </table:table-cell>
          <table:table-cell office:value-type="string">
            <text:p>Success</text:p>
          </table:table-cell>
          <table:table-cell office:value-type="float" office:value="62765">
            <text:p>62765</text:p>
          </table:table-cell>
          <table:table-cell table:number-columns-repeated="1017"/>
        </table:table-row>
        <table:table-row table:style-name="ro1">
          <table:table-cell office:value-type="float" office:value="2340">
            <text:p>2340</text:p>
          </table:table-cell>
          <table:table-cell office:value-type="time" office:time-value="PT17H45M44.546S">
            <text:p>17:45:44.5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41">
            <text:p>2341</text:p>
          </table:table-cell>
          <table:table-cell office:value-type="time" office:time-value="PT17H45M41.788S">
            <text:p>17:45:41.79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3042">
            <text:p>3042</text:p>
          </table:table-cell>
          <table:table-cell office:value-type="string">
            <text:p>Success</text:p>
          </table:table-cell>
          <table:table-cell office:value-type="float" office:value="68628">
            <text:p>68628</text:p>
          </table:table-cell>
          <table:table-cell table:number-columns-repeated="1017"/>
        </table:table-row>
        <table:table-row table:style-name="ro1">
          <table:table-cell office:value-type="float" office:value="2342">
            <text:p>2342</text:p>
          </table:table-cell>
          <table:table-cell office:value-type="time" office:time-value="PT17H45M44.807S">
            <text:p>17:45:44.8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38">
            <text:p>238</text:p>
          </table:table-cell>
          <table:table-cell office:value-type="string">
            <text:p>Success</text:p>
          </table:table-cell>
          <table:table-cell office:value-type="float" office:value="15607">
            <text:p>15607</text:p>
          </table:table-cell>
          <table:table-cell table:number-columns-repeated="1017"/>
        </table:table-row>
        <table:table-row table:style-name="ro1">
          <table:table-cell office:value-type="float" office:value="2343">
            <text:p>2343</text:p>
          </table:table-cell>
          <table:table-cell office:value-type="time" office:time-value="PT17H45M39.484S">
            <text:p>17:45:39.48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5611">
            <text:p>5611</text:p>
          </table:table-cell>
          <table:table-cell office:value-type="string">
            <text:p>Success</text:p>
          </table:table-cell>
          <table:table-cell office:value-type="float" office:value="22713">
            <text:p>22713</text:p>
          </table:table-cell>
          <table:table-cell table:number-columns-repeated="1017"/>
        </table:table-row>
        <table:table-row table:style-name="ro1">
          <table:table-cell office:value-type="float" office:value="2344">
            <text:p>2344</text:p>
          </table:table-cell>
          <table:table-cell office:value-type="time" office:time-value="PT17H45M40.568S">
            <text:p>17:45:40.57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532">
            <text:p>4532</text:p>
          </table:table-cell>
          <table:table-cell office:value-type="string">
            <text:p>Success</text:p>
          </table:table-cell>
          <table:table-cell office:value-type="float" office:value="54066">
            <text:p>54066</text:p>
          </table:table-cell>
          <table:table-cell table:number-columns-repeated="1017"/>
        </table:table-row>
        <table:table-row table:style-name="ro1">
          <table:table-cell office:value-type="float" office:value="2345">
            <text:p>2345</text:p>
          </table:table-cell>
          <table:table-cell office:value-type="time" office:time-value="PT17H45M38.741S">
            <text:p>17:45:38.74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6393">
            <text:p>6393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346">
            <text:p>2346</text:p>
          </table:table-cell>
          <table:table-cell office:value-type="time" office:time-value="PT17H45M38.648S">
            <text:p>17:45:38.65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6492">
            <text:p>6492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347">
            <text:p>2347</text:p>
          </table:table-cell>
          <table:table-cell office:value-type="time" office:time-value="PT17H45M45.085S">
            <text:p>17:45:45.09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48">
            <text:p>2348</text:p>
          </table:table-cell>
          <table:table-cell office:value-type="time" office:time-value="PT17H45M37.12S">
            <text:p>17:45:37.12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8058">
            <text:p>8058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349">
            <text:p>2349</text:p>
          </table:table-cell>
          <table:table-cell office:value-type="time" office:time-value="PT17H45M45.084S">
            <text:p>17:45:45.08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50">
            <text:p>2350</text:p>
          </table:table-cell>
          <table:table-cell office:value-type="time" office:time-value="PT17H45M45.117S">
            <text:p>17:45:45.12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51">
            <text:p>2351</text:p>
          </table:table-cell>
          <table:table-cell office:value-type="time" office:time-value="PT17H45M45.047S">
            <text:p>17:45:45.05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52">
            <text:p>2352</text:p>
          </table:table-cell>
          <table:table-cell office:value-type="time" office:time-value="PT17H45M45.243S">
            <text:p>17:45:45.24</text:p>
          </table:table-cell>
          <table:table-cell office:value-type="string">
            <text:p>TC0002_PlannerB 2-4</text:p>
          </table:table-cell>
          <table:table-cell office:value-type="string">
            <text:p>/channels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3">
            <text:p>2353</text:p>
          </table:table-cell>
          <table:table-cell office:value-type="time" office:time-value="PT17H45M45.261S">
            <text:p>17:45:45.26</text:p>
          </table:table-cell>
          <table:table-cell office:value-type="string">
            <text:p>TC0002_PlannerB 2-4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4">
            <text:p>2354</text:p>
          </table:table-cell>
          <table:table-cell office:value-type="time" office:time-value="PT17H45M45.267S">
            <text:p>17:45:45.27</text:p>
          </table:table-cell>
          <table:table-cell office:value-type="string">
            <text:p>TC0002_PlannerB 2-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55">
            <text:p>2355</text:p>
          </table:table-cell>
          <table:table-cell office:value-type="time" office:time-value="PT17H45M40.509S">
            <text:p>17:45:40.51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5267">
            <text:p>5267</text:p>
          </table:table-cell>
          <table:table-cell office:value-type="string">
            <text:p>Success</text:p>
          </table:table-cell>
          <table:table-cell office:value-type="float" office:value="60746">
            <text:p>60746</text:p>
          </table:table-cell>
          <table:table-cell table:number-columns-repeated="1017"/>
        </table:table-row>
        <table:table-row table:style-name="ro1">
          <table:table-cell office:value-type="float" office:value="2356">
            <text:p>2356</text:p>
          </table:table-cell>
          <table:table-cell office:value-type="time" office:time-value="PT17H45M40.507S">
            <text:p>17:45:40.51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5392">
            <text:p>5392</text:p>
          </table:table-cell>
          <table:table-cell office:value-type="string">
            <text:p>Success</text:p>
          </table:table-cell>
          <table:table-cell office:value-type="float" office:value="24563">
            <text:p>24563</text:p>
          </table:table-cell>
          <table:table-cell table:number-columns-repeated="1017"/>
        </table:table-row>
        <table:table-row table:style-name="ro1">
          <table:table-cell office:value-type="float" office:value="2357">
            <text:p>2357</text:p>
          </table:table-cell>
          <table:table-cell office:value-type="time" office:time-value="PT17H45M39.843S">
            <text:p>17:45:39.84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6064">
            <text:p>6064</text:p>
          </table:table-cell>
          <table:table-cell office:value-type="string">
            <text:p>Success</text:p>
          </table:table-cell>
          <table:table-cell office:value-type="float" office:value="45927">
            <text:p>45927</text:p>
          </table:table-cell>
          <table:table-cell table:number-columns-repeated="1017"/>
        </table:table-row>
        <table:table-row table:style-name="ro1">
          <table:table-cell office:value-type="float" office:value="2358">
            <text:p>2358</text:p>
          </table:table-cell>
          <table:table-cell office:value-type="time" office:time-value="PT17H45M33.308S">
            <text:p>17:45:33.31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2674">
            <text:p>12674</text:p>
          </table:table-cell>
          <table:table-cell office:value-type="string">
            <text:p>Success</text:p>
          </table:table-cell>
          <table:table-cell office:value-type="float" office:value="43855">
            <text:p>43855</text:p>
          </table:table-cell>
          <table:table-cell table:number-columns-repeated="1017"/>
        </table:table-row>
        <table:table-row table:style-name="ro1">
          <table:table-cell office:value-type="float" office:value="2359">
            <text:p>2359</text:p>
          </table:table-cell>
          <table:table-cell office:value-type="time" office:time-value="PT17H45M43.216S">
            <text:p>17:45:43.22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672">
            <text:p>2672</text:p>
          </table:table-cell>
          <table:table-cell office:value-type="string">
            <text:p>Success</text:p>
          </table:table-cell>
          <table:table-cell office:value-type="float" office:value="44733">
            <text:p>44733</text:p>
          </table:table-cell>
          <table:table-cell table:number-columns-repeated="1017"/>
        </table:table-row>
        <table:table-row table:style-name="ro1">
          <table:table-cell office:value-type="float" office:value="2360">
            <text:p>2360</text:p>
          </table:table-cell>
          <table:table-cell office:value-type="time" office:time-value="PT17H45M40.24S">
            <text:p>17:45:40.24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5677">
            <text:p>5677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361">
            <text:p>2361</text:p>
          </table:table-cell>
          <table:table-cell office:value-type="time" office:time-value="PT17H45M38.682S">
            <text:p>17:45:38.68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7297">
            <text:p>7297</text:p>
          </table:table-cell>
          <table:table-cell office:value-type="string">
            <text:p>Success</text:p>
          </table:table-cell>
          <table:table-cell office:value-type="float" office:value="44733">
            <text:p>44733</text:p>
          </table:table-cell>
          <table:table-cell table:number-columns-repeated="1017"/>
        </table:table-row>
        <table:table-row table:style-name="ro1">
          <table:table-cell office:value-type="float" office:value="2362">
            <text:p>2362</text:p>
          </table:table-cell>
          <table:table-cell office:value-type="time" office:time-value="PT17H45M45.142S">
            <text:p>17:45:45.14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788">
            <text:p>788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363">
            <text:p>2363</text:p>
          </table:table-cell>
          <table:table-cell office:value-type="time" office:time-value="PT17H45M39.356S">
            <text:p>17:45:39.36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6639">
            <text:p>6639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364">
            <text:p>2364</text:p>
          </table:table-cell>
          <table:table-cell office:value-type="time" office:time-value="PT17H45M43.26S">
            <text:p>17:45:43.26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710">
            <text:p>2710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365">
            <text:p>2365</text:p>
          </table:table-cell>
          <table:table-cell office:value-type="time" office:time-value="PT17H45M45.863S">
            <text:p>17:45:45.86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213">
            <text:p>21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66">
            <text:p>2366</text:p>
          </table:table-cell>
          <table:table-cell office:value-type="time" office:time-value="PT17H45M46.078S">
            <text:p>17:45:46.08</text:p>
          </table:table-cell>
          <table:table-cell office:value-type="string">
            <text:p>TC0001_PlannerA 1-22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67">
            <text:p>2367</text:p>
          </table:table-cell>
          <table:table-cell office:value-type="time" office:time-value="PT17H45M46.088S">
            <text:p>17:45:46.09</text:p>
          </table:table-cell>
          <table:table-cell office:value-type="string">
            <text:p>TC0001_PlannerA 1-22</text:p>
          </table:table-cell>
          <table:table-cell office:value-type="string">
            <text:p>/channels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68">
            <text:p>2368</text:p>
          </table:table-cell>
          <table:table-cell office:value-type="time" office:time-value="PT17H45M46.097S">
            <text:p>17:45:46.10</text:p>
          </table:table-cell>
          <table:table-cell office:value-type="string">
            <text:p>TC0001_PlannerA 1-2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69">
            <text:p>2369</text:p>
          </table:table-cell>
          <table:table-cell office:value-type="time" office:time-value="PT17H45M43.152S">
            <text:p>17:45:43.15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179">
            <text:p>3179</text:p>
          </table:table-cell>
          <table:table-cell office:value-type="string">
            <text:p>Success</text:p>
          </table:table-cell>
          <table:table-cell office:value-type="float" office:value="68633">
            <text:p>68633</text:p>
          </table:table-cell>
          <table:table-cell table:number-columns-repeated="1017"/>
        </table:table-row>
        <table:table-row table:style-name="ro1">
          <table:table-cell office:value-type="float" office:value="2370">
            <text:p>2370</text:p>
          </table:table-cell>
          <table:table-cell office:value-type="time" office:time-value="PT17H45M43.212S">
            <text:p>17:45:43.21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3416">
            <text:p>3416</text:p>
          </table:table-cell>
          <table:table-cell office:value-type="string">
            <text:p>Success</text:p>
          </table:table-cell>
          <table:table-cell office:value-type="float" office:value="68773">
            <text:p>68773</text:p>
          </table:table-cell>
          <table:table-cell table:number-columns-repeated="1017"/>
        </table:table-row>
        <table:table-row table:style-name="ro1">
          <table:table-cell office:value-type="float" office:value="2371">
            <text:p>2371</text:p>
          </table:table-cell>
          <table:table-cell office:value-type="time" office:time-value="PT17H45M46.596S">
            <text:p>17:45:46.60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72">
            <text:p>2372</text:p>
          </table:table-cell>
          <table:table-cell office:value-type="time" office:time-value="PT17H45M40.545S">
            <text:p>17:45:40.55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6151">
            <text:p>6151</text:p>
          </table:table-cell>
          <table:table-cell office:value-type="string">
            <text:p>Success</text:p>
          </table:table-cell>
          <table:table-cell office:value-type="float" office:value="51171">
            <text:p>51171</text:p>
          </table:table-cell>
          <table:table-cell table:number-columns-repeated="1017"/>
        </table:table-row>
        <table:table-row table:style-name="ro1">
          <table:table-cell office:value-type="float" office:value="2373">
            <text:p>2373</text:p>
          </table:table-cell>
          <table:table-cell office:value-type="time" office:time-value="PT17H45M46.642S">
            <text:p>17:45:46.64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74">
            <text:p>2374</text:p>
          </table:table-cell>
          <table:table-cell office:value-type="time" office:time-value="PT17H45M43.181S">
            <text:p>17:45:43.18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651">
            <text:p>3651</text:p>
          </table:table-cell>
          <table:table-cell office:value-type="string">
            <text:p>Success</text:p>
          </table:table-cell>
          <table:table-cell office:value-type="float" office:value="72615">
            <text:p>72615</text:p>
          </table:table-cell>
          <table:table-cell table:number-columns-repeated="1017"/>
        </table:table-row>
        <table:table-row table:style-name="ro1">
          <table:table-cell office:value-type="float" office:value="2375">
            <text:p>2375</text:p>
          </table:table-cell>
          <table:table-cell office:value-type="time" office:time-value="PT17H45M46.799S">
            <text:p>17:45:46.80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76">
            <text:p>2376</text:p>
          </table:table-cell>
          <table:table-cell office:value-type="time" office:time-value="PT17H45M43.584S">
            <text:p>17:45:43.58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3369">
            <text:p>3369</text:p>
          </table:table-cell>
          <table:table-cell office:value-type="string">
            <text:p>Success</text:p>
          </table:table-cell>
          <table:table-cell office:value-type="float" office:value="16313">
            <text:p>16313</text:p>
          </table:table-cell>
          <table:table-cell table:number-columns-repeated="1017"/>
        </table:table-row>
        <table:table-row table:style-name="ro1">
          <table:table-cell office:value-type="float" office:value="2377">
            <text:p>2377</text:p>
          </table:table-cell>
          <table:table-cell office:value-type="time" office:time-value="PT17H45M46.921S">
            <text:p>17:45:46.92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78">
            <text:p>2378</text:p>
          </table:table-cell>
          <table:table-cell office:value-type="time" office:time-value="PT17H45M47.084S">
            <text:p>17:45:47.08</text:p>
          </table:table-cell>
          <table:table-cell office:value-type="string">
            <text:p>TC0002_PlannerB 2-26</text:p>
          </table:table-cell>
          <table:table-cell office:value-type="string">
            <text:p>/channels/logout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79">
            <text:p>2379</text:p>
          </table:table-cell>
          <table:table-cell office:value-type="time" office:time-value="PT17H45M43.201S">
            <text:p>17:45:43.20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964">
            <text:p>3964</text:p>
          </table:table-cell>
          <table:table-cell office:value-type="string">
            <text:p>Success</text:p>
          </table:table-cell>
          <table:table-cell office:value-type="float" office:value="53394">
            <text:p>53394</text:p>
          </table:table-cell>
          <table:table-cell table:number-columns-repeated="1017"/>
        </table:table-row>
        <table:table-row table:style-name="ro1">
          <table:table-cell office:value-type="float" office:value="2380">
            <text:p>2380</text:p>
          </table:table-cell>
          <table:table-cell office:value-type="time" office:time-value="PT17H45M47.122S">
            <text:p>17:45:47.12</text:p>
          </table:table-cell>
          <table:table-cell office:value-type="string">
            <text:p>TC0002_PlannerB 2-26</text:p>
          </table:table-cell>
          <table:table-cell office:value-type="string">
            <text:p>/channels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81">
            <text:p>2381</text:p>
          </table:table-cell>
          <table:table-cell office:value-type="time" office:time-value="PT17H45M47.143S">
            <text:p>17:45:47.14</text:p>
          </table:table-cell>
          <table:table-cell office:value-type="string">
            <text:p>TC0002_PlannerB 2-26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82">
            <text:p>2382</text:p>
          </table:table-cell>
          <table:table-cell office:value-type="time" office:time-value="PT17H45M45.738S">
            <text:p>17:45:45.74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1436">
            <text:p>1436</text:p>
          </table:table-cell>
          <table:table-cell office:value-type="string">
            <text:p>Success</text:p>
          </table:table-cell>
          <table:table-cell office:value-type="float" office:value="15611">
            <text:p>15611</text:p>
          </table:table-cell>
          <table:table-cell table:number-columns-repeated="1017"/>
        </table:table-row>
        <table:table-row table:style-name="ro1">
          <table:table-cell office:value-type="float" office:value="2383">
            <text:p>2383</text:p>
          </table:table-cell>
          <table:table-cell office:value-type="time" office:time-value="PT17H45M42.871S">
            <text:p>17:45:42.87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324">
            <text:p>4324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384">
            <text:p>2384</text:p>
          </table:table-cell>
          <table:table-cell office:value-type="time" office:time-value="PT17H45M39.834S">
            <text:p>17:45:39.83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7389">
            <text:p>7389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385">
            <text:p>2385</text:p>
          </table:table-cell>
          <table:table-cell office:value-type="time" office:time-value="PT17H45M43.637S">
            <text:p>17:45:43.64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3577">
            <text:p>3577</text:p>
          </table:table-cell>
          <table:table-cell office:value-type="string">
            <text:p>Success</text:p>
          </table:table-cell>
          <table:table-cell office:value-type="float" office:value="48109">
            <text:p>48109</text:p>
          </table:table-cell>
          <table:table-cell table:number-columns-repeated="1017"/>
        </table:table-row>
        <table:table-row table:style-name="ro1">
          <table:table-cell office:value-type="float" office:value="2386">
            <text:p>2386</text:p>
          </table:table-cell>
          <table:table-cell office:value-type="time" office:time-value="PT17H45M43.976S">
            <text:p>17:45:43.98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239">
            <text:p>3239</text:p>
          </table:table-cell>
          <table:table-cell office:value-type="string">
            <text:p>Success</text:p>
          </table:table-cell>
          <table:table-cell office:value-type="float" office:value="47232">
            <text:p>47232</text:p>
          </table:table-cell>
          <table:table-cell table:number-columns-repeated="1017"/>
        </table:table-row>
        <table:table-row table:style-name="ro1">
          <table:table-cell office:value-type="float" office:value="2387">
            <text:p>2387</text:p>
          </table:table-cell>
          <table:table-cell office:value-type="time" office:time-value="PT17H45M43.63S">
            <text:p>17:45:43.63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3588">
            <text:p>3588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388">
            <text:p>2388</text:p>
          </table:table-cell>
          <table:table-cell office:value-type="time" office:time-value="PT17H45M47.132S">
            <text:p>17:45:47.13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89">
            <text:p>2389</text:p>
          </table:table-cell>
          <table:table-cell office:value-type="time" office:time-value="PT17H45M47.163S">
            <text:p>17:45:47.16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90">
            <text:p>2390</text:p>
          </table:table-cell>
          <table:table-cell office:value-type="time" office:time-value="PT17H45M37.112S">
            <text:p>17:45:37.11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0172">
            <text:p>10172</text:p>
          </table:table-cell>
          <table:table-cell office:value-type="string">
            <text:p>Success</text:p>
          </table:table-cell>
          <table:table-cell office:value-type="float" office:value="47232">
            <text:p>47232</text:p>
          </table:table-cell>
          <table:table-cell table:number-columns-repeated="1017"/>
        </table:table-row>
        <table:table-row table:style-name="ro1">
          <table:table-cell office:value-type="float" office:value="2391">
            <text:p>2391</text:p>
          </table:table-cell>
          <table:table-cell office:value-type="time" office:time-value="PT17H45M47.184S">
            <text:p>17:45:47.18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2392">
            <text:p>2392</text:p>
          </table:table-cell>
          <table:table-cell office:value-type="time" office:time-value="PT17H45M47.198S">
            <text:p>17:45:47.20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93">
            <text:p>2393</text:p>
          </table:table-cell>
          <table:table-cell office:value-type="time" office:time-value="PT17H45M47.158S">
            <text:p>17:45:47.16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345">
            <text:p>34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94">
            <text:p>2394</text:p>
          </table:table-cell>
          <table:table-cell office:value-type="time" office:time-value="PT17H45M47.499S">
            <text:p>17:45:47.50</text:p>
          </table:table-cell>
          <table:table-cell office:value-type="string">
            <text:p>TC0002_PlannerB 2-29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5">
            <text:p>2395</text:p>
          </table:table-cell>
          <table:table-cell office:value-type="time" office:time-value="PT17H45M47.511S">
            <text:p>17:45:47.51</text:p>
          </table:table-cell>
          <table:table-cell office:value-type="string">
            <text:p>TC0002_PlannerB 2-29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6">
            <text:p>2396</text:p>
          </table:table-cell>
          <table:table-cell office:value-type="time" office:time-value="PT17H45M47.518S">
            <text:p>17:45:47.52</text:p>
          </table:table-cell>
          <table:table-cell office:value-type="string">
            <text:p>TC0002_PlannerB 2-2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97">
            <text:p>2397</text:p>
          </table:table-cell>
          <table:table-cell office:value-type="time" office:time-value="PT17H45M44.475S">
            <text:p>17:45:44.48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3360">
            <text:p>3360</text:p>
          </table:table-cell>
          <table:table-cell office:value-type="string">
            <text:p>Success</text:p>
          </table:table-cell>
          <table:table-cell office:value-type="float" office:value="15607">
            <text:p>15607</text:p>
          </table:table-cell>
          <table:table-cell table:number-columns-repeated="1017"/>
        </table:table-row>
        <table:table-row table:style-name="ro1">
          <table:table-cell office:value-type="float" office:value="2398">
            <text:p>2398</text:p>
          </table:table-cell>
          <table:table-cell office:value-type="time" office:time-value="PT17H45M40.267S">
            <text:p>17:45:40.27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7637">
            <text:p>7637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399">
            <text:p>2399</text:p>
          </table:table-cell>
          <table:table-cell office:value-type="time" office:time-value="PT17H45M41.803S">
            <text:p>17:45:41.80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6095">
            <text:p>6095</text:p>
          </table:table-cell>
          <table:table-cell office:value-type="string">
            <text:p>Success</text:p>
          </table:table-cell>
          <table:table-cell office:value-type="float" office:value="46670">
            <text:p>46670</text:p>
          </table:table-cell>
          <table:table-cell table:number-columns-repeated="1017"/>
        </table:table-row>
        <table:table-row table:style-name="ro1">
          <table:table-cell office:value-type="float" office:value="2400">
            <text:p>2400</text:p>
          </table:table-cell>
          <table:table-cell office:value-type="time" office:time-value="PT17H45M47.181S">
            <text:p>17:45:47.18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673">
            <text:p>673</text:p>
          </table:table-cell>
          <table:table-cell office:value-type="string">
            <text:p>Success</text:p>
          </table:table-cell>
          <table:table-cell office:value-type="float" office:value="24565">
            <text:p>24565</text:p>
          </table:table-cell>
          <table:table-cell table:number-columns-repeated="1017"/>
        </table:table-row>
        <table:table-row table:style-name="ro1">
          <table:table-cell office:value-type="float" office:value="2401">
            <text:p>2401</text:p>
          </table:table-cell>
          <table:table-cell office:value-type="time" office:time-value="PT17H45M47.84S">
            <text:p>17:45:47.84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02">
            <text:p>2402</text:p>
          </table:table-cell>
          <table:table-cell office:value-type="time" office:time-value="PT17H45M45.13S">
            <text:p>17:45:45.13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773">
            <text:p>2773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403">
            <text:p>2403</text:p>
          </table:table-cell>
          <table:table-cell office:value-type="time" office:time-value="PT17H45M47.8S">
            <text:p>17:45:47.80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348">
            <text:p>34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04">
            <text:p>2404</text:p>
          </table:table-cell>
          <table:table-cell office:value-type="time" office:time-value="PT17H45M48.15S">
            <text:p>17:45:48.15</text:p>
          </table:table-cell>
          <table:table-cell office:value-type="string">
            <text:p>TC0002_PlannerB 2-30</text:p>
          </table:table-cell>
          <table:table-cell office:value-type="string">
            <text:p>/channels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5">
            <text:p>2405</text:p>
          </table:table-cell>
          <table:table-cell office:value-type="time" office:time-value="PT17H45M48.179S">
            <text:p>17:45:48.18</text:p>
          </table:table-cell>
          <table:table-cell office:value-type="string">
            <text:p>TC0002_PlannerB 2-30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6">
            <text:p>2406</text:p>
          </table:table-cell>
          <table:table-cell office:value-type="time" office:time-value="PT17H45M48.185S">
            <text:p>17:45:48.19</text:p>
          </table:table-cell>
          <table:table-cell office:value-type="string">
            <text:p>TC0002_PlannerB 2-3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07">
            <text:p>2407</text:p>
          </table:table-cell>
          <table:table-cell office:value-type="time" office:time-value="PT17H45M47.847S">
            <text:p>17:45:47.85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479">
            <text:p>47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08">
            <text:p>2408</text:p>
          </table:table-cell>
          <table:table-cell office:value-type="time" office:time-value="PT17H45M48.324S">
            <text:p>17:45:48.32</text:p>
          </table:table-cell>
          <table:table-cell office:value-type="string">
            <text:p>TC0001_PlannerA 1-27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9">
            <text:p>2409</text:p>
          </table:table-cell>
          <table:table-cell office:value-type="time" office:time-value="PT17H45M48.336S">
            <text:p>17:45:48.34</text:p>
          </table:table-cell>
          <table:table-cell office:value-type="string">
            <text:p>TC0001_PlannerA 1-27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10">
            <text:p>2410</text:p>
          </table:table-cell>
          <table:table-cell office:value-type="time" office:time-value="PT17H45M48.342S">
            <text:p>17:45:48.34</text:p>
          </table:table-cell>
          <table:table-cell office:value-type="string">
            <text:p>TC0001_PlannerA 1-2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11">
            <text:p>2411</text:p>
          </table:table-cell>
          <table:table-cell office:value-type="time" office:time-value="PT17H45M46.3S">
            <text:p>17:45:46.30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2433">
            <text:p>2433</text:p>
          </table:table-cell>
          <table:table-cell office:value-type="string">
            <text:p>Success</text:p>
          </table:table-cell>
          <table:table-cell office:value-type="float" office:value="15611">
            <text:p>15611</text:p>
          </table:table-cell>
          <table:table-cell table:number-columns-repeated="1017"/>
        </table:table-row>
        <table:table-row table:style-name="ro1">
          <table:table-cell office:value-type="float" office:value="2412">
            <text:p>2412</text:p>
          </table:table-cell>
          <table:table-cell office:value-type="time" office:time-value="PT17H45M47.185S">
            <text:p>17:45:47.19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547">
            <text:p>1547</text:p>
          </table:table-cell>
          <table:table-cell office:value-type="string">
            <text:p>Success</text:p>
          </table:table-cell>
          <table:table-cell office:value-type="float" office:value="24563">
            <text:p>24563</text:p>
          </table:table-cell>
          <table:table-cell table:number-columns-repeated="1017"/>
        </table:table-row>
        <table:table-row table:style-name="ro1">
          <table:table-cell office:value-type="float" office:value="2413">
            <text:p>2413</text:p>
          </table:table-cell>
          <table:table-cell office:value-type="time" office:time-value="PT17H45M43.658S">
            <text:p>17:45:43.66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5113">
            <text:p>5113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414">
            <text:p>2414</text:p>
          </table:table-cell>
          <table:table-cell office:value-type="time" office:time-value="PT17H45M45.873S">
            <text:p>17:45:45.87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891">
            <text:p>2891</text:p>
          </table:table-cell>
          <table:table-cell office:value-type="string">
            <text:p>Success</text:p>
          </table:table-cell>
          <table:table-cell office:value-type="float" office:value="44733">
            <text:p>44733</text:p>
          </table:table-cell>
          <table:table-cell table:number-columns-repeated="1017"/>
        </table:table-row>
        <table:table-row table:style-name="ro1">
          <table:table-cell office:value-type="float" office:value="2415">
            <text:p>2415</text:p>
          </table:table-cell>
          <table:table-cell office:value-type="time" office:time-value="PT17H45M40.565S">
            <text:p>17:45:40.57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8264">
            <text:p>8264</text:p>
          </table:table-cell>
          <table:table-cell office:value-type="string">
            <text:p>Success</text:p>
          </table:table-cell>
          <table:table-cell office:value-type="float" office:value="51168">
            <text:p>51168</text:p>
          </table:table-cell>
          <table:table-cell table:number-columns-repeated="1017"/>
        </table:table-row>
        <table:table-row table:style-name="ro1">
          <table:table-cell office:value-type="float" office:value="2416">
            <text:p>2416</text:p>
          </table:table-cell>
          <table:table-cell office:value-type="time" office:time-value="PT17H45M43.25S">
            <text:p>17:45:43.25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5558">
            <text:p>5558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417">
            <text:p>2417</text:p>
          </table:table-cell>
          <table:table-cell office:value-type="time" office:time-value="PT17H45M43.181S">
            <text:p>17:45:43.18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5637">
            <text:p>5637</text:p>
          </table:table-cell>
          <table:table-cell office:value-type="string">
            <text:p>Success</text:p>
          </table:table-cell>
          <table:table-cell office:value-type="float" office:value="77073">
            <text:p>77073</text:p>
          </table:table-cell>
          <table:table-cell table:number-columns-repeated="1017"/>
        </table:table-row>
        <table:table-row table:style-name="ro1">
          <table:table-cell office:value-type="float" office:value="2418">
            <text:p>2418</text:p>
          </table:table-cell>
          <table:table-cell office:value-type="time" office:time-value="PT17H45M46.627S">
            <text:p>17:45:46.63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161">
            <text:p>2161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419">
            <text:p>2419</text:p>
          </table:table-cell>
          <table:table-cell office:value-type="time" office:time-value="PT17H45M40.526S">
            <text:p>17:45:40.53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8321">
            <text:p>8321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420">
            <text:p>2420</text:p>
          </table:table-cell>
          <table:table-cell office:value-type="time" office:time-value="PT17H45M48.758S">
            <text:p>17:45:48.76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21">
            <text:p>2421</text:p>
          </table:table-cell>
          <table:table-cell office:value-type="time" office:time-value="PT17H45M43.261S">
            <text:p>17:45:43.26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5597">
            <text:p>5597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422">
            <text:p>2422</text:p>
          </table:table-cell>
          <table:table-cell office:value-type="time" office:time-value="PT17H45M47.192S">
            <text:p>17:45:47.19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633">
            <text:p>1633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423">
            <text:p>2423</text:p>
          </table:table-cell>
          <table:table-cell office:value-type="time" office:time-value="PT17H45M47.185S">
            <text:p>17:45:47.19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643">
            <text:p>1643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424">
            <text:p>2424</text:p>
          </table:table-cell>
          <table:table-cell office:value-type="time" office:time-value="PT17H45M47.239S">
            <text:p>17:45:47.24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595">
            <text:p>1595</text:p>
          </table:table-cell>
          <table:table-cell office:value-type="string">
            <text:p>Success</text:p>
          </table:table-cell>
          <table:table-cell office:value-type="float" office:value="51171">
            <text:p>51171</text:p>
          </table:table-cell>
          <table:table-cell table:number-columns-repeated="1017"/>
        </table:table-row>
        <table:table-row table:style-name="ro1">
          <table:table-cell office:value-type="float" office:value="2425">
            <text:p>2425</text:p>
          </table:table-cell>
          <table:table-cell office:value-type="time" office:time-value="PT17H45M48.821S">
            <text:p>17:45:48.82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26">
            <text:p>2426</text:p>
          </table:table-cell>
          <table:table-cell office:value-type="time" office:time-value="PT17H45M43.946S">
            <text:p>17:45:43.95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4979">
            <text:p>4979</text:p>
          </table:table-cell>
          <table:table-cell office:value-type="string">
            <text:p>Success</text:p>
          </table:table-cell>
          <table:table-cell office:value-type="float" office:value="70250">
            <text:p>70250</text:p>
          </table:table-cell>
          <table:table-cell table:number-columns-repeated="1017"/>
        </table:table-row>
        <table:table-row table:style-name="ro1">
          <table:table-cell office:value-type="float" office:value="2427">
            <text:p>2427</text:p>
          </table:table-cell>
          <table:table-cell office:value-type="time" office:time-value="PT17H45M48.88S">
            <text:p>17:45:48.88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28">
            <text:p>2428</text:p>
          </table:table-cell>
          <table:table-cell office:value-type="time" office:time-value="PT17H45M48.716S">
            <text:p>17:45:48.72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28">
            <text:p>32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29">
            <text:p>2429</text:p>
          </table:table-cell>
          <table:table-cell office:value-type="time" office:time-value="PT17H45M49.048S">
            <text:p>17:45:49.05</text:p>
          </table:table-cell>
          <table:table-cell office:value-type="string">
            <text:p>TC0002_PlannerB 2-20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0">
            <text:p>2430</text:p>
          </table:table-cell>
          <table:table-cell office:value-type="time" office:time-value="PT17H45M49.063S">
            <text:p>17:45:49.06</text:p>
          </table:table-cell>
          <table:table-cell office:value-type="string">
            <text:p>TC0002_PlannerB 2-20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1">
            <text:p>2431</text:p>
          </table:table-cell>
          <table:table-cell office:value-type="time" office:time-value="PT17H45M49.07S">
            <text:p>17:45:49.07</text:p>
          </table:table-cell>
          <table:table-cell office:value-type="string">
            <text:p>TC0002_PlannerB 2-20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32">
            <text:p>2432</text:p>
          </table:table-cell>
          <table:table-cell office:value-type="time" office:time-value="PT17H45M43.208S">
            <text:p>17:45:43.21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6209">
            <text:p>6209</text:p>
          </table:table-cell>
          <table:table-cell office:value-type="string">
            <text:p>Success</text:p>
          </table:table-cell>
          <table:table-cell office:value-type="float" office:value="68338">
            <text:p>68338</text:p>
          </table:table-cell>
          <table:table-cell table:number-columns-repeated="1017"/>
        </table:table-row>
        <table:table-row table:style-name="ro1">
          <table:table-cell office:value-type="float" office:value="2433">
            <text:p>2433</text:p>
          </table:table-cell>
          <table:table-cell office:value-type="time" office:time-value="PT17H45M45.925S">
            <text:p>17:45:45.93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488">
            <text:p>3488</text:p>
          </table:table-cell>
          <table:table-cell office:value-type="string">
            <text:p>Success</text:p>
          </table:table-cell>
          <table:table-cell office:value-type="float" office:value="68275">
            <text:p>68275</text:p>
          </table:table-cell>
          <table:table-cell table:number-columns-repeated="1017"/>
        </table:table-row>
        <table:table-row table:style-name="ro1">
          <table:table-cell office:value-type="float" office:value="2434">
            <text:p>2434</text:p>
          </table:table-cell>
          <table:table-cell office:value-type="time" office:time-value="PT17H45M49.372S">
            <text:p>17:45:49.37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35">
            <text:p>2435</text:p>
          </table:table-cell>
          <table:table-cell office:value-type="time" office:time-value="PT17H45M45.069S">
            <text:p>17:45:45.07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4562">
            <text:p>4562</text:p>
          </table:table-cell>
          <table:table-cell office:value-type="string">
            <text:p>Success</text:p>
          </table:table-cell>
          <table:table-cell office:value-type="float" office:value="66161">
            <text:p>66161</text:p>
          </table:table-cell>
          <table:table-cell table:number-columns-repeated="1017"/>
        </table:table-row>
        <table:table-row table:style-name="ro1">
          <table:table-cell office:value-type="float" office:value="2436">
            <text:p>2436</text:p>
          </table:table-cell>
          <table:table-cell office:value-type="time" office:time-value="PT17H45M49.583S">
            <text:p>17:45:49.58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37">
            <text:p>2437</text:p>
          </table:table-cell>
          <table:table-cell office:value-type="time" office:time-value="PT17H45M48.72S">
            <text:p>17:45:48.72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046">
            <text:p>104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38">
            <text:p>2438</text:p>
          </table:table-cell>
          <table:table-cell office:value-type="time" office:time-value="PT17H45M49.759S">
            <text:p>17:45:49.76</text:p>
          </table:table-cell>
          <table:table-cell office:value-type="string">
            <text:p>TC0001_PlannerA 1-29</text:p>
          </table:table-cell>
          <table:table-cell office:value-type="string">
            <text:p>/channels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9">
            <text:p>2439</text:p>
          </table:table-cell>
          <table:table-cell office:value-type="time" office:time-value="PT17H45M49.776S">
            <text:p>17:45:49.78</text:p>
          </table:table-cell>
          <table:table-cell office:value-type="string">
            <text:p>TC0001_PlannerA 1-29</text:p>
          </table:table-cell>
          <table:table-cell office:value-type="string">
            <text:p>/channels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0">
            <text:p>2440</text:p>
          </table:table-cell>
          <table:table-cell office:value-type="time" office:time-value="PT17H45M49.784S">
            <text:p>17:45:49.78</text:p>
          </table:table-cell>
          <table:table-cell office:value-type="string">
            <text:p>TC0001_PlannerA 1-2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41">
            <text:p>2441</text:p>
          </table:table-cell>
          <table:table-cell office:value-type="time" office:time-value="PT17H45M43.769S">
            <text:p>17:45:43.77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6520">
            <text:p>6520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442">
            <text:p>2442</text:p>
          </table:table-cell>
          <table:table-cell office:value-type="time" office:time-value="PT17H45M47.159S">
            <text:p>17:45:47.16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108">
            <text:p>3108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443">
            <text:p>2443</text:p>
          </table:table-cell>
          <table:table-cell office:value-type="time" office:time-value="PT17H45M45.941S">
            <text:p>17:45:45.94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357">
            <text:p>4357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444">
            <text:p>2444</text:p>
          </table:table-cell>
          <table:table-cell office:value-type="time" office:time-value="PT17H45M46.814S">
            <text:p>17:45:46.81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3480">
            <text:p>3480</text:p>
          </table:table-cell>
          <table:table-cell office:value-type="string">
            <text:p>Success</text:p>
          </table:table-cell>
          <table:table-cell office:value-type="float" office:value="48112">
            <text:p>48112</text:p>
          </table:table-cell>
          <table:table-cell table:number-columns-repeated="1017"/>
        </table:table-row>
        <table:table-row table:style-name="ro1">
          <table:table-cell office:value-type="float" office:value="2445">
            <text:p>2445</text:p>
          </table:table-cell>
          <table:table-cell office:value-type="time" office:time-value="PT17H45M40.556S">
            <text:p>17:45:40.56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9798">
            <text:p>9798</text:p>
          </table:table-cell>
          <table:table-cell office:value-type="string">
            <text:p>Success</text:p>
          </table:table-cell>
          <table:table-cell office:value-type="float" office:value="47231">
            <text:p>47231</text:p>
          </table:table-cell>
          <table:table-cell table:number-columns-repeated="1017"/>
        </table:table-row>
        <table:table-row table:style-name="ro1">
          <table:table-cell office:value-type="float" office:value="2446">
            <text:p>2446</text:p>
          </table:table-cell>
          <table:table-cell office:value-type="time" office:time-value="PT17H45M45.115S">
            <text:p>17:45:45.12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5218">
            <text:p>5218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447">
            <text:p>2447</text:p>
          </table:table-cell>
          <table:table-cell office:value-type="time" office:time-value="PT17H45M42.225S">
            <text:p>17:45:42.23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8130">
            <text:p>8130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448">
            <text:p>2448</text:p>
          </table:table-cell>
          <table:table-cell office:value-type="time" office:time-value="PT17H45M41.821S">
            <text:p>17:45:41.82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8541">
            <text:p>8541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449">
            <text:p>2449</text:p>
          </table:table-cell>
          <table:table-cell office:value-type="time" office:time-value="PT17H45M50.274S">
            <text:p>17:45:50.2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50">
            <text:p>2450</text:p>
          </table:table-cell>
          <table:table-cell office:value-type="time" office:time-value="PT17H45M45.051S">
            <text:p>17:45:45.05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5302">
            <text:p>5302</text:p>
          </table:table-cell>
          <table:table-cell office:value-type="string">
            <text:p>Success</text:p>
          </table:table-cell>
          <table:table-cell office:value-type="float" office:value="78915">
            <text:p>78915</text:p>
          </table:table-cell>
          <table:table-cell table:number-columns-repeated="1017"/>
        </table:table-row>
        <table:table-row table:style-name="ro1">
          <table:table-cell office:value-type="float" office:value="2451">
            <text:p>2451</text:p>
          </table:table-cell>
          <table:table-cell office:value-type="time" office:time-value="PT17H45M45.874S">
            <text:p>17:45:45.87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4849">
            <text:p>4849</text:p>
          </table:table-cell>
          <table:table-cell office:value-type="string">
            <text:p>Success</text:p>
          </table:table-cell>
          <table:table-cell office:value-type="float" office:value="65875">
            <text:p>65875</text:p>
          </table:table-cell>
          <table:table-cell table:number-columns-repeated="1017"/>
        </table:table-row>
        <table:table-row table:style-name="ro1">
          <table:table-cell office:value-type="float" office:value="2452">
            <text:p>2452</text:p>
          </table:table-cell>
          <table:table-cell office:value-type="time" office:time-value="PT17H45M45.878S">
            <text:p>17:45:45.88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4888">
            <text:p>4888</text:p>
          </table:table-cell>
          <table:table-cell office:value-type="string">
            <text:p>Success</text:p>
          </table:table-cell>
          <table:table-cell office:value-type="float" office:value="65969">
            <text:p>65969</text:p>
          </table:table-cell>
          <table:table-cell table:number-columns-repeated="1017"/>
        </table:table-row>
        <table:table-row table:style-name="ro1">
          <table:table-cell office:value-type="float" office:value="2453">
            <text:p>2453</text:p>
          </table:table-cell>
          <table:table-cell office:value-type="time" office:time-value="PT17H45M45.918S">
            <text:p>17:45:45.92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4944">
            <text:p>4944</text:p>
          </table:table-cell>
          <table:table-cell office:value-type="string">
            <text:p>Success</text:p>
          </table:table-cell>
          <table:table-cell office:value-type="float" office:value="68135">
            <text:p>68135</text:p>
          </table:table-cell>
          <table:table-cell table:number-columns-repeated="1017"/>
        </table:table-row>
        <table:table-row table:style-name="ro1">
          <table:table-cell office:value-type="float" office:value="2454">
            <text:p>2454</text:p>
          </table:table-cell>
          <table:table-cell office:value-type="time" office:time-value="PT17H45M47.837S">
            <text:p>17:45:47.84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007">
            <text:p>3007</text:p>
          </table:table-cell>
          <table:table-cell office:value-type="string">
            <text:p>Success</text:p>
          </table:table-cell>
          <table:table-cell office:value-type="float" office:value="56747">
            <text:p>56747</text:p>
          </table:table-cell>
          <table:table-cell table:number-columns-repeated="1017"/>
        </table:table-row>
        <table:table-row table:style-name="ro1">
          <table:table-cell office:value-type="float" office:value="2455">
            <text:p>2455</text:p>
          </table:table-cell>
          <table:table-cell office:value-type="time" office:time-value="PT17H45M47.903S">
            <text:p>17:45:47.90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953">
            <text:p>2953</text:p>
          </table:table-cell>
          <table:table-cell office:value-type="string">
            <text:p>Success</text:p>
          </table:table-cell>
          <table:table-cell office:value-type="float" office:value="56750">
            <text:p>56750</text:p>
          </table:table-cell>
          <table:table-cell table:number-columns-repeated="1017"/>
        </table:table-row>
        <table:table-row table:style-name="ro1">
          <table:table-cell office:value-type="float" office:value="2456">
            <text:p>2456</text:p>
          </table:table-cell>
          <table:table-cell office:value-type="time" office:time-value="PT17H45M50.245S">
            <text:p>17:45:50.25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603">
            <text:p>603</text:p>
          </table:table-cell>
          <table:table-cell office:value-type="string">
            <text:p>Success</text:p>
          </table:table-cell>
          <table:table-cell office:value-type="float" office:value="60831">
            <text:p>60831</text:p>
          </table:table-cell>
          <table:table-cell table:number-columns-repeated="1017"/>
        </table:table-row>
        <table:table-row table:style-name="ro1">
          <table:table-cell office:value-type="float" office:value="2457">
            <text:p>2457</text:p>
          </table:table-cell>
          <table:table-cell office:value-type="time" office:time-value="PT17H45M48.73S">
            <text:p>17:45:48.73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134">
            <text:p>2134</text:p>
          </table:table-cell>
          <table:table-cell office:value-type="string">
            <text:p>Success</text:p>
          </table:table-cell>
          <table:table-cell office:value-type="float" office:value="60831">
            <text:p>60831</text:p>
          </table:table-cell>
          <table:table-cell table:number-columns-repeated="1017"/>
        </table:table-row>
        <table:table-row table:style-name="ro1">
          <table:table-cell office:value-type="float" office:value="2458">
            <text:p>2458</text:p>
          </table:table-cell>
          <table:table-cell office:value-type="time" office:time-value="PT17H45M45.868S">
            <text:p>17:45:45.87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5035">
            <text:p>5035</text:p>
          </table:table-cell>
          <table:table-cell office:value-type="string">
            <text:p>Success</text:p>
          </table:table-cell>
          <table:table-cell office:value-type="float" office:value="67940">
            <text:p>67940</text:p>
          </table:table-cell>
          <table:table-cell table:number-columns-repeated="1017"/>
        </table:table-row>
        <table:table-row table:style-name="ro1">
          <table:table-cell office:value-type="float" office:value="2459">
            <text:p>2459</text:p>
          </table:table-cell>
          <table:table-cell office:value-type="time" office:time-value="PT17H45M50.843S">
            <text:p>17:45:50.84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60">
            <text:p>2460</text:p>
          </table:table-cell>
          <table:table-cell office:value-type="time" office:time-value="PT17H45M50.83S">
            <text:p>17:45:50.83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61">
            <text:p>2461</text:p>
          </table:table-cell>
          <table:table-cell office:value-type="time" office:time-value="PT17H45M45.956S">
            <text:p>17:45:45.96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5028">
            <text:p>5028</text:p>
          </table:table-cell>
          <table:table-cell office:value-type="string">
            <text:p>Success</text:p>
          </table:table-cell>
          <table:table-cell office:value-type="float" office:value="68180">
            <text:p>68180</text:p>
          </table:table-cell>
          <table:table-cell table:number-columns-repeated="1017"/>
        </table:table-row>
        <table:table-row table:style-name="ro1">
          <table:table-cell office:value-type="float" office:value="2462">
            <text:p>2462</text:p>
          </table:table-cell>
          <table:table-cell office:value-type="time" office:time-value="PT17H45M48.815S">
            <text:p>17:45:48.82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147">
            <text:p>2147</text:p>
          </table:table-cell>
          <table:table-cell office:value-type="string">
            <text:p>Success</text:p>
          </table:table-cell>
          <table:table-cell office:value-type="float" office:value="60876">
            <text:p>60876</text:p>
          </table:table-cell>
          <table:table-cell table:number-columns-repeated="1017"/>
        </table:table-row>
        <table:table-row table:style-name="ro1">
          <table:table-cell office:value-type="float" office:value="2463">
            <text:p>2463</text:p>
          </table:table-cell>
          <table:table-cell office:value-type="time" office:time-value="PT17H45M50.942S">
            <text:p>17:45:50.94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64">
            <text:p>2464</text:p>
          </table:table-cell>
          <table:table-cell office:value-type="time" office:time-value="PT17H45M50.955S">
            <text:p>17:45:50.96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65">
            <text:p>2465</text:p>
          </table:table-cell>
          <table:table-cell office:value-type="time" office:time-value="PT17H45M48.775S">
            <text:p>17:45:48.78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052">
            <text:p>3052</text:p>
          </table:table-cell>
          <table:table-cell office:value-type="string">
            <text:p>Success</text:p>
          </table:table-cell>
          <table:table-cell office:value-type="float" office:value="60886">
            <text:p>60886</text:p>
          </table:table-cell>
          <table:table-cell table:number-columns-repeated="1017"/>
        </table:table-row>
        <table:table-row table:style-name="ro1">
          <table:table-cell office:value-type="float" office:value="2466">
            <text:p>2466</text:p>
          </table:table-cell>
          <table:table-cell office:value-type="time" office:time-value="PT17H45M51.818S">
            <text:p>17:45:51.8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67">
            <text:p>2467</text:p>
          </table:table-cell>
          <table:table-cell office:value-type="time" office:time-value="PT17H45M48.812S">
            <text:p>17:45:48.81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3111">
            <text:p>3111</text:p>
          </table:table-cell>
          <table:table-cell office:value-type="string">
            <text:p>Success</text:p>
          </table:table-cell>
          <table:table-cell office:value-type="float" office:value="58820">
            <text:p>58820</text:p>
          </table:table-cell>
          <table:table-cell table:number-columns-repeated="1017"/>
        </table:table-row>
        <table:table-row table:style-name="ro1">
          <table:table-cell office:value-type="float" office:value="2468">
            <text:p>2468</text:p>
          </table:table-cell>
          <table:table-cell office:value-type="time" office:time-value="PT17H45M51.912S">
            <text:p>17:45:51.91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69">
            <text:p>2469</text:p>
          </table:table-cell>
          <table:table-cell office:value-type="time" office:time-value="PT17H45M48.772S">
            <text:p>17:45:48.77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3279">
            <text:p>3279</text:p>
          </table:table-cell>
          <table:table-cell office:value-type="string">
            <text:p>Success</text:p>
          </table:table-cell>
          <table:table-cell office:value-type="float" office:value="24565">
            <text:p>24565</text:p>
          </table:table-cell>
          <table:table-cell table:number-columns-repeated="1017"/>
        </table:table-row>
        <table:table-row table:style-name="ro1">
          <table:table-cell office:value-type="float" office:value="2470">
            <text:p>2470</text:p>
          </table:table-cell>
          <table:table-cell office:value-type="time" office:time-value="PT17H45M48.759S">
            <text:p>17:45:48.76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3305">
            <text:p>3305</text:p>
          </table:table-cell>
          <table:table-cell office:value-type="string">
            <text:p>Success</text:p>
          </table:table-cell>
          <table:table-cell office:value-type="float" office:value="24565">
            <text:p>24565</text:p>
          </table:table-cell>
          <table:table-cell table:number-columns-repeated="1017"/>
        </table:table-row>
        <table:table-row table:style-name="ro1">
          <table:table-cell office:value-type="float" office:value="2471">
            <text:p>2471</text:p>
          </table:table-cell>
          <table:table-cell office:value-type="time" office:time-value="PT17H45M48.769S">
            <text:p>17:45:48.77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313">
            <text:p>3313</text:p>
          </table:table-cell>
          <table:table-cell office:value-type="string">
            <text:p>Success</text:p>
          </table:table-cell>
          <table:table-cell office:value-type="float" office:value="60886">
            <text:p>60886</text:p>
          </table:table-cell>
          <table:table-cell table:number-columns-repeated="1017"/>
        </table:table-row>
        <table:table-row table:style-name="ro1">
          <table:table-cell office:value-type="float" office:value="2472">
            <text:p>2472</text:p>
          </table:table-cell>
          <table:table-cell office:value-type="time" office:time-value="PT17H45M52.072S">
            <text:p>17:45:52.07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510">
            <text:p>2510</text:p>
          </table:table-cell>
          <table:table-cell table:number-columns-repeated="1017"/>
        </table:table-row>
        <table:table-row table:style-name="ro1">
          <table:table-cell office:value-type="float" office:value="2473">
            <text:p>2473</text:p>
          </table:table-cell>
          <table:table-cell office:value-type="time" office:time-value="PT17H45M52.089S">
            <text:p>17:45:52.09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510">
            <text:p>2510</text:p>
          </table:table-cell>
          <table:table-cell table:number-columns-repeated="1017"/>
        </table:table-row>
        <table:table-row table:style-name="ro1">
          <table:table-cell office:value-type="float" office:value="2474">
            <text:p>2474</text:p>
          </table:table-cell>
          <table:table-cell office:value-type="time" office:time-value="PT17H45M52.123S">
            <text:p>17:45:52.12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510">
            <text:p>2510</text:p>
          </table:table-cell>
          <table:table-cell table:number-columns-repeated="1017"/>
        </table:table-row>
        <table:table-row table:style-name="ro1">
          <table:table-cell office:value-type="float" office:value="2475">
            <text:p>2475</text:p>
          </table:table-cell>
          <table:table-cell office:value-type="time" office:time-value="PT17H45M43.956S">
            <text:p>17:45:43.96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8276">
            <text:p>8276</text:p>
          </table:table-cell>
          <table:table-cell office:value-type="string">
            <text:p>Success</text:p>
          </table:table-cell>
          <table:table-cell office:value-type="float" office:value="69817">
            <text:p>69817</text:p>
          </table:table-cell>
          <table:table-cell table:number-columns-repeated="1017"/>
        </table:table-row>
        <table:table-row table:style-name="ro1">
          <table:table-cell office:value-type="float" office:value="2476">
            <text:p>2476</text:p>
          </table:table-cell>
          <table:table-cell office:value-type="time" office:time-value="PT17H45M50.304S">
            <text:p>17:45:50.30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969">
            <text:p>1969</text:p>
          </table:table-cell>
          <table:table-cell office:value-type="string">
            <text:p>Success</text:p>
          </table:table-cell>
          <table:table-cell office:value-type="float" office:value="60844">
            <text:p>60844</text:p>
          </table:table-cell>
          <table:table-cell table:number-columns-repeated="1017"/>
        </table:table-row>
        <table:table-row table:style-name="ro1">
          <table:table-cell office:value-type="float" office:value="2477">
            <text:p>2477</text:p>
          </table:table-cell>
          <table:table-cell office:value-type="time" office:time-value="PT17H45M52.271S">
            <text:p>17:45:52.27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552">
            <text:p>2552</text:p>
          </table:table-cell>
          <table:table-cell table:number-columns-repeated="1017"/>
        </table:table-row>
        <table:table-row table:style-name="ro1">
          <table:table-cell office:value-type="float" office:value="2478">
            <text:p>2478</text:p>
          </table:table-cell>
          <table:table-cell office:value-type="time" office:time-value="PT17H45M50.291S">
            <text:p>17:45:50.29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033">
            <text:p>2033</text:p>
          </table:table-cell>
          <table:table-cell office:value-type="string">
            <text:p>Success</text:p>
          </table:table-cell>
          <table:table-cell office:value-type="float" office:value="64824">
            <text:p>64824</text:p>
          </table:table-cell>
          <table:table-cell table:number-columns-repeated="1017"/>
        </table:table-row>
        <table:table-row table:style-name="ro1">
          <table:table-cell office:value-type="float" office:value="2479">
            <text:p>2479</text:p>
          </table:table-cell>
          <table:table-cell office:value-type="time" office:time-value="PT17H45M50.286S">
            <text:p>17:45:50.29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042">
            <text:p>2042</text:p>
          </table:table-cell>
          <table:table-cell office:value-type="string">
            <text:p>Success</text:p>
          </table:table-cell>
          <table:table-cell office:value-type="float" office:value="64824">
            <text:p>64824</text:p>
          </table:table-cell>
          <table:table-cell table:number-columns-repeated="1017"/>
        </table:table-row>
        <table:table-row table:style-name="ro1">
          <table:table-cell office:value-type="float" office:value="2480">
            <text:p>2480</text:p>
          </table:table-cell>
          <table:table-cell office:value-type="time" office:time-value="PT17H45M50.255S">
            <text:p>17:45:50.26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084">
            <text:p>2084</text:p>
          </table:table-cell>
          <table:table-cell office:value-type="string">
            <text:p>Success</text:p>
          </table:table-cell>
          <table:table-cell office:value-type="float" office:value="64779">
            <text:p>64779</text:p>
          </table:table-cell>
          <table:table-cell table:number-columns-repeated="1017"/>
        </table:table-row>
        <table:table-row table:style-name="ro1">
          <table:table-cell office:value-type="float" office:value="2481">
            <text:p>2481</text:p>
          </table:table-cell>
          <table:table-cell office:value-type="time" office:time-value="PT17H45M52.054S">
            <text:p>17:45:52.05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82">
            <text:p>2482</text:p>
          </table:table-cell>
          <table:table-cell office:value-type="time" office:time-value="PT17H45M52.041S">
            <text:p>17:45:52.04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316">
            <text:p>31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83">
            <text:p>2483</text:p>
          </table:table-cell>
          <table:table-cell office:value-type="time" office:time-value="PT17H45M52.321S">
            <text:p>17:45:52.32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84">
            <text:p>2484</text:p>
          </table:table-cell>
          <table:table-cell office:value-type="time" office:time-value="PT17H45M52.319S">
            <text:p>17:45:52.32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85">
            <text:p>2485</text:p>
          </table:table-cell>
          <table:table-cell office:value-type="time" office:time-value="PT17H45M52.355S">
            <text:p>17:45:52.36</text:p>
          </table:table-cell>
          <table:table-cell office:value-type="string">
            <text:p>TC0001_PlannerA 1-9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6">
            <text:p>2486</text:p>
          </table:table-cell>
          <table:table-cell office:value-type="time" office:time-value="PT17H45M52.341S">
            <text:p>17:45:52.34</text:p>
          </table:table-cell>
          <table:table-cell office:value-type="string">
            <text:p>TC0001_PlannerA 1-26</text:p>
          </table:table-cell>
          <table:table-cell office:value-type="string">
            <text:p>/channels/logout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7">
            <text:p>2487</text:p>
          </table:table-cell>
          <table:table-cell office:value-type="time" office:time-value="PT17H45M52.371S">
            <text:p>17:45:52.37</text:p>
          </table:table-cell>
          <table:table-cell office:value-type="string">
            <text:p>TC0001_PlannerA 1-9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8">
            <text:p>2488</text:p>
          </table:table-cell>
          <table:table-cell office:value-type="time" office:time-value="PT17H45M52.376S">
            <text:p>17:45:52.38</text:p>
          </table:table-cell>
          <table:table-cell office:value-type="string">
            <text:p>TC0001_PlannerA 1-26</text:p>
          </table:table-cell>
          <table:table-cell office:value-type="string">
            <text:p>/channels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9">
            <text:p>2489</text:p>
          </table:table-cell>
          <table:table-cell office:value-type="time" office:time-value="PT17H45M52.38S">
            <text:p>17:45:52.38</text:p>
          </table:table-cell>
          <table:table-cell office:value-type="string">
            <text:p>TC0001_PlannerA 1-9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90">
            <text:p>2490</text:p>
          </table:table-cell>
          <table:table-cell office:value-type="time" office:time-value="PT17H45M47.861S">
            <text:p>17:45:47.86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559">
            <text:p>4559</text:p>
          </table:table-cell>
          <table:table-cell office:value-type="string">
            <text:p>Success</text:p>
          </table:table-cell>
          <table:table-cell office:value-type="float" office:value="47340">
            <text:p>47340</text:p>
          </table:table-cell>
          <table:table-cell table:number-columns-repeated="1017"/>
        </table:table-row>
        <table:table-row table:style-name="ro1">
          <table:table-cell office:value-type="float" office:value="2491">
            <text:p>2491</text:p>
          </table:table-cell>
          <table:table-cell office:value-type="time" office:time-value="PT17H45M52.389S">
            <text:p>17:45:52.39</text:p>
          </table:table-cell>
          <table:table-cell office:value-type="string">
            <text:p>TC0001_PlannerA 1-26</text:p>
          </table:table-cell>
          <table:table-cell office:value-type="string">
            <text:p>/channels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92">
            <text:p>2492</text:p>
          </table:table-cell>
          <table:table-cell office:value-type="time" office:time-value="PT17H45M52.317S">
            <text:p>17:45:52.32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552">
            <text:p>2552</text:p>
          </table:table-cell>
          <table:table-cell table:number-columns-repeated="1017"/>
        </table:table-row>
        <table:table-row table:style-name="ro1">
          <table:table-cell office:value-type="float" office:value="2493">
            <text:p>2493</text:p>
          </table:table-cell>
          <table:table-cell office:value-type="time" office:time-value="PT17H45M52.405S">
            <text:p>17:45:52.41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552">
            <text:p>2552</text:p>
          </table:table-cell>
          <table:table-cell table:number-columns-repeated="1017"/>
        </table:table-row>
        <table:table-row table:style-name="ro1">
          <table:table-cell office:value-type="float" office:value="2494">
            <text:p>2494</text:p>
          </table:table-cell>
          <table:table-cell office:value-type="time" office:time-value="PT17H45M48.808S">
            <text:p>17:45:48.81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3758">
            <text:p>3758</text:p>
          </table:table-cell>
          <table:table-cell office:value-type="string">
            <text:p>Success</text:p>
          </table:table-cell>
          <table:table-cell office:value-type="float" office:value="24567">
            <text:p>24567</text:p>
          </table:table-cell>
          <table:table-cell table:number-columns-repeated="1017"/>
        </table:table-row>
        <table:table-row table:style-name="ro1">
          <table:table-cell office:value-type="float" office:value="2495">
            <text:p>2495</text:p>
          </table:table-cell>
          <table:table-cell office:value-type="time" office:time-value="PT17H45M52.552S">
            <text:p>17:45:52.55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96">
            <text:p>2496</text:p>
          </table:table-cell>
          <table:table-cell office:value-type="time" office:time-value="PT17H45M47.208S">
            <text:p>17:45:47.21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512">
            <text:p>5512</text:p>
          </table:table-cell>
          <table:table-cell office:value-type="string">
            <text:p>Success</text:p>
          </table:table-cell>
          <table:table-cell office:value-type="float" office:value="53394">
            <text:p>53394</text:p>
          </table:table-cell>
          <table:table-cell table:number-columns-repeated="1017"/>
        </table:table-row>
        <table:table-row table:style-name="ro1">
          <table:table-cell office:value-type="float" office:value="2497">
            <text:p>2497</text:p>
          </table:table-cell>
          <table:table-cell office:value-type="time" office:time-value="PT17H45M50.852S">
            <text:p>17:45:50.85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1847">
            <text:p>1847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1">
          <table:table-cell office:value-type="float" office:value="2498">
            <text:p>2498</text:p>
          </table:table-cell>
          <table:table-cell office:value-type="time" office:time-value="PT17H45M52.659S">
            <text:p>17:45:52.66</text:p>
          </table:table-cell>
          <table:table-cell office:value-type="string">
            <text:p>TC0001_PlannerA 1-20</text:p>
          </table:table-cell>
          <table:table-cell office:value-type="string">
            <text:p>/channels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9">
            <text:p>2499</text:p>
          </table:table-cell>
          <table:table-cell office:value-type="time" office:time-value="PT17H45M50.682S">
            <text:p>17:45:50.68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020">
            <text:p>2020</text:p>
          </table:table-cell>
          <table:table-cell office:value-type="string">
            <text:p>Success</text:p>
          </table:table-cell>
          <table:table-cell office:value-type="float" office:value="15607">
            <text:p>15607</text:p>
          </table:table-cell>
          <table:table-cell table:number-columns-repeated="1017"/>
        </table:table-row>
        <table:table-row table:style-name="ro1">
          <table:table-cell office:value-type="float" office:value="2500">
            <text:p>2500</text:p>
          </table:table-cell>
          <table:table-cell office:value-type="time" office:time-value="PT17H45M52.692S">
            <text:p>17:45:52.69</text:p>
          </table:table-cell>
          <table:table-cell office:value-type="string">
            <text:p>TC0001_PlannerA 1-20</text:p>
          </table:table-cell>
          <table:table-cell office:value-type="string">
            <text:p>/channels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1">
            <text:p>2501</text:p>
          </table:table-cell>
          <table:table-cell office:value-type="time" office:time-value="PT17H45M52.702S">
            <text:p>17:45:52.70</text:p>
          </table:table-cell>
          <table:table-cell office:value-type="string">
            <text:p>TC0001_PlannerA 1-2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02">
            <text:p>2502</text:p>
          </table:table-cell>
          <table:table-cell office:value-type="time" office:time-value="PT17H45M48.723S">
            <text:p>17:45:48.72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4006">
            <text:p>4006</text:p>
          </table:table-cell>
          <table:table-cell office:value-type="string">
            <text:p>Success</text:p>
          </table:table-cell>
          <table:table-cell office:value-type="float" office:value="24567">
            <text:p>24567</text:p>
          </table:table-cell>
          <table:table-cell table:number-columns-repeated="1017"/>
        </table:table-row>
        <table:table-row table:style-name="ro1">
          <table:table-cell office:value-type="float" office:value="2503">
            <text:p>2503</text:p>
          </table:table-cell>
          <table:table-cell office:value-type="time" office:time-value="PT17H45M52.161S">
            <text:p>17:45:52.16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61">
            <text:p>561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2504">
            <text:p>2504</text:p>
          </table:table-cell>
          <table:table-cell office:value-type="time" office:time-value="PT17H45M52.687S">
            <text:p>17:45:52.69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05">
            <text:p>2505</text:p>
          </table:table-cell>
          <table:table-cell office:value-type="time" office:time-value="PT17H45M52.716S">
            <text:p>17:45:52.72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506">
            <text:p>2506</text:p>
          </table:table-cell>
          <table:table-cell office:value-type="time" office:time-value="PT17H45M52.693S">
            <text:p>17:45:52.69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07">
            <text:p>2507</text:p>
          </table:table-cell>
          <table:table-cell office:value-type="time" office:time-value="PT17H45M52.748S">
            <text:p>17:45:52.75</text:p>
          </table:table-cell>
          <table:table-cell office:value-type="string">
            <text:p>TC0002_PlannerB 2-9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8">
            <text:p>2508</text:p>
          </table:table-cell>
          <table:table-cell office:value-type="time" office:time-value="PT17H45M52.758S">
            <text:p>17:45:52.76</text:p>
          </table:table-cell>
          <table:table-cell office:value-type="string">
            <text:p>TC0002_PlannerB 2-9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9">
            <text:p>2509</text:p>
          </table:table-cell>
          <table:table-cell office:value-type="time" office:time-value="PT17H45M52.764S">
            <text:p>17:45:52.76</text:p>
          </table:table-cell>
          <table:table-cell office:value-type="string">
            <text:p>TC0002_PlannerB 2-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10">
            <text:p>2510</text:p>
          </table:table-cell>
          <table:table-cell office:value-type="time" office:time-value="PT17H45M52.711S">
            <text:p>17:45:52.71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11">
            <text:p>2511</text:p>
          </table:table-cell>
          <table:table-cell office:value-type="time" office:time-value="PT17H45M52.85S">
            <text:p>17:45:52.85</text:p>
          </table:table-cell>
          <table:table-cell office:value-type="string">
            <text:p>TC0001_PlannerA 1-23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12">
            <text:p>2512</text:p>
          </table:table-cell>
          <table:table-cell office:value-type="time" office:time-value="PT17H45M52.86S">
            <text:p>17:45:52.86</text:p>
          </table:table-cell>
          <table:table-cell office:value-type="string">
            <text:p>TC0001_PlannerA 1-23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13">
            <text:p>2513</text:p>
          </table:table-cell>
          <table:table-cell office:value-type="time" office:time-value="PT17H45M52.866S">
            <text:p>17:45:52.87</text:p>
          </table:table-cell>
          <table:table-cell office:value-type="string">
            <text:p>TC0001_PlannerA 1-2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14">
            <text:p>2514</text:p>
          </table:table-cell>
          <table:table-cell office:value-type="time" office:time-value="PT17H45M52.689S">
            <text:p>17:45:52.69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219">
            <text:p>21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15">
            <text:p>2515</text:p>
          </table:table-cell>
          <table:table-cell office:value-type="time" office:time-value="PT17H45M49.364S">
            <text:p>17:45:49.36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3570">
            <text:p>3570</text:p>
          </table:table-cell>
          <table:table-cell office:value-type="string">
            <text:p>Success</text:p>
          </table:table-cell>
          <table:table-cell office:value-type="float" office:value="15607">
            <text:p>15607</text:p>
          </table:table-cell>
          <table:table-cell table:number-columns-repeated="1017"/>
        </table:table-row>
        <table:table-row table:style-name="ro1">
          <table:table-cell office:value-type="float" office:value="2516">
            <text:p>2516</text:p>
          </table:table-cell>
          <table:table-cell office:value-type="time" office:time-value="PT17H45M43.229S">
            <text:p>17:45:43.23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9767">
            <text:p>9767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517">
            <text:p>2517</text:p>
          </table:table-cell>
          <table:table-cell office:value-type="time" office:time-value="PT17H45M52.906S">
            <text:p>17:45:52.91</text:p>
          </table:table-cell>
          <table:table-cell office:value-type="string">
            <text:p>TC0002_PlannerB 2-22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18">
            <text:p>2518</text:p>
          </table:table-cell>
          <table:table-cell office:value-type="time" office:time-value="PT17H45M41.84S">
            <text:p>17:45:41.84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1171">
            <text:p>11171</text:p>
          </table:table-cell>
          <table:table-cell office:value-type="string">
            <text:p>Success</text:p>
          </table:table-cell>
          <table:table-cell office:value-type="float" office:value="51843">
            <text:p>51843</text:p>
          </table:table-cell>
          <table:table-cell table:number-columns-repeated="1017"/>
        </table:table-row>
        <table:table-row table:style-name="ro1">
          <table:table-cell office:value-type="float" office:value="2519">
            <text:p>2519</text:p>
          </table:table-cell>
          <table:table-cell office:value-type="time" office:time-value="PT17H45M44.563S">
            <text:p>17:45:44.56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8431">
            <text:p>8431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520">
            <text:p>2520</text:p>
          </table:table-cell>
          <table:table-cell office:value-type="time" office:time-value="PT17H45M52.926S">
            <text:p>17:45:52.93</text:p>
          </table:table-cell>
          <table:table-cell office:value-type="string">
            <text:p>TC0002_PlannerB 2-22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21">
            <text:p>2521</text:p>
          </table:table-cell>
          <table:table-cell office:value-type="time" office:time-value="PT17H45M49.392S">
            <text:p>17:45:49.39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3558">
            <text:p>3558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522">
            <text:p>2522</text:p>
          </table:table-cell>
          <table:table-cell office:value-type="time" office:time-value="PT17H45M52.934S">
            <text:p>17:45:52.93</text:p>
          </table:table-cell>
          <table:table-cell office:value-type="string">
            <text:p>TC0002_PlannerB 2-22</text:p>
          </table:table-cell>
          <table:table-cell office:value-type="string">
            <text:p>/channels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23">
            <text:p>2523</text:p>
          </table:table-cell>
          <table:table-cell office:value-type="time" office:time-value="PT17H45M52.916S">
            <text:p>17:45:52.92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24">
            <text:p>2524</text:p>
          </table:table-cell>
          <table:table-cell office:value-type="time" office:time-value="PT17H45M46.658S">
            <text:p>17:45:46.66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6490">
            <text:p>6490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525">
            <text:p>2525</text:p>
          </table:table-cell>
          <table:table-cell office:value-type="time" office:time-value="PT17H45M53.088S">
            <text:p>17:45:53.09</text:p>
          </table:table-cell>
          <table:table-cell office:value-type="string">
            <text:p>TC0002_PlannerB 2-8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26">
            <text:p>2526</text:p>
          </table:table-cell>
          <table:table-cell office:value-type="time" office:time-value="PT17H45M53.109S">
            <text:p>17:45:53.11</text:p>
          </table:table-cell>
          <table:table-cell office:value-type="string">
            <text:p>TC0002_PlannerB 2-8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27">
            <text:p>2527</text:p>
          </table:table-cell>
          <table:table-cell office:value-type="time" office:time-value="PT17H45M53.117S">
            <text:p>17:45:53.12</text:p>
          </table:table-cell>
          <table:table-cell office:value-type="string">
            <text:p>TC0002_PlannerB 2-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28">
            <text:p>2528</text:p>
          </table:table-cell>
          <table:table-cell office:value-type="time" office:time-value="PT17H45M50.82S">
            <text:p>17:45:50.82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318">
            <text:p>2318</text:p>
          </table:table-cell>
          <table:table-cell office:value-type="string">
            <text:p>Success</text:p>
          </table:table-cell>
          <table:table-cell office:value-type="float" office:value="15611">
            <text:p>15611</text:p>
          </table:table-cell>
          <table:table-cell table:number-columns-repeated="1017"/>
        </table:table-row>
        <table:table-row table:style-name="ro1">
          <table:table-cell office:value-type="float" office:value="2529">
            <text:p>2529</text:p>
          </table:table-cell>
          <table:table-cell office:value-type="time" office:time-value="PT17H45M48.842S">
            <text:p>17:45:48.84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307">
            <text:p>4307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530">
            <text:p>2530</text:p>
          </table:table-cell>
          <table:table-cell office:value-type="time" office:time-value="PT17H45M53.126S">
            <text:p>17:45:53.13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35">
            <text:p>23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31">
            <text:p>2531</text:p>
          </table:table-cell>
          <table:table-cell office:value-type="time" office:time-value="PT17H45M50.857S">
            <text:p>17:45:50.86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2531">
            <text:p>2531</text:p>
          </table:table-cell>
          <table:table-cell office:value-type="string">
            <text:p>Success</text:p>
          </table:table-cell>
          <table:table-cell office:value-type="float" office:value="15611">
            <text:p>15611</text:p>
          </table:table-cell>
          <table:table-cell table:number-columns-repeated="1017"/>
        </table:table-row>
        <table:table-row table:style-name="ro1">
          <table:table-cell office:value-type="float" office:value="2532">
            <text:p>2532</text:p>
          </table:table-cell>
          <table:table-cell office:value-type="time" office:time-value="PT17H45M50.724S">
            <text:p>17:45:50.72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685">
            <text:p>2685</text:p>
          </table:table-cell>
          <table:table-cell office:value-type="string">
            <text:p>Success</text:p>
          </table:table-cell>
          <table:table-cell office:value-type="float" office:value="15611">
            <text:p>15611</text:p>
          </table:table-cell>
          <table:table-cell table:number-columns-repeated="1017"/>
        </table:table-row>
        <table:table-row table:style-name="ro1">
          <table:table-cell office:value-type="float" office:value="2533">
            <text:p>2533</text:p>
          </table:table-cell>
          <table:table-cell office:value-type="time" office:time-value="PT17H45M53.359S">
            <text:p>17:45:53.36</text:p>
          </table:table-cell>
          <table:table-cell office:value-type="string">
            <text:p>TC0002_PlannerB 2-14</text:p>
          </table:table-cell>
          <table:table-cell office:value-type="string">
            <text:p>/channels/logout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4">
            <text:p>2534</text:p>
          </table:table-cell>
          <table:table-cell office:value-type="time" office:time-value="PT17H45M50.859S">
            <text:p>17:45:50.8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560">
            <text:p>2560</text:p>
          </table:table-cell>
          <table:table-cell office:value-type="string">
            <text:p>Success</text:p>
          </table:table-cell>
          <table:table-cell office:value-type="float" office:value="15607">
            <text:p>15607</text:p>
          </table:table-cell>
          <table:table-cell table:number-columns-repeated="1017"/>
        </table:table-row>
        <table:table-row table:style-name="ro1">
          <table:table-cell office:value-type="float" office:value="2535">
            <text:p>2535</text:p>
          </table:table-cell>
          <table:table-cell office:value-type="time" office:time-value="PT17H45M53.395S">
            <text:p>17:45:53.40</text:p>
          </table:table-cell>
          <table:table-cell office:value-type="string">
            <text:p>TC0002_PlannerB 2-14</text:p>
          </table:table-cell>
          <table:table-cell office:value-type="string">
            <text:p>/channels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6">
            <text:p>2536</text:p>
          </table:table-cell>
          <table:table-cell office:value-type="time" office:time-value="PT17H45M48.804S">
            <text:p>17:45:48.80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635">
            <text:p>4635</text:p>
          </table:table-cell>
          <table:table-cell office:value-type="string">
            <text:p>Success</text:p>
          </table:table-cell>
          <table:table-cell office:value-type="float" office:value="47340">
            <text:p>47340</text:p>
          </table:table-cell>
          <table:table-cell table:number-columns-repeated="1017"/>
        </table:table-row>
        <table:table-row table:style-name="ro1">
          <table:table-cell office:value-type="float" office:value="2537">
            <text:p>2537</text:p>
          </table:table-cell>
          <table:table-cell office:value-type="time" office:time-value="PT17H45M53.408S">
            <text:p>17:45:53.41</text:p>
          </table:table-cell>
          <table:table-cell office:value-type="string">
            <text:p>TC0002_PlannerB 2-1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38">
            <text:p>2538</text:p>
          </table:table-cell>
          <table:table-cell office:value-type="time" office:time-value="PT17H45M52.175S">
            <text:p>17:45:52.18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257">
            <text:p>1257</text:p>
          </table:table-cell>
          <table:table-cell office:value-type="string">
            <text:p>Success</text:p>
          </table:table-cell>
          <table:table-cell office:value-type="float" office:value="15611">
            <text:p>15611</text:p>
          </table:table-cell>
          <table:table-cell table:number-columns-repeated="1017"/>
        </table:table-row>
        <table:table-row table:style-name="ro1">
          <table:table-cell office:value-type="float" office:value="2539">
            <text:p>2539</text:p>
          </table:table-cell>
          <table:table-cell office:value-type="time" office:time-value="PT17H45M51.833S">
            <text:p>17:45:51.83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605">
            <text:p>1605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540">
            <text:p>2540</text:p>
          </table:table-cell>
          <table:table-cell office:value-type="time" office:time-value="PT17H45M53.371S">
            <text:p>17:45:53.37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41">
            <text:p>2541</text:p>
          </table:table-cell>
          <table:table-cell office:value-type="time" office:time-value="PT17H45M53.417S">
            <text:p>17:45:53.42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42">
            <text:p>2542</text:p>
          </table:table-cell>
          <table:table-cell office:value-type="time" office:time-value="PT17H45M53.568S">
            <text:p>17:45:53.57</text:p>
          </table:table-cell>
          <table:table-cell office:value-type="string">
            <text:p>TC0002_PlannerB 2-13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3">
            <text:p>2543</text:p>
          </table:table-cell>
          <table:table-cell office:value-type="time" office:time-value="PT17H45M53.587S">
            <text:p>17:45:53.59</text:p>
          </table:table-cell>
          <table:table-cell office:value-type="string">
            <text:p>TC0002_PlannerB 2-13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4">
            <text:p>2544</text:p>
          </table:table-cell>
          <table:table-cell office:value-type="time" office:time-value="PT17H45M53.577S">
            <text:p>17:45:53.58</text:p>
          </table:table-cell>
          <table:table-cell office:value-type="string">
            <text:p>TC0002_PlannerB 2-17</text:p>
          </table:table-cell>
          <table:table-cell office:value-type="string">
            <text:p>/channels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5">
            <text:p>2545</text:p>
          </table:table-cell>
          <table:table-cell office:value-type="time" office:time-value="PT17H45M53.593S">
            <text:p>17:45:53.59</text:p>
          </table:table-cell>
          <table:table-cell office:value-type="string">
            <text:p>TC0002_PlannerB 2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46">
            <text:p>2546</text:p>
          </table:table-cell>
          <table:table-cell office:value-type="time" office:time-value="PT17H45M53.594S">
            <text:p>17:45:53.59</text:p>
          </table:table-cell>
          <table:table-cell office:value-type="string">
            <text:p>TC0002_PlannerB 2-17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7">
            <text:p>2547</text:p>
          </table:table-cell>
          <table:table-cell office:value-type="time" office:time-value="PT17H45M53.602S">
            <text:p>17:45:53.60</text:p>
          </table:table-cell>
          <table:table-cell office:value-type="string">
            <text:p>TC0002_PlannerB 2-1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48">
            <text:p>2548</text:p>
          </table:table-cell>
          <table:table-cell office:value-type="time" office:time-value="PT17H45M53.402S">
            <text:p>17:45:53.40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70">
            <text:p>37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49">
            <text:p>2549</text:p>
          </table:table-cell>
          <table:table-cell office:value-type="time" office:time-value="PT17H45M53.391S">
            <text:p>17:45:53.39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402">
            <text:p>40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50">
            <text:p>2550</text:p>
          </table:table-cell>
          <table:table-cell office:value-type="time" office:time-value="PT17H45M51.927S">
            <text:p>17:45:51.93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921">
            <text:p>1921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551">
            <text:p>2551</text:p>
          </table:table-cell>
          <table:table-cell office:value-type="time" office:time-value="PT17H45M52.359S">
            <text:p>17:45:52.36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487">
            <text:p>1487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552">
            <text:p>2552</text:p>
          </table:table-cell>
          <table:table-cell office:value-type="time" office:time-value="PT17H45M50.971S">
            <text:p>17:45:50.97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886">
            <text:p>2886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553">
            <text:p>2553</text:p>
          </table:table-cell>
          <table:table-cell office:value-type="time" office:time-value="PT17H45M52.333S">
            <text:p>17:45:52.33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525">
            <text:p>1525</text:p>
          </table:table-cell>
          <table:table-cell office:value-type="string">
            <text:p>Success</text:p>
          </table:table-cell>
          <table:table-cell office:value-type="float" office:value="15607">
            <text:p>15607</text:p>
          </table:table-cell>
          <table:table-cell table:number-columns-repeated="1017"/>
        </table:table-row>
        <table:table-row table:style-name="ro1">
          <table:table-cell office:value-type="float" office:value="2554">
            <text:p>2554</text:p>
          </table:table-cell>
          <table:table-cell office:value-type="time" office:time-value="PT17H45M53.802S">
            <text:p>17:45:53.80</text:p>
          </table:table-cell>
          <table:table-cell office:value-type="string">
            <text:p>TC0002_PlannerB 2-16</text:p>
          </table:table-cell>
          <table:table-cell office:value-type="string">
            <text:p>/channels/logout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5">
            <text:p>2555</text:p>
          </table:table-cell>
          <table:table-cell office:value-type="time" office:time-value="PT17H45M53.783S">
            <text:p>17:45:53.78</text:p>
          </table:table-cell>
          <table:table-cell office:value-type="string">
            <text:p>TC0002_PlannerB 2-19</text:p>
          </table:table-cell>
          <table:table-cell office:value-type="string">
            <text:p>/channels/logout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6">
            <text:p>2556</text:p>
          </table:table-cell>
          <table:table-cell office:value-type="time" office:time-value="PT17H45M50.295S">
            <text:p>17:45:50.30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3589">
            <text:p>3589</text:p>
          </table:table-cell>
          <table:table-cell office:value-type="string">
            <text:p>Success</text:p>
          </table:table-cell>
          <table:table-cell office:value-type="float" office:value="46670">
            <text:p>46670</text:p>
          </table:table-cell>
          <table:table-cell table:number-columns-repeated="1017"/>
        </table:table-row>
        <table:table-row table:style-name="ro1">
          <table:table-cell office:value-type="float" office:value="2557">
            <text:p>2557</text:p>
          </table:table-cell>
          <table:table-cell office:value-type="time" office:time-value="PT17H45M50.893S">
            <text:p>17:45:50.89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994">
            <text:p>2994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558">
            <text:p>2558</text:p>
          </table:table-cell>
          <table:table-cell office:value-type="time" office:time-value="PT17H45M50.899S">
            <text:p>17:45:50.90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998">
            <text:p>2998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559">
            <text:p>2559</text:p>
          </table:table-cell>
          <table:table-cell office:value-type="time" office:time-value="PT17H45M53.861S">
            <text:p>17:45:53.86</text:p>
          </table:table-cell>
          <table:table-cell office:value-type="string">
            <text:p>TC0002_PlannerB 2-16</text:p>
          </table:table-cell>
          <table:table-cell office:value-type="string">
            <text:p>/channels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0">
            <text:p>2560</text:p>
          </table:table-cell>
          <table:table-cell office:value-type="time" office:time-value="PT17H45M53.863S">
            <text:p>17:45:53.86</text:p>
          </table:table-cell>
          <table:table-cell office:value-type="string">
            <text:p>TC0002_PlannerB 2-19</text:p>
          </table:table-cell>
          <table:table-cell office:value-type="string">
            <text:p>/channels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1">
            <text:p>2561</text:p>
          </table:table-cell>
          <table:table-cell office:value-type="time" office:time-value="PT17H45M49.608S">
            <text:p>17:45:49.61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4293">
            <text:p>4293</text:p>
          </table:table-cell>
          <table:table-cell office:value-type="string">
            <text:p>Success</text:p>
          </table:table-cell>
          <table:table-cell office:value-type="float" office:value="54840">
            <text:p>54840</text:p>
          </table:table-cell>
          <table:table-cell table:number-columns-repeated="1017"/>
        </table:table-row>
        <table:table-row table:style-name="ro1">
          <table:table-cell office:value-type="float" office:value="2562">
            <text:p>2562</text:p>
          </table:table-cell>
          <table:table-cell office:value-type="time" office:time-value="PT17H45M53.882S">
            <text:p>17:45:53.88</text:p>
          </table:table-cell>
          <table:table-cell office:value-type="string">
            <text:p>TC0002_PlannerB 2-16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63">
            <text:p>2563</text:p>
          </table:table-cell>
          <table:table-cell office:value-type="time" office:time-value="PT17H45M50.961S">
            <text:p>17:45:50.96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948">
            <text:p>2948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564">
            <text:p>2564</text:p>
          </table:table-cell>
          <table:table-cell office:value-type="time" office:time-value="PT17H45M53.882S">
            <text:p>17:45:53.88</text:p>
          </table:table-cell>
          <table:table-cell office:value-type="string">
            <text:p>TC0002_PlannerB 2-19</text:p>
          </table:table-cell>
          <table:table-cell office:value-type="string">
            <text:p>/channels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65">
            <text:p>2565</text:p>
          </table:table-cell>
          <table:table-cell office:value-type="time" office:time-value="PT17H45M53.867S">
            <text:p>17:45:53.8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66">
            <text:p>2566</text:p>
          </table:table-cell>
          <table:table-cell office:value-type="time" office:time-value="PT17H45M50.272S">
            <text:p>17:45:50.27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645">
            <text:p>3645</text:p>
          </table:table-cell>
          <table:table-cell office:value-type="string">
            <text:p>Success</text:p>
          </table:table-cell>
          <table:table-cell office:value-type="float" office:value="24560">
            <text:p>24560</text:p>
          </table:table-cell>
          <table:table-cell table:number-columns-repeated="1017"/>
        </table:table-row>
        <table:table-row table:style-name="ro1">
          <table:table-cell office:value-type="float" office:value="2567">
            <text:p>2567</text:p>
          </table:table-cell>
          <table:table-cell office:value-type="time" office:time-value="PT17H45M53.847S">
            <text:p>17:45:53.85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66">
            <text:p>26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68">
            <text:p>2568</text:p>
          </table:table-cell>
          <table:table-cell office:value-type="time" office:time-value="PT17H45M54.116S">
            <text:p>17:45:54.12</text:p>
          </table:table-cell>
          <table:table-cell office:value-type="string">
            <text:p>TC0002_PlannerB 2-18</text:p>
          </table:table-cell>
          <table:table-cell office:value-type="string">
            <text:p>/channels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9">
            <text:p>2569</text:p>
          </table:table-cell>
          <table:table-cell office:value-type="time" office:time-value="PT17H45M54.134S">
            <text:p>17:45:54.13</text:p>
          </table:table-cell>
          <table:table-cell office:value-type="string">
            <text:p>TC0002_PlannerB 2-18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70">
            <text:p>2570</text:p>
          </table:table-cell>
          <table:table-cell office:value-type="time" office:time-value="PT17H45M54.141S">
            <text:p>17:45:54.14</text:p>
          </table:table-cell>
          <table:table-cell office:value-type="string">
            <text:p>TC0002_PlannerB 2-1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71">
            <text:p>2571</text:p>
          </table:table-cell>
          <table:table-cell office:value-type="time" office:time-value="PT17H45M53.91S">
            <text:p>17:45:53.91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462">
            <text:p>46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72">
            <text:p>2572</text:p>
          </table:table-cell>
          <table:table-cell office:value-type="time" office:time-value="PT17H45M54.373S">
            <text:p>17:45:54.37</text:p>
          </table:table-cell>
          <table:table-cell office:value-type="string">
            <text:p>TC0001_PlannerA 1-4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73">
            <text:p>2573</text:p>
          </table:table-cell>
          <table:table-cell office:value-type="time" office:time-value="PT17H45M54.389S">
            <text:p>17:45:54.39</text:p>
          </table:table-cell>
          <table:table-cell office:value-type="string">
            <text:p>TC0001_PlannerA 1-4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74">
            <text:p>2574</text:p>
          </table:table-cell>
          <table:table-cell office:value-type="time" office:time-value="PT17H45M54.395S">
            <text:p>17:45:54.40</text:p>
          </table:table-cell>
          <table:table-cell office:value-type="string">
            <text:p>TC0001_PlannerA 1-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75">
            <text:p>2575</text:p>
          </table:table-cell>
          <table:table-cell office:value-type="time" office:time-value="PT17H45M52.717S">
            <text:p>17:45:52.72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797">
            <text:p>1797</text:p>
          </table:table-cell>
          <table:table-cell office:value-type="string">
            <text:p>Success</text:p>
          </table:table-cell>
          <table:table-cell office:value-type="float" office:value="54066">
            <text:p>54066</text:p>
          </table:table-cell>
          <table:table-cell table:number-columns-repeated="1017"/>
        </table:table-row>
        <table:table-row table:style-name="ro1">
          <table:table-cell office:value-type="float" office:value="2576">
            <text:p>2576</text:p>
          </table:table-cell>
          <table:table-cell office:value-type="time" office:time-value="PT17H45M53.835S">
            <text:p>17:45:53.84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686">
            <text:p>686</text:p>
          </table:table-cell>
          <table:table-cell office:value-type="string">
            <text:p>Success</text:p>
          </table:table-cell>
          <table:table-cell office:value-type="float" office:value="24567">
            <text:p>24567</text:p>
          </table:table-cell>
          <table:table-cell table:number-columns-repeated="1017"/>
        </table:table-row>
        <table:table-row table:style-name="ro1">
          <table:table-cell office:value-type="float" office:value="2577">
            <text:p>2577</text:p>
          </table:table-cell>
          <table:table-cell office:value-type="time" office:time-value="PT17H45M52.935S">
            <text:p>17:45:52.94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594">
            <text:p>1594</text:p>
          </table:table-cell>
          <table:table-cell office:value-type="string">
            <text:p>Success</text:p>
          </table:table-cell>
          <table:table-cell office:value-type="float" office:value="24563">
            <text:p>24563</text:p>
          </table:table-cell>
          <table:table-cell table:number-columns-repeated="1017"/>
        </table:table-row>
        <table:table-row table:style-name="ro1">
          <table:table-cell office:value-type="float" office:value="2578">
            <text:p>2578</text:p>
          </table:table-cell>
          <table:table-cell office:value-type="time" office:time-value="PT17H45M52.357S">
            <text:p>17:45:52.36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183">
            <text:p>2183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579">
            <text:p>2579</text:p>
          </table:table-cell>
          <table:table-cell office:value-type="time" office:time-value="PT17H45M50.232S">
            <text:p>17:45:50.23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317">
            <text:p>4317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580">
            <text:p>2580</text:p>
          </table:table-cell>
          <table:table-cell office:value-type="time" office:time-value="PT17H45M52.422S">
            <text:p>17:45:52.42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140">
            <text:p>2140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581">
            <text:p>2581</text:p>
          </table:table-cell>
          <table:table-cell office:value-type="time" office:time-value="PT17H45M53.423S">
            <text:p>17:45:53.4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131">
            <text:p>1131</text:p>
          </table:table-cell>
          <table:table-cell office:value-type="string">
            <text:p>Success</text:p>
          </table:table-cell>
          <table:table-cell office:value-type="float" office:value="24563">
            <text:p>24563</text:p>
          </table:table-cell>
          <table:table-cell table:number-columns-repeated="1017"/>
        </table:table-row>
        <table:table-row table:style-name="ro1">
          <table:table-cell office:value-type="float" office:value="2582">
            <text:p>2582</text:p>
          </table:table-cell>
          <table:table-cell office:value-type="time" office:time-value="PT17H45M52.928S">
            <text:p>17:45:52.93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630">
            <text:p>1630</text:p>
          </table:table-cell>
          <table:table-cell office:value-type="string">
            <text:p>Success</text:p>
          </table:table-cell>
          <table:table-cell office:value-type="float" office:value="24563">
            <text:p>24563</text:p>
          </table:table-cell>
          <table:table-cell table:number-columns-repeated="1017"/>
        </table:table-row>
        <table:table-row table:style-name="ro1">
          <table:table-cell office:value-type="float" office:value="2583">
            <text:p>2583</text:p>
          </table:table-cell>
          <table:table-cell office:value-type="time" office:time-value="PT17H45M50.291S">
            <text:p>17:45:50.29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283">
            <text:p>4283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584">
            <text:p>2584</text:p>
          </table:table-cell>
          <table:table-cell office:value-type="time" office:time-value="PT17H45M53.834S">
            <text:p>17:45:53.83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723">
            <text:p>723</text:p>
          </table:table-cell>
          <table:table-cell office:value-type="string">
            <text:p>Success</text:p>
          </table:table-cell>
          <table:table-cell office:value-type="float" office:value="24567">
            <text:p>24567</text:p>
          </table:table-cell>
          <table:table-cell table:number-columns-repeated="1017"/>
        </table:table-row>
        <table:table-row table:style-name="ro1">
          <table:table-cell office:value-type="float" office:value="2585">
            <text:p>2585</text:p>
          </table:table-cell>
          <table:table-cell office:value-type="time" office:time-value="PT17H45M53.839S">
            <text:p>17:45:53.8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720">
            <text:p>720</text:p>
          </table:table-cell>
          <table:table-cell office:value-type="string">
            <text:p>Success</text:p>
          </table:table-cell>
          <table:table-cell office:value-type="float" office:value="24567">
            <text:p>24567</text:p>
          </table:table-cell>
          <table:table-cell table:number-columns-repeated="1017"/>
        </table:table-row>
        <table:table-row table:style-name="ro1">
          <table:table-cell office:value-type="float" office:value="2586">
            <text:p>2586</text:p>
          </table:table-cell>
          <table:table-cell office:value-type="time" office:time-value="PT17H45M48.906S">
            <text:p>17:45:48.91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5682">
            <text:p>5682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587">
            <text:p>2587</text:p>
          </table:table-cell>
          <table:table-cell office:value-type="time" office:time-value="PT17H45M53.893S">
            <text:p>17:45:53.89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919">
            <text:p>919</text:p>
          </table:table-cell>
          <table:table-cell office:value-type="string">
            <text:p>Success</text:p>
          </table:table-cell>
          <table:table-cell office:value-type="float" office:value="24567">
            <text:p>24567</text:p>
          </table:table-cell>
          <table:table-cell table:number-columns-repeated="1017"/>
        </table:table-row>
        <table:table-row table:style-name="ro1">
          <table:table-cell office:value-type="float" office:value="2588">
            <text:p>2588</text:p>
          </table:table-cell>
          <table:table-cell office:value-type="time" office:time-value="PT17H45M52.399S">
            <text:p>17:45:52.40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438">
            <text:p>2438</text:p>
          </table:table-cell>
          <table:table-cell office:value-type="string">
            <text:p>Success</text:p>
          </table:table-cell>
          <table:table-cell office:value-type="float" office:value="60286">
            <text:p>60286</text:p>
          </table:table-cell>
          <table:table-cell table:number-columns-repeated="1017"/>
        </table:table-row>
        <table:table-row table:style-name="ro1">
          <table:table-cell office:value-type="float" office:value="2589">
            <text:p>2589</text:p>
          </table:table-cell>
          <table:table-cell office:value-type="time" office:time-value="PT17H45M54.824S">
            <text:p>17:45:54.82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90">
            <text:p>2590</text:p>
          </table:table-cell>
          <table:table-cell office:value-type="time" office:time-value="PT17H45M54.56S">
            <text:p>17:45:54.56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91">
            <text:p>2591</text:p>
          </table:table-cell>
          <table:table-cell office:value-type="time" office:time-value="PT17H45M54.934S">
            <text:p>17:45:54.93</text:p>
          </table:table-cell>
          <table:table-cell office:value-type="string">
            <text:p>TC0001_PlannerA 1-7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2">
            <text:p>2592</text:p>
          </table:table-cell>
          <table:table-cell office:value-type="time" office:time-value="PT17H45M54.944S">
            <text:p>17:45:54.94</text:p>
          </table:table-cell>
          <table:table-cell office:value-type="string">
            <text:p>TC0001_PlannerA 1-7</text:p>
          </table:table-cell>
          <table:table-cell office:value-type="string">
            <text:p>/channels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3">
            <text:p>2593</text:p>
          </table:table-cell>
          <table:table-cell office:value-type="time" office:time-value="PT17H45M54.956S">
            <text:p>17:45:54.96</text:p>
          </table:table-cell>
          <table:table-cell office:value-type="string">
            <text:p>TC0001_PlannerA 1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94">
            <text:p>2594</text:p>
          </table:table-cell>
          <table:table-cell office:value-type="time" office:time-value="PT17H45M54.557S">
            <text:p>17:45:54.56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480">
            <text:p>48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95">
            <text:p>2595</text:p>
          </table:table-cell>
          <table:table-cell office:value-type="time" office:time-value="PT17H45M55.037S">
            <text:p>17:45:55.04</text:p>
          </table:table-cell>
          <table:table-cell office:value-type="string">
            <text:p>TC0001_PlannerA 1-30</text:p>
          </table:table-cell>
          <table:table-cell office:value-type="string">
            <text:p>/channels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6">
            <text:p>2596</text:p>
          </table:table-cell>
          <table:table-cell office:value-type="time" office:time-value="PT17H45M54.555S">
            <text:p>17:45:54.56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504">
            <text:p>50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97">
            <text:p>2597</text:p>
          </table:table-cell>
          <table:table-cell office:value-type="time" office:time-value="PT17H45M55.055S">
            <text:p>17:45:55.06</text:p>
          </table:table-cell>
          <table:table-cell office:value-type="string">
            <text:p>TC0001_PlannerA 1-30</text:p>
          </table:table-cell>
          <table:table-cell office:value-type="string">
            <text:p>/channels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8">
            <text:p>2598</text:p>
          </table:table-cell>
          <table:table-cell office:value-type="time" office:time-value="PT17H45M55.057S">
            <text:p>17:45:55.06</text:p>
          </table:table-cell>
          <table:table-cell office:value-type="string">
            <text:p>TC0001_PlannerA 1-17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9">
            <text:p>2599</text:p>
          </table:table-cell>
          <table:table-cell office:value-type="time" office:time-value="PT17H45M55.065S">
            <text:p>17:45:55.07</text:p>
          </table:table-cell>
          <table:table-cell office:value-type="string">
            <text:p>TC0001_PlannerA 1-3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00">
            <text:p>2600</text:p>
          </table:table-cell>
          <table:table-cell office:value-type="time" office:time-value="PT17H45M55.067S">
            <text:p>17:45:55.07</text:p>
          </table:table-cell>
          <table:table-cell office:value-type="string">
            <text:p>TC0001_PlannerA 1-17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1">
            <text:p>2601</text:p>
          </table:table-cell>
          <table:table-cell office:value-type="time" office:time-value="PT17H45M55.074S">
            <text:p>17:45:55.07</text:p>
          </table:table-cell>
          <table:table-cell office:value-type="string">
            <text:p>TC0001_PlannerA 1-1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02">
            <text:p>2602</text:p>
          </table:table-cell>
          <table:table-cell office:value-type="time" office:time-value="PT17H45M54.555S">
            <text:p>17:45:54.56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639">
            <text:p>63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03">
            <text:p>2603</text:p>
          </table:table-cell>
          <table:table-cell office:value-type="time" office:time-value="PT17H45M55.193S">
            <text:p>17:45:55.19</text:p>
          </table:table-cell>
          <table:table-cell office:value-type="string">
            <text:p>TC0001_PlannerA 1-13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4">
            <text:p>2604</text:p>
          </table:table-cell>
          <table:table-cell office:value-type="time" office:time-value="PT17H45M55.215S">
            <text:p>17:45:55.22</text:p>
          </table:table-cell>
          <table:table-cell office:value-type="string">
            <text:p>TC0001_PlannerA 1-13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5">
            <text:p>2605</text:p>
          </table:table-cell>
          <table:table-cell office:value-type="time" office:time-value="PT17H45M55.221S">
            <text:p>17:45:55.22</text:p>
          </table:table-cell>
          <table:table-cell office:value-type="string">
            <text:p>TC0001_PlannerA 1-13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06">
            <text:p>2606</text:p>
          </table:table-cell>
          <table:table-cell office:value-type="time" office:time-value="PT17H45M54.525S">
            <text:p>17:45:54.53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776">
            <text:p>7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07">
            <text:p>2607</text:p>
          </table:table-cell>
          <table:table-cell office:value-type="time" office:time-value="PT17H45M55.299S">
            <text:p>17:45:55.30</text:p>
          </table:table-cell>
          <table:table-cell office:value-type="string">
            <text:p>TC0001_PlannerA 1-10</text:p>
          </table:table-cell>
          <table:table-cell office:value-type="string">
            <text:p>/channels/logout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8">
            <text:p>2608</text:p>
          </table:table-cell>
          <table:table-cell office:value-type="time" office:time-value="PT17H45M55.332S">
            <text:p>17:45:55.33</text:p>
          </table:table-cell>
          <table:table-cell office:value-type="string">
            <text:p>TC0001_PlannerA 1-10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9">
            <text:p>2609</text:p>
          </table:table-cell>
          <table:table-cell office:value-type="time" office:time-value="PT17H45M55.338S">
            <text:p>17:45:55.34</text:p>
          </table:table-cell>
          <table:table-cell office:value-type="string">
            <text:p>TC0001_PlannerA 1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10">
            <text:p>2610</text:p>
          </table:table-cell>
          <table:table-cell office:value-type="time" office:time-value="PT17H45M52.922S">
            <text:p>17:45:52.9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658">
            <text:p>2658</text:p>
          </table:table-cell>
          <table:table-cell office:value-type="string">
            <text:p>Success</text:p>
          </table:table-cell>
          <table:table-cell office:value-type="float" office:value="55944">
            <text:p>55944</text:p>
          </table:table-cell>
          <table:table-cell table:number-columns-repeated="1017"/>
        </table:table-row>
        <table:table-row table:style-name="ro1">
          <table:table-cell office:value-type="float" office:value="2611">
            <text:p>2611</text:p>
          </table:table-cell>
          <table:table-cell office:value-type="time" office:time-value="PT17H45M54.522S">
            <text:p>17:45:54.52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077">
            <text:p>107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12">
            <text:p>2612</text:p>
          </table:table-cell>
          <table:table-cell office:value-type="time" office:time-value="PT17H45M55.597S">
            <text:p>17:45:55.60</text:p>
          </table:table-cell>
          <table:table-cell office:value-type="string">
            <text:p>TC0001_PlannerA 1-18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3">
            <text:p>2613</text:p>
          </table:table-cell>
          <table:table-cell office:value-type="time" office:time-value="PT17H45M55.575S">
            <text:p>17:45:55.58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14">
            <text:p>2614</text:p>
          </table:table-cell>
          <table:table-cell office:value-type="time" office:time-value="PT17H45M55.609S">
            <text:p>17:45:55.61</text:p>
          </table:table-cell>
          <table:table-cell office:value-type="string">
            <text:p>TC0001_PlannerA 1-18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5">
            <text:p>2615</text:p>
          </table:table-cell>
          <table:table-cell office:value-type="time" office:time-value="PT17H45M55.616S">
            <text:p>17:45:55.62</text:p>
          </table:table-cell>
          <table:table-cell office:value-type="string">
            <text:p>TC0001_PlannerA 1-1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16">
            <text:p>2616</text:p>
          </table:table-cell>
          <table:table-cell office:value-type="time" office:time-value="PT17H45M52.728S">
            <text:p>17:45:52.73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124">
            <text:p>3124</text:p>
          </table:table-cell>
          <table:table-cell office:value-type="string">
            <text:p>Success</text:p>
          </table:table-cell>
          <table:table-cell office:value-type="float" office:value="53970">
            <text:p>53970</text:p>
          </table:table-cell>
          <table:table-cell table:number-columns-repeated="1017"/>
        </table:table-row>
        <table:table-row table:style-name="ro1">
          <table:table-cell office:value-type="float" office:value="2617">
            <text:p>2617</text:p>
          </table:table-cell>
          <table:table-cell office:value-type="time" office:time-value="PT17H45M54.811S">
            <text:p>17:45:54.81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153">
            <text:p>115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18">
            <text:p>2618</text:p>
          </table:table-cell>
          <table:table-cell office:value-type="time" office:time-value="PT17H45M55.96S">
            <text:p>17:45:55.96</text:p>
          </table:table-cell>
          <table:table-cell office:value-type="string">
            <text:p>TC0001_PlannerA 1-11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9">
            <text:p>2619</text:p>
          </table:table-cell>
          <table:table-cell office:value-type="time" office:time-value="PT17H45M55.979S">
            <text:p>17:45:55.98</text:p>
          </table:table-cell>
          <table:table-cell office:value-type="string">
            <text:p>TC0001_PlannerA 1-11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20">
            <text:p>2620</text:p>
          </table:table-cell>
          <table:table-cell office:value-type="time" office:time-value="PT17H45M55.985S">
            <text:p>17:45:55.99</text:p>
          </table:table-cell>
          <table:table-cell office:value-type="string">
            <text:p>TC0001_PlannerA 1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21">
            <text:p>2621</text:p>
          </table:table-cell>
          <table:table-cell office:value-type="time" office:time-value="PT17H45M53.88S">
            <text:p>17:45:53.88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248">
            <text:p>2248</text:p>
          </table:table-cell>
          <table:table-cell office:value-type="string">
            <text:p>Success</text:p>
          </table:table-cell>
          <table:table-cell office:value-type="float" office:value="24569">
            <text:p>24569</text:p>
          </table:table-cell>
          <table:table-cell table:number-columns-repeated="1017"/>
        </table:table-row>
        <table:table-row table:style-name="ro1">
          <table:table-cell office:value-type="float" office:value="2622">
            <text:p>2622</text:p>
          </table:table-cell>
          <table:table-cell office:value-type="time" office:time-value="PT17H45M53.897S">
            <text:p>17:45:53.90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234">
            <text:p>2234</text:p>
          </table:table-cell>
          <table:table-cell office:value-type="string">
            <text:p>Success</text:p>
          </table:table-cell>
          <table:table-cell office:value-type="float" office:value="47340">
            <text:p>47340</text:p>
          </table:table-cell>
          <table:table-cell table:number-columns-repeated="1017"/>
        </table:table-row>
        <table:table-row table:style-name="ro1">
          <table:table-cell office:value-type="float" office:value="2623">
            <text:p>2623</text:p>
          </table:table-cell>
          <table:table-cell office:value-type="time" office:time-value="PT17H45M54.561S">
            <text:p>17:45:54.56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571">
            <text:p>1571</text:p>
          </table:table-cell>
          <table:table-cell office:value-type="string">
            <text:p>Success</text:p>
          </table:table-cell>
          <table:table-cell office:value-type="float" office:value="24569">
            <text:p>24569</text:p>
          </table:table-cell>
          <table:table-cell table:number-columns-repeated="1017"/>
        </table:table-row>
        <table:table-row table:style-name="ro1">
          <table:table-cell office:value-type="float" office:value="2624">
            <text:p>2624</text:p>
          </table:table-cell>
          <table:table-cell office:value-type="time" office:time-value="PT17H45M53.884S">
            <text:p>17:45:53.88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2250">
            <text:p>2250</text:p>
          </table:table-cell>
          <table:table-cell office:value-type="string">
            <text:p>Success</text:p>
          </table:table-cell>
          <table:table-cell office:value-type="float" office:value="24569">
            <text:p>24569</text:p>
          </table:table-cell>
          <table:table-cell table:number-columns-repeated="1017"/>
        </table:table-row>
        <table:table-row table:style-name="ro1">
          <table:table-cell office:value-type="float" office:value="2625">
            <text:p>2625</text:p>
          </table:table-cell>
          <table:table-cell office:value-type="time" office:time-value="PT17H45M53.869S">
            <text:p>17:45:53.87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266">
            <text:p>2266</text:p>
          </table:table-cell>
          <table:table-cell office:value-type="string">
            <text:p>Success</text:p>
          </table:table-cell>
          <table:table-cell office:value-type="float" office:value="24567">
            <text:p>24567</text:p>
          </table:table-cell>
          <table:table-cell table:number-columns-repeated="1017"/>
        </table:table-row>
        <table:table-row table:style-name="ro1">
          <table:table-cell office:value-type="float" office:value="2626">
            <text:p>2626</text:p>
          </table:table-cell>
          <table:table-cell office:value-type="time" office:time-value="PT17H45M54.528S">
            <text:p>17:45:54.5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607">
            <text:p>1607</text:p>
          </table:table-cell>
          <table:table-cell office:value-type="string">
            <text:p>Success</text:p>
          </table:table-cell>
          <table:table-cell office:value-type="float" office:value="24567">
            <text:p>24567</text:p>
          </table:table-cell>
          <table:table-cell table:number-columns-repeated="1017"/>
        </table:table-row>
        <table:table-row table:style-name="ro1">
          <table:table-cell office:value-type="float" office:value="2627">
            <text:p>2627</text:p>
          </table:table-cell>
          <table:table-cell office:value-type="time" office:time-value="PT17H45M54.872S">
            <text:p>17:45:54.87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296">
            <text:p>1296</text:p>
          </table:table-cell>
          <table:table-cell office:value-type="string">
            <text:p>Success</text:p>
          </table:table-cell>
          <table:table-cell office:value-type="float" office:value="48112">
            <text:p>48112</text:p>
          </table:table-cell>
          <table:table-cell table:number-columns-repeated="1017"/>
        </table:table-row>
        <table:table-row table:style-name="ro1">
          <table:table-cell office:value-type="float" office:value="2628">
            <text:p>2628</text:p>
          </table:table-cell>
          <table:table-cell office:value-type="time" office:time-value="PT17H45M55.61S">
            <text:p>17:45:55.61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558">
            <text:p>558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629">
            <text:p>2629</text:p>
          </table:table-cell>
          <table:table-cell office:value-type="time" office:time-value="PT17H45M54.551S">
            <text:p>17:45:54.55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618">
            <text:p>1618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630">
            <text:p>2630</text:p>
          </table:table-cell>
          <table:table-cell office:value-type="time" office:time-value="PT17H45M56.128S">
            <text:p>17:45:56.13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31">
            <text:p>2631</text:p>
          </table:table-cell>
          <table:table-cell office:value-type="time" office:time-value="PT17H45M56.29S">
            <text:p>17:45:56.29</text:p>
          </table:table-cell>
          <table:table-cell office:value-type="string">
            <text:p>TC0001_PlannerA 1-28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32">
            <text:p>2632</text:p>
          </table:table-cell>
          <table:table-cell office:value-type="time" office:time-value="PT17H45M56.301S">
            <text:p>17:45:56.30</text:p>
          </table:table-cell>
          <table:table-cell office:value-type="string">
            <text:p>TC0001_PlannerA 1-28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33">
            <text:p>2633</text:p>
          </table:table-cell>
          <table:table-cell office:value-type="time" office:time-value="PT17H45M56.308S">
            <text:p>17:45:56.31</text:p>
          </table:table-cell>
          <table:table-cell office:value-type="string">
            <text:p>TC0001_PlannerA 1-2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34">
            <text:p>2634</text:p>
          </table:table-cell>
          <table:table-cell office:value-type="time" office:time-value="PT17H45M56.129S">
            <text:p>17:45:56.13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61">
            <text:p>46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35">
            <text:p>2635</text:p>
          </table:table-cell>
          <table:table-cell office:value-type="time" office:time-value="PT17H45M56.587S">
            <text:p>17:45:56.59</text:p>
          </table:table-cell>
          <table:table-cell office:value-type="string">
            <text:p>TC0001_PlannerA 1-15</text:p>
          </table:table-cell>
          <table:table-cell office:value-type="string">
            <text:p>/channels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36">
            <text:p>2636</text:p>
          </table:table-cell>
          <table:table-cell office:value-type="time" office:time-value="PT17H45M56.13S">
            <text:p>17:45:56.1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479">
            <text:p>47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37">
            <text:p>2637</text:p>
          </table:table-cell>
          <table:table-cell office:value-type="time" office:time-value="PT17H45M56.604S">
            <text:p>17:45:56.60</text:p>
          </table:table-cell>
          <table:table-cell office:value-type="string">
            <text:p>TC0001_PlannerA 1-15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38">
            <text:p>2638</text:p>
          </table:table-cell>
          <table:table-cell office:value-type="time" office:time-value="PT17H45M56.61S">
            <text:p>17:45:56.61</text:p>
          </table:table-cell>
          <table:table-cell office:value-type="string">
            <text:p>TC0001_PlannerA 1-1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39">
            <text:p>2639</text:p>
          </table:table-cell>
          <table:table-cell office:value-type="time" office:time-value="PT17H45M56.606S">
            <text:p>17:45:56.61</text:p>
          </table:table-cell>
          <table:table-cell office:value-type="string">
            <text:p>TC0001_PlannerA 1-16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0">
            <text:p>2640</text:p>
          </table:table-cell>
          <table:table-cell office:value-type="time" office:time-value="PT17H45M56.614S">
            <text:p>17:45:56.61</text:p>
          </table:table-cell>
          <table:table-cell office:value-type="string">
            <text:p>TC0001_PlannerA 1-16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1">
            <text:p>2641</text:p>
          </table:table-cell>
          <table:table-cell office:value-type="time" office:time-value="PT17H45M56.62S">
            <text:p>17:45:56.62</text:p>
          </table:table-cell>
          <table:table-cell office:value-type="string">
            <text:p>TC0001_PlannerA 1-1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42">
            <text:p>2642</text:p>
          </table:table-cell>
          <table:table-cell office:value-type="time" office:time-value="PT17H45M56.127S">
            <text:p>17:45:56.13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623">
            <text:p>62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43">
            <text:p>2643</text:p>
          </table:table-cell>
          <table:table-cell office:value-type="time" office:time-value="PT17H45M55.841S">
            <text:p>17:45:55.84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934">
            <text:p>934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644">
            <text:p>2644</text:p>
          </table:table-cell>
          <table:table-cell office:value-type="time" office:time-value="PT17H45M56.742S">
            <text:p>17:45:56.74</text:p>
          </table:table-cell>
          <table:table-cell office:value-type="string">
            <text:p>TC0001_PlannerA 1-8</text:p>
          </table:table-cell>
          <table:table-cell office:value-type="string">
            <text:p>/channels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5">
            <text:p>2645</text:p>
          </table:table-cell>
          <table:table-cell office:value-type="time" office:time-value="PT17H45M56.162S">
            <text:p>17:45:56.1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619">
            <text:p>619</text:p>
          </table:table-cell>
          <table:table-cell office:value-type="string">
            <text:p>Success</text:p>
          </table:table-cell>
          <table:table-cell office:value-type="float" office:value="24567">
            <text:p>24567</text:p>
          </table:table-cell>
          <table:table-cell table:number-columns-repeated="1017"/>
        </table:table-row>
        <table:table-row table:style-name="ro1">
          <table:table-cell office:value-type="float" office:value="2646">
            <text:p>2646</text:p>
          </table:table-cell>
          <table:table-cell office:value-type="time" office:time-value="PT17H45M56.123S">
            <text:p>17:45:56.12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664">
            <text:p>66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47">
            <text:p>2647</text:p>
          </table:table-cell>
          <table:table-cell office:value-type="time" office:time-value="PT17H45M56.765S">
            <text:p>17:45:56.77</text:p>
          </table:table-cell>
          <table:table-cell office:value-type="string">
            <text:p>TC0001_PlannerA 1-8</text:p>
          </table:table-cell>
          <table:table-cell office:value-type="string">
            <text:p>/channels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8">
            <text:p>2648</text:p>
          </table:table-cell>
          <table:table-cell office:value-type="time" office:time-value="PT17H45M56.784S">
            <text:p>17:45:56.78</text:p>
          </table:table-cell>
          <table:table-cell office:value-type="string">
            <text:p>TC0001_PlannerA 1-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49">
            <text:p>2649</text:p>
          </table:table-cell>
          <table:table-cell office:value-type="time" office:time-value="PT17H45M56.779S">
            <text:p>17:45:56.78</text:p>
          </table:table-cell>
          <table:table-cell office:value-type="string">
            <text:p>TC0001_PlannerA 1-6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0">
            <text:p>2650</text:p>
          </table:table-cell>
          <table:table-cell office:value-type="time" office:time-value="PT17H45M56.791S">
            <text:p>17:45:56.79</text:p>
          </table:table-cell>
          <table:table-cell office:value-type="string">
            <text:p>TC0001_PlannerA 1-6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1">
            <text:p>2651</text:p>
          </table:table-cell>
          <table:table-cell office:value-type="time" office:time-value="PT17H45M56.798S">
            <text:p>17:45:56.80</text:p>
          </table:table-cell>
          <table:table-cell office:value-type="string">
            <text:p>TC0001_PlannerA 1-6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52">
            <text:p>2652</text:p>
          </table:table-cell>
          <table:table-cell office:value-type="time" office:time-value="PT17H45M56.765S">
            <text:p>17:45:56.77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53">
            <text:p>2653</text:p>
          </table:table-cell>
          <table:table-cell office:value-type="time" office:time-value="PT17H45M56.982S">
            <text:p>17:45:56.98</text:p>
          </table:table-cell>
          <table:table-cell office:value-type="string">
            <text:p>TC0002_PlannerB 2-15</text:p>
          </table:table-cell>
          <table:table-cell office:value-type="string">
            <text:p>/channels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4">
            <text:p>2654</text:p>
          </table:table-cell>
          <table:table-cell office:value-type="time" office:time-value="PT17H45M57.006S">
            <text:p>17:45:57.01</text:p>
          </table:table-cell>
          <table:table-cell office:value-type="string">
            <text:p>TC0002_PlannerB 2-15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5">
            <text:p>2655</text:p>
          </table:table-cell>
          <table:table-cell office:value-type="time" office:time-value="PT17H45M57.012S">
            <text:p>17:45:57.01</text:p>
          </table:table-cell>
          <table:table-cell office:value-type="string">
            <text:p>TC0002_PlannerB 2-1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56">
            <text:p>2656</text:p>
          </table:table-cell>
          <table:table-cell office:value-type="time" office:time-value="PT17H45M56.779S">
            <text:p>17:45:56.78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08">
            <text:p>30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57">
            <text:p>2657</text:p>
          </table:table-cell>
          <table:table-cell office:value-type="time" office:time-value="PT17H45M56.162S">
            <text:p>17:45:56.1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944">
            <text:p>944</text:p>
          </table:table-cell>
          <table:table-cell office:value-type="string">
            <text:p>Success</text:p>
          </table:table-cell>
          <table:table-cell office:value-type="float" office:value="24560">
            <text:p>24560</text:p>
          </table:table-cell>
          <table:table-cell table:number-columns-repeated="1017"/>
        </table:table-row>
        <table:table-row table:style-name="ro1">
          <table:table-cell office:value-type="float" office:value="2658">
            <text:p>2658</text:p>
          </table:table-cell>
          <table:table-cell office:value-type="time" office:time-value="PT17H45M57.088S">
            <text:p>17:45:57.09</text:p>
          </table:table-cell>
          <table:table-cell office:value-type="string">
            <text:p>TC0001_PlannerA 1-14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9">
            <text:p>2659</text:p>
          </table:table-cell>
          <table:table-cell office:value-type="time" office:time-value="PT17H45M57.107S">
            <text:p>17:45:57.11</text:p>
          </table:table-cell>
          <table:table-cell office:value-type="string">
            <text:p>TC0001_PlannerA 1-14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0">
            <text:p>2660</text:p>
          </table:table-cell>
          <table:table-cell office:value-type="time" office:time-value="PT17H45M57.115S">
            <text:p>17:45:57.12</text:p>
          </table:table-cell>
          <table:table-cell office:value-type="string">
            <text:p>TC0001_PlannerA 1-14</text:p>
          </table:table-cell>
          <table:table-cell office:value-type="string">
            <text:p>/channels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61">
            <text:p>2661</text:p>
          </table:table-cell>
          <table:table-cell office:value-type="time" office:time-value="PT17H45M53.107S">
            <text:p>17:45:53.11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152">
            <text:p>4152</text:p>
          </table:table-cell>
          <table:table-cell office:value-type="string">
            <text:p>Success</text:p>
          </table:table-cell>
          <table:table-cell office:value-type="float" office:value="55944">
            <text:p>55944</text:p>
          </table:table-cell>
          <table:table-cell table:number-columns-repeated="1017"/>
        </table:table-row>
        <table:table-row table:style-name="ro1">
          <table:table-cell office:value-type="float" office:value="2662">
            <text:p>2662</text:p>
          </table:table-cell>
          <table:table-cell office:value-type="time" office:time-value="PT17H45M53.127S">
            <text:p>17:45:53.13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4145">
            <text:p>4145</text:p>
          </table:table-cell>
          <table:table-cell office:value-type="string">
            <text:p>Success</text:p>
          </table:table-cell>
          <table:table-cell office:value-type="float" office:value="57718">
            <text:p>57718</text:p>
          </table:table-cell>
          <table:table-cell table:number-columns-repeated="1017"/>
        </table:table-row>
        <table:table-row table:style-name="ro1">
          <table:table-cell office:value-type="float" office:value="2663">
            <text:p>2663</text:p>
          </table:table-cell>
          <table:table-cell office:value-type="time" office:time-value="PT17H45M57.253S">
            <text:p>17:45:57.25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64">
            <text:p>2664</text:p>
          </table:table-cell>
          <table:table-cell office:value-type="time" office:time-value="PT17H45M57.24S">
            <text:p>17:45:57.24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65">
            <text:p>2665</text:p>
          </table:table-cell>
          <table:table-cell office:value-type="time" office:time-value="PT17H45M57.102S">
            <text:p>17:45:57.10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66">
            <text:p>2666</text:p>
          </table:table-cell>
          <table:table-cell office:value-type="time" office:time-value="PT17H45M57.293S">
            <text:p>17:45:57.29</text:p>
          </table:table-cell>
          <table:table-cell office:value-type="string">
            <text:p>TC0001_PlannerA 1-3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7">
            <text:p>2667</text:p>
          </table:table-cell>
          <table:table-cell office:value-type="time" office:time-value="PT17H45M57.307S">
            <text:p>17:45:57.31</text:p>
          </table:table-cell>
          <table:table-cell office:value-type="string">
            <text:p>TC0001_PlannerA 1-3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8">
            <text:p>2668</text:p>
          </table:table-cell>
          <table:table-cell office:value-type="time" office:time-value="PT17H45M57.314S">
            <text:p>17:45:57.31</text:p>
          </table:table-cell>
          <table:table-cell office:value-type="string">
            <text:p>TC0001_PlannerA 1-3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69">
            <text:p>2669</text:p>
          </table:table-cell>
          <table:table-cell office:value-type="time" office:time-value="PT17H45M57.281S">
            <text:p>17:45:57.28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670">
            <text:p>2670</text:p>
          </table:table-cell>
          <table:table-cell office:value-type="time" office:time-value="PT17H45M57.281S">
            <text:p>17:45:57.28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74">
            <text:p>274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671">
            <text:p>2671</text:p>
          </table:table-cell>
          <table:table-cell office:value-type="time" office:time-value="PT17H45M54.53S">
            <text:p>17:45:54.53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3163">
            <text:p>3163</text:p>
          </table:table-cell>
          <table:table-cell office:value-type="string">
            <text:p>Success</text:p>
          </table:table-cell>
          <table:table-cell office:value-type="float" office:value="40720">
            <text:p>40720</text:p>
          </table:table-cell>
          <table:table-cell table:number-columns-repeated="1017"/>
        </table:table-row>
        <table:table-row table:style-name="ro1">
          <table:table-cell office:value-type="float" office:value="2672">
            <text:p>2672</text:p>
          </table:table-cell>
          <table:table-cell office:value-type="time" office:time-value="PT17H45M57.554S">
            <text:p>17:45:57.55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4563">
            <text:p>24563</text:p>
          </table:table-cell>
          <table:table-cell table:number-columns-repeated="1017"/>
        </table:table-row>
        <table:table-row table:style-name="ro1">
          <table:table-cell office:value-type="float" office:value="2673">
            <text:p>2673</text:p>
          </table:table-cell>
          <table:table-cell office:value-type="time" office:time-value="PT17H45M57.542S">
            <text:p>17:45:57.54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82">
            <text:p>182</text:p>
          </table:table-cell>
          <table:table-cell office:value-type="string">
            <text:p>Success</text:p>
          </table:table-cell>
          <table:table-cell office:value-type="float" office:value="24567">
            <text:p>24567</text:p>
          </table:table-cell>
          <table:table-cell table:number-columns-repeated="1017"/>
        </table:table-row>
        <table:table-row table:style-name="ro1">
          <table:table-cell office:value-type="float" office:value="2674">
            <text:p>2674</text:p>
          </table:table-cell>
          <table:table-cell office:value-type="time" office:time-value="PT17H45M52.926S">
            <text:p>17:45:52.93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4824">
            <text:p>4824</text:p>
          </table:table-cell>
          <table:table-cell office:value-type="string">
            <text:p>Success</text:p>
          </table:table-cell>
          <table:table-cell office:value-type="float" office:value="53781">
            <text:p>53781</text:p>
          </table:table-cell>
          <table:table-cell table:number-columns-repeated="1017"/>
        </table:table-row>
        <table:table-row table:style-name="ro1">
          <table:table-cell office:value-type="float" office:value="2675">
            <text:p>2675</text:p>
          </table:table-cell>
          <table:table-cell office:value-type="time" office:time-value="PT17H45M56.125S">
            <text:p>17:45:56.1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627">
            <text:p>1627</text:p>
          </table:table-cell>
          <table:table-cell office:value-type="string">
            <text:p>Success</text:p>
          </table:table-cell>
          <table:table-cell office:value-type="float" office:value="25095">
            <text:p>25095</text:p>
          </table:table-cell>
          <table:table-cell table:number-columns-repeated="1017"/>
        </table:table-row>
        <table:table-row table:style-name="ro1">
          <table:table-cell office:value-type="float" office:value="2676">
            <text:p>2676</text:p>
          </table:table-cell>
          <table:table-cell office:value-type="time" office:time-value="PT17H45M57.705S">
            <text:p>17:45:57.71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77">
            <text:p>2677</text:p>
          </table:table-cell>
          <table:table-cell office:value-type="time" office:time-value="PT17H45M57.72S">
            <text:p>17:45:57.72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78">
            <text:p>2678</text:p>
          </table:table-cell>
          <table:table-cell office:value-type="time" office:time-value="PT17H45M57.742S">
            <text:p>17:45:57.74</text:p>
          </table:table-cell>
          <table:table-cell office:value-type="string">
            <text:p>TC0001_PlannerA 1-21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9">
            <text:p>2679</text:p>
          </table:table-cell>
          <table:table-cell office:value-type="time" office:time-value="PT17H45M57.72S">
            <text:p>17:45:57.72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80">
            <text:p>2680</text:p>
          </table:table-cell>
          <table:table-cell office:value-type="time" office:time-value="PT17H45M57.761S">
            <text:p>17:45:57.76</text:p>
          </table:table-cell>
          <table:table-cell office:value-type="string">
            <text:p>TC0001_PlannerA 1-21</text:p>
          </table:table-cell>
          <table:table-cell office:value-type="string">
            <text:p>/channels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1">
            <text:p>2681</text:p>
          </table:table-cell>
          <table:table-cell office:value-type="time" office:time-value="PT17H45M57.669S">
            <text:p>17:45:57.67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1">
          <table:table-cell office:value-type="float" office:value="2682">
            <text:p>2682</text:p>
          </table:table-cell>
          <table:table-cell office:value-type="time" office:time-value="PT17H45M57.773S">
            <text:p>17:45:57.77</text:p>
          </table:table-cell>
          <table:table-cell office:value-type="string">
            <text:p>TC0001_PlannerA 1-21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83">
            <text:p>2683</text:p>
          </table:table-cell>
          <table:table-cell office:value-type="time" office:time-value="PT17H45M57.764S">
            <text:p>17:45:57.76</text:p>
          </table:table-cell>
          <table:table-cell office:value-type="string">
            <text:p>TC0001_PlannerA 1-12</text:p>
          </table:table-cell>
          <table:table-cell office:value-type="string">
            <text:p>/channels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4">
            <text:p>2684</text:p>
          </table:table-cell>
          <table:table-cell office:value-type="time" office:time-value="PT17H45M54.556S">
            <text:p>17:45:54.56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3263">
            <text:p>3263</text:p>
          </table:table-cell>
          <table:table-cell office:value-type="string">
            <text:p>Success</text:p>
          </table:table-cell>
          <table:table-cell office:value-type="float" office:value="34907">
            <text:p>34907</text:p>
          </table:table-cell>
          <table:table-cell table:number-columns-repeated="1017"/>
        </table:table-row>
        <table:table-row table:style-name="ro1">
          <table:table-cell office:value-type="float" office:value="2685">
            <text:p>2685</text:p>
          </table:table-cell>
          <table:table-cell office:value-type="time" office:time-value="PT17H45M54.507S">
            <text:p>17:45:54.51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315">
            <text:p>3315</text:p>
          </table:table-cell>
          <table:table-cell office:value-type="string">
            <text:p>Success</text:p>
          </table:table-cell>
          <table:table-cell office:value-type="float" office:value="34613">
            <text:p>34613</text:p>
          </table:table-cell>
          <table:table-cell table:number-columns-repeated="1017"/>
        </table:table-row>
        <table:table-row table:style-name="ro1">
          <table:table-cell office:value-type="float" office:value="2686">
            <text:p>2686</text:p>
          </table:table-cell>
          <table:table-cell office:value-type="time" office:time-value="PT17H45M57.791S">
            <text:p>17:45:57.79</text:p>
          </table:table-cell>
          <table:table-cell office:value-type="string">
            <text:p>TC0001_PlannerA 1-12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7">
            <text:p>2687</text:p>
          </table:table-cell>
          <table:table-cell office:value-type="time" office:time-value="PT17H45M57.799S">
            <text:p>17:45:57.80</text:p>
          </table:table-cell>
          <table:table-cell office:value-type="string">
            <text:p>TC0001_PlannerA 1-1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88">
            <text:p>2688</text:p>
          </table:table-cell>
          <table:table-cell office:value-type="time" office:time-value="PT17H45M57.797S">
            <text:p>17:45:57.80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89">
            <text:p>2689</text:p>
          </table:table-cell>
          <table:table-cell office:value-type="time" office:time-value="PT17H45M57.733S">
            <text:p>17:45:57.7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90">
            <text:p>2690</text:p>
          </table:table-cell>
          <table:table-cell office:value-type="time" office:time-value="PT17H45M57.773S">
            <text:p>17:45:57.77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91">
            <text:p>2691</text:p>
          </table:table-cell>
          <table:table-cell office:value-type="time" office:time-value="PT17H45M57.914S">
            <text:p>17:45:57.91</text:p>
          </table:table-cell>
          <table:table-cell office:value-type="string">
            <text:p>TC0002_PlannerB 2-25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2">
            <text:p>2692</text:p>
          </table:table-cell>
          <table:table-cell office:value-type="time" office:time-value="PT17H45M57.931S">
            <text:p>17:45:57.93</text:p>
          </table:table-cell>
          <table:table-cell office:value-type="string">
            <text:p>TC0002_PlannerB 2-25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3">
            <text:p>2693</text:p>
          </table:table-cell>
          <table:table-cell office:value-type="time" office:time-value="PT17H45M57.938S">
            <text:p>17:45:57.94</text:p>
          </table:table-cell>
          <table:table-cell office:value-type="string">
            <text:p>TC0002_PlannerB 2-2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94">
            <text:p>2694</text:p>
          </table:table-cell>
          <table:table-cell office:value-type="time" office:time-value="PT17H45M53.412S">
            <text:p>17:45:53.4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4618">
            <text:p>4618</text:p>
          </table:table-cell>
          <table:table-cell office:value-type="string">
            <text:p>Success</text:p>
          </table:table-cell>
          <table:table-cell office:value-type="float" office:value="50229">
            <text:p>50229</text:p>
          </table:table-cell>
          <table:table-cell table:number-columns-repeated="1017"/>
        </table:table-row>
        <table:table-row table:style-name="ro1">
          <table:table-cell office:value-type="float" office:value="2695">
            <text:p>2695</text:p>
          </table:table-cell>
          <table:table-cell office:value-type="time" office:time-value="PT17H45M58.005S">
            <text:p>17:45:58.0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96">
            <text:p>2696</text:p>
          </table:table-cell>
          <table:table-cell office:value-type="time" office:time-value="PT17H45M56.163S">
            <text:p>17:45:56.16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882">
            <text:p>1882</text:p>
          </table:table-cell>
          <table:table-cell office:value-type="string">
            <text:p>Success</text:p>
          </table:table-cell>
          <table:table-cell office:value-type="float" office:value="26632">
            <text:p>26632</text:p>
          </table:table-cell>
          <table:table-cell table:number-columns-repeated="1017"/>
        </table:table-row>
        <table:table-row table:style-name="ro1">
          <table:table-cell office:value-type="float" office:value="2697">
            <text:p>2697</text:p>
          </table:table-cell>
          <table:table-cell office:value-type="time" office:time-value="PT17H45M57.794S">
            <text:p>17:45:57.79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321">
            <text:p>321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698">
            <text:p>2698</text:p>
          </table:table-cell>
          <table:table-cell office:value-type="time" office:time-value="PT17H45M57.751S">
            <text:p>17:45:57.75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377">
            <text:p>377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699">
            <text:p>2699</text:p>
          </table:table-cell>
          <table:table-cell office:value-type="time" office:time-value="PT17H45M58.117S">
            <text:p>17:45:58.12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00">
            <text:p>2700</text:p>
          </table:table-cell>
          <table:table-cell office:value-type="time" office:time-value="PT17H45M58.181S">
            <text:p>17:45:58.18</text:p>
          </table:table-cell>
          <table:table-cell office:value-type="string">
            <text:p>TC0002_PlannerB 2-21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01">
            <text:p>2701</text:p>
          </table:table-cell>
          <table:table-cell office:value-type="time" office:time-value="PT17H45M58.03S">
            <text:p>17:45:58.03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1">
          <table:table-cell office:value-type="float" office:value="2702">
            <text:p>2702</text:p>
          </table:table-cell>
          <table:table-cell office:value-type="time" office:time-value="PT17H45M57.829S">
            <text:p>17:45:57.83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385">
            <text:p>385</text:p>
          </table:table-cell>
          <table:table-cell office:value-type="string">
            <text:p>Success</text:p>
          </table:table-cell>
          <table:table-cell office:value-type="float" office:value="54840">
            <text:p>54840</text:p>
          </table:table-cell>
          <table:table-cell table:number-columns-repeated="1017"/>
        </table:table-row>
        <table:table-row table:style-name="ro1">
          <table:table-cell office:value-type="float" office:value="2703">
            <text:p>2703</text:p>
          </table:table-cell>
          <table:table-cell office:value-type="time" office:time-value="PT17H45M58.029S">
            <text:p>17:45:58.03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48112">
            <text:p>48112</text:p>
          </table:table-cell>
          <table:table-cell table:number-columns-repeated="1017"/>
        </table:table-row>
        <table:table-row table:style-name="ro1">
          <table:table-cell office:value-type="float" office:value="2704">
            <text:p>2704</text:p>
          </table:table-cell>
          <table:table-cell office:value-type="time" office:time-value="PT17H45M58.204S">
            <text:p>17:45:58.20</text:p>
          </table:table-cell>
          <table:table-cell office:value-type="string">
            <text:p>TC0002_PlannerB 2-21</text:p>
          </table:table-cell>
          <table:table-cell office:value-type="string">
            <text:p>/channels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05">
            <text:p>2705</text:p>
          </table:table-cell>
          <table:table-cell office:value-type="time" office:time-value="PT17H45M58.215S">
            <text:p>17:45:58.22</text:p>
          </table:table-cell>
          <table:table-cell office:value-type="string">
            <text:p>TC0002_PlannerB 2-2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06">
            <text:p>2706</text:p>
          </table:table-cell>
          <table:table-cell office:value-type="time" office:time-value="PT17H45M57.829S">
            <text:p>17:45:57.83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401">
            <text:p>401</text:p>
          </table:table-cell>
          <table:table-cell office:value-type="string">
            <text:p>Success</text:p>
          </table:table-cell>
          <table:table-cell office:value-type="float" office:value="48112">
            <text:p>48112</text:p>
          </table:table-cell>
          <table:table-cell table:number-columns-repeated="1017"/>
        </table:table-row>
        <table:table-row table:style-name="ro1">
          <table:table-cell office:value-type="float" office:value="2707">
            <text:p>2707</text:p>
          </table:table-cell>
          <table:table-cell office:value-type="time" office:time-value="PT17H45M58.204S">
            <text:p>17:45:58.20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08">
            <text:p>2708</text:p>
          </table:table-cell>
          <table:table-cell office:value-type="time" office:time-value="PT17H45M58.235S">
            <text:p>17:45:58.24</text:p>
          </table:table-cell>
          <table:table-cell office:value-type="string">
            <text:p>TC0002_PlannerB 2-11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09">
            <text:p>2709</text:p>
          </table:table-cell>
          <table:table-cell office:value-type="time" office:time-value="PT17H45M58.256S">
            <text:p>17:45:58.26</text:p>
          </table:table-cell>
          <table:table-cell office:value-type="string">
            <text:p>TC0002_PlannerB 2-11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0">
            <text:p>2710</text:p>
          </table:table-cell>
          <table:table-cell office:value-type="time" office:time-value="PT17H45M58.263S">
            <text:p>17:45:58.26</text:p>
          </table:table-cell>
          <table:table-cell office:value-type="string">
            <text:p>TC0002_PlannerB 2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11">
            <text:p>2711</text:p>
          </table:table-cell>
          <table:table-cell office:value-type="time" office:time-value="PT17H45M58.129S">
            <text:p>17:45:58.13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24567">
            <text:p>24567</text:p>
          </table:table-cell>
          <table:table-cell table:number-columns-repeated="1017"/>
        </table:table-row>
        <table:table-row table:style-name="ro1">
          <table:table-cell office:value-type="float" office:value="2712">
            <text:p>2712</text:p>
          </table:table-cell>
          <table:table-cell office:value-type="time" office:time-value="PT17H45M58.272S">
            <text:p>17:45:58.27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13">
            <text:p>2713</text:p>
          </table:table-cell>
          <table:table-cell office:value-type="time" office:time-value="PT17H45M58.211S">
            <text:p>17:45:58.2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4558">
            <text:p>24558</text:p>
          </table:table-cell>
          <table:table-cell table:number-columns-repeated="1017"/>
        </table:table-row>
        <table:table-row table:style-name="ro1">
          <table:table-cell office:value-type="float" office:value="2714">
            <text:p>2714</text:p>
          </table:table-cell>
          <table:table-cell office:value-type="time" office:time-value="PT17H45M58.226S">
            <text:p>17:45:58.2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4562">
            <text:p>24562</text:p>
          </table:table-cell>
          <table:table-cell table:number-columns-repeated="1017"/>
        </table:table-row>
        <table:table-row table:style-name="ro1">
          <table:table-cell office:value-type="float" office:value="2715">
            <text:p>2715</text:p>
          </table:table-cell>
          <table:table-cell office:value-type="time" office:time-value="PT17H45M58.327S">
            <text:p>17:45:58.33</text:p>
          </table:table-cell>
          <table:table-cell office:value-type="string">
            <text:p>TC0001_PlannerA 1-24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6">
            <text:p>2716</text:p>
          </table:table-cell>
          <table:table-cell office:value-type="time" office:time-value="PT17H45M58.341S">
            <text:p>17:45:58.34</text:p>
          </table:table-cell>
          <table:table-cell office:value-type="string">
            <text:p>TC0001_PlannerA 1-24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7">
            <text:p>2717</text:p>
          </table:table-cell>
          <table:table-cell office:value-type="time" office:time-value="PT17H45M58.348S">
            <text:p>17:45:58.35</text:p>
          </table:table-cell>
          <table:table-cell office:value-type="string">
            <text:p>TC0001_PlannerA 1-2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18">
            <text:p>2718</text:p>
          </table:table-cell>
          <table:table-cell office:value-type="time" office:time-value="PT17H45M58.21S">
            <text:p>17:45:58.21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4567">
            <text:p>24567</text:p>
          </table:table-cell>
          <table:table-cell table:number-columns-repeated="1017"/>
        </table:table-row>
        <table:table-row table:style-name="ro1">
          <table:table-cell office:value-type="float" office:value="2719">
            <text:p>2719</text:p>
          </table:table-cell>
          <table:table-cell office:value-type="time" office:time-value="PT17H45M58.334S">
            <text:p>17:45:58.33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20">
            <text:p>2720</text:p>
          </table:table-cell>
          <table:table-cell office:value-type="time" office:time-value="PT17H45M58.364S">
            <text:p>17:45:58.36</text:p>
          </table:table-cell>
          <table:table-cell office:value-type="string">
            <text:p>TC0001_PlannerA 1-2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1">
            <text:p>2721</text:p>
          </table:table-cell>
          <table:table-cell office:value-type="time" office:time-value="PT17H45M58.336S">
            <text:p>17:45:58.34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22">
            <text:p>2722</text:p>
          </table:table-cell>
          <table:table-cell office:value-type="time" office:time-value="PT17H45M58.375S">
            <text:p>17:45:58.38</text:p>
          </table:table-cell>
          <table:table-cell office:value-type="string">
            <text:p>TC0001_PlannerA 1-2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3">
            <text:p>2723</text:p>
          </table:table-cell>
          <table:table-cell office:value-type="time" office:time-value="PT17H45M58.382S">
            <text:p>17:45:58.38</text:p>
          </table:table-cell>
          <table:table-cell office:value-type="string">
            <text:p>TC0001_PlannerA 1-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24">
            <text:p>2724</text:p>
          </table:table-cell>
          <table:table-cell office:value-type="time" office:time-value="PT17H45M58.376S">
            <text:p>17:45:58.38</text:p>
          </table:table-cell>
          <table:table-cell office:value-type="string">
            <text:p>TC0001_PlannerA 1-5</text:p>
          </table:table-cell>
          <table:table-cell office:value-type="string">
            <text:p>/channels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5">
            <text:p>2725</text:p>
          </table:table-cell>
          <table:table-cell office:value-type="time" office:time-value="PT17H45M58.356S">
            <text:p>17:45:58.36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26">
            <text:p>2726</text:p>
          </table:table-cell>
          <table:table-cell office:value-type="time" office:time-value="PT17H45M58.394S">
            <text:p>17:45:58.39</text:p>
          </table:table-cell>
          <table:table-cell office:value-type="string">
            <text:p>TC0001_PlannerA 1-5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7">
            <text:p>2727</text:p>
          </table:table-cell>
          <table:table-cell office:value-type="time" office:time-value="PT17H45M58.402S">
            <text:p>17:45:58.40</text:p>
          </table:table-cell>
          <table:table-cell office:value-type="string">
            <text:p>TC0001_PlannerA 1-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28">
            <text:p>2728</text:p>
          </table:table-cell>
          <table:table-cell office:value-type="time" office:time-value="PT17H45M58.399S">
            <text:p>17:45:58.40</text:p>
          </table:table-cell>
          <table:table-cell office:value-type="string">
            <text:p>TC0001_PlannerA 1-19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9">
            <text:p>2729</text:p>
          </table:table-cell>
          <table:table-cell office:value-type="time" office:time-value="PT17H45M58.412S">
            <text:p>17:45:58.41</text:p>
          </table:table-cell>
          <table:table-cell office:value-type="string">
            <text:p>TC0001_PlannerA 1-19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0">
            <text:p>2730</text:p>
          </table:table-cell>
          <table:table-cell office:value-type="time" office:time-value="PT17H45M58.42S">
            <text:p>17:45:58.42</text:p>
          </table:table-cell>
          <table:table-cell office:value-type="string">
            <text:p>TC0001_PlannerA 1-1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12/09/2011</text:date>, <text:time>18:1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9T18:16:56.53</dc:date>
    <meta:document-statistic meta:table-count="1" meta:cell-count="19117" meta:object-count="0"/>
    <meta:generator>OpenOffice.org/3.2$Win32 OpenOffice.org_project/320m12$Build-9483</meta:generator>
  </office:meta>
</office:document-meta>
</file>